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2" table:style-name="ta1">
        <table:shapes>
          <draw:frame draw:z-index="0" draw:style-name="gr1" draw:text-style-name="P1" svg:width="453.51pt" svg:height="255.09pt" svg:x="16.92pt" svg:y="33.7pt">
            <draw:object draw:notify-on-update-of-ranges="source_2.D1:source_2.D1 source_2.D2:source_2.D281 source_2.E1:source_2.E1 source_2.E2:source_2.E28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7.89pt" svg:y="298.74pt">
            <draw:object draw:notify-on-update-of-ranges="source_2.H1:source_2.H1 source_2.H2:source_2.H281 source_2.I1:source_2.I1 source_2.I2:source_2.I28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33424.70973" calcext:value-type="float">
            <text:p>1443133424.70973</text:p>
          </table:table-cell>
          <table:table-cell office:value-type="float" office:value="8224" calcext:value-type="float">
            <text:p>82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33424.90105" calcext:value-type="float">
            <text:p>1443133424.90105</text:p>
          </table:table-cell>
          <table:table-cell table:formula="of:=[.G2]-[.$B$2]" office:value-type="float" office:value="0.191323757171631" calcext:value-type="float">
            <text:p>0.1913237572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91323757171631" calcext:value-type="float">
            <text:p>0.1913237572</text:p>
          </table:table-cell>
          <table:table-cell table:formula="of:=MAX([.J2:.J2001])" office:value-type="float" office:value="8.23475551605225" calcext:value-type="float">
            <text:p>8.23475551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33424.79172" calcext:value-type="float">
            <text:p>1443133424.79172</text:p>
          </table:table-cell>
          <table:table-cell office:value-type="float" office:value="8224" calcext:value-type="float">
            <text:p>8224</text:p>
          </table:table-cell>
          <table:table-cell table:formula="of:=[.B3]-[.$B$2]" office:value-type="float" office:value="0.0819969177246094" calcext:value-type="float">
            <text:p>0.0819969177</text:p>
          </table:table-cell>
          <table:table-cell table:formula="of:=[.C3]/([.D3]-[.D2])" office:value-type="float" office:value="100296.452942545" calcext:value-type="float">
            <text:p>100296.452942545</text:p>
          </table:table-cell>
          <table:table-cell/>
          <table:table-cell office:value-type="float" office:value="1443133424.98297" calcext:value-type="float">
            <text:p>1443133424.98297</text:p>
          </table:table-cell>
          <table:table-cell table:formula="of:=[.G3]-[.$B$2]" office:value-type="float" office:value="0.273242950439453" calcext:value-type="float">
            <text:p>0.2732429504</text:p>
          </table:table-cell>
          <table:table-cell table:formula="of:=[.C3]/([.H3]-[.H2])" office:value-type="float" office:value="100391.613637025" calcext:value-type="float">
            <text:p>100391.613637025</text:p>
          </table:table-cell>
          <table:table-cell table:formula="of:=[.G3]-[.$B3]" office:value-type="float" office:value="0.191246032714844" calcext:value-type="float">
            <text:p>0.19124603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33424.8737" calcext:value-type="float">
            <text:p>1443133424.8737</text:p>
          </table:table-cell>
          <table:table-cell office:value-type="float" office:value="8224" calcext:value-type="float">
            <text:p>8224</text:p>
          </table:table-cell>
          <table:table-cell table:formula="of:=[.B4]-[.$B$2]" office:value-type="float" office:value="0.163973331451416" calcext:value-type="float">
            <text:p>0.1639733315</text:p>
          </table:table-cell>
          <table:table-cell table:formula="of:=[.C4]/([.D4]-[.D3])" office:value-type="float" office:value="100321.539161339" calcext:value-type="float">
            <text:p>100321.539161339</text:p>
          </table:table-cell>
          <table:table-cell/>
          <table:table-cell office:value-type="float" office:value="1443133425.06507" calcext:value-type="float">
            <text:p>1443133425.06507</text:p>
          </table:table-cell>
          <table:table-cell table:formula="of:=[.G4]-[.$B$2]" office:value-type="float" office:value="0.355342864990234" calcext:value-type="float">
            <text:p>0.355342865</text:p>
          </table:table-cell>
          <table:table-cell table:formula="of:=[.C4]/([.H4]-[.H3])" office:value-type="float" office:value="100170.628008549" calcext:value-type="float">
            <text:p>100170.628008549</text:p>
          </table:table-cell>
          <table:table-cell table:formula="of:=[.G4]-[.$B4]" office:value-type="float" office:value="0.191369533538818" calcext:value-type="float">
            <text:p>0.19136953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33424.95567" calcext:value-type="float">
            <text:p>1443133424.95567</text:p>
          </table:table-cell>
          <table:table-cell office:value-type="float" office:value="8224" calcext:value-type="float">
            <text:p>8224</text:p>
          </table:table-cell>
          <table:table-cell table:formula="of:=[.B5]-[.$B$2]" office:value-type="float" office:value="0.245941400527954" calcext:value-type="float">
            <text:p>0.2459414005</text:p>
          </table:table-cell>
          <table:table-cell table:formula="of:=[.C5]/([.D5]-[.D4])" office:value-type="float" office:value="100331.752262223" calcext:value-type="float">
            <text:p>100331.752262223</text:p>
          </table:table-cell>
          <table:table-cell/>
          <table:table-cell office:value-type="float" office:value="1443133425.14701" calcext:value-type="float">
            <text:p>1443133425.14701</text:p>
          </table:table-cell>
          <table:table-cell table:formula="of:=[.G5]-[.$B$2]" office:value-type="float" office:value="0.437281131744385" calcext:value-type="float">
            <text:p>0.4372811317</text:p>
          </table:table-cell>
          <table:table-cell table:formula="of:=[.C5]/([.H5]-[.H4])" office:value-type="float" office:value="100368.244603898" calcext:value-type="float">
            <text:p>100368.244603898</text:p>
          </table:table-cell>
          <table:table-cell table:formula="of:=[.G5]-[.$B5]" office:value-type="float" office:value="0.191339731216431" calcext:value-type="float">
            <text:p>0.19133973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33425.03607" calcext:value-type="float">
            <text:p>1443133425.03607</text:p>
          </table:table-cell>
          <table:table-cell office:value-type="float" office:value="8224" calcext:value-type="float">
            <text:p>8224</text:p>
          </table:table-cell>
          <table:table-cell table:formula="of:=[.B6]-[.$B$2]" office:value-type="float" office:value="0.32634449005127" calcext:value-type="float">
            <text:p>0.3263444901</text:p>
          </table:table-cell>
          <table:table-cell table:formula="of:=[.C6]/([.D6]-[.D5])" office:value-type="float" office:value="102284.626732101" calcext:value-type="float">
            <text:p>102284.626732101</text:p>
          </table:table-cell>
          <table:table-cell/>
          <table:table-cell office:value-type="float" office:value="1443133425.22734" calcext:value-type="float">
            <text:p>1443133425.22734</text:p>
          </table:table-cell>
          <table:table-cell table:formula="of:=[.G6]-[.$B$2]" office:value-type="float" office:value="0.517608880996704" calcext:value-type="float">
            <text:p>0.517608881</text:p>
          </table:table-cell>
          <table:table-cell table:formula="of:=[.C6]/([.H6]-[.H5])" office:value-type="float" office:value="102380.560597651" calcext:value-type="float">
            <text:p>102380.560597651</text:p>
          </table:table-cell>
          <table:table-cell table:formula="of:=[.G6]-[.$B6]" office:value-type="float" office:value="0.191264390945435" calcext:value-type="float">
            <text:p>0.191264390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33425.11454" calcext:value-type="float">
            <text:p>1443133425.11454</text:p>
          </table:table-cell>
          <table:table-cell office:value-type="float" office:value="8224" calcext:value-type="float">
            <text:p>8224</text:p>
          </table:table-cell>
          <table:table-cell table:formula="of:=[.B7]-[.$B$2]" office:value-type="float" office:value="0.40480899810791" calcext:value-type="float">
            <text:p>0.4048089981</text:p>
          </table:table-cell>
          <table:table-cell table:formula="of:=[.C7]/([.D7]-[.D6])" office:value-type="float" office:value="104811.719383538" calcext:value-type="float">
            <text:p>104811.719383538</text:p>
          </table:table-cell>
          <table:table-cell/>
          <table:table-cell office:value-type="float" office:value="1443133425.30582" calcext:value-type="float">
            <text:p>1443133425.30582</text:p>
          </table:table-cell>
          <table:table-cell table:formula="of:=[.G7]-[.$B$2]" office:value-type="float" office:value="0.596096038818359" calcext:value-type="float">
            <text:p>0.5960960388</text:p>
          </table:table-cell>
          <table:table-cell table:formula="of:=[.C7]/([.H7]-[.H6])" office:value-type="float" office:value="104781.472896333" calcext:value-type="float">
            <text:p>104781.472896333</text:p>
          </table:table-cell>
          <table:table-cell table:formula="of:=[.G7]-[.$B7]" office:value-type="float" office:value="0.191287040710449" calcext:value-type="float">
            <text:p>0.191287040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33425.19301" calcext:value-type="float">
            <text:p>1443133425.19301</text:p>
          </table:table-cell>
          <table:table-cell office:value-type="float" office:value="8224" calcext:value-type="float">
            <text:p>8224</text:p>
          </table:table-cell>
          <table:table-cell table:formula="of:=[.B8]-[.$B$2]" office:value-type="float" office:value="0.483287334442139" calcext:value-type="float">
            <text:p>0.4832873344</text:p>
          </table:table-cell>
          <table:table-cell table:formula="of:=[.C8]/([.D8]-[.D7])" office:value-type="float" office:value="104793.251031407" calcext:value-type="float">
            <text:p>104793.251031407</text:p>
          </table:table-cell>
          <table:table-cell/>
          <table:table-cell office:value-type="float" office:value="1443133425.77653" calcext:value-type="float">
            <text:p>1443133425.77653</text:p>
          </table:table-cell>
          <table:table-cell table:formula="of:=[.G8]-[.$B$2]" office:value-type="float" office:value="1.06680369377136" calcext:value-type="float">
            <text:p>1.0668036938</text:p>
          </table:table-cell>
          <table:table-cell table:formula="of:=[.C8]/([.H8]-[.H7])" office:value-type="float" office:value="17471.5662969643" calcext:value-type="float">
            <text:p>17471.5662969643</text:p>
          </table:table-cell>
          <table:table-cell table:formula="of:=[.G8]-[.$B8]" office:value-type="float" office:value="0.583516359329224" calcext:value-type="float">
            <text:p>0.583516359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33425.27148" calcext:value-type="float">
            <text:p>1443133425.27148</text:p>
          </table:table-cell>
          <table:table-cell office:value-type="float" office:value="8224" calcext:value-type="float">
            <text:p>8224</text:p>
          </table:table-cell>
          <table:table-cell table:formula="of:=[.B9]-[.$B$2]" office:value-type="float" office:value="0.561751127243042" calcext:value-type="float">
            <text:p>0.5617511272</text:p>
          </table:table-cell>
          <table:table-cell table:formula="of:=[.C9]/([.D9]-[.D8])" office:value-type="float" office:value="104812.674820192" calcext:value-type="float">
            <text:p>104812.674820192</text:p>
          </table:table-cell>
          <table:table-cell/>
          <table:table-cell office:value-type="float" office:value="1443133426.09043" calcext:value-type="float">
            <text:p>1443133426.09043</text:p>
          </table:table-cell>
          <table:table-cell table:formula="of:=[.G9]-[.$B$2]" office:value-type="float" office:value="1.38070607185364" calcext:value-type="float">
            <text:p>1.3807060719</text:p>
          </table:table-cell>
          <table:table-cell table:formula="of:=[.C9]/([.H9]-[.H8])" office:value-type="float" office:value="26199.2280856326" calcext:value-type="float">
            <text:p>26199.2280856326</text:p>
          </table:table-cell>
          <table:table-cell table:formula="of:=[.G9]-[.$B9]" office:value-type="float" office:value="0.818954944610596" calcext:value-type="float">
            <text:p>0.818954944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33425.34995" calcext:value-type="float">
            <text:p>1443133425.34995</text:p>
          </table:table-cell>
          <table:table-cell office:value-type="float" office:value="8224" calcext:value-type="float">
            <text:p>8224</text:p>
          </table:table-cell>
          <table:table-cell table:formula="of:=[.B10]-[.$B$2]" office:value-type="float" office:value="0.640221118927002" calcext:value-type="float">
            <text:p>0.6402211189</text:p>
          </table:table-cell>
          <table:table-cell table:formula="of:=[.C10]/([.D10]-[.D9])" office:value-type="float" office:value="104804.394947847" calcext:value-type="float">
            <text:p>104804.394947847</text:p>
          </table:table-cell>
          <table:table-cell/>
          <table:table-cell office:value-type="float" office:value="1443133426.16892" calcext:value-type="float">
            <text:p>1443133426.16892</text:p>
          </table:table-cell>
          <table:table-cell table:formula="of:=[.G10]-[.$B$2]" office:value-type="float" office:value="1.45919513702393" calcext:value-type="float">
            <text:p>1.459195137</text:p>
          </table:table-cell>
          <table:table-cell table:formula="of:=[.C10]/([.H10]-[.H9])" office:value-type="float" office:value="104778.926620637" calcext:value-type="float">
            <text:p>104778.926620637</text:p>
          </table:table-cell>
          <table:table-cell table:formula="of:=[.G10]-[.$B10]" office:value-type="float" office:value="0.818974018096924" calcext:value-type="float">
            <text:p>0.818974018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33425.42841" calcext:value-type="float">
            <text:p>1443133425.42841</text:p>
          </table:table-cell>
          <table:table-cell office:value-type="float" office:value="8224" calcext:value-type="float">
            <text:p>8224</text:p>
          </table:table-cell>
          <table:table-cell table:formula="of:=[.B11]-[.$B$2]" office:value-type="float" office:value="0.718681812286377" calcext:value-type="float">
            <text:p>0.7186818123</text:p>
          </table:table-cell>
          <table:table-cell table:formula="of:=[.C11]/([.D11]-[.D10])" office:value-type="float" office:value="104816.815246986" calcext:value-type="float">
            <text:p>104816.815246986</text:p>
          </table:table-cell>
          <table:table-cell/>
          <table:table-cell office:value-type="float" office:value="1443133426.24482" calcext:value-type="float">
            <text:p>1443133426.24482</text:p>
          </table:table-cell>
          <table:table-cell table:formula="of:=[.G11]-[.$B$2]" office:value-type="float" office:value="1.53509187698364" calcext:value-type="float">
            <text:p>1.535091877</text:p>
          </table:table-cell>
          <table:table-cell table:formula="of:=[.C11]/([.H11]-[.H10])" office:value-type="float" office:value="108357.750337696" calcext:value-type="float">
            <text:p>108357.750337696</text:p>
          </table:table-cell>
          <table:table-cell table:formula="of:=[.G11]-[.$B11]" office:value-type="float" office:value="0.816410064697266" calcext:value-type="float">
            <text:p>0.816410064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33425.50687" calcext:value-type="float">
            <text:p>1443133425.50687</text:p>
          </table:table-cell>
          <table:table-cell office:value-type="float" office:value="8224" calcext:value-type="float">
            <text:p>8224</text:p>
          </table:table-cell>
          <table:table-cell table:formula="of:=[.B12]-[.$B$2]" office:value-type="float" office:value="0.79714035987854" calcext:value-type="float">
            <text:p>0.7971403599</text:p>
          </table:table-cell>
          <table:table-cell table:formula="of:=[.C12]/([.D12]-[.D11])" office:value-type="float" office:value="104819.681887936" calcext:value-type="float">
            <text:p>104819.681887936</text:p>
          </table:table-cell>
          <table:table-cell/>
          <table:table-cell office:value-type="float" office:value="1443133426.31969" calcext:value-type="float">
            <text:p>1443133426.31969</text:p>
          </table:table-cell>
          <table:table-cell table:formula="of:=[.G12]-[.$B$2]" office:value-type="float" office:value="1.60995960235596" calcext:value-type="float">
            <text:p>1.6099596024</text:p>
          </table:table-cell>
          <table:table-cell table:formula="of:=[.C12]/([.H12]-[.H11])" office:value-type="float" office:value="109847.066397468" calcext:value-type="float">
            <text:p>109847.066397468</text:p>
          </table:table-cell>
          <table:table-cell table:formula="of:=[.G12]-[.$B12]" office:value-type="float" office:value="0.812819242477417" calcext:value-type="float">
            <text:p>0.812819242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33425.58533" calcext:value-type="float">
            <text:p>1443133425.58533</text:p>
          </table:table-cell>
          <table:table-cell office:value-type="float" office:value="8224" calcext:value-type="float">
            <text:p>8224</text:p>
          </table:table-cell>
          <table:table-cell table:formula="of:=[.B13]-[.$B$2]" office:value-type="float" office:value="0.875602245330811" calcext:value-type="float">
            <text:p>0.8756022453</text:p>
          </table:table-cell>
          <table:table-cell table:formula="of:=[.C13]/([.D13]-[.D12])" office:value-type="float" office:value="104815.22273643" calcext:value-type="float">
            <text:p>104815.22273643</text:p>
          </table:table-cell>
          <table:table-cell/>
          <table:table-cell office:value-type="float" office:value="1443133426.99383" calcext:value-type="float">
            <text:p>1443133426.99383</text:p>
          </table:table-cell>
          <table:table-cell table:formula="of:=[.G13]-[.$B$2]" office:value-type="float" office:value="2.28410005569458" calcext:value-type="float">
            <text:p>2.2841000557</text:p>
          </table:table-cell>
          <table:table-cell table:formula="of:=[.C13]/([.H13]-[.H12])" office:value-type="float" office:value="12199.2382437092" calcext:value-type="float">
            <text:p>12199.2382437092</text:p>
          </table:table-cell>
          <table:table-cell table:formula="of:=[.G13]-[.$B13]" office:value-type="float" office:value="1.40849781036377" calcext:value-type="float">
            <text:p>1.408497810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33425.66379" calcext:value-type="float">
            <text:p>1443133425.66379</text:p>
          </table:table-cell>
          <table:table-cell office:value-type="float" office:value="8224" calcext:value-type="float">
            <text:p>8224</text:p>
          </table:table-cell>
          <table:table-cell table:formula="of:=[.B14]-[.$B$2]" office:value-type="float" office:value="0.954061508178711" calcext:value-type="float">
            <text:p>0.9540615082</text:p>
          </table:table-cell>
          <table:table-cell table:formula="of:=[.C14]/([.D14]-[.D13])" office:value-type="float" office:value="104818.72632353" calcext:value-type="float">
            <text:p>104818.72632353</text:p>
          </table:table-cell>
          <table:table-cell/>
          <table:table-cell office:value-type="float" office:value="1443133430.0089" calcext:value-type="float">
            <text:p>1443133430.0089</text:p>
          </table:table-cell>
          <table:table-cell table:formula="of:=[.G14]-[.$B$2]" office:value-type="float" office:value="5.29917407035828" calcext:value-type="float">
            <text:p>5.2991740704</text:p>
          </table:table-cell>
          <table:table-cell table:formula="of:=[.C14]/([.H14]-[.H13])" office:value-type="float" office:value="2727.6278990177" calcext:value-type="float">
            <text:p>2727.6278990177</text:p>
          </table:table-cell>
          <table:table-cell table:formula="of:=[.G14]-[.$B14]" office:value-type="float" office:value="4.34511256217957" calcext:value-type="float">
            <text:p>4.345112562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33425.74225" calcext:value-type="float">
            <text:p>1443133425.74225</text:p>
          </table:table-cell>
          <table:table-cell office:value-type="float" office:value="8224" calcext:value-type="float">
            <text:p>8224</text:p>
          </table:table-cell>
          <table:table-cell table:formula="of:=[.B15]-[.$B$2]" office:value-type="float" office:value="1.03252172470093" calcext:value-type="float">
            <text:p>1.0325217247</text:p>
          </table:table-cell>
          <table:table-cell table:formula="of:=[.C15]/([.D15]-[.D14])" office:value-type="float" office:value="104817.452264758" calcext:value-type="float">
            <text:p>104817.452264758</text:p>
          </table:table-cell>
          <table:table-cell/>
          <table:table-cell office:value-type="float" office:value="1443133430.02704" calcext:value-type="float">
            <text:p>1443133430.02704</text:p>
          </table:table-cell>
          <table:table-cell table:formula="of:=[.G15]-[.$B$2]" office:value-type="float" office:value="5.31731510162354" calcext:value-type="float">
            <text:p>5.3173151016</text:p>
          </table:table-cell>
          <table:table-cell table:formula="of:=[.C15]/([.H15]-[.H14])" office:value-type="float" office:value="453336.961926165" calcext:value-type="float">
            <text:p>453336.961926165</text:p>
          </table:table-cell>
          <table:table-cell table:formula="of:=[.G15]-[.$B15]" office:value-type="float" office:value="4.28479337692261" calcext:value-type="float">
            <text:p>4.284793376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33425.82071" calcext:value-type="float">
            <text:p>1443133425.82071</text:p>
          </table:table-cell>
          <table:table-cell office:value-type="float" office:value="8224" calcext:value-type="float">
            <text:p>8224</text:p>
          </table:table-cell>
          <table:table-cell table:formula="of:=[.B16]-[.$B$2]" office:value-type="float" office:value="1.11098217964172" calcext:value-type="float">
            <text:p>1.1109821796</text:p>
          </table:table-cell>
          <table:table-cell table:formula="of:=[.C16]/([.D16]-[.D15])" office:value-type="float" office:value="104817.133754904" calcext:value-type="float">
            <text:p>104817.133754904</text:p>
          </table:table-cell>
          <table:table-cell/>
          <table:table-cell office:value-type="float" office:value="1443133430.9943" calcext:value-type="float">
            <text:p>1443133430.9943</text:p>
          </table:table-cell>
          <table:table-cell table:formula="of:=[.G16]-[.$B$2]" office:value-type="float" office:value="6.28456997871399" calcext:value-type="float">
            <text:p>6.2845699787</text:p>
          </table:table-cell>
          <table:table-cell table:formula="of:=[.C16]/([.H16]-[.H15])" office:value-type="float" office:value="8502.41254377353" calcext:value-type="float">
            <text:p>8502.4125437735</text:p>
          </table:table-cell>
          <table:table-cell table:formula="of:=[.G16]-[.$B16]" office:value-type="float" office:value="5.17358779907227" calcext:value-type="float">
            <text:p>5.173587799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33425.89918" calcext:value-type="float">
            <text:p>1443133425.89918</text:p>
          </table:table-cell>
          <table:table-cell office:value-type="float" office:value="8224" calcext:value-type="float">
            <text:p>8224</text:p>
          </table:table-cell>
          <table:table-cell table:formula="of:=[.B17]-[.$B$2]" office:value-type="float" office:value="1.18944931030273" calcext:value-type="float">
            <text:p>1.1894493103</text:p>
          </table:table-cell>
          <table:table-cell table:formula="of:=[.C17]/([.D17]-[.D16])" office:value-type="float" office:value="104808.216264831" calcext:value-type="float">
            <text:p>104808.216264831</text:p>
          </table:table-cell>
          <table:table-cell/>
          <table:table-cell office:value-type="float" office:value="1443133431.01204" calcext:value-type="float">
            <text:p>1443133431.01204</text:p>
          </table:table-cell>
          <table:table-cell table:formula="of:=[.G17]-[.$B$2]" office:value-type="float" office:value="6.30231547355652" calcext:value-type="float">
            <text:p>6.3023154736</text:p>
          </table:table-cell>
          <table:table-cell table:formula="of:=[.C17]/([.H17]-[.H16])" office:value-type="float" office:value="463441.57054951" calcext:value-type="float">
            <text:p>463441.57054951</text:p>
          </table:table-cell>
          <table:table-cell table:formula="of:=[.G17]-[.$B17]" office:value-type="float" office:value="5.11286616325378" calcext:value-type="float">
            <text:p>5.112866163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33425.97765" calcext:value-type="float">
            <text:p>1443133425.97765</text:p>
          </table:table-cell>
          <table:table-cell office:value-type="float" office:value="8224" calcext:value-type="float">
            <text:p>8224</text:p>
          </table:table-cell>
          <table:table-cell table:formula="of:=[.B18]-[.$B$2]" office:value-type="float" office:value="1.26792621612549" calcext:value-type="float">
            <text:p>1.2679262161</text:p>
          </table:table-cell>
          <table:table-cell table:formula="of:=[.C18]/([.D18]-[.D17])" office:value-type="float" office:value="104795.16124877" calcext:value-type="float">
            <text:p>104795.16124877</text:p>
          </table:table-cell>
          <table:table-cell/>
          <table:table-cell office:value-type="float" office:value="1443133431.02959" calcext:value-type="float">
            <text:p>1443133431.02959</text:p>
          </table:table-cell>
          <table:table-cell table:formula="of:=[.G18]-[.$B$2]" office:value-type="float" office:value="6.31986689567566" calcext:value-type="float">
            <text:p>6.3198668957</text:p>
          </table:table-cell>
          <table:table-cell table:formula="of:=[.C18]/([.H18]-[.H17])" office:value-type="float" office:value="468566.019560965" calcext:value-type="float">
            <text:p>468566.019560965</text:p>
          </table:table-cell>
          <table:table-cell table:formula="of:=[.G18]-[.$B18]" office:value-type="float" office:value="5.05194067955017" calcext:value-type="float">
            <text:p>5.051940679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33426.05358" calcext:value-type="float">
            <text:p>1443133426.05358</text:p>
          </table:table-cell>
          <table:table-cell office:value-type="float" office:value="8224" calcext:value-type="float">
            <text:p>8224</text:p>
          </table:table-cell>
          <table:table-cell table:formula="of:=[.B19]-[.$B$2]" office:value-type="float" office:value="1.34385275840759" calcext:value-type="float">
            <text:p>1.3438527584</text:p>
          </table:table-cell>
          <table:table-cell table:formula="of:=[.C19]/([.D19]-[.D18])" office:value-type="float" office:value="108315.218272996" calcext:value-type="float">
            <text:p>108315.218272996</text:p>
          </table:table-cell>
          <table:table-cell/>
          <table:table-cell office:value-type="float" office:value="1443133431.04714" calcext:value-type="float">
            <text:p>1443133431.04714</text:p>
          </table:table-cell>
          <table:table-cell table:formula="of:=[.G19]-[.$B$2]" office:value-type="float" office:value="6.3374171257019" calcext:value-type="float">
            <text:p>6.3374171257</text:p>
          </table:table-cell>
          <table:table-cell table:formula="of:=[.C19]/([.H19]-[.H18])" office:value-type="float" office:value="468597.846734863" calcext:value-type="float">
            <text:p>468597.846734863</text:p>
          </table:table-cell>
          <table:table-cell table:formula="of:=[.G19]-[.$B19]" office:value-type="float" office:value="4.99356436729431" calcext:value-type="float">
            <text:p>4.993564367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33426.1285" calcext:value-type="float">
            <text:p>1443133426.1285</text:p>
          </table:table-cell>
          <table:table-cell office:value-type="float" office:value="8224" calcext:value-type="float">
            <text:p>8224</text:p>
          </table:table-cell>
          <table:table-cell table:formula="of:=[.B20]-[.$B$2]" office:value-type="float" office:value="1.41877603530884" calcext:value-type="float">
            <text:p>1.4187760353</text:p>
          </table:table-cell>
          <table:table-cell table:formula="of:=[.C20]/([.D20]-[.D19])" office:value-type="float" office:value="109765.620780841" calcext:value-type="float">
            <text:p>109765.620780841</text:p>
          </table:table-cell>
          <table:table-cell/>
          <table:table-cell office:value-type="float" office:value="1443133431.0647" calcext:value-type="float">
            <text:p>1443133431.0647</text:p>
          </table:table-cell>
          <table:table-cell table:formula="of:=[.G20]-[.$B$2]" office:value-type="float" office:value="6.35497212409973" calcext:value-type="float">
            <text:p>6.3549721241</text:p>
          </table:table-cell>
          <table:table-cell table:formula="of:=[.C20]/([.H20]-[.H19])" office:value-type="float" office:value="468470.563974413" calcext:value-type="float">
            <text:p>468470.563974413</text:p>
          </table:table-cell>
          <table:table-cell table:formula="of:=[.G20]-[.$B20]" office:value-type="float" office:value="4.93619608879089" calcext:value-type="float">
            <text:p>4.936196088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33426.2034" calcext:value-type="float">
            <text:p>1443133426.2034</text:p>
          </table:table-cell>
          <table:table-cell office:value-type="float" office:value="8224" calcext:value-type="float">
            <text:p>8224</text:p>
          </table:table-cell>
          <table:table-cell table:formula="of:=[.B21]-[.$B$2]" office:value-type="float" office:value="1.49367213249207" calcext:value-type="float">
            <text:p>1.4936721325</text:p>
          </table:table-cell>
          <table:table-cell table:formula="of:=[.C21]/([.D21]-[.D20])" office:value-type="float" office:value="109805.454613751" calcext:value-type="float">
            <text:p>109805.454613751</text:p>
          </table:table-cell>
          <table:table-cell/>
          <table:table-cell office:value-type="float" office:value="1443133431.08225" calcext:value-type="float">
            <text:p>1443133431.08225</text:p>
          </table:table-cell>
          <table:table-cell table:formula="of:=[.G21]-[.$B$2]" office:value-type="float" office:value="6.37252736091614" calcext:value-type="float">
            <text:p>6.3725273609</text:p>
          </table:table-cell>
          <table:table-cell table:formula="of:=[.C21]/([.H21]-[.H20])" office:value-type="float" office:value="468464.201651456" calcext:value-type="float">
            <text:p>468464.201651456</text:p>
          </table:table-cell>
          <table:table-cell table:formula="of:=[.G21]-[.$B21]" office:value-type="float" office:value="4.87885522842407" calcext:value-type="float">
            <text:p>4.878855228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33426.2783" calcext:value-type="float">
            <text:p>1443133426.2783</text:p>
          </table:table-cell>
          <table:table-cell office:value-type="float" office:value="8224" calcext:value-type="float">
            <text:p>8224</text:p>
          </table:table-cell>
          <table:table-cell table:formula="of:=[.B22]-[.$B$2]" office:value-type="float" office:value="1.56857371330261" calcext:value-type="float">
            <text:p>1.5685737133</text:p>
          </table:table-cell>
          <table:table-cell table:formula="of:=[.C22]/([.D22]-[.D21])" office:value-type="float" office:value="109797.415635345" calcext:value-type="float">
            <text:p>109797.415635345</text:p>
          </table:table-cell>
          <table:table-cell/>
          <table:table-cell office:value-type="float" office:value="1443133431.1028" calcext:value-type="float">
            <text:p>1443133431.1028</text:p>
          </table:table-cell>
          <table:table-cell table:formula="of:=[.G22]-[.$B$2]" office:value-type="float" office:value="6.39307379722595" calcext:value-type="float">
            <text:p>6.3930737972</text:p>
          </table:table-cell>
          <table:table-cell table:formula="of:=[.C22]/([.H22]-[.H21])" office:value-type="float" office:value="400264.059226253" calcext:value-type="float">
            <text:p>400264.059226253</text:p>
          </table:table-cell>
          <table:table-cell table:formula="of:=[.G22]-[.$B22]" office:value-type="float" office:value="4.82450008392334" calcext:value-type="float">
            <text:p>4.824500083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33426.35319" calcext:value-type="float">
            <text:p>1443133426.35319</text:p>
          </table:table-cell>
          <table:table-cell office:value-type="float" office:value="8224" calcext:value-type="float">
            <text:p>8224</text:p>
          </table:table-cell>
          <table:table-cell table:formula="of:=[.B23]-[.$B$2]" office:value-type="float" office:value="1.64346313476563" calcext:value-type="float">
            <text:p>1.6434631348</text:p>
          </table:table-cell>
          <table:table-cell table:formula="of:=[.C23]/([.D23]-[.D22])" office:value-type="float" office:value="109815.242785148" calcext:value-type="float">
            <text:p>109815.242785148</text:p>
          </table:table-cell>
          <table:table-cell/>
          <table:table-cell office:value-type="float" office:value="1443133431.19864" calcext:value-type="float">
            <text:p>1443133431.19864</text:p>
          </table:table-cell>
          <table:table-cell table:formula="of:=[.G23]-[.$B$2]" office:value-type="float" office:value="6.48891091346741" calcext:value-type="float">
            <text:p>6.4889109135</text:p>
          </table:table-cell>
          <table:table-cell table:formula="of:=[.C23]/([.H23]-[.H22])" office:value-type="float" office:value="85812.2648356843" calcext:value-type="float">
            <text:p>85812.2648356843</text:p>
          </table:table-cell>
          <table:table-cell table:formula="of:=[.G23]-[.$B23]" office:value-type="float" office:value="4.84544777870178" calcext:value-type="float">
            <text:p>4.845447778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33426.42809" calcext:value-type="float">
            <text:p>1443133426.42809</text:p>
          </table:table-cell>
          <table:table-cell office:value-type="float" office:value="8224" calcext:value-type="float">
            <text:p>8224</text:p>
          </table:table-cell>
          <table:table-cell table:formula="of:=[.B24]-[.$B$2]" office:value-type="float" office:value="1.71836256980896" calcext:value-type="float">
            <text:p>1.7183625698</text:p>
          </table:table-cell>
          <table:table-cell table:formula="of:=[.C24]/([.D24]-[.D23])" office:value-type="float" office:value="109800.561182361" calcext:value-type="float">
            <text:p>109800.561182361</text:p>
          </table:table-cell>
          <table:table-cell/>
          <table:table-cell office:value-type="float" office:value="1443133431.29445" calcext:value-type="float">
            <text:p>1443133431.29445</text:p>
          </table:table-cell>
          <table:table-cell table:formula="of:=[.G24]-[.$B$2]" office:value-type="float" office:value="6.58472681045532" calcext:value-type="float">
            <text:p>6.5847268105</text:p>
          </table:table-cell>
          <table:table-cell table:formula="of:=[.C24]/([.H24]-[.H23])" office:value-type="float" office:value="85831.2686989432" calcext:value-type="float">
            <text:p>85831.2686989432</text:p>
          </table:table-cell>
          <table:table-cell table:formula="of:=[.G24]-[.$B24]" office:value-type="float" office:value="4.86636424064636" calcext:value-type="float">
            <text:p>4.866364240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33426.50299" calcext:value-type="float">
            <text:p>1443133426.50299</text:p>
          </table:table-cell>
          <table:table-cell office:value-type="float" office:value="8224" calcext:value-type="float">
            <text:p>8224</text:p>
          </table:table-cell>
          <table:table-cell table:formula="of:=[.B25]-[.$B$2]" office:value-type="float" office:value="1.79325890541077" calcext:value-type="float">
            <text:p>1.7932589054</text:p>
          </table:table-cell>
          <table:table-cell table:formula="of:=[.C25]/([.D25]-[.D24])" office:value-type="float" office:value="109805.105068473" calcext:value-type="float">
            <text:p>109805.105068473</text:p>
          </table:table-cell>
          <table:table-cell/>
          <table:table-cell office:value-type="float" office:value="1443133431.39029" calcext:value-type="float">
            <text:p>1443133431.39029</text:p>
          </table:table-cell>
          <table:table-cell table:formula="of:=[.G25]-[.$B$2]" office:value-type="float" office:value="6.68056201934814" calcext:value-type="float">
            <text:p>6.6805620193</text:p>
          </table:table-cell>
          <table:table-cell table:formula="of:=[.C25]/([.H25]-[.H24])" office:value-type="float" office:value="85813.9727038874" calcext:value-type="float">
            <text:p>85813.9727038874</text:p>
          </table:table-cell>
          <table:table-cell table:formula="of:=[.G25]-[.$B25]" office:value-type="float" office:value="4.88730311393738" calcext:value-type="float">
            <text:p>4.887303113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33426.57789" calcext:value-type="float">
            <text:p>1443133426.57789</text:p>
          </table:table-cell>
          <table:table-cell office:value-type="float" office:value="8224" calcext:value-type="float">
            <text:p>8224</text:p>
          </table:table-cell>
          <table:table-cell table:formula="of:=[.B26]-[.$B$2]" office:value-type="float" office:value="1.86815857887268" calcext:value-type="float">
            <text:p>1.8681585789</text:p>
          </table:table-cell>
          <table:table-cell table:formula="of:=[.C26]/([.D26]-[.D25])" office:value-type="float" office:value="109800.211668237" calcext:value-type="float">
            <text:p>109800.211668237</text:p>
          </table:table-cell>
          <table:table-cell/>
          <table:table-cell office:value-type="float" office:value="1443133431.48608" calcext:value-type="float">
            <text:p>1443133431.48608</text:p>
          </table:table-cell>
          <table:table-cell table:formula="of:=[.G26]-[.$B$2]" office:value-type="float" office:value="6.77635622024536" calcext:value-type="float">
            <text:p>6.7763562202</text:p>
          </table:table-cell>
          <table:table-cell table:formula="of:=[.C26]/([.H26]-[.H25])" office:value-type="float" office:value="85850.7083202668" calcext:value-type="float">
            <text:p>85850.7083202668</text:p>
          </table:table-cell>
          <table:table-cell table:formula="of:=[.G26]-[.$B26]" office:value-type="float" office:value="4.90819764137268" calcext:value-type="float">
            <text:p>4.908197641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33426.65278" calcext:value-type="float">
            <text:p>1443133426.65278</text:p>
          </table:table-cell>
          <table:table-cell office:value-type="float" office:value="8224" calcext:value-type="float">
            <text:p>8224</text:p>
          </table:table-cell>
          <table:table-cell table:formula="of:=[.B27]-[.$B$2]" office:value-type="float" office:value="1.94305610656738" calcext:value-type="float">
            <text:p>1.9430561066</text:p>
          </table:table-cell>
          <table:table-cell table:formula="of:=[.C27]/([.D27]-[.D26])" office:value-type="float" office:value="109803.357375463" calcext:value-type="float">
            <text:p>109803.357375463</text:p>
          </table:table-cell>
          <table:table-cell/>
          <table:table-cell office:value-type="float" office:value="1443133431.58194" calcext:value-type="float">
            <text:p>1443133431.58194</text:p>
          </table:table-cell>
          <table:table-cell table:formula="of:=[.G27]-[.$B$2]" office:value-type="float" office:value="6.8722083568573" calcext:value-type="float">
            <text:p>6.8722083569</text:p>
          </table:table-cell>
          <table:table-cell table:formula="of:=[.C27]/([.H27]-[.H26])" office:value-type="float" office:value="85798.8177487918" calcext:value-type="float">
            <text:p>85798.8177487918</text:p>
          </table:table-cell>
          <table:table-cell table:formula="of:=[.G27]-[.$B27]" office:value-type="float" office:value="4.92915225028992" calcext:value-type="float">
            <text:p>4.929152250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33426.72769" calcext:value-type="float">
            <text:p>1443133426.72769</text:p>
          </table:table-cell>
          <table:table-cell office:value-type="float" office:value="8224" calcext:value-type="float">
            <text:p>8224</text:p>
          </table:table-cell>
          <table:table-cell table:formula="of:=[.B28]-[.$B$2]" office:value-type="float" office:value="2.01796388626099" calcext:value-type="float">
            <text:p>2.0179638863</text:p>
          </table:table-cell>
          <table:table-cell table:formula="of:=[.C28]/([.D28]-[.D27])" office:value-type="float" office:value="109788.329511818" calcext:value-type="float">
            <text:p>109788.329511818</text:p>
          </table:table-cell>
          <table:table-cell/>
          <table:table-cell office:value-type="float" office:value="1443133431.67773" calcext:value-type="float">
            <text:p>1443133431.67773</text:p>
          </table:table-cell>
          <table:table-cell table:formula="of:=[.G28]-[.$B$2]" office:value-type="float" office:value="6.96800208091736" calcext:value-type="float">
            <text:p>6.9680020809</text:p>
          </table:table-cell>
          <table:table-cell table:formula="of:=[.C28]/([.H28]-[.H27])" office:value-type="float" office:value="85851.1356635838" calcext:value-type="float">
            <text:p>85851.1356635838</text:p>
          </table:table-cell>
          <table:table-cell table:formula="of:=[.G28]-[.$B28]" office:value-type="float" office:value="4.95003819465637" calcext:value-type="float">
            <text:p>4.950038194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33426.80261" calcext:value-type="float">
            <text:p>1443133426.80261</text:p>
          </table:table-cell>
          <table:table-cell office:value-type="float" office:value="8224" calcext:value-type="float">
            <text:p>8224</text:p>
          </table:table-cell>
          <table:table-cell table:formula="of:=[.B29]-[.$B$2]" office:value-type="float" office:value="2.09288311004639" calcext:value-type="float">
            <text:p>2.09288311</text:p>
          </table:table-cell>
          <table:table-cell table:formula="of:=[.C29]/([.D29]-[.D28])" office:value-type="float" office:value="109771.559080176" calcext:value-type="float">
            <text:p>109771.559080176</text:p>
          </table:table-cell>
          <table:table-cell/>
          <table:table-cell office:value-type="float" office:value="1443133431.77354" calcext:value-type="float">
            <text:p>1443133431.77354</text:p>
          </table:table-cell>
          <table:table-cell table:formula="of:=[.G29]-[.$B$2]" office:value-type="float" office:value="7.0638153553009" calcext:value-type="float">
            <text:p>7.0638153553</text:p>
          </table:table-cell>
          <table:table-cell table:formula="of:=[.C29]/([.H29]-[.H28])" office:value-type="float" office:value="85833.6180754971" calcext:value-type="float">
            <text:p>85833.6180754971</text:p>
          </table:table-cell>
          <table:table-cell table:formula="of:=[.G29]-[.$B29]" office:value-type="float" office:value="4.97093224525452" calcext:value-type="float">
            <text:p>4.970932245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33426.87753" calcext:value-type="float">
            <text:p>1443133426.87753</text:p>
          </table:table-cell>
          <table:table-cell office:value-type="float" office:value="8224" calcext:value-type="float">
            <text:p>8224</text:p>
          </table:table-cell>
          <table:table-cell table:formula="of:=[.B30]-[.$B$2]" office:value-type="float" office:value="2.16780209541321" calcext:value-type="float">
            <text:p>2.1678020954</text:p>
          </table:table-cell>
          <table:table-cell table:formula="of:=[.C30]/([.D30]-[.D29])" office:value-type="float" office:value="109771.908411911" calcext:value-type="float">
            <text:p>109771.908411911</text:p>
          </table:table-cell>
          <table:table-cell/>
          <table:table-cell office:value-type="float" office:value="1443133431.86935" calcext:value-type="float">
            <text:p>1443133431.86935</text:p>
          </table:table-cell>
          <table:table-cell table:formula="of:=[.G30]-[.$B$2]" office:value-type="float" office:value="7.15962719917297" calcext:value-type="float">
            <text:p>7.1596271992</text:p>
          </table:table-cell>
          <table:table-cell table:formula="of:=[.C30]/([.H30]-[.H29])" office:value-type="float" office:value="85834.8996078275" calcext:value-type="float">
            <text:p>85834.8996078275</text:p>
          </table:table-cell>
          <table:table-cell table:formula="of:=[.G30]-[.$B30]" office:value-type="float" office:value="4.99182510375977" calcext:value-type="float">
            <text:p>4.991825103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33426.95244" calcext:value-type="float">
            <text:p>1443133426.95244</text:p>
          </table:table-cell>
          <table:table-cell office:value-type="float" office:value="8224" calcext:value-type="float">
            <text:p>8224</text:p>
          </table:table-cell>
          <table:table-cell table:formula="of:=[.B31]-[.$B$2]" office:value-type="float" office:value="2.24270796775818" calcext:value-type="float">
            <text:p>2.2427079678</text:p>
          </table:table-cell>
          <table:table-cell table:formula="of:=[.C31]/([.D31]-[.D30])" office:value-type="float" office:value="109791.12508196" calcext:value-type="float">
            <text:p>109791.12508196</text:p>
          </table:table-cell>
          <table:table-cell/>
          <table:table-cell office:value-type="float" office:value="1443133431.96526" calcext:value-type="float">
            <text:p>1443133431.96526</text:p>
          </table:table-cell>
          <table:table-cell table:formula="of:=[.G31]-[.$B$2]" office:value-type="float" office:value="7.25553560256958" calcext:value-type="float">
            <text:p>7.2555356026</text:p>
          </table:table-cell>
          <table:table-cell table:formula="of:=[.C31]/([.H31]-[.H30])" office:value-type="float" office:value="85748.4819759912" calcext:value-type="float">
            <text:p>85748.4819759912</text:p>
          </table:table-cell>
          <table:table-cell table:formula="of:=[.G31]-[.$B31]" office:value-type="float" office:value="5.0128276348114" calcext:value-type="float">
            <text:p>5.012827634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33440.03755" calcext:value-type="float">
            <text:p>1443133440.03755</text:p>
          </table:table-cell>
          <table:table-cell office:value-type="float" office:value="8224" calcext:value-type="float">
            <text:p>8224</text:p>
          </table:table-cell>
          <table:table-cell table:formula="of:=[.B32]-[.$B$2]" office:value-type="float" office:value="15.3278200626373" calcext:value-type="float">
            <text:p>15.3278200626</text:p>
          </table:table-cell>
          <table:table-cell table:formula="of:=[.C32]/([.D32]-[.D31])" office:value-type="float" office:value="628.500538655565" calcext:value-type="float">
            <text:p>628.5005386556</text:p>
          </table:table-cell>
          <table:table-cell/>
          <table:table-cell office:value-type="float" office:value="1443133440.22881" calcext:value-type="float">
            <text:p>1443133440.22881</text:p>
          </table:table-cell>
          <table:table-cell table:formula="of:=[.G32]-[.$B$2]" office:value-type="float" office:value="15.5190851688385" calcext:value-type="float">
            <text:p>15.5190851688</text:p>
          </table:table-cell>
          <table:table-cell table:formula="of:=[.C32]/([.H32]-[.H31])" office:value-type="float" office:value="995.213973613669" calcext:value-type="float">
            <text:p>995.2139736137</text:p>
          </table:table-cell>
          <table:table-cell table:formula="of:=[.G32]-[.$B32]" office:value-type="float" office:value="0.191265106201172" calcext:value-type="float">
            <text:p>0.191265106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33440.14052" calcext:value-type="float">
            <text:p>1443133440.14052</text:p>
          </table:table-cell>
          <table:table-cell office:value-type="float" office:value="8224" calcext:value-type="float">
            <text:p>8224</text:p>
          </table:table-cell>
          <table:table-cell table:formula="of:=[.B33]-[.$B$2]" office:value-type="float" office:value="15.4307961463928" calcext:value-type="float">
            <text:p>15.4307961464</text:p>
          </table:table-cell>
          <table:table-cell table:formula="of:=[.C33]/([.D33]-[.D32])" office:value-type="float" office:value="79863.2041545404" calcext:value-type="float">
            <text:p>79863.2041545404</text:p>
          </table:table-cell>
          <table:table-cell/>
          <table:table-cell office:value-type="float" office:value="1443133440.33176" calcext:value-type="float">
            <text:p>1443133440.33176</text:p>
          </table:table-cell>
          <table:table-cell table:formula="of:=[.G33]-[.$B$2]" office:value-type="float" office:value="15.6220297813416" calcext:value-type="float">
            <text:p>15.6220297813</text:p>
          </table:table-cell>
          <table:table-cell table:formula="of:=[.C33]/([.H33]-[.H32])" office:value-type="float" office:value="79887.6191773144" calcext:value-type="float">
            <text:p>79887.6191773144</text:p>
          </table:table-cell>
          <table:table-cell table:formula="of:=[.G33]-[.$B33]" office:value-type="float" office:value="0.19123363494873" calcext:value-type="float">
            <text:p>0.191233634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33440.24347" calcext:value-type="float">
            <text:p>1443133440.24347</text:p>
          </table:table-cell>
          <table:table-cell office:value-type="float" office:value="8224" calcext:value-type="float">
            <text:p>8224</text:p>
          </table:table-cell>
          <table:table-cell table:formula="of:=[.B34]-[.$B$2]" office:value-type="float" office:value="15.5337388515472" calcext:value-type="float">
            <text:p>15.5337388515</text:p>
          </table:table-cell>
          <table:table-cell table:formula="of:=[.C34]/([.D34]-[.D33])" office:value-type="float" office:value="79889.0993554483" calcext:value-type="float">
            <text:p>79889.0993554483</text:p>
          </table:table-cell>
          <table:table-cell/>
          <table:table-cell office:value-type="float" office:value="1443133440.4347" calcext:value-type="float">
            <text:p>1443133440.4347</text:p>
          </table:table-cell>
          <table:table-cell table:formula="of:=[.G34]-[.$B$2]" office:value-type="float" office:value="15.7249715328217" calcext:value-type="float">
            <text:p>15.7249715328</text:p>
          </table:table-cell>
          <table:table-cell table:formula="of:=[.C34]/([.H34]-[.H33])" office:value-type="float" office:value="79889.8394650843" calcext:value-type="float">
            <text:p>79889.8394650843</text:p>
          </table:table-cell>
          <table:table-cell table:formula="of:=[.G34]-[.$B34]" office:value-type="float" office:value="0.191232681274414" calcext:value-type="float">
            <text:p>0.191232681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33440.34641" calcext:value-type="float">
            <text:p>1443133440.34641</text:p>
          </table:table-cell>
          <table:table-cell office:value-type="float" office:value="8224" calcext:value-type="float">
            <text:p>8224</text:p>
          </table:table-cell>
          <table:table-cell table:formula="of:=[.B35]-[.$B$2]" office:value-type="float" office:value="15.6366786956787" calcext:value-type="float">
            <text:p>15.6366786957</text:p>
          </table:table-cell>
          <table:table-cell table:formula="of:=[.C35]/([.D35]-[.D34])" office:value-type="float" office:value="79891.3197254963" calcext:value-type="float">
            <text:p>79891.3197254963</text:p>
          </table:table-cell>
          <table:table-cell/>
          <table:table-cell office:value-type="float" office:value="1443133440.53768" calcext:value-type="float">
            <text:p>1443133440.53768</text:p>
          </table:table-cell>
          <table:table-cell table:formula="of:=[.G35]-[.$B$2]" office:value-type="float" office:value="15.8279523849487" calcext:value-type="float">
            <text:p>15.8279523849</text:p>
          </table:table-cell>
          <table:table-cell table:formula="of:=[.C35]/([.H35]-[.H34])" office:value-type="float" office:value="79859.5062104539" calcext:value-type="float">
            <text:p>79859.5062104539</text:p>
          </table:table-cell>
          <table:table-cell table:formula="of:=[.G35]-[.$B35]" office:value-type="float" office:value="0.19127368927002" calcext:value-type="float">
            <text:p>0.191273689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33440.44935" calcext:value-type="float">
            <text:p>1443133440.44935</text:p>
          </table:table-cell>
          <table:table-cell office:value-type="float" office:value="8224" calcext:value-type="float">
            <text:p>8224</text:p>
          </table:table-cell>
          <table:table-cell table:formula="of:=[.B36]-[.$B$2]" office:value-type="float" office:value="15.7396216392517" calcext:value-type="float">
            <text:p>15.7396216393</text:p>
          </table:table-cell>
          <table:table-cell table:formula="of:=[.C36]/([.D36]-[.D35])" office:value-type="float" office:value="79888.914330182" calcext:value-type="float">
            <text:p>79888.914330182</text:p>
          </table:table-cell>
          <table:table-cell/>
          <table:table-cell office:value-type="float" office:value="1443133440.64056" calcext:value-type="float">
            <text:p>1443133440.64056</text:p>
          </table:table-cell>
          <table:table-cell table:formula="of:=[.G36]-[.$B$2]" office:value-type="float" office:value="15.9308371543884" calcext:value-type="float">
            <text:p>15.9308371544</text:p>
          </table:table-cell>
          <table:table-cell table:formula="of:=[.C36]/([.H36]-[.H35])" office:value-type="float" office:value="79934.0859175492" calcext:value-type="float">
            <text:p>79934.0859175492</text:p>
          </table:table-cell>
          <table:table-cell table:formula="of:=[.G36]-[.$B36]" office:value-type="float" office:value="0.191215515136719" calcext:value-type="float">
            <text:p>0.191215515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33440.55228" calcext:value-type="float">
            <text:p>1443133440.55228</text:p>
          </table:table-cell>
          <table:table-cell office:value-type="float" office:value="8224" calcext:value-type="float">
            <text:p>8224</text:p>
          </table:table-cell>
          <table:table-cell table:formula="of:=[.B37]-[.$B$2]" office:value-type="float" office:value="15.8425481319427" calcext:value-type="float">
            <text:p>15.8425481319</text:p>
          </table:table-cell>
          <table:table-cell table:formula="of:=[.C37]/([.D37]-[.D36])" office:value-type="float" office:value="79901.6830845137" calcext:value-type="float">
            <text:p>79901.6830845137</text:p>
          </table:table-cell>
          <table:table-cell/>
          <table:table-cell office:value-type="float" office:value="1443133441.05234" calcext:value-type="float">
            <text:p>1443133441.05234</text:p>
          </table:table-cell>
          <table:table-cell table:formula="of:=[.G37]-[.$B$2]" office:value-type="float" office:value="16.3426094055176" calcext:value-type="float">
            <text:p>16.3426094055</text:p>
          </table:table-cell>
          <table:table-cell table:formula="of:=[.C37]/([.H37]-[.H36])" office:value-type="float" office:value="19972.2054544676" calcext:value-type="float">
            <text:p>19972.2054544676</text:p>
          </table:table-cell>
          <table:table-cell table:formula="of:=[.G37]-[.$B37]" office:value-type="float" office:value="0.500061273574829" calcext:value-type="float">
            <text:p>0.500061273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33440.65522" calcext:value-type="float">
            <text:p>1443133440.65522</text:p>
          </table:table-cell>
          <table:table-cell office:value-type="float" office:value="8224" calcext:value-type="float">
            <text:p>8224</text:p>
          </table:table-cell>
          <table:table-cell table:formula="of:=[.B38]-[.$B$2]" office:value-type="float" office:value="15.9454877376556" calcext:value-type="float">
            <text:p>15.9454877377</text:p>
          </table:table-cell>
          <table:table-cell table:formula="of:=[.C38]/([.D38]-[.D37])" office:value-type="float" office:value="79891.5047619048" calcext:value-type="float">
            <text:p>79891.5047619048</text:p>
          </table:table-cell>
          <table:table-cell/>
          <table:table-cell office:value-type="float" office:value="1443133441.15535" calcext:value-type="float">
            <text:p>1443133441.15535</text:p>
          </table:table-cell>
          <table:table-cell table:formula="of:=[.G38]-[.$B$2]" office:value-type="float" office:value="16.4456272125244" calcext:value-type="float">
            <text:p>16.4456272125</text:p>
          </table:table-cell>
          <table:table-cell table:formula="of:=[.C38]/([.H38]-[.H37])" office:value-type="float" office:value="79830.8587509952" calcext:value-type="float">
            <text:p>79830.8587509952</text:p>
          </table:table-cell>
          <table:table-cell table:formula="of:=[.G38]-[.$B38]" office:value-type="float" office:value="0.500139474868774" calcext:value-type="float">
            <text:p>0.5001394749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33440.75815" calcext:value-type="float">
            <text:p>1443133440.75815</text:p>
          </table:table-cell>
          <table:table-cell office:value-type="float" office:value="8224" calcext:value-type="float">
            <text:p>8224</text:p>
          </table:table-cell>
          <table:table-cell table:formula="of:=[.B39]-[.$B$2]" office:value-type="float" office:value="16.0484261512756" calcext:value-type="float">
            <text:p>16.0484261513</text:p>
          </table:table-cell>
          <table:table-cell table:formula="of:=[.C39]/([.D39]-[.D38])" office:value-type="float" office:value="79892.4299568042" calcext:value-type="float">
            <text:p>79892.4299568042</text:p>
          </table:table-cell>
          <table:table-cell/>
          <table:table-cell office:value-type="float" office:value="1443133441.25434" calcext:value-type="float">
            <text:p>1443133441.25434</text:p>
          </table:table-cell>
          <table:table-cell table:formula="of:=[.G39]-[.$B$2]" office:value-type="float" office:value="16.5446095466614" calcext:value-type="float">
            <text:p>16.5446095467</text:p>
          </table:table-cell>
          <table:table-cell table:formula="of:=[.C39]/([.H39]-[.H38])" office:value-type="float" office:value="83085.533107558" calcext:value-type="float">
            <text:p>83085.533107558</text:p>
          </table:table-cell>
          <table:table-cell table:formula="of:=[.G39]-[.$B39]" office:value-type="float" office:value="0.496183395385742" calcext:value-type="float">
            <text:p>0.496183395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33440.86108" calcext:value-type="float">
            <text:p>1443133440.86108</text:p>
          </table:table-cell>
          <table:table-cell office:value-type="float" office:value="8224" calcext:value-type="float">
            <text:p>8224</text:p>
          </table:table-cell>
          <table:table-cell table:formula="of:=[.B40]-[.$B$2]" office:value-type="float" office:value="16.151355266571" calcext:value-type="float">
            <text:p>16.1513552666</text:p>
          </table:table-cell>
          <table:table-cell table:formula="of:=[.C40]/([.D40]-[.D39])" office:value-type="float" office:value="79899.6472125193" calcext:value-type="float">
            <text:p>79899.6472125193</text:p>
          </table:table-cell>
          <table:table-cell/>
          <table:table-cell office:value-type="float" office:value="1443133441.3512" calcext:value-type="float">
            <text:p>1443133441.3512</text:p>
          </table:table-cell>
          <table:table-cell table:formula="of:=[.G40]-[.$B$2]" office:value-type="float" office:value="16.6414740085602" calcext:value-type="float">
            <text:p>16.6414740086</text:p>
          </table:table-cell>
          <table:table-cell table:formula="of:=[.C40]/([.H40]-[.H39])" office:value-type="float" office:value="84902.1389143914" calcext:value-type="float">
            <text:p>84902.1389143914</text:p>
          </table:table-cell>
          <table:table-cell table:formula="of:=[.G40]-[.$B40]" office:value-type="float" office:value="0.490118741989136" calcext:value-type="float">
            <text:p>0.49011874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33440.96403" calcext:value-type="float">
            <text:p>1443133440.96403</text:p>
          </table:table-cell>
          <table:table-cell office:value-type="float" office:value="8224" calcext:value-type="float">
            <text:p>8224</text:p>
          </table:table-cell>
          <table:table-cell table:formula="of:=[.B41]-[.$B$2]" office:value-type="float" office:value="16.2542984485626" calcext:value-type="float">
            <text:p>16.2542984486</text:p>
          </table:table-cell>
          <table:table-cell table:formula="of:=[.C41]/([.D41]-[.D40])" office:value-type="float" office:value="79888.7293057727" calcext:value-type="float">
            <text:p>79888.7293057727</text:p>
          </table:table-cell>
          <table:table-cell/>
          <table:table-cell office:value-type="float" office:value="1443133441.44804" calcext:value-type="float">
            <text:p>1443133441.44804</text:p>
          </table:table-cell>
          <table:table-cell table:formula="of:=[.G41]-[.$B$2]" office:value-type="float" office:value="16.7383081912994" calcext:value-type="float">
            <text:p>16.7383081913</text:p>
          </table:table-cell>
          <table:table-cell table:formula="of:=[.C41]/([.H41]-[.H40])" office:value-type="float" office:value="84928.6870334259" calcext:value-type="float">
            <text:p>84928.6870334259</text:p>
          </table:table-cell>
          <table:table-cell table:formula="of:=[.G41]-[.$B41]" office:value-type="float" office:value="0.484009742736816" calcext:value-type="float">
            <text:p>0.484009742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33441.06305" calcext:value-type="float">
            <text:p>1443133441.06305</text:p>
          </table:table-cell>
          <table:table-cell office:value-type="float" office:value="8224" calcext:value-type="float">
            <text:p>8224</text:p>
          </table:table-cell>
          <table:table-cell table:formula="of:=[.B42]-[.$B$2]" office:value-type="float" office:value="16.353321313858" calcext:value-type="float">
            <text:p>16.3533213139</text:p>
          </table:table-cell>
          <table:table-cell table:formula="of:=[.C42]/([.D42]-[.D41])" office:value-type="float" office:value="83051.5252761646" calcext:value-type="float">
            <text:p>83051.5252761646</text:p>
          </table:table-cell>
          <table:table-cell/>
          <table:table-cell office:value-type="float" office:value="1443133442.12645" calcext:value-type="float">
            <text:p>1443133442.12645</text:p>
          </table:table-cell>
          <table:table-cell table:formula="of:=[.G42]-[.$B$2]" office:value-type="float" office:value="17.416722536087" calcext:value-type="float">
            <text:p>17.4167225361</text:p>
          </table:table-cell>
          <table:table-cell table:formula="of:=[.C42]/([.H42]-[.H41])" office:value-type="float" office:value="12122.3851812491" calcext:value-type="float">
            <text:p>12122.3851812491</text:p>
          </table:table-cell>
          <table:table-cell table:formula="of:=[.G42]-[.$B42]" office:value-type="float" office:value="1.063401222229" calcext:value-type="float">
            <text:p>1.063401222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33441.15994" calcext:value-type="float">
            <text:p>1443133441.15994</text:p>
          </table:table-cell>
          <table:table-cell office:value-type="float" office:value="8224" calcext:value-type="float">
            <text:p>8224</text:p>
          </table:table-cell>
          <table:table-cell table:formula="of:=[.B43]-[.$B$2]" office:value-type="float" office:value="16.4502081871033" calcext:value-type="float">
            <text:p>16.4502081871</text:p>
          </table:table-cell>
          <table:table-cell table:formula="of:=[.C43]/([.D43]-[.D42])" office:value-type="float" office:value="84882.4998117493" calcext:value-type="float">
            <text:p>84882.4998117493</text:p>
          </table:table-cell>
          <table:table-cell/>
          <table:table-cell office:value-type="float" office:value="1443133442.21798" calcext:value-type="float">
            <text:p>1443133442.21798</text:p>
          </table:table-cell>
          <table:table-cell table:formula="of:=[.G43]-[.$B$2]" office:value-type="float" office:value="17.5082490444183" calcext:value-type="float">
            <text:p>17.5082490444</text:p>
          </table:table-cell>
          <table:table-cell table:formula="of:=[.C43]/([.H43]-[.H42])" office:value-type="float" office:value="89853.7500221418" calcext:value-type="float">
            <text:p>89853.7500221418</text:p>
          </table:table-cell>
          <table:table-cell table:formula="of:=[.G43]-[.$B43]" office:value-type="float" office:value="1.05804085731506" calcext:value-type="float">
            <text:p>1.058040857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33441.25685" calcext:value-type="float">
            <text:p>1443133441.25685</text:p>
          </table:table-cell>
          <table:table-cell office:value-type="float" office:value="8224" calcext:value-type="float">
            <text:p>8224</text:p>
          </table:table-cell>
          <table:table-cell table:formula="of:=[.B44]-[.$B$2]" office:value-type="float" office:value="16.5471184253693" calcext:value-type="float">
            <text:p>16.5471184254</text:p>
          </table:table-cell>
          <table:table-cell table:formula="of:=[.C44]/([.D44]-[.D43])" office:value-type="float" office:value="84862.0346740604" calcext:value-type="float">
            <text:p>84862.0346740604</text:p>
          </table:table-cell>
          <table:table-cell/>
          <table:table-cell office:value-type="float" office:value="1443133442.29838" calcext:value-type="float">
            <text:p>1443133442.29838</text:p>
          </table:table-cell>
          <table:table-cell table:formula="of:=[.G44]-[.$B$2]" office:value-type="float" office:value="17.5886533260345" calcext:value-type="float">
            <text:p>17.588653326</text:p>
          </table:table-cell>
          <table:table-cell table:formula="of:=[.C44]/([.H44]-[.H43])" office:value-type="float" office:value="102283.110236034" calcext:value-type="float">
            <text:p>102283.110236034</text:p>
          </table:table-cell>
          <table:table-cell table:formula="of:=[.G44]-[.$B44]" office:value-type="float" office:value="1.04153490066528" calcext:value-type="float">
            <text:p>1.0415349007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33441.35374" calcext:value-type="float">
            <text:p>1443133441.35374</text:p>
          </table:table-cell>
          <table:table-cell office:value-type="float" office:value="8224" calcext:value-type="float">
            <text:p>8224</text:p>
          </table:table-cell>
          <table:table-cell table:formula="of:=[.B45]-[.$B$2]" office:value-type="float" office:value="16.6440107822418" calcext:value-type="float">
            <text:p>16.6440107822</text:p>
          </table:table-cell>
          <table:table-cell table:formula="of:=[.C45]/([.D45]-[.D44])" office:value-type="float" office:value="84877.6958828335" calcext:value-type="float">
            <text:p>84877.6958828335</text:p>
          </table:table-cell>
          <table:table-cell/>
          <table:table-cell office:value-type="float" office:value="1443133443.10294" calcext:value-type="float">
            <text:p>1443133443.10294</text:p>
          </table:table-cell>
          <table:table-cell table:formula="of:=[.G45]-[.$B$2]" office:value-type="float" office:value="18.3932161331177" calcext:value-type="float">
            <text:p>18.3932161331</text:p>
          </table:table-cell>
          <table:table-cell table:formula="of:=[.C45]/([.H45]-[.H44])" office:value-type="float" office:value="10221.7004410325" calcext:value-type="float">
            <text:p>10221.7004410325</text:p>
          </table:table-cell>
          <table:table-cell table:formula="of:=[.G45]-[.$B45]" office:value-type="float" office:value="1.74920535087585" calcext:value-type="float">
            <text:p>1.749205350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33441.45062" calcext:value-type="float">
            <text:p>1443133441.45062</text:p>
          </table:table-cell>
          <table:table-cell office:value-type="float" office:value="8224" calcext:value-type="float">
            <text:p>8224</text:p>
          </table:table-cell>
          <table:table-cell table:formula="of:=[.B46]-[.$B$2]" office:value-type="float" office:value="16.7408971786499" calcext:value-type="float">
            <text:p>16.7408971786</text:p>
          </table:table-cell>
          <table:table-cell table:formula="of:=[.C46]/([.D46]-[.D45])" office:value-type="float" office:value="84882.9175703975" calcext:value-type="float">
            <text:p>84882.9175703975</text:p>
          </table:table-cell>
          <table:table-cell/>
          <table:table-cell office:value-type="float" office:value="1443133443.1834" calcext:value-type="float">
            <text:p>1443133443.1834</text:p>
          </table:table-cell>
          <table:table-cell table:formula="of:=[.G46]-[.$B$2]" office:value-type="float" office:value="18.4736757278442" calcext:value-type="float">
            <text:p>18.4736757278</text:p>
          </table:table-cell>
          <table:table-cell table:formula="of:=[.C46]/([.H46]-[.H45])" office:value-type="float" office:value="102212.794234781" calcext:value-type="float">
            <text:p>102212.794234781</text:p>
          </table:table-cell>
          <table:table-cell table:formula="of:=[.G46]-[.$B46]" office:value-type="float" office:value="1.73277854919434" calcext:value-type="float">
            <text:p>1.732778549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33441.54752" calcext:value-type="float">
            <text:p>1443133441.54752</text:p>
          </table:table-cell>
          <table:table-cell office:value-type="float" office:value="8224" calcext:value-type="float">
            <text:p>8224</text:p>
          </table:table-cell>
          <table:table-cell table:formula="of:=[.B47]-[.$B$2]" office:value-type="float" office:value="16.8377954959869" calcext:value-type="float">
            <text:p>16.837795496</text:p>
          </table:table-cell>
          <table:table-cell table:formula="of:=[.C47]/([.D47]-[.D46])" office:value-type="float" office:value="84872.4748376683" calcext:value-type="float">
            <text:p>84872.4748376683</text:p>
          </table:table-cell>
          <table:table-cell/>
          <table:table-cell office:value-type="float" office:value="1443133443.2656" calcext:value-type="float">
            <text:p>1443133443.2656</text:p>
          </table:table-cell>
          <table:table-cell table:formula="of:=[.G47]-[.$B$2]" office:value-type="float" office:value="18.5558767318726" calcext:value-type="float">
            <text:p>18.5558767319</text:p>
          </table:table-cell>
          <table:table-cell table:formula="of:=[.C47]/([.H47]-[.H46])" office:value-type="float" office:value="100047.43977539" calcext:value-type="float">
            <text:p>100047.43977539</text:p>
          </table:table-cell>
          <table:table-cell table:formula="of:=[.G47]-[.$B47]" office:value-type="float" office:value="1.71808123588562" calcext:value-type="float">
            <text:p>1.718081235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33441.64442" calcext:value-type="float">
            <text:p>1443133441.64442</text:p>
          </table:table-cell>
          <table:table-cell office:value-type="float" office:value="8224" calcext:value-type="float">
            <text:p>8224</text:p>
          </table:table-cell>
          <table:table-cell table:formula="of:=[.B48]-[.$B$2]" office:value-type="float" office:value="16.934689283371" calcext:value-type="float">
            <text:p>16.9346892834</text:p>
          </table:table-cell>
          <table:table-cell table:formula="of:=[.C48]/([.D48]-[.D47])" office:value-type="float" office:value="84876.4427734115" calcext:value-type="float">
            <text:p>84876.4427734115</text:p>
          </table:table-cell>
          <table:table-cell/>
          <table:table-cell office:value-type="float" office:value="1443133444.007" calcext:value-type="float">
            <text:p>1443133444.007</text:p>
          </table:table-cell>
          <table:table-cell table:formula="of:=[.G48]-[.$B$2]" office:value-type="float" office:value="19.297271490097" calcext:value-type="float">
            <text:p>19.2972714901</text:p>
          </table:table-cell>
          <table:table-cell table:formula="of:=[.C48]/([.H48]-[.H47])" office:value-type="float" office:value="11092.6060762758" calcext:value-type="float">
            <text:p>11092.6060762758</text:p>
          </table:table-cell>
          <table:table-cell table:formula="of:=[.G48]-[.$B48]" office:value-type="float" office:value="2.36258220672607" calcext:value-type="float">
            <text:p>2.3625822067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33441.74131" calcext:value-type="float">
            <text:p>1443133441.74131</text:p>
          </table:table-cell>
          <table:table-cell office:value-type="float" office:value="8224" calcext:value-type="float">
            <text:p>8224</text:p>
          </table:table-cell>
          <table:table-cell table:formula="of:=[.B49]-[.$B$2]" office:value-type="float" office:value="17.031583070755" calcext:value-type="float">
            <text:p>17.0315830708</text:p>
          </table:table-cell>
          <table:table-cell table:formula="of:=[.C49]/([.D49]-[.D48])" office:value-type="float" office:value="84876.4427734115" calcext:value-type="float">
            <text:p>84876.4427734115</text:p>
          </table:table-cell>
          <table:table-cell/>
          <table:table-cell office:value-type="float" office:value="1443133444.0894" calcext:value-type="float">
            <text:p>1443133444.0894</text:p>
          </table:table-cell>
          <table:table-cell table:formula="of:=[.G49]-[.$B$2]" office:value-type="float" office:value="19.3796741962433" calcext:value-type="float">
            <text:p>19.3796741962</text:p>
          </table:table-cell>
          <table:table-cell table:formula="of:=[.C49]/([.H49]-[.H48])" office:value-type="float" office:value="99802.5475693098" calcext:value-type="float">
            <text:p>99802.5475693098</text:p>
          </table:table-cell>
          <table:table-cell table:formula="of:=[.G49]-[.$B49]" office:value-type="float" office:value="2.34809112548828" calcext:value-type="float">
            <text:p>2.348091125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33441.83822" calcext:value-type="float">
            <text:p>1443133441.83822</text:p>
          </table:table-cell>
          <table:table-cell office:value-type="float" office:value="8224" calcext:value-type="float">
            <text:p>8224</text:p>
          </table:table-cell>
          <table:table-cell table:formula="of:=[.B50]-[.$B$2]" office:value-type="float" office:value="17.1284942626953" calcext:value-type="float">
            <text:p>17.1284942627</text:p>
          </table:table-cell>
          <table:table-cell table:formula="of:=[.C50]/([.D50]-[.D49])" office:value-type="float" office:value="84861.1995719294" calcext:value-type="float">
            <text:p>84861.1995719294</text:p>
          </table:table-cell>
          <table:table-cell/>
          <table:table-cell office:value-type="float" office:value="1443133444.17179" calcext:value-type="float">
            <text:p>1443133444.17179</text:p>
          </table:table-cell>
          <table:table-cell table:formula="of:=[.G50]-[.$B$2]" office:value-type="float" office:value="19.4620642662048" calcext:value-type="float">
            <text:p>19.4620642662</text:p>
          </table:table-cell>
          <table:table-cell table:formula="of:=[.C50]/([.H50]-[.H49])" office:value-type="float" office:value="99817.8543098484" calcext:value-type="float">
            <text:p>99817.8543098484</text:p>
          </table:table-cell>
          <table:table-cell table:formula="of:=[.G50]-[.$B50]" office:value-type="float" office:value="2.33357000350952" calcext:value-type="float">
            <text:p>2.333570003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33441.93511" calcext:value-type="float">
            <text:p>1443133441.93511</text:p>
          </table:table-cell>
          <table:table-cell office:value-type="float" office:value="8224" calcext:value-type="float">
            <text:p>8224</text:p>
          </table:table-cell>
          <table:table-cell table:formula="of:=[.B51]-[.$B$2]" office:value-type="float" office:value="17.2253859043121" calcext:value-type="float">
            <text:p>17.2253859043</text:p>
          </table:table-cell>
          <table:table-cell table:formula="of:=[.C51]/([.D51]-[.D50])" office:value-type="float" office:value="84878.3224514202" calcext:value-type="float">
            <text:p>84878.3224514202</text:p>
          </table:table-cell>
          <table:table-cell/>
          <table:table-cell office:value-type="float" office:value="1443133444.25385" calcext:value-type="float">
            <text:p>1443133444.25385</text:p>
          </table:table-cell>
          <table:table-cell table:formula="of:=[.G51]-[.$B$2]" office:value-type="float" office:value="19.5441188812256" calcext:value-type="float">
            <text:p>19.5441188812</text:p>
          </table:table-cell>
          <table:table-cell table:formula="of:=[.C51]/([.H51]-[.H50])" office:value-type="float" office:value="100225.928766104" calcext:value-type="float">
            <text:p>100225.928766104</text:p>
          </table:table-cell>
          <table:table-cell table:formula="of:=[.G51]-[.$B51]" office:value-type="float" office:value="2.31873297691345" calcext:value-type="float">
            <text:p>2.318732976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33442.0266" calcext:value-type="float">
            <text:p>1443133442.0266</text:p>
          </table:table-cell>
          <table:table-cell office:value-type="float" office:value="8224" calcext:value-type="float">
            <text:p>8224</text:p>
          </table:table-cell>
          <table:table-cell table:formula="of:=[.B52]-[.$B$2]" office:value-type="float" office:value="17.3168709278107" calcext:value-type="float">
            <text:p>17.3168709278</text:p>
          </table:table-cell>
          <table:table-cell table:formula="of:=[.C52]/([.D52]-[.D51])" office:value-type="float" office:value="89894.4951370284" calcext:value-type="float">
            <text:p>89894.4951370284</text:p>
          </table:table-cell>
          <table:table-cell/>
          <table:table-cell office:value-type="float" office:value="1443133445.15577" calcext:value-type="float">
            <text:p>1443133445.15577</text:p>
          </table:table-cell>
          <table:table-cell table:formula="of:=[.G52]-[.$B$2]" office:value-type="float" office:value="20.4460422992706" calcext:value-type="float">
            <text:p>20.4460422993</text:p>
          </table:table-cell>
          <table:table-cell table:formula="of:=[.C52]/([.H52]-[.H51])" office:value-type="float" office:value="9118.29079438458" calcext:value-type="float">
            <text:p>9118.2907943846</text:p>
          </table:table-cell>
          <table:table-cell table:formula="of:=[.G52]-[.$B52]" office:value-type="float" office:value="3.12917137145996" calcext:value-type="float">
            <text:p>3.129171371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33442.10709" calcext:value-type="float">
            <text:p>1443133442.10709</text:p>
          </table:table-cell>
          <table:table-cell office:value-type="float" office:value="8224" calcext:value-type="float">
            <text:p>8224</text:p>
          </table:table-cell>
          <table:table-cell table:formula="of:=[.B53]-[.$B$2]" office:value-type="float" office:value="17.3973662853241" calcext:value-type="float">
            <text:p>17.3973662853</text:p>
          </table:table-cell>
          <table:table-cell table:formula="of:=[.C53]/([.D53]-[.D52])" office:value-type="float" office:value="102167.382741646" calcext:value-type="float">
            <text:p>102167.382741646</text:p>
          </table:table-cell>
          <table:table-cell/>
          <table:table-cell office:value-type="float" office:value="1443133445.23576" calcext:value-type="float">
            <text:p>1443133445.23576</text:p>
          </table:table-cell>
          <table:table-cell table:formula="of:=[.G53]-[.$B$2]" office:value-type="float" office:value="20.5260334014893" calcext:value-type="float">
            <text:p>20.5260334015</text:p>
          </table:table-cell>
          <table:table-cell table:formula="of:=[.C53]/([.H53]-[.H52])" office:value-type="float" office:value="102811.434920881" calcext:value-type="float">
            <text:p>102811.434920881</text:p>
          </table:table-cell>
          <table:table-cell table:formula="of:=[.G53]-[.$B53]" office:value-type="float" office:value="3.12866711616516" calcext:value-type="float">
            <text:p>3.128667116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33442.18755" calcext:value-type="float">
            <text:p>1443133442.18755</text:p>
          </table:table-cell>
          <table:table-cell office:value-type="float" office:value="8224" calcext:value-type="float">
            <text:p>8224</text:p>
          </table:table-cell>
          <table:table-cell table:formula="of:=[.B54]-[.$B$2]" office:value-type="float" office:value="17.477822303772" calcext:value-type="float">
            <text:p>17.4778223038</text:p>
          </table:table-cell>
          <table:table-cell table:formula="of:=[.C54]/([.D54]-[.D53])" office:value-type="float" office:value="102217.337604495" calcext:value-type="float">
            <text:p>102217.337604495</text:p>
          </table:table-cell>
          <table:table-cell/>
          <table:table-cell office:value-type="float" office:value="1443133445.31428" calcext:value-type="float">
            <text:p>1443133445.31428</text:p>
          </table:table-cell>
          <table:table-cell table:formula="of:=[.G54]-[.$B$2]" office:value-type="float" office:value="20.6045475006103" calcext:value-type="float">
            <text:p>20.6045475006</text:p>
          </table:table-cell>
          <table:table-cell table:formula="of:=[.C54]/([.H54]-[.H53])" office:value-type="float" office:value="104745.518219804" calcext:value-type="float">
            <text:p>104745.518219804</text:p>
          </table:table-cell>
          <table:table-cell table:formula="of:=[.G54]-[.$B54]" office:value-type="float" office:value="3.12672519683838" calcext:value-type="float">
            <text:p>3.126725196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33442.26801" calcext:value-type="float">
            <text:p>1443133442.26801</text:p>
          </table:table-cell>
          <table:table-cell office:value-type="float" office:value="8224" calcext:value-type="float">
            <text:p>8224</text:p>
          </table:table-cell>
          <table:table-cell table:formula="of:=[.B55]-[.$B$2]" office:value-type="float" office:value="17.5582807064056" calcext:value-type="float">
            <text:p>17.5582807064</text:p>
          </table:table-cell>
          <table:table-cell table:formula="of:=[.C55]/([.D55]-[.D54])" office:value-type="float" office:value="102214.308646475" calcext:value-type="float">
            <text:p>102214.308646475</text:p>
          </table:table-cell>
          <table:table-cell/>
          <table:table-cell office:value-type="float" office:value="1443133445.78516" calcext:value-type="float">
            <text:p>1443133445.78516</text:p>
          </table:table-cell>
          <table:table-cell table:formula="of:=[.G55]-[.$B$2]" office:value-type="float" office:value="21.0754351615906" calcext:value-type="float">
            <text:p>21.0754351616</text:p>
          </table:table-cell>
          <table:table-cell table:formula="of:=[.C55]/([.H55]-[.H54])" office:value-type="float" office:value="17464.8874486974" calcext:value-type="float">
            <text:p>17464.8874486974</text:p>
          </table:table-cell>
          <table:table-cell table:formula="of:=[.G55]-[.$B55]" office:value-type="float" office:value="3.51715445518494" calcext:value-type="float">
            <text:p>3.517154455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33442.34846" calcext:value-type="float">
            <text:p>1443133442.34846</text:p>
          </table:table-cell>
          <table:table-cell office:value-type="float" office:value="8224" calcext:value-type="float">
            <text:p>8224</text:p>
          </table:table-cell>
          <table:table-cell table:formula="of:=[.B56]-[.$B$2]" office:value-type="float" office:value="17.638735294342" calcext:value-type="float">
            <text:p>17.6387352943</text:p>
          </table:table-cell>
          <table:table-cell table:formula="of:=[.C56]/([.D56]-[.D55])" office:value-type="float" office:value="102219.155065476" calcext:value-type="float">
            <text:p>102219.155065476</text:p>
          </table:table-cell>
          <table:table-cell/>
          <table:table-cell office:value-type="float" office:value="1443133446.09911" calcext:value-type="float">
            <text:p>1443133446.09911</text:p>
          </table:table-cell>
          <table:table-cell table:formula="of:=[.G56]-[.$B$2]" office:value-type="float" office:value="21.3893866539001" calcext:value-type="float">
            <text:p>21.3893866539</text:p>
          </table:table-cell>
          <table:table-cell table:formula="of:=[.C56]/([.H56]-[.H55])" office:value-type="float" office:value="26195.1295071111" calcext:value-type="float">
            <text:p>26195.1295071111</text:p>
          </table:table-cell>
          <table:table-cell table:formula="of:=[.G56]-[.$B56]" office:value-type="float" office:value="3.75065135955811" calcext:value-type="float">
            <text:p>3.750651359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33442.42889" calcext:value-type="float">
            <text:p>1443133442.42889</text:p>
          </table:table-cell>
          <table:table-cell office:value-type="float" office:value="8224" calcext:value-type="float">
            <text:p>8224</text:p>
          </table:table-cell>
          <table:table-cell table:formula="of:=[.B57]-[.$B$2]" office:value-type="float" office:value="17.7191591262817" calcext:value-type="float">
            <text:p>17.7191591263</text:p>
          </table:table-cell>
          <table:table-cell table:formula="of:=[.C57]/([.D57]-[.D56])" office:value-type="float" office:value="102258.246114988" calcext:value-type="float">
            <text:p>102258.246114988</text:p>
          </table:table-cell>
          <table:table-cell/>
          <table:table-cell office:value-type="float" office:value="1443133446.17748" calcext:value-type="float">
            <text:p>1443133446.17748</text:p>
          </table:table-cell>
          <table:table-cell table:formula="of:=[.G57]-[.$B$2]" office:value-type="float" office:value="21.4677541255951" calcext:value-type="float">
            <text:p>21.4677541256</text:p>
          </table:table-cell>
          <table:table-cell table:formula="of:=[.C57]/([.H57]-[.H56])" office:value-type="float" office:value="104941.49960602" calcext:value-type="float">
            <text:p>104941.49960602</text:p>
          </table:table-cell>
          <table:table-cell table:formula="of:=[.G57]-[.$B57]" office:value-type="float" office:value="3.74859499931335" calcext:value-type="float">
            <text:p>3.7485949993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33442.50934" calcext:value-type="float">
            <text:p>1443133442.50934</text:p>
          </table:table-cell>
          <table:table-cell office:value-type="float" office:value="8224" calcext:value-type="float">
            <text:p>8224</text:p>
          </table:table-cell>
          <table:table-cell table:formula="of:=[.B58]-[.$B$2]" office:value-type="float" office:value="17.7996113300323" calcext:value-type="float">
            <text:p>17.79961133</text:p>
          </table:table-cell>
          <table:table-cell table:formula="of:=[.C58]/([.D58]-[.D57])" office:value-type="float" office:value="102222.184310739" calcext:value-type="float">
            <text:p>102222.184310739</text:p>
          </table:table-cell>
          <table:table-cell/>
          <table:table-cell office:value-type="float" office:value="1443133446.25307" calcext:value-type="float">
            <text:p>1443133446.25307</text:p>
          </table:table-cell>
          <table:table-cell table:formula="of:=[.G58]-[.$B$2]" office:value-type="float" office:value="21.5433394908905" calcext:value-type="float">
            <text:p>21.5433394909</text:p>
          </table:table-cell>
          <table:table-cell table:formula="of:=[.C58]/([.H58]-[.H57])" office:value-type="float" office:value="108804.131168225" calcext:value-type="float">
            <text:p>108804.131168225</text:p>
          </table:table-cell>
          <table:table-cell table:formula="of:=[.G58]-[.$B58]" office:value-type="float" office:value="3.74372816085815" calcext:value-type="float">
            <text:p>3.743728160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33442.58983" calcext:value-type="float">
            <text:p>1443133442.58983</text:p>
          </table:table-cell>
          <table:table-cell office:value-type="float" office:value="8224" calcext:value-type="float">
            <text:p>8224</text:p>
          </table:table-cell>
          <table:table-cell table:formula="of:=[.B59]-[.$B$2]" office:value-type="float" office:value="17.8801012039185" calcext:value-type="float">
            <text:p>17.8801012039</text:p>
          </table:table-cell>
          <table:table-cell table:formula="of:=[.C59]/([.D59]-[.D58])" office:value-type="float" office:value="102174.343217841" calcext:value-type="float">
            <text:p>102174.343217841</text:p>
          </table:table-cell>
          <table:table-cell/>
          <table:table-cell office:value-type="float" office:value="1443133446.32796" calcext:value-type="float">
            <text:p>1443133446.32796</text:p>
          </table:table-cell>
          <table:table-cell table:formula="of:=[.G59]-[.$B$2]" office:value-type="float" office:value="21.6182310581207" calcext:value-type="float">
            <text:p>21.6182310581</text:p>
          </table:table-cell>
          <table:table-cell table:formula="of:=[.C59]/([.H59]-[.H58])" office:value-type="float" office:value="109812.096396895" calcext:value-type="float">
            <text:p>109812.096396895</text:p>
          </table:table-cell>
          <table:table-cell table:formula="of:=[.G59]-[.$B59]" office:value-type="float" office:value="3.73812985420227" calcext:value-type="float">
            <text:p>3.738129854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33442.67027" calcext:value-type="float">
            <text:p>1443133442.67027</text:p>
          </table:table-cell>
          <table:table-cell office:value-type="float" office:value="8224" calcext:value-type="float">
            <text:p>8224</text:p>
          </table:table-cell>
          <table:table-cell table:formula="of:=[.B60]-[.$B$2]" office:value-type="float" office:value="17.9605419635773" calcext:value-type="float">
            <text:p>17.9605419636</text:p>
          </table:table-cell>
          <table:table-cell table:formula="of:=[.C60]/([.D60]-[.D59])" office:value-type="float" office:value="102236.727187582" calcext:value-type="float">
            <text:p>102236.727187582</text:p>
          </table:table-cell>
          <table:table-cell/>
          <table:table-cell office:value-type="float" office:value="1443133447.00207" calcext:value-type="float">
            <text:p>1443133447.00207</text:p>
          </table:table-cell>
          <table:table-cell table:formula="of:=[.G60]-[.$B$2]" office:value-type="float" office:value="22.2923421859741" calcext:value-type="float">
            <text:p>22.292342186</text:p>
          </table:table-cell>
          <table:table-cell table:formula="of:=[.C60]/([.H60]-[.H59])" office:value-type="float" office:value="12199.7689404536" calcext:value-type="float">
            <text:p>12199.7689404536</text:p>
          </table:table-cell>
          <table:table-cell table:formula="of:=[.G60]-[.$B60]" office:value-type="float" office:value="4.33180022239685" calcext:value-type="float">
            <text:p>4.331800222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33442.75071" calcext:value-type="float">
            <text:p>1443133442.75071</text:p>
          </table:table-cell>
          <table:table-cell office:value-type="float" office:value="8224" calcext:value-type="float">
            <text:p>8224</text:p>
          </table:table-cell>
          <table:table-cell table:formula="of:=[.B61]-[.$B$2]" office:value-type="float" office:value="18.040985584259" calcext:value-type="float">
            <text:p>18.0409855843</text:p>
          </table:table-cell>
          <table:table-cell table:formula="of:=[.C61]/([.D61]-[.D60])" office:value-type="float" office:value="102233.091080452" calcext:value-type="float">
            <text:p>102233.091080452</text:p>
          </table:table-cell>
          <table:table-cell/>
          <table:table-cell office:value-type="float" office:value="1443133450.01814" calcext:value-type="float">
            <text:p>1443133450.01814</text:p>
          </table:table-cell>
          <table:table-cell table:formula="of:=[.G61]-[.$B$2]" office:value-type="float" office:value="25.308413028717" calcext:value-type="float">
            <text:p>25.3084130287</text:p>
          </table:table-cell>
          <table:table-cell table:formula="of:=[.C61]/([.H61]-[.H60])" office:value-type="float" office:value="2726.72640292521" calcext:value-type="float">
            <text:p>2726.7264029252</text:p>
          </table:table-cell>
          <table:table-cell table:formula="of:=[.G61]-[.$B61]" office:value-type="float" office:value="7.26742744445801" calcext:value-type="float">
            <text:p>7.267427444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33442.83117" calcext:value-type="float">
            <text:p>1443133442.83117</text:p>
          </table:table-cell>
          <table:table-cell office:value-type="float" office:value="8224" calcext:value-type="float">
            <text:p>8224</text:p>
          </table:table-cell>
          <table:table-cell table:formula="of:=[.B62]-[.$B$2]" office:value-type="float" office:value="18.1214416027069" calcext:value-type="float">
            <text:p>18.1214416027</text:p>
          </table:table-cell>
          <table:table-cell table:formula="of:=[.C62]/([.D62]-[.D61])" office:value-type="float" office:value="102217.337604495" calcext:value-type="float">
            <text:p>102217.337604495</text:p>
          </table:table-cell>
          <table:table-cell/>
          <table:table-cell office:value-type="float" office:value="1443133450.9944" calcext:value-type="float">
            <text:p>1443133450.9944</text:p>
          </table:table-cell>
          <table:table-cell table:formula="of:=[.G62]-[.$B$2]" office:value-type="float" office:value="26.2846746444702" calcext:value-type="float">
            <text:p>26.2846746445</text:p>
          </table:table-cell>
          <table:table-cell table:formula="of:=[.C62]/([.H62]-[.H61])" office:value-type="float" office:value="8423.97147167902" calcext:value-type="float">
            <text:p>8423.971471679</text:p>
          </table:table-cell>
          <table:table-cell table:formula="of:=[.G62]-[.$B62]" office:value-type="float" office:value="8.16323304176331" calcext:value-type="float">
            <text:p>8.1632330418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33442.91164" calcext:value-type="float">
            <text:p>1443133442.91164</text:p>
          </table:table-cell>
          <table:table-cell office:value-type="float" office:value="8224" calcext:value-type="float">
            <text:p>8224</text:p>
          </table:table-cell>
          <table:table-cell table:formula="of:=[.B63]-[.$B$2]" office:value-type="float" office:value="18.2019104957581" calcext:value-type="float">
            <text:p>18.2019104958</text:p>
          </table:table-cell>
          <table:table-cell table:formula="of:=[.C63]/([.D63]-[.D62])" office:value-type="float" office:value="102200.983363505" calcext:value-type="float">
            <text:p>102200.983363505</text:p>
          </table:table-cell>
          <table:table-cell/>
          <table:table-cell office:value-type="float" office:value="1443133451.01213" calcext:value-type="float">
            <text:p>1443133451.01213</text:p>
          </table:table-cell>
          <table:table-cell table:formula="of:=[.G63]-[.$B$2]" office:value-type="float" office:value="26.3024055957794" calcext:value-type="float">
            <text:p>26.3024055958</text:p>
          </table:table-cell>
          <table:table-cell table:formula="of:=[.C63]/([.H63]-[.H62])" office:value-type="float" office:value="463821.701192701" calcext:value-type="float">
            <text:p>463821.701192701</text:p>
          </table:table-cell>
          <table:table-cell table:formula="of:=[.G63]-[.$B63]" office:value-type="float" office:value="8.10049510002136" calcext:value-type="float">
            <text:p>8.1004951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33442.9921" calcext:value-type="float">
            <text:p>1443133442.9921</text:p>
          </table:table-cell>
          <table:table-cell office:value-type="float" office:value="8224" calcext:value-type="float">
            <text:p>8224</text:p>
          </table:table-cell>
          <table:table-cell table:formula="of:=[.B64]-[.$B$2]" office:value-type="float" office:value="18.2823677062988" calcext:value-type="float">
            <text:p>18.2823677063</text:p>
          </table:table-cell>
          <table:table-cell table:formula="of:=[.C64]/([.D64]-[.D63])" office:value-type="float" office:value="102215.823103046" calcext:value-type="float">
            <text:p>102215.823103046</text:p>
          </table:table-cell>
          <table:table-cell/>
          <table:table-cell office:value-type="float" office:value="1443133451.02969" calcext:value-type="float">
            <text:p>1443133451.02969</text:p>
          </table:table-cell>
          <table:table-cell table:formula="of:=[.G64]-[.$B$2]" office:value-type="float" office:value="26.3199608325958" calcext:value-type="float">
            <text:p>26.3199608326</text:p>
          </table:table-cell>
          <table:table-cell table:formula="of:=[.C64]/([.H64]-[.H63])" office:value-type="float" office:value="468464.201651456" calcext:value-type="float">
            <text:p>468464.201651456</text:p>
          </table:table-cell>
          <table:table-cell table:formula="of:=[.G64]-[.$B64]" office:value-type="float" office:value="8.037593126297" calcext:value-type="float">
            <text:p>8.037593126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33443.0743" calcext:value-type="float">
            <text:p>1443133443.0743</text:p>
          </table:table-cell>
          <table:table-cell office:value-type="float" office:value="8224" calcext:value-type="float">
            <text:p>8224</text:p>
          </table:table-cell>
          <table:table-cell table:formula="of:=[.B65]-[.$B$2]" office:value-type="float" office:value="18.3645761013031" calcext:value-type="float">
            <text:p>18.3645761013</text:p>
          </table:table-cell>
          <table:table-cell table:formula="of:=[.C65]/([.D65]-[.D64])" office:value-type="float" office:value="100038.444973565" calcext:value-type="float">
            <text:p>100038.444973565</text:p>
          </table:table-cell>
          <table:table-cell/>
          <table:table-cell office:value-type="float" office:value="1443133451.04724" calcext:value-type="float">
            <text:p>1443133451.04724</text:p>
          </table:table-cell>
          <table:table-cell table:formula="of:=[.G65]-[.$B$2]" office:value-type="float" office:value="26.3375158309937" calcext:value-type="float">
            <text:p>26.337515831</text:p>
          </table:table-cell>
          <table:table-cell table:formula="of:=[.C65]/([.H65]-[.H64])" office:value-type="float" office:value="468470.563974413" calcext:value-type="float">
            <text:p>468470.563974413</text:p>
          </table:table-cell>
          <table:table-cell table:formula="of:=[.G65]-[.$B65]" office:value-type="float" office:value="7.97293972969055" calcext:value-type="float">
            <text:p>7.9729397297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33443.15669" calcext:value-type="float">
            <text:p>1443133443.15669</text:p>
          </table:table-cell>
          <table:table-cell office:value-type="float" office:value="8224" calcext:value-type="float">
            <text:p>8224</text:p>
          </table:table-cell>
          <table:table-cell table:formula="of:=[.B66]-[.$B$2]" office:value-type="float" office:value="18.4469606876373" calcext:value-type="float">
            <text:p>18.4469606876</text:p>
          </table:table-cell>
          <table:table-cell table:formula="of:=[.C66]/([.D66]-[.D65])" office:value-type="float" office:value="99824.498318603" calcext:value-type="float">
            <text:p>99824.498318603</text:p>
          </table:table-cell>
          <table:table-cell/>
          <table:table-cell office:value-type="float" office:value="1443133451.0649" calcext:value-type="float">
            <text:p>1443133451.0649</text:p>
          </table:table-cell>
          <table:table-cell table:formula="of:=[.G66]-[.$B$2]" office:value-type="float" office:value="26.3551712036133" calcext:value-type="float">
            <text:p>26.3551712036</text:p>
          </table:table-cell>
          <table:table-cell table:formula="of:=[.C66]/([.H66]-[.H65])" office:value-type="float" office:value="465807.217846918" calcext:value-type="float">
            <text:p>465807.217846918</text:p>
          </table:table-cell>
          <table:table-cell table:formula="of:=[.G66]-[.$B66]" office:value-type="float" office:value="7.90821051597595" calcext:value-type="float">
            <text:p>7.908210516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33443.23908" calcext:value-type="float">
            <text:p>1443133443.23908</text:p>
          </table:table-cell>
          <table:table-cell office:value-type="float" office:value="8224" calcext:value-type="float">
            <text:p>8224</text:p>
          </table:table-cell>
          <table:table-cell table:formula="of:=[.B67]-[.$B$2]" office:value-type="float" office:value="18.5293507575989" calcext:value-type="float">
            <text:p>18.5293507576</text:p>
          </table:table-cell>
          <table:table-cell table:formula="of:=[.C67]/([.D67]-[.D66])" office:value-type="float" office:value="99817.8543098484" calcext:value-type="float">
            <text:p>99817.8543098484</text:p>
          </table:table-cell>
          <table:table-cell/>
          <table:table-cell office:value-type="float" office:value="1443133451.08246" calcext:value-type="float">
            <text:p>1443133451.08246</text:p>
          </table:table-cell>
          <table:table-cell table:formula="of:=[.G67]-[.$B$2]" office:value-type="float" office:value="26.3727285861969" calcext:value-type="float">
            <text:p>26.3727285862</text:p>
          </table:table-cell>
          <table:table-cell table:formula="of:=[.C67]/([.H67]-[.H66])" office:value-type="float" office:value="468406.948520525" calcext:value-type="float">
            <text:p>468406.948520525</text:p>
          </table:table-cell>
          <table:table-cell table:formula="of:=[.G67]-[.$B67]" office:value-type="float" office:value="7.84337782859802" calcext:value-type="float">
            <text:p>7.843377828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33443.32146" calcext:value-type="float">
            <text:p>1443133443.32146</text:p>
          </table:table-cell>
          <table:table-cell office:value-type="float" office:value="8224" calcext:value-type="float">
            <text:p>8224</text:p>
          </table:table-cell>
          <table:table-cell table:formula="of:=[.B68]-[.$B$2]" office:value-type="float" office:value="18.6117339134216" calcext:value-type="float">
            <text:p>18.6117339134</text:p>
          </table:table-cell>
          <table:table-cell table:formula="of:=[.C68]/([.D68]-[.D67])" office:value-type="float" office:value="99826.2316837414" calcext:value-type="float">
            <text:p>99826.2316837414</text:p>
          </table:table-cell>
          <table:table-cell/>
          <table:table-cell office:value-type="float" office:value="1443133451.10281" calcext:value-type="float">
            <text:p>1443133451.10281</text:p>
          </table:table-cell>
          <table:table-cell table:formula="of:=[.G68]-[.$B$2]" office:value-type="float" office:value="26.3930778503418" calcext:value-type="float">
            <text:p>26.3930778503</text:p>
          </table:table-cell>
          <table:table-cell table:formula="of:=[.C68]/([.H68]-[.H67])" office:value-type="float" office:value="404142.377898326" calcext:value-type="float">
            <text:p>404142.377898326</text:p>
          </table:table-cell>
          <table:table-cell table:formula="of:=[.G68]-[.$B68]" office:value-type="float" office:value="7.78134393692017" calcext:value-type="float">
            <text:p>7.7813439369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33443.40383" calcext:value-type="float">
            <text:p>1443133443.40383</text:p>
          </table:table-cell>
          <table:table-cell office:value-type="float" office:value="8224" calcext:value-type="float">
            <text:p>8224</text:p>
          </table:table-cell>
          <table:table-cell table:formula="of:=[.B69]-[.$B$2]" office:value-type="float" office:value="18.6941068172455" calcext:value-type="float">
            <text:p>18.6941068172</text:p>
          </table:table-cell>
          <table:table-cell table:formula="of:=[.C69]/([.D69]-[.D68])" office:value-type="float" office:value="99838.6558957097" calcext:value-type="float">
            <text:p>99838.6558957097</text:p>
          </table:table-cell>
          <table:table-cell/>
          <table:table-cell office:value-type="float" office:value="1443133451.19871" calcext:value-type="float">
            <text:p>1443133451.19871</text:p>
          </table:table-cell>
          <table:table-cell table:formula="of:=[.G69]-[.$B$2]" office:value-type="float" office:value="26.4889793395996" calcext:value-type="float">
            <text:p>26.4889793396</text:p>
          </table:table-cell>
          <table:table-cell table:formula="of:=[.C69]/([.H69]-[.H68])" office:value-type="float" office:value="85754.6641209228" calcext:value-type="float">
            <text:p>85754.6641209228</text:p>
          </table:table-cell>
          <table:table-cell table:formula="of:=[.G69]-[.$B69]" office:value-type="float" office:value="7.79487252235413" calcext:value-type="float">
            <text:p>7.7948725224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33443.48622" calcext:value-type="float">
            <text:p>1443133443.48622</text:p>
          </table:table-cell>
          <table:table-cell office:value-type="float" office:value="8224" calcext:value-type="float">
            <text:p>8224</text:p>
          </table:table-cell>
          <table:table-cell table:formula="of:=[.B70]-[.$B$2]" office:value-type="float" office:value="18.7764909267426" calcext:value-type="float">
            <text:p>18.7764909267</text:p>
          </table:table-cell>
          <table:table-cell table:formula="of:=[.C70]/([.D70]-[.D69])" office:value-type="float" office:value="99825.076100294" calcext:value-type="float">
            <text:p>99825.076100294</text:p>
          </table:table-cell>
          <table:table-cell/>
          <table:table-cell office:value-type="float" office:value="1443133451.29447" calcext:value-type="float">
            <text:p>1443133451.29447</text:p>
          </table:table-cell>
          <table:table-cell table:formula="of:=[.G70]-[.$B$2]" office:value-type="float" office:value="26.584742307663" calcext:value-type="float">
            <text:p>26.5847423077</text:p>
          </table:table-cell>
          <table:table-cell table:formula="of:=[.C70]/([.H70]-[.H69])" office:value-type="float" office:value="85878.7082973368" calcext:value-type="float">
            <text:p>85878.7082973368</text:p>
          </table:table-cell>
          <table:table-cell table:formula="of:=[.G70]-[.$B70]" office:value-type="float" office:value="7.80825138092041" calcext:value-type="float">
            <text:p>7.808251380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33443.5686" calcext:value-type="float">
            <text:p>1443133443.5686</text:p>
          </table:table-cell>
          <table:table-cell office:value-type="float" office:value="8224" calcext:value-type="float">
            <text:p>8224</text:p>
          </table:table-cell>
          <table:table-cell table:formula="of:=[.B71]-[.$B$2]" office:value-type="float" office:value="18.8588676452637" calcext:value-type="float">
            <text:p>18.8588676453</text:p>
          </table:table-cell>
          <table:table-cell table:formula="of:=[.C71]/([.D71]-[.D70])" office:value-type="float" office:value="99834.0325718569" calcext:value-type="float">
            <text:p>99834.0325718569</text:p>
          </table:table-cell>
          <table:table-cell/>
          <table:table-cell office:value-type="float" office:value="1443133451.39038" calcext:value-type="float">
            <text:p>1443133451.39038</text:p>
          </table:table-cell>
          <table:table-cell table:formula="of:=[.G71]-[.$B$2]" office:value-type="float" office:value="26.6806516647339" calcext:value-type="float">
            <text:p>26.6806516647</text:p>
          </table:table-cell>
          <table:table-cell table:formula="of:=[.C71]/([.H71]-[.H70])" office:value-type="float" office:value="85747.6293362965" calcext:value-type="float">
            <text:p>85747.6293362965</text:p>
          </table:table-cell>
          <table:table-cell table:formula="of:=[.G71]-[.$B71]" office:value-type="float" office:value="7.82178401947022" calcext:value-type="float">
            <text:p>7.821784019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33443.65097" calcext:value-type="float">
            <text:p>1443133443.65097</text:p>
          </table:table-cell>
          <table:table-cell office:value-type="float" office:value="8224" calcext:value-type="float">
            <text:p>8224</text:p>
          </table:table-cell>
          <table:table-cell table:formula="of:=[.B72]-[.$B$2]" office:value-type="float" office:value="18.9412460327148" calcext:value-type="float">
            <text:p>18.9412460327</text:p>
          </table:table-cell>
          <table:table-cell table:formula="of:=[.C72]/([.D72]-[.D71])" office:value-type="float" office:value="99832.0100023154" calcext:value-type="float">
            <text:p>99832.0100023154</text:p>
          </table:table-cell>
          <table:table-cell/>
          <table:table-cell office:value-type="float" office:value="1443133451.48616" calcext:value-type="float">
            <text:p>1443133451.48616</text:p>
          </table:table-cell>
          <table:table-cell table:formula="of:=[.G72]-[.$B$2]" office:value-type="float" office:value="26.7764301300049" calcext:value-type="float">
            <text:p>26.77643013</text:p>
          </table:table-cell>
          <table:table-cell table:formula="of:=[.C72]/([.H72]-[.H71])" office:value-type="float" office:value="85864.8128964165" calcext:value-type="float">
            <text:p>85864.8128964165</text:p>
          </table:table-cell>
          <table:table-cell table:formula="of:=[.G72]-[.$B72]" office:value-type="float" office:value="7.83518409729004" calcext:value-type="float">
            <text:p>7.8351840973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33443.73335" calcext:value-type="float">
            <text:p>1443133443.73335</text:p>
          </table:table-cell>
          <table:table-cell office:value-type="float" office:value="8224" calcext:value-type="float">
            <text:p>8224</text:p>
          </table:table-cell>
          <table:table-cell table:formula="of:=[.B73]-[.$B$2]" office:value-type="float" office:value="19.0236222743988" calcext:value-type="float">
            <text:p>19.0236222744</text:p>
          </table:table-cell>
          <table:table-cell table:formula="of:=[.C73]/([.D73]-[.D72])" office:value-type="float" office:value="99834.6104639215" calcext:value-type="float">
            <text:p>99834.6104639215</text:p>
          </table:table-cell>
          <table:table-cell/>
          <table:table-cell office:value-type="float" office:value="1443133451.58196" calcext:value-type="float">
            <text:p>1443133451.58196</text:p>
          </table:table-cell>
          <table:table-cell table:formula="of:=[.G73]-[.$B$2]" office:value-type="float" office:value="26.8722338676453" calcext:value-type="float">
            <text:p>26.8722338676</text:p>
          </table:table-cell>
          <table:table-cell table:formula="of:=[.C73]/([.H73]-[.H72])" office:value-type="float" office:value="85842.1623472613" calcext:value-type="float">
            <text:p>85842.1623472613</text:p>
          </table:table-cell>
          <table:table-cell table:formula="of:=[.G73]-[.$B73]" office:value-type="float" office:value="7.84861159324646" calcext:value-type="float">
            <text:p>7.848611593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33443.81571" calcext:value-type="float">
            <text:p>1443133443.81571</text:p>
          </table:table-cell>
          <table:table-cell office:value-type="float" office:value="8224" calcext:value-type="float">
            <text:p>8224</text:p>
          </table:table-cell>
          <table:table-cell table:formula="of:=[.B74]-[.$B$2]" office:value-type="float" office:value="19.1059868335724" calcext:value-type="float">
            <text:p>19.1059868336</text:p>
          </table:table-cell>
          <table:table-cell table:formula="of:=[.C74]/([.D74]-[.D73])" office:value-type="float" office:value="99848.7709096804" calcext:value-type="float">
            <text:p>99848.7709096804</text:p>
          </table:table-cell>
          <table:table-cell/>
          <table:table-cell office:value-type="float" office:value="1443133451.67772" calcext:value-type="float">
            <text:p>1443133451.67772</text:p>
          </table:table-cell>
          <table:table-cell table:formula="of:=[.G74]-[.$B$2]" office:value-type="float" office:value="26.9679887294769" calcext:value-type="float">
            <text:p>26.9679887295</text:p>
          </table:table-cell>
          <table:table-cell table:formula="of:=[.C74]/([.H74]-[.H73])" office:value-type="float" office:value="85885.9784525366" calcext:value-type="float">
            <text:p>85885.9784525366</text:p>
          </table:table-cell>
          <table:table-cell table:formula="of:=[.G74]-[.$B74]" office:value-type="float" office:value="7.86200189590454" calcext:value-type="float">
            <text:p>7.862001895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33443.8981" calcext:value-type="float">
            <text:p>1443133443.8981</text:p>
          </table:table-cell>
          <table:table-cell office:value-type="float" office:value="8224" calcext:value-type="float">
            <text:p>8224</text:p>
          </table:table-cell>
          <table:table-cell table:formula="of:=[.B75]-[.$B$2]" office:value-type="float" office:value="19.188374042511" calcext:value-type="float">
            <text:p>19.1883740425</text:p>
          </table:table-cell>
          <table:table-cell table:formula="of:=[.C75]/([.D75]-[.D74])" office:value-type="float" office:value="99821.3206388526" calcext:value-type="float">
            <text:p>99821.3206388526</text:p>
          </table:table-cell>
          <table:table-cell/>
          <table:table-cell office:value-type="float" office:value="1443133451.77354" calcext:value-type="float">
            <text:p>1443133451.77354</text:p>
          </table:table-cell>
          <table:table-cell table:formula="of:=[.G75]-[.$B$2]" office:value-type="float" office:value="27.0638158321381" calcext:value-type="float">
            <text:p>27.0638158321</text:p>
          </table:table-cell>
          <table:table-cell table:formula="of:=[.C75]/([.H75]-[.H74])" office:value-type="float" office:value="85821.2319022312" calcext:value-type="float">
            <text:p>85821.2319022312</text:p>
          </table:table-cell>
          <table:table-cell table:formula="of:=[.G75]-[.$B75]" office:value-type="float" office:value="7.87544178962708" calcext:value-type="float">
            <text:p>7.8754417896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33443.98053" calcext:value-type="float">
            <text:p>1443133443.98053</text:p>
          </table:table-cell>
          <table:table-cell office:value-type="float" office:value="8224" calcext:value-type="float">
            <text:p>8224</text:p>
          </table:table-cell>
          <table:table-cell table:formula="of:=[.B76]-[.$B$2]" office:value-type="float" office:value="19.2708034515381" calcext:value-type="float">
            <text:p>19.2708034515</text:p>
          </table:table-cell>
          <table:table-cell table:formula="of:=[.C76]/([.D76]-[.D75])" office:value-type="float" office:value="99770.216686817" calcext:value-type="float">
            <text:p>99770.216686817</text:p>
          </table:table-cell>
          <table:table-cell/>
          <table:table-cell office:value-type="float" office:value="1443133451.86936" calcext:value-type="float">
            <text:p>1443133451.86936</text:p>
          </table:table-cell>
          <table:table-cell table:formula="of:=[.G76]-[.$B$2]" office:value-type="float" office:value="27.1596341133118" calcext:value-type="float">
            <text:p>27.1596341133</text:p>
          </table:table-cell>
          <table:table-cell table:formula="of:=[.C76]/([.H76]-[.H75])" office:value-type="float" office:value="85829.1330136778" calcext:value-type="float">
            <text:p>85829.1330136778</text:p>
          </table:table-cell>
          <table:table-cell table:formula="of:=[.G76]-[.$B76]" office:value-type="float" office:value="7.88883066177368" calcext:value-type="float">
            <text:p>7.8888306618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33444.06261" calcext:value-type="float">
            <text:p>1443133444.06261</text:p>
          </table:table-cell>
          <table:table-cell office:value-type="float" office:value="8224" calcext:value-type="float">
            <text:p>8224</text:p>
          </table:table-cell>
          <table:table-cell table:formula="of:=[.B77]-[.$B$2]" office:value-type="float" office:value="19.3528859615326" calcext:value-type="float">
            <text:p>19.3528859615</text:p>
          </table:table-cell>
          <table:table-cell table:formula="of:=[.C77]/([.D77]-[.D76])" office:value-type="float" office:value="100191.867921076" calcext:value-type="float">
            <text:p>100191.867921076</text:p>
          </table:table-cell>
          <table:table-cell/>
          <table:table-cell office:value-type="float" office:value="1443133451.96521" calcext:value-type="float">
            <text:p>1443133451.96521</text:p>
          </table:table-cell>
          <table:table-cell table:formula="of:=[.G77]-[.$B$2]" office:value-type="float" office:value="27.255481004715" calcext:value-type="float">
            <text:p>27.2554810047</text:p>
          </table:table-cell>
          <table:table-cell table:formula="of:=[.C77]/([.H77]-[.H76])" office:value-type="float" office:value="85803.5130780003" calcext:value-type="float">
            <text:p>85803.5130780003</text:p>
          </table:table-cell>
          <table:table-cell table:formula="of:=[.G77]-[.$B77]" office:value-type="float" office:value="7.90259504318237" calcext:value-type="float">
            <text:p>7.902595043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33444.14458" calcext:value-type="float">
            <text:p>1443133444.14458</text:p>
          </table:table-cell>
          <table:table-cell office:value-type="float" office:value="8224" calcext:value-type="float">
            <text:p>8224</text:p>
          </table:table-cell>
          <table:table-cell table:formula="of:=[.B78]-[.$B$2]" office:value-type="float" office:value="19.4348564147949" calcext:value-type="float">
            <text:p>19.4348564148</text:p>
          </table:table-cell>
          <table:table-cell table:formula="of:=[.C78]/([.D78]-[.D77])" office:value-type="float" office:value="100328.834021215" calcext:value-type="float">
            <text:p>100328.834021215</text:p>
          </table:table-cell>
          <table:table-cell/>
          <table:table-cell office:value-type="float" office:value="1443133452.06111" calcext:value-type="float">
            <text:p>1443133452.06111</text:p>
          </table:table-cell>
          <table:table-cell table:formula="of:=[.G78]-[.$B$2]" office:value-type="float" office:value="27.3513855934143" calcext:value-type="float">
            <text:p>27.3513855934</text:p>
          </table:table-cell>
          <table:table-cell table:formula="of:=[.C78]/([.H78]-[.H77])" office:value-type="float" office:value="85751.8927043428" calcext:value-type="float">
            <text:p>85751.8927043428</text:p>
          </table:table-cell>
          <table:table-cell table:formula="of:=[.G78]-[.$B78]" office:value-type="float" office:value="7.91652917861939" calcext:value-type="float">
            <text:p>7.916529178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33444.22655" calcext:value-type="float">
            <text:p>1443133444.22655</text:p>
          </table:table-cell>
          <table:table-cell office:value-type="float" office:value="8224" calcext:value-type="float">
            <text:p>8224</text:p>
          </table:table-cell>
          <table:table-cell table:formula="of:=[.B79]-[.$B$2]" office:value-type="float" office:value="19.51682305336" calcext:value-type="float">
            <text:p>19.5168230534</text:p>
          </table:table-cell>
          <table:table-cell table:formula="of:=[.C79]/([.D79]-[.D78])" office:value-type="float" office:value="100333.503288316" calcext:value-type="float">
            <text:p>100333.503288316</text:p>
          </table:table-cell>
          <table:table-cell/>
          <table:table-cell office:value-type="float" office:value="1443133452.07689" calcext:value-type="float">
            <text:p>1443133452.07689</text:p>
          </table:table-cell>
          <table:table-cell table:formula="of:=[.G79]-[.$B$2]" office:value-type="float" office:value="27.3671641349792" calcext:value-type="float">
            <text:p>27.367164135</text:p>
          </table:table-cell>
          <table:table-cell table:formula="of:=[.C79]/([.H79]-[.H78])" office:value-type="float" office:value="521214.205137504" calcext:value-type="float">
            <text:p>521214.205137504</text:p>
          </table:table-cell>
          <table:table-cell table:formula="of:=[.G79]-[.$B79]" office:value-type="float" office:value="7.85034108161926" calcext:value-type="float">
            <text:p>7.850341081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33444.30855" calcext:value-type="float">
            <text:p>1443133444.30855</text:p>
          </table:table-cell>
          <table:table-cell office:value-type="float" office:value="8224" calcext:value-type="float">
            <text:p>8224</text:p>
          </table:table-cell>
          <table:table-cell table:formula="of:=[.B80]-[.$B$2]" office:value-type="float" office:value="19.5988190174103" calcext:value-type="float">
            <text:p>19.5988190174</text:p>
          </table:table-cell>
          <table:table-cell table:formula="of:=[.C80]/([.D80]-[.D79])" office:value-type="float" office:value="100297.619465218" calcext:value-type="float">
            <text:p>100297.619465218</text:p>
          </table:table-cell>
          <table:table-cell/>
          <table:table-cell office:value-type="float" office:value="1443133452.09268" calcext:value-type="float">
            <text:p>1443133452.09268</text:p>
          </table:table-cell>
          <table:table-cell table:formula="of:=[.G80]-[.$B$2]" office:value-type="float" office:value="27.3829481601715" calcext:value-type="float">
            <text:p>27.3829481602</text:p>
          </table:table-cell>
          <table:table-cell table:formula="of:=[.C80]/([.H80]-[.H79])" office:value-type="float" office:value="521033.126837152" calcext:value-type="float">
            <text:p>521033.126837152</text:p>
          </table:table-cell>
          <table:table-cell table:formula="of:=[.G80]-[.$B80]" office:value-type="float" office:value="7.78412914276123" calcext:value-type="float">
            <text:p>7.784129142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33444.39051" calcext:value-type="float">
            <text:p>1443133444.39051</text:p>
          </table:table-cell>
          <table:table-cell office:value-type="float" office:value="8224" calcext:value-type="float">
            <text:p>8224</text:p>
          </table:table-cell>
          <table:table-cell table:formula="of:=[.B81]-[.$B$2]" office:value-type="float" office:value="19.6807837486267" calcext:value-type="float">
            <text:p>19.6807837486</text:p>
          </table:table-cell>
          <table:table-cell table:formula="of:=[.C81]/([.D81]-[.D80])" office:value-type="float" office:value="100335.83808485" calcext:value-type="float">
            <text:p>100335.83808485</text:p>
          </table:table-cell>
          <table:table-cell/>
          <table:table-cell office:value-type="float" office:value="1443133452.10846" calcext:value-type="float">
            <text:p>1443133452.10846</text:p>
          </table:table-cell>
          <table:table-cell table:formula="of:=[.G81]-[.$B$2]" office:value-type="float" office:value="27.3987336158752" calcext:value-type="float">
            <text:p>27.3987336159</text:p>
          </table:table-cell>
          <table:table-cell table:formula="of:=[.C81]/([.H81]-[.H80])" office:value-type="float" office:value="520985.90971016" calcext:value-type="float">
            <text:p>520985.90971016</text:p>
          </table:table-cell>
          <table:table-cell table:formula="of:=[.G81]-[.$B81]" office:value-type="float" office:value="7.71794986724854" calcext:value-type="float">
            <text:p>7.717949867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33444.47253" calcext:value-type="float">
            <text:p>1443133444.47253</text:p>
          </table:table-cell>
          <table:table-cell office:value-type="float" office:value="8224" calcext:value-type="float">
            <text:p>8224</text:p>
          </table:table-cell>
          <table:table-cell table:formula="of:=[.B82]-[.$B$2]" office:value-type="float" office:value="19.7627990245819" calcext:value-type="float">
            <text:p>19.7627990246</text:p>
          </table:table-cell>
          <table:table-cell table:formula="of:=[.C82]/([.D82]-[.D81])" office:value-type="float" office:value="100274.002668628" calcext:value-type="float">
            <text:p>100274.002668628</text:p>
          </table:table-cell>
          <table:table-cell/>
          <table:table-cell office:value-type="float" office:value="1443133452.12425" calcext:value-type="float">
            <text:p>1443133452.12425</text:p>
          </table:table-cell>
          <table:table-cell table:formula="of:=[.G82]-[.$B$2]" office:value-type="float" office:value="27.4145214557648" calcext:value-type="float">
            <text:p>27.4145214558</text:p>
          </table:table-cell>
          <table:table-cell table:formula="of:=[.C82]/([.H82]-[.H81])" office:value-type="float" office:value="520907.23351304" calcext:value-type="float">
            <text:p>520907.23351304</text:p>
          </table:table-cell>
          <table:table-cell table:formula="of:=[.G82]-[.$B82]" office:value-type="float" office:value="7.65172243118286" calcext:value-type="float">
            <text:p>7.6517224312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33444.55453" calcext:value-type="float">
            <text:p>1443133444.55453</text:p>
          </table:table-cell>
          <table:table-cell office:value-type="float" office:value="8224" calcext:value-type="float">
            <text:p>8224</text:p>
          </table:table-cell>
          <table:table-cell table:formula="of:=[.B83]-[.$B$2]" office:value-type="float" office:value="19.8448007106781" calcext:value-type="float">
            <text:p>19.8448007107</text:p>
          </table:table-cell>
          <table:table-cell table:formula="of:=[.C83]/([.D83]-[.D82])" office:value-type="float" office:value="100290.620736175" calcext:value-type="float">
            <text:p>100290.620736175</text:p>
          </table:table-cell>
          <table:table-cell/>
          <table:table-cell office:value-type="float" office:value="1443133452.15743" calcext:value-type="float">
            <text:p>1443133452.15743</text:p>
          </table:table-cell>
          <table:table-cell table:formula="of:=[.G83]-[.$B$2]" office:value-type="float" office:value="27.4477038383484" calcext:value-type="float">
            <text:p>27.4477038383</text:p>
          </table:table-cell>
          <table:table-cell table:formula="of:=[.C83]/([.H83]-[.H82])" office:value-type="float" office:value="247842.359700238" calcext:value-type="float">
            <text:p>247842.359700238</text:p>
          </table:table-cell>
          <table:table-cell table:formula="of:=[.G83]-[.$B83]" office:value-type="float" office:value="7.60290312767029" calcext:value-type="float">
            <text:p>7.602903127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33444.63653" calcext:value-type="float">
            <text:p>1443133444.63653</text:p>
          </table:table-cell>
          <table:table-cell office:value-type="float" office:value="8224" calcext:value-type="float">
            <text:p>8224</text:p>
          </table:table-cell>
          <table:table-cell table:formula="of:=[.B84]-[.$B$2]" office:value-type="float" office:value="19.9268002510071" calcext:value-type="float">
            <text:p>19.926800251</text:p>
          </table:table-cell>
          <table:table-cell table:formula="of:=[.C84]/([.D84]-[.D83])" office:value-type="float" office:value="100293.245145102" calcext:value-type="float">
            <text:p>100293.245145102</text:p>
          </table:table-cell>
          <table:table-cell/>
          <table:table-cell office:value-type="float" office:value="1443133452.24616" calcext:value-type="float">
            <text:p>1443133452.24616</text:p>
          </table:table-cell>
          <table:table-cell table:formula="of:=[.G84]-[.$B$2]" office:value-type="float" office:value="27.5364367961884" calcext:value-type="float">
            <text:p>27.5364367962</text:p>
          </table:table-cell>
          <table:table-cell table:formula="of:=[.C84]/([.H84]-[.H83])" office:value-type="float" office:value="92682.586044662" calcext:value-type="float">
            <text:p>92682.586044662</text:p>
          </table:table-cell>
          <table:table-cell table:formula="of:=[.G84]-[.$B84]" office:value-type="float" office:value="7.60963654518127" calcext:value-type="float">
            <text:p>7.609636545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33444.71851" calcext:value-type="float">
            <text:p>1443133444.71851</text:p>
          </table:table-cell>
          <table:table-cell office:value-type="float" office:value="8224" calcext:value-type="float">
            <text:p>8224</text:p>
          </table:table-cell>
          <table:table-cell table:formula="of:=[.B85]-[.$B$2]" office:value-type="float" office:value="20.0087804794312" calcext:value-type="float">
            <text:p>20.0087804794</text:p>
          </table:table-cell>
          <table:table-cell table:formula="of:=[.C85]/([.D85]-[.D84])" office:value-type="float" office:value="100316.871007707" calcext:value-type="float">
            <text:p>100316.871007707</text:p>
          </table:table-cell>
          <table:table-cell/>
          <table:table-cell office:value-type="float" office:value="1443133452.33491" calcext:value-type="float">
            <text:p>1443133452.33491</text:p>
          </table:table-cell>
          <table:table-cell table:formula="of:=[.G85]-[.$B$2]" office:value-type="float" office:value="27.6251857280731" calcext:value-type="float">
            <text:p>27.6251857281</text:p>
          </table:table-cell>
          <table:table-cell table:formula="of:=[.C85]/([.H85]-[.H84])" office:value-type="float" office:value="92665.9039759295" calcext:value-type="float">
            <text:p>92665.9039759295</text:p>
          </table:table-cell>
          <table:table-cell table:formula="of:=[.G85]-[.$B85]" office:value-type="float" office:value="7.61640524864197" calcext:value-type="float">
            <text:p>7.616405248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33444.80051" calcext:value-type="float">
            <text:p>1443133444.80051</text:p>
          </table:table-cell>
          <table:table-cell office:value-type="float" office:value="8224" calcext:value-type="float">
            <text:p>8224</text:p>
          </table:table-cell>
          <table:table-cell table:formula="of:=[.B86]-[.$B$2]" office:value-type="float" office:value="20.0907788276672" calcext:value-type="float">
            <text:p>20.0907788277</text:p>
          </table:table-cell>
          <table:table-cell table:formula="of:=[.C86]/([.D86]-[.D85])" office:value-type="float" office:value="100294.703209411" calcext:value-type="float">
            <text:p>100294.703209411</text:p>
          </table:table-cell>
          <table:table-cell/>
          <table:table-cell office:value-type="float" office:value="1443133452.42349" calcext:value-type="float">
            <text:p>1443133452.42349</text:p>
          </table:table-cell>
          <table:table-cell table:formula="of:=[.G86]-[.$B$2]" office:value-type="float" office:value="27.7137660980225" calcext:value-type="float">
            <text:p>27.713766098</text:p>
          </table:table-cell>
          <table:table-cell table:formula="of:=[.C86]/([.H86]-[.H85])" office:value-type="float" office:value="92842.2403824156" calcext:value-type="float">
            <text:p>92842.2403824156</text:p>
          </table:table-cell>
          <table:table-cell table:formula="of:=[.G86]-[.$B86]" office:value-type="float" office:value="7.62298727035522" calcext:value-type="float">
            <text:p>7.622987270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33444.88249" calcext:value-type="float">
            <text:p>1443133444.88249</text:p>
          </table:table-cell>
          <table:table-cell office:value-type="float" office:value="8224" calcext:value-type="float">
            <text:p>8224</text:p>
          </table:table-cell>
          <table:table-cell table:formula="of:=[.B87]-[.$B$2]" office:value-type="float" office:value="20.1727588176727" calcext:value-type="float">
            <text:p>20.1727588177</text:p>
          </table:table-cell>
          <table:table-cell table:formula="of:=[.C87]/([.D87]-[.D86])" office:value-type="float" office:value="100317.162754581" calcext:value-type="float">
            <text:p>100317.162754581</text:p>
          </table:table-cell>
          <table:table-cell/>
          <table:table-cell office:value-type="float" office:value="1443133452.51216" calcext:value-type="float">
            <text:p>1443133452.51216</text:p>
          </table:table-cell>
          <table:table-cell table:formula="of:=[.G87]-[.$B$2]" office:value-type="float" office:value="27.8024365901947" calcext:value-type="float">
            <text:p>27.8024365902</text:p>
          </table:table-cell>
          <table:table-cell table:formula="of:=[.C87]/([.H87]-[.H86])" office:value-type="float" office:value="92747.8781106232" calcext:value-type="float">
            <text:p>92747.8781106232</text:p>
          </table:table-cell>
          <table:table-cell table:formula="of:=[.G87]-[.$B87]" office:value-type="float" office:value="7.62967777252197" calcext:value-type="float">
            <text:p>7.629677772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33444.9645" calcext:value-type="float">
            <text:p>1443133444.9645</text:p>
          </table:table-cell>
          <table:table-cell office:value-type="float" office:value="8224" calcext:value-type="float">
            <text:p>8224</text:p>
          </table:table-cell>
          <table:table-cell table:formula="of:=[.B88]-[.$B$2]" office:value-type="float" office:value="20.2547681331635" calcext:value-type="float">
            <text:p>20.2547681332</text:p>
          </table:table-cell>
          <table:table-cell table:formula="of:=[.C88]/([.D88]-[.D87])" office:value-type="float" office:value="100281.290616678" calcext:value-type="float">
            <text:p>100281.290616678</text:p>
          </table:table-cell>
          <table:table-cell/>
          <table:table-cell office:value-type="float" office:value="1443133452.60087" calcext:value-type="float">
            <text:p>1443133452.60087</text:p>
          </table:table-cell>
          <table:table-cell table:formula="of:=[.G88]-[.$B$2]" office:value-type="float" office:value="27.8911454677582" calcext:value-type="float">
            <text:p>27.8911454678</text:p>
          </table:table-cell>
          <table:table-cell table:formula="of:=[.C88]/([.H88]-[.H87])" office:value-type="float" office:value="92707.7449955923" calcext:value-type="float">
            <text:p>92707.7449955923</text:p>
          </table:table-cell>
          <table:table-cell table:formula="of:=[.G88]-[.$B88]" office:value-type="float" office:value="7.63637733459473" calcext:value-type="float">
            <text:p>7.636377334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33445.04451" calcext:value-type="float">
            <text:p>1443133445.04451</text:p>
          </table:table-cell>
          <table:table-cell office:value-type="float" office:value="8224" calcext:value-type="float">
            <text:p>8224</text:p>
          </table:table-cell>
          <table:table-cell table:formula="of:=[.B89]-[.$B$2]" office:value-type="float" office:value="20.3347856998444" calcext:value-type="float">
            <text:p>20.3347856998</text:p>
          </table:table-cell>
          <table:table-cell table:formula="of:=[.C89]/([.D89]-[.D88])" office:value-type="float" office:value="102777.431770644" calcext:value-type="float">
            <text:p>102777.431770644</text:p>
          </table:table-cell>
          <table:table-cell/>
          <table:table-cell office:value-type="float" office:value="1443133452.68953" calcext:value-type="float">
            <text:p>1443133452.68953</text:p>
          </table:table-cell>
          <table:table-cell table:formula="of:=[.G89]-[.$B$2]" office:value-type="float" office:value="27.9798059463501" calcext:value-type="float">
            <text:p>27.9798059464</text:p>
          </table:table-cell>
          <table:table-cell table:formula="of:=[.C89]/([.H89]-[.H88])" office:value-type="float" office:value="92758.3533341042" calcext:value-type="float">
            <text:p>92758.3533341042</text:p>
          </table:table-cell>
          <table:table-cell table:formula="of:=[.G89]-[.$B89]" office:value-type="float" office:value="7.64502024650574" calcext:value-type="float">
            <text:p>7.6450202465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33445.12309" calcext:value-type="float">
            <text:p>1443133445.12309</text:p>
          </table:table-cell>
          <table:table-cell office:value-type="float" office:value="8224" calcext:value-type="float">
            <text:p>8224</text:p>
          </table:table-cell>
          <table:table-cell table:formula="of:=[.B90]-[.$B$2]" office:value-type="float" office:value="20.4133582115173" calcext:value-type="float">
            <text:p>20.4133582115</text:p>
          </table:table-cell>
          <table:table-cell table:formula="of:=[.C90]/([.D90]-[.D89])" office:value-type="float" office:value="104667.648073019" calcext:value-type="float">
            <text:p>104667.648073019</text:p>
          </table:table-cell>
          <table:table-cell/>
          <table:table-cell office:value-type="float" office:value="1443133452.77821" calcext:value-type="float">
            <text:p>1443133452.77821</text:p>
          </table:table-cell>
          <table:table-cell table:formula="of:=[.G90]-[.$B$2]" office:value-type="float" office:value="28.0684788227081" calcext:value-type="float">
            <text:p>28.0684788227</text:p>
          </table:table-cell>
          <table:table-cell table:formula="of:=[.C90]/([.H90]-[.H89])" office:value-type="float" office:value="92745.3843585062" calcext:value-type="float">
            <text:p>92745.3843585062</text:p>
          </table:table-cell>
          <table:table-cell table:formula="of:=[.G90]-[.$B90]" office:value-type="float" office:value="7.6551206111908" calcext:value-type="float">
            <text:p>7.655120611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33445.20157" calcext:value-type="float">
            <text:p>1443133445.20157</text:p>
          </table:table-cell>
          <table:table-cell office:value-type="float" office:value="8224" calcext:value-type="float">
            <text:p>8224</text:p>
          </table:table-cell>
          <table:table-cell table:formula="of:=[.B91]-[.$B$2]" office:value-type="float" office:value="20.4918386936188" calcext:value-type="float">
            <text:p>20.4918386936</text:p>
          </table:table-cell>
          <table:table-cell table:formula="of:=[.C91]/([.D91]-[.D90])" office:value-type="float" office:value="104790.385835933" calcext:value-type="float">
            <text:p>104790.385835933</text:p>
          </table:table-cell>
          <table:table-cell/>
          <table:table-cell office:value-type="float" office:value="1443133452.86694" calcext:value-type="float">
            <text:p>1443133452.86694</text:p>
          </table:table-cell>
          <table:table-cell table:formula="of:=[.G91]-[.$B$2]" office:value-type="float" office:value="28.1572117805481" calcext:value-type="float">
            <text:p>28.1572117805</text:p>
          </table:table-cell>
          <table:table-cell table:formula="of:=[.C91]/([.H91]-[.H90])" office:value-type="float" office:value="92682.586044662" calcext:value-type="float">
            <text:p>92682.586044662</text:p>
          </table:table-cell>
          <table:table-cell table:formula="of:=[.G91]-[.$B91]" office:value-type="float" office:value="7.66537308692932" calcext:value-type="float">
            <text:p>7.665373086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33445.28003" calcext:value-type="float">
            <text:p>1443133445.28003</text:p>
          </table:table-cell>
          <table:table-cell office:value-type="float" office:value="8224" calcext:value-type="float">
            <text:p>8224</text:p>
          </table:table-cell>
          <table:table-cell table:formula="of:=[.B92]-[.$B$2]" office:value-type="float" office:value="20.5703029632568" calcext:value-type="float">
            <text:p>20.5703029633</text:p>
          </table:table-cell>
          <table:table-cell table:formula="of:=[.C92]/([.D92]-[.D91])" office:value-type="float" office:value="104812.037860487" calcext:value-type="float">
            <text:p>104812.037860487</text:p>
          </table:table-cell>
          <table:table-cell/>
          <table:table-cell office:value-type="float" office:value="1443133452.95561" calcext:value-type="float">
            <text:p>1443133452.95561</text:p>
          </table:table-cell>
          <table:table-cell table:formula="of:=[.G92]-[.$B$2]" office:value-type="float" office:value="28.2458863258362" calcext:value-type="float">
            <text:p>28.2458863258</text:p>
          </table:table-cell>
          <table:table-cell table:formula="of:=[.C92]/([.H92]-[.H91])" office:value-type="float" office:value="92743.6388118131" calcext:value-type="float">
            <text:p>92743.6388118131</text:p>
          </table:table-cell>
          <table:table-cell table:formula="of:=[.G92]-[.$B92]" office:value-type="float" office:value="7.67558336257935" calcext:value-type="float">
            <text:p>7.675583362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33445.35849" calcext:value-type="float">
            <text:p>1443133445.35849</text:p>
          </table:table-cell>
          <table:table-cell office:value-type="float" office:value="8224" calcext:value-type="float">
            <text:p>8224</text:p>
          </table:table-cell>
          <table:table-cell table:formula="of:=[.B93]-[.$B$2]" office:value-type="float" office:value="20.6487646102905" calcext:value-type="float">
            <text:p>20.6487646103</text:p>
          </table:table-cell>
          <table:table-cell table:formula="of:=[.C93]/([.D93]-[.D92])" office:value-type="float" office:value="104815.54123467" calcext:value-type="float">
            <text:p>104815.54123467</text:p>
          </table:table-cell>
          <table:table-cell/>
          <table:table-cell office:value-type="float" office:value="1443133453.04425" calcext:value-type="float">
            <text:p>1443133453.04425</text:p>
          </table:table-cell>
          <table:table-cell table:formula="of:=[.G93]-[.$B$2]" office:value-type="float" office:value="28.334525346756" calcext:value-type="float">
            <text:p>28.3345253468</text:p>
          </table:table-cell>
          <table:table-cell table:formula="of:=[.C93]/([.H93]-[.H92])" office:value-type="float" office:value="92780.8082113299" calcext:value-type="float">
            <text:p>92780.8082113299</text:p>
          </table:table-cell>
          <table:table-cell table:formula="of:=[.G93]-[.$B93]" office:value-type="float" office:value="7.68576073646545" calcext:value-type="float">
            <text:p>7.685760736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33445.43696" calcext:value-type="float">
            <text:p>1443133445.43696</text:p>
          </table:table-cell>
          <table:table-cell office:value-type="float" office:value="8224" calcext:value-type="float">
            <text:p>8224</text:p>
          </table:table-cell>
          <table:table-cell table:formula="of:=[.B94]-[.$B$2]" office:value-type="float" office:value="20.7272300720215" calcext:value-type="float">
            <text:p>20.727230072</text:p>
          </table:table-cell>
          <table:table-cell table:formula="of:=[.C94]/([.D94]-[.D93])" office:value-type="float" office:value="104810.445495096" calcext:value-type="float">
            <text:p>104810.445495096</text:p>
          </table:table-cell>
          <table:table-cell/>
          <table:table-cell office:value-type="float" office:value="1443133453.05868" calcext:value-type="float">
            <text:p>1443133453.05868</text:p>
          </table:table-cell>
          <table:table-cell table:formula="of:=[.G94]-[.$B$2]" office:value-type="float" office:value="28.3489558696747" calcext:value-type="float">
            <text:p>28.3489558697</text:p>
          </table:table-cell>
          <table:table-cell table:formula="of:=[.C94]/([.H94]-[.H93])" office:value-type="float" office:value="569903.117602353" calcext:value-type="float">
            <text:p>569903.117602353</text:p>
          </table:table-cell>
          <table:table-cell table:formula="of:=[.G94]-[.$B94]" office:value-type="float" office:value="7.6217257976532" calcext:value-type="float">
            <text:p>7.6217257977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33445.51542" calcext:value-type="float">
            <text:p>1443133445.51542</text:p>
          </table:table-cell>
          <table:table-cell office:value-type="float" office:value="8224" calcext:value-type="float">
            <text:p>8224</text:p>
          </table:table-cell>
          <table:table-cell table:formula="of:=[.B95]-[.$B$2]" office:value-type="float" office:value="20.8056879043579" calcext:value-type="float">
            <text:p>20.8056879044</text:p>
          </table:table-cell>
          <table:table-cell table:formula="of:=[.C95]/([.D95]-[.D94])" office:value-type="float" office:value="104820.637469764" calcext:value-type="float">
            <text:p>104820.637469764</text:p>
          </table:table-cell>
          <table:table-cell/>
          <table:table-cell office:value-type="float" office:value="1443133453.07311" calcext:value-type="float">
            <text:p>1443133453.07311</text:p>
          </table:table-cell>
          <table:table-cell table:formula="of:=[.G95]-[.$B$2]" office:value-type="float" office:value="28.363383769989" calcext:value-type="float">
            <text:p>28.36338377</text:p>
          </table:table-cell>
          <table:table-cell table:formula="of:=[.C95]/([.H95]-[.H94])" office:value-type="float" office:value="570006.710666777" calcext:value-type="float">
            <text:p>570006.710666777</text:p>
          </table:table-cell>
          <table:table-cell table:formula="of:=[.G95]-[.$B95]" office:value-type="float" office:value="7.5576958656311" calcext:value-type="float">
            <text:p>7.5576958656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33445.59388" calcext:value-type="float">
            <text:p>1443133445.59388</text:p>
          </table:table-cell>
          <table:table-cell office:value-type="float" office:value="8224" calcext:value-type="float">
            <text:p>8224</text:p>
          </table:table-cell>
          <table:table-cell table:formula="of:=[.B96]-[.$B$2]" office:value-type="float" office:value="20.8841485977173" calcext:value-type="float">
            <text:p>20.8841485977</text:p>
          </table:table-cell>
          <table:table-cell table:formula="of:=[.C96]/([.D96]-[.D95])" office:value-type="float" office:value="104816.815246986" calcext:value-type="float">
            <text:p>104816.815246986</text:p>
          </table:table-cell>
          <table:table-cell/>
          <table:table-cell office:value-type="float" office:value="1443133453.08754" calcext:value-type="float">
            <text:p>1443133453.08754</text:p>
          </table:table-cell>
          <table:table-cell table:formula="of:=[.G96]-[.$B$2]" office:value-type="float" office:value="28.3778111934662" calcext:value-type="float">
            <text:p>28.3778111935</text:p>
          </table:table-cell>
          <table:table-cell table:formula="of:=[.C96]/([.H96]-[.H95])" office:value-type="float" office:value="570025.549815742" calcext:value-type="float">
            <text:p>570025.549815742</text:p>
          </table:table-cell>
          <table:table-cell table:formula="of:=[.G96]-[.$B96]" office:value-type="float" office:value="7.4936625957489" calcext:value-type="float">
            <text:p>7.4936625957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33445.67238" calcext:value-type="float">
            <text:p>1443133445.67238</text:p>
          </table:table-cell>
          <table:table-cell office:value-type="float" office:value="8224" calcext:value-type="float">
            <text:p>8224</text:p>
          </table:table-cell>
          <table:table-cell table:formula="of:=[.B97]-[.$B$2]" office:value-type="float" office:value="20.9626519680023" calcext:value-type="float">
            <text:p>20.962651968</text:p>
          </table:table-cell>
          <table:table-cell table:formula="of:=[.C97]/([.D97]-[.D96])" office:value-type="float" office:value="104759.833496828" calcext:value-type="float">
            <text:p>104759.833496828</text:p>
          </table:table-cell>
          <table:table-cell/>
          <table:table-cell office:value-type="float" office:value="1443133453.10197" calcext:value-type="float">
            <text:p>1443133453.10197</text:p>
          </table:table-cell>
          <table:table-cell table:formula="of:=[.G97]-[.$B$2]" office:value-type="float" office:value="28.392237663269" calcext:value-type="float">
            <text:p>28.3922376633</text:p>
          </table:table-cell>
          <table:table-cell table:formula="of:=[.C97]/([.H97]-[.H96])" office:value-type="float" office:value="570063.231849808" calcext:value-type="float">
            <text:p>570063.231849808</text:p>
          </table:table-cell>
          <table:table-cell table:formula="of:=[.G97]-[.$B97]" office:value-type="float" office:value="7.42958569526672" calcext:value-type="float">
            <text:p>7.4295856953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33445.75084" calcext:value-type="float">
            <text:p>1443133445.75084</text:p>
          </table:table-cell>
          <table:table-cell office:value-type="float" office:value="8224" calcext:value-type="float">
            <text:p>8224</text:p>
          </table:table-cell>
          <table:table-cell table:formula="of:=[.B98]-[.$B$2]" office:value-type="float" office:value="21.0411105155945" calcext:value-type="float">
            <text:p>21.0411105156</text:p>
          </table:table-cell>
          <table:table-cell table:formula="of:=[.C98]/([.D98]-[.D97])" office:value-type="float" office:value="104819.681887936" calcext:value-type="float">
            <text:p>104819.681887936</text:p>
          </table:table-cell>
          <table:table-cell/>
          <table:table-cell office:value-type="float" office:value="1443133453.13492" calcext:value-type="float">
            <text:p>1443133453.13492</text:p>
          </table:table-cell>
          <table:table-cell table:formula="of:=[.G98]-[.$B$2]" office:value-type="float" office:value="28.4251952171326" calcext:value-type="float">
            <text:p>28.4251952171</text:p>
          </table:table-cell>
          <table:table-cell table:formula="of:=[.C98]/([.H98]-[.H97])" office:value-type="float" office:value="249533.08228077" calcext:value-type="float">
            <text:p>249533.08228077</text:p>
          </table:table-cell>
          <table:table-cell table:formula="of:=[.G98]-[.$B98]" office:value-type="float" office:value="7.38408470153809" calcext:value-type="float">
            <text:p>7.3840847015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33445.8293" calcext:value-type="float">
            <text:p>1443133445.8293</text:p>
          </table:table-cell>
          <table:table-cell office:value-type="float" office:value="8224" calcext:value-type="float">
            <text:p>8224</text:p>
          </table:table-cell>
          <table:table-cell table:formula="of:=[.B99]-[.$B$2]" office:value-type="float" office:value="21.1195709705353" calcext:value-type="float">
            <text:p>21.1195709705</text:p>
          </table:table-cell>
          <table:table-cell table:formula="of:=[.C99]/([.D99]-[.D98])" office:value-type="float" office:value="104817.133754904" calcext:value-type="float">
            <text:p>104817.133754904</text:p>
          </table:table-cell>
          <table:table-cell/>
          <table:table-cell office:value-type="float" office:value="1443133453.21822" calcext:value-type="float">
            <text:p>1443133453.21822</text:p>
          </table:table-cell>
          <table:table-cell table:formula="of:=[.G99]-[.$B$2]" office:value-type="float" office:value="28.5084936618805" calcext:value-type="float">
            <text:p>28.5084936619</text:p>
          </table:table-cell>
          <table:table-cell table:formula="of:=[.C99]/([.H99]-[.H98])" office:value-type="float" office:value="98729.3343217537" calcext:value-type="float">
            <text:p>98729.3343217537</text:p>
          </table:table-cell>
          <table:table-cell table:formula="of:=[.G99]-[.$B99]" office:value-type="float" office:value="7.38892269134522" calcext:value-type="float">
            <text:p>7.3889226913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33445.90777" calcext:value-type="float">
            <text:p>1443133445.90777</text:p>
          </table:table-cell>
          <table:table-cell office:value-type="float" office:value="8224" calcext:value-type="float">
            <text:p>8224</text:p>
          </table:table-cell>
          <table:table-cell table:formula="of:=[.B100]-[.$B$2]" office:value-type="float" office:value="21.198046207428" calcext:value-type="float">
            <text:p>21.1980462074</text:p>
          </table:table-cell>
          <table:table-cell table:formula="of:=[.C100]/([.D100]-[.D99])" office:value-type="float" office:value="104797.389923712" calcext:value-type="float">
            <text:p>104797.389923712</text:p>
          </table:table-cell>
          <table:table-cell/>
          <table:table-cell office:value-type="float" office:value="1443133453.30157" calcext:value-type="float">
            <text:p>1443133453.30157</text:p>
          </table:table-cell>
          <table:table-cell table:formula="of:=[.G100]-[.$B$2]" office:value-type="float" office:value="28.5918405056" calcext:value-type="float">
            <text:p>28.5918405056</text:p>
          </table:table-cell>
          <table:table-cell table:formula="of:=[.C100]/([.H100]-[.H99])" office:value-type="float" office:value="98672.0028376747" calcext:value-type="float">
            <text:p>98672.0028376747</text:p>
          </table:table-cell>
          <table:table-cell table:formula="of:=[.G100]-[.$B100]" office:value-type="float" office:value="7.393794298172" calcext:value-type="float">
            <text:p>7.393794298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33445.98624" calcext:value-type="float">
            <text:p>1443133445.98624</text:p>
          </table:table-cell>
          <table:table-cell office:value-type="float" office:value="8224" calcext:value-type="float">
            <text:p>8224</text:p>
          </table:table-cell>
          <table:table-cell table:formula="of:=[.B101]-[.$B$2]" office:value-type="float" office:value="21.2765123844147" calcext:value-type="float">
            <text:p>21.2765123844</text:p>
          </table:table-cell>
          <table:table-cell table:formula="of:=[.C101]/([.D101]-[.D100])" office:value-type="float" office:value="104809.490099085" calcext:value-type="float">
            <text:p>104809.490099085</text:p>
          </table:table-cell>
          <table:table-cell/>
          <table:table-cell office:value-type="float" office:value="1443133453.38496" calcext:value-type="float">
            <text:p>1443133453.38496</text:p>
          </table:table-cell>
          <table:table-cell table:formula="of:=[.G101]-[.$B$2]" office:value-type="float" office:value="28.6752352714539" calcext:value-type="float">
            <text:p>28.6752352715</text:p>
          </table:table-cell>
          <table:table-cell table:formula="of:=[.C101]/([.H101]-[.H100])" office:value-type="float" office:value="98615.3017613778" calcext:value-type="float">
            <text:p>98615.3017613778</text:p>
          </table:table-cell>
          <table:table-cell table:formula="of:=[.G101]-[.$B101]" office:value-type="float" office:value="7.39872288703918" calcext:value-type="float">
            <text:p>7.39872288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33446.06179" calcext:value-type="float">
            <text:p>1443133446.06179</text:p>
          </table:table-cell>
          <table:table-cell office:value-type="float" office:value="8224" calcext:value-type="float">
            <text:p>8224</text:p>
          </table:table-cell>
          <table:table-cell table:formula="of:=[.B102]-[.$B$2]" office:value-type="float" office:value="21.3520607948303" calcext:value-type="float">
            <text:p>21.3520607948</text:p>
          </table:table-cell>
          <table:table-cell table:formula="of:=[.C102]/([.D102]-[.D101])" office:value-type="float" office:value="108857.353248778" calcext:value-type="float">
            <text:p>108857.353248778</text:p>
          </table:table-cell>
          <table:table-cell/>
          <table:table-cell office:value-type="float" office:value="1443133453.46834" calcext:value-type="float">
            <text:p>1443133453.46834</text:p>
          </table:table-cell>
          <table:table-cell table:formula="of:=[.G102]-[.$B$2]" office:value-type="float" office:value="28.7586076259613" calcext:value-type="float">
            <text:p>28.758607626</text:p>
          </table:table-cell>
          <table:table-cell table:formula="of:=[.C102]/([.H102]-[.H101])" office:value-type="float" office:value="98641.8105688197" calcext:value-type="float">
            <text:p>98641.8105688197</text:p>
          </table:table-cell>
          <table:table-cell table:formula="of:=[.G102]-[.$B102]" office:value-type="float" office:value="7.40654683113098" calcext:value-type="float">
            <text:p>7.4065468311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33446.13668" calcext:value-type="float">
            <text:p>1443133446.13668</text:p>
          </table:table-cell>
          <table:table-cell office:value-type="float" office:value="8224" calcext:value-type="float">
            <text:p>8224</text:p>
          </table:table-cell>
          <table:table-cell table:formula="of:=[.B103]-[.$B$2]" office:value-type="float" office:value="21.4269502162933" calcext:value-type="float">
            <text:p>21.4269502163</text:p>
          </table:table-cell>
          <table:table-cell table:formula="of:=[.C103]/([.D103]-[.D102])" office:value-type="float" office:value="109815.242785148" calcext:value-type="float">
            <text:p>109815.242785148</text:p>
          </table:table-cell>
          <table:table-cell/>
          <table:table-cell office:value-type="float" office:value="1443133453.55171" calcext:value-type="float">
            <text:p>1443133453.55171</text:p>
          </table:table-cell>
          <table:table-cell table:formula="of:=[.G103]-[.$B$2]" office:value-type="float" office:value="28.8419795036316" calcext:value-type="float">
            <text:p>28.8419795036</text:p>
          </table:table-cell>
          <table:table-cell table:formula="of:=[.C103]/([.H103]-[.H102])" office:value-type="float" office:value="98642.3747408397" calcext:value-type="float">
            <text:p>98642.3747408397</text:p>
          </table:table-cell>
          <table:table-cell table:formula="of:=[.G103]-[.$B103]" office:value-type="float" office:value="7.41502928733826" calcext:value-type="float">
            <text:p>7.4150292873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33446.21161" calcext:value-type="float">
            <text:p>1443133446.21161</text:p>
          </table:table-cell>
          <table:table-cell office:value-type="float" office:value="8224" calcext:value-type="float">
            <text:p>8224</text:p>
          </table:table-cell>
          <table:table-cell table:formula="of:=[.B104]-[.$B$2]" office:value-type="float" office:value="21.5018789768219" calcext:value-type="float">
            <text:p>21.5018789768</text:p>
          </table:table-cell>
          <table:table-cell table:formula="of:=[.C104]/([.D104]-[.D103])" office:value-type="float" office:value="109757.587633721" calcext:value-type="float">
            <text:p>109757.587633721</text:p>
          </table:table-cell>
          <table:table-cell/>
          <table:table-cell office:value-type="float" office:value="1443133453.63505" calcext:value-type="float">
            <text:p>1443133453.63505</text:p>
          </table:table-cell>
          <table:table-cell table:formula="of:=[.G104]-[.$B$2]" office:value-type="float" office:value="28.9253242015839" calcext:value-type="float">
            <text:p>28.9253242016</text:p>
          </table:table-cell>
          <table:table-cell table:formula="of:=[.C104]/([.H104]-[.H103])" office:value-type="float" office:value="98674.5432170105" calcext:value-type="float">
            <text:p>98674.5432170105</text:p>
          </table:table-cell>
          <table:table-cell table:formula="of:=[.G104]-[.$B104]" office:value-type="float" office:value="7.42344522476196" calcext:value-type="float">
            <text:p>7.4234452248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33446.28651" calcext:value-type="float">
            <text:p>1443133446.28651</text:p>
          </table:table-cell>
          <table:table-cell office:value-type="float" office:value="8224" calcext:value-type="float">
            <text:p>8224</text:p>
          </table:table-cell>
          <table:table-cell table:formula="of:=[.B105]-[.$B$2]" office:value-type="float" office:value="21.5767827033997" calcext:value-type="float">
            <text:p>21.5767827034</text:p>
          </table:table-cell>
          <table:table-cell table:formula="of:=[.C105]/([.D105]-[.D104])" office:value-type="float" office:value="109794.27026855" calcext:value-type="float">
            <text:p>109794.27026855</text:p>
          </table:table-cell>
          <table:table-cell/>
          <table:table-cell office:value-type="float" office:value="1443133453.71839" calcext:value-type="float">
            <text:p>1443133453.71839</text:p>
          </table:table-cell>
          <table:table-cell table:formula="of:=[.G105]-[.$B$2]" office:value-type="float" office:value="29.008659362793" calcext:value-type="float">
            <text:p>29.0086593628</text:p>
          </table:table-cell>
          <table:table-cell table:formula="of:=[.C105]/([.H105]-[.H104])" office:value-type="float" office:value="98685.8353746284" calcext:value-type="float">
            <text:p>98685.8353746284</text:p>
          </table:table-cell>
          <table:table-cell table:formula="of:=[.G105]-[.$B105]" office:value-type="float" office:value="7.43187665939331" calcext:value-type="float">
            <text:p>7.431876659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33446.36141" calcext:value-type="float">
            <text:p>1443133446.36141</text:p>
          </table:table-cell>
          <table:table-cell office:value-type="float" office:value="8224" calcext:value-type="float">
            <text:p>8224</text:p>
          </table:table-cell>
          <table:table-cell table:formula="of:=[.B106]-[.$B$2]" office:value-type="float" office:value="21.6516799926758" calcext:value-type="float">
            <text:p>21.6516799927</text:p>
          </table:table-cell>
          <table:table-cell table:formula="of:=[.C106]/([.D106]-[.D105])" office:value-type="float" office:value="109803.706909614" calcext:value-type="float">
            <text:p>109803.706909614</text:p>
          </table:table-cell>
          <table:table-cell/>
          <table:table-cell office:value-type="float" office:value="1443133453.80176" calcext:value-type="float">
            <text:p>1443133453.80176</text:p>
          </table:table-cell>
          <table:table-cell table:formula="of:=[.G106]-[.$B$2]" office:value-type="float" office:value="29.092029094696" calcext:value-type="float">
            <text:p>29.0920290947</text:p>
          </table:table-cell>
          <table:table-cell table:formula="of:=[.C106]/([.H106]-[.H105])" office:value-type="float" office:value="98644.9135947929" calcext:value-type="float">
            <text:p>98644.9135947929</text:p>
          </table:table-cell>
          <table:table-cell table:formula="of:=[.G106]-[.$B106]" office:value-type="float" office:value="7.44034910202026" calcext:value-type="float">
            <text:p>7.44034910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33446.43631" calcext:value-type="float">
            <text:p>1443133446.43631</text:p>
          </table:table-cell>
          <table:table-cell office:value-type="float" office:value="8224" calcext:value-type="float">
            <text:p>8224</text:p>
          </table:table-cell>
          <table:table-cell table:formula="of:=[.B107]-[.$B$2]" office:value-type="float" office:value="21.7265787124634" calcext:value-type="float">
            <text:p>21.7265787125</text:p>
          </table:table-cell>
          <table:table-cell table:formula="of:=[.C107]/([.D107]-[.D106])" office:value-type="float" office:value="109801.609738085" calcext:value-type="float">
            <text:p>109801.609738085</text:p>
          </table:table-cell>
          <table:table-cell/>
          <table:table-cell office:value-type="float" office:value="1443133453.88503" calcext:value-type="float">
            <text:p>1443133453.88503</text:p>
          </table:table-cell>
          <table:table-cell table:formula="of:=[.G107]-[.$B$2]" office:value-type="float" office:value="29.1753005981445" calcext:value-type="float">
            <text:p>29.1753005981</text:p>
          </table:table-cell>
          <table:table-cell table:formula="of:=[.C107]/([.H107]-[.H106])" office:value-type="float" office:value="98761.2767804481" calcext:value-type="float">
            <text:p>98761.2767804481</text:p>
          </table:table-cell>
          <table:table-cell table:formula="of:=[.G107]-[.$B107]" office:value-type="float" office:value="7.44872188568115" calcext:value-type="float">
            <text:p>7.4487218857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33446.5112" calcext:value-type="float">
            <text:p>1443133446.5112</text:p>
          </table:table-cell>
          <table:table-cell office:value-type="float" office:value="8224" calcext:value-type="float">
            <text:p>8224</text:p>
          </table:table-cell>
          <table:table-cell table:formula="of:=[.B108]-[.$B$2]" office:value-type="float" office:value="21.801474571228" calcext:value-type="float">
            <text:p>21.8014745712</text:p>
          </table:table-cell>
          <table:table-cell table:formula="of:=[.C108]/([.D108]-[.D107])" office:value-type="float" office:value="109805.804161255" calcext:value-type="float">
            <text:p>109805.804161255</text:p>
          </table:table-cell>
          <table:table-cell/>
          <table:table-cell office:value-type="float" office:value="1443133453.96849" calcext:value-type="float">
            <text:p>1443133453.96849</text:p>
          </table:table-cell>
          <table:table-cell table:formula="of:=[.G108]-[.$B$2]" office:value-type="float" office:value="29.2587585449219" calcext:value-type="float">
            <text:p>29.2587585449</text:p>
          </table:table-cell>
          <table:table-cell table:formula="of:=[.C108]/([.H108]-[.H107])" office:value-type="float" office:value="98540.646128531" calcext:value-type="float">
            <text:p>98540.646128531</text:p>
          </table:table-cell>
          <table:table-cell table:formula="of:=[.G108]-[.$B108]" office:value-type="float" office:value="7.45728397369385" calcext:value-type="float">
            <text:p>7.4572839737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33446.58611" calcext:value-type="float">
            <text:p>1443133446.58611</text:p>
          </table:table-cell>
          <table:table-cell office:value-type="float" office:value="8224" calcext:value-type="float">
            <text:p>8224</text:p>
          </table:table-cell>
          <table:table-cell table:formula="of:=[.B109]-[.$B$2]" office:value-type="float" office:value="21.876380443573" calcext:value-type="float">
            <text:p>21.8763804436</text:p>
          </table:table-cell>
          <table:table-cell table:formula="of:=[.C109]/([.D109]-[.D108])" office:value-type="float" office:value="109791.12508196" calcext:value-type="float">
            <text:p>109791.12508196</text:p>
          </table:table-cell>
          <table:table-cell/>
          <table:table-cell office:value-type="float" office:value="1443133454.0519" calcext:value-type="float">
            <text:p>1443133454.0519</text:p>
          </table:table-cell>
          <table:table-cell table:formula="of:=[.G109]-[.$B$2]" office:value-type="float" office:value="29.3421771526337" calcext:value-type="float">
            <text:p>29.3421771526</text:p>
          </table:table-cell>
          <table:table-cell table:formula="of:=[.C109]/([.H109]-[.H108])" office:value-type="float" office:value="98587.1165389573" calcext:value-type="float">
            <text:p>98587.1165389573</text:p>
          </table:table-cell>
          <table:table-cell table:formula="of:=[.G109]-[.$B109]" office:value-type="float" office:value="7.46579670906067" calcext:value-type="float">
            <text:p>7.465796709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33446.66098" calcext:value-type="float">
            <text:p>1443133446.66098</text:p>
          </table:table-cell>
          <table:table-cell office:value-type="float" office:value="8224" calcext:value-type="float">
            <text:p>8224</text:p>
          </table:table-cell>
          <table:table-cell table:formula="of:=[.B110]-[.$B$2]" office:value-type="float" office:value="21.9512529373169" calcext:value-type="float">
            <text:p>21.9512529373</text:p>
          </table:table-cell>
          <table:table-cell table:formula="of:=[.C110]/([.D110]-[.D109])" office:value-type="float" office:value="109840.070615658" calcext:value-type="float">
            <text:p>109840.070615658</text:p>
          </table:table-cell>
          <table:table-cell/>
          <table:table-cell office:value-type="float" office:value="1443133454.06625" calcext:value-type="float">
            <text:p>1443133454.06625</text:p>
          </table:table-cell>
          <table:table-cell table:formula="of:=[.G110]-[.$B$2]" office:value-type="float" office:value="29.3565220832825" calcext:value-type="float">
            <text:p>29.3565220833</text:p>
          </table:table-cell>
          <table:table-cell table:formula="of:=[.C110]/([.H110]-[.H109])" office:value-type="float" office:value="573303.573320923" calcext:value-type="float">
            <text:p>573303.573320923</text:p>
          </table:table-cell>
          <table:table-cell table:formula="of:=[.G110]-[.$B110]" office:value-type="float" office:value="7.40526914596558" calcext:value-type="float">
            <text:p>7.40526914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33446.73593" calcext:value-type="float">
            <text:p>1443133446.73593</text:p>
          </table:table-cell>
          <table:table-cell office:value-type="float" office:value="8224" calcext:value-type="float">
            <text:p>8224</text:p>
          </table:table-cell>
          <table:table-cell table:formula="of:=[.B111]-[.$B$2]" office:value-type="float" office:value="22.0262017250061" calcext:value-type="float">
            <text:p>22.026201725</text:p>
          </table:table-cell>
          <table:table-cell table:formula="of:=[.C111]/([.D111]-[.D110])" office:value-type="float" office:value="109728.259169482" calcext:value-type="float">
            <text:p>109728.259169482</text:p>
          </table:table-cell>
          <table:table-cell/>
          <table:table-cell office:value-type="float" office:value="1443133454.0806" calcext:value-type="float">
            <text:p>1443133454.0806</text:p>
          </table:table-cell>
          <table:table-cell table:formula="of:=[.G111]-[.$B$2]" office:value-type="float" office:value="29.3708724975586" calcext:value-type="float">
            <text:p>29.3708724976</text:p>
          </table:table-cell>
          <table:table-cell table:formula="of:=[.C111]/([.H111]-[.H110])" office:value-type="float" office:value="573084.500681176" calcext:value-type="float">
            <text:p>573084.500681176</text:p>
          </table:table-cell>
          <table:table-cell table:formula="of:=[.G111]-[.$B111]" office:value-type="float" office:value="7.34467077255249" calcext:value-type="float">
            <text:p>7.3446707726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33446.81084" calcext:value-type="float">
            <text:p>1443133446.81084</text:p>
          </table:table-cell>
          <table:table-cell office:value-type="float" office:value="8224" calcext:value-type="float">
            <text:p>8224</text:p>
          </table:table-cell>
          <table:table-cell table:formula="of:=[.B112]-[.$B$2]" office:value-type="float" office:value="22.101113319397" calcext:value-type="float">
            <text:p>22.1011133194</text:p>
          </table:table-cell>
          <table:table-cell table:formula="of:=[.C112]/([.D112]-[.D111])" office:value-type="float" office:value="109782.738798607" calcext:value-type="float">
            <text:p>109782.738798607</text:p>
          </table:table-cell>
          <table:table-cell/>
          <table:table-cell office:value-type="float" office:value="1443133454.09495" calcext:value-type="float">
            <text:p>1443133454.09495</text:p>
          </table:table-cell>
          <table:table-cell table:formula="of:=[.G112]-[.$B$2]" office:value-type="float" office:value="29.3852183818817" calcext:value-type="float">
            <text:p>29.3852183819</text:p>
          </table:table-cell>
          <table:table-cell table:formula="of:=[.C112]/([.H112]-[.H111])" office:value-type="float" office:value="573265.461700819" calcext:value-type="float">
            <text:p>573265.461700819</text:p>
          </table:table-cell>
          <table:table-cell table:formula="of:=[.G112]-[.$B112]" office:value-type="float" office:value="7.28410506248474" calcext:value-type="float">
            <text:p>7.284105062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33446.88575" calcext:value-type="float">
            <text:p>1443133446.88575</text:p>
          </table:table-cell>
          <table:table-cell office:value-type="float" office:value="8224" calcext:value-type="float">
            <text:p>8224</text:p>
          </table:table-cell>
          <table:table-cell table:formula="of:=[.B113]-[.$B$2]" office:value-type="float" office:value="22.1760194301605" calcext:value-type="float">
            <text:p>22.1760194302</text:p>
          </table:table-cell>
          <table:table-cell table:formula="of:=[.C113]/([.D113]-[.D112])" office:value-type="float" office:value="109790.775627906" calcext:value-type="float">
            <text:p>109790.775627906</text:p>
          </table:table-cell>
          <table:table-cell/>
          <table:table-cell office:value-type="float" office:value="1443133454.10929" calcext:value-type="float">
            <text:p>1443133454.10929</text:p>
          </table:table-cell>
          <table:table-cell table:formula="of:=[.G113]-[.$B$2]" office:value-type="float" office:value="29.3995654582977" calcext:value-type="float">
            <text:p>29.3995654583</text:p>
          </table:table-cell>
          <table:table-cell table:formula="of:=[.C113]/([.H113]-[.H112])" office:value-type="float" office:value="573217.829300718" calcext:value-type="float">
            <text:p>573217.829300718</text:p>
          </table:table-cell>
          <table:table-cell table:formula="of:=[.G113]-[.$B113]" office:value-type="float" office:value="7.22354602813721" calcext:value-type="float">
            <text:p>7.223546028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33446.96064" calcext:value-type="float">
            <text:p>1443133446.96064</text:p>
          </table:table-cell>
          <table:table-cell office:value-type="float" office:value="8224" calcext:value-type="float">
            <text:p>8224</text:p>
          </table:table-cell>
          <table:table-cell table:formula="of:=[.B114]-[.$B$2]" office:value-type="float" office:value="22.2509093284607" calcext:value-type="float">
            <text:p>22.2509093285</text:p>
          </table:table-cell>
          <table:table-cell table:formula="of:=[.C114]/([.D114]-[.D113])" office:value-type="float" office:value="109814.543572177" calcext:value-type="float">
            <text:p>109814.543572177</text:p>
          </table:table-cell>
          <table:table-cell/>
          <table:table-cell office:value-type="float" office:value="1443133454.15248" calcext:value-type="float">
            <text:p>1443133454.15248</text:p>
          </table:table-cell>
          <table:table-cell table:formula="of:=[.G114]-[.$B$2]" office:value-type="float" office:value="29.4427497386932" calcext:value-type="float">
            <text:p>29.4427497387</text:p>
          </table:table-cell>
          <table:table-cell table:formula="of:=[.C114]/([.H114]-[.H113])" office:value-type="float" office:value="190439.667505852" calcext:value-type="float">
            <text:p>190439.667505852</text:p>
          </table:table-cell>
          <table:table-cell table:formula="of:=[.G114]-[.$B114]" office:value-type="float" office:value="7.19184041023254" calcext:value-type="float">
            <text:p>7.191840410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33460.04883" calcext:value-type="float">
            <text:p>1443133460.04883</text:p>
          </table:table-cell>
          <table:table-cell office:value-type="float" office:value="8224" calcext:value-type="float">
            <text:p>8224</text:p>
          </table:table-cell>
          <table:table-cell table:formula="of:=[.B115]-[.$B$2]" office:value-type="float" office:value="35.3390979766846" calcext:value-type="float">
            <text:p>35.3390979767</text:p>
          </table:table-cell>
          <table:table-cell table:formula="of:=[.C115]/([.D115]-[.D114])" office:value-type="float" office:value="628.352801219444" calcext:value-type="float">
            <text:p>628.3528012194</text:p>
          </table:table-cell>
          <table:table-cell/>
          <table:table-cell office:value-type="float" office:value="1443133460.24008" calcext:value-type="float">
            <text:p>1443133460.24008</text:p>
          </table:table-cell>
          <table:table-cell table:formula="of:=[.G115]-[.$B$2]" office:value-type="float" office:value="35.5303556919098" calcext:value-type="float">
            <text:p>35.5303556919</text:p>
          </table:table-cell>
          <table:table-cell table:formula="of:=[.C115]/([.H115]-[.H114])" office:value-type="float" office:value="1350.94157920235" calcext:value-type="float">
            <text:p>1350.9415792024</text:p>
          </table:table-cell>
          <table:table-cell table:formula="of:=[.G115]-[.$B115]" office:value-type="float" office:value="0.19125771522522" calcext:value-type="float">
            <text:p>0.191257715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33460.15177" calcext:value-type="float">
            <text:p>1443133460.15177</text:p>
          </table:table-cell>
          <table:table-cell office:value-type="float" office:value="8224" calcext:value-type="float">
            <text:p>8224</text:p>
          </table:table-cell>
          <table:table-cell table:formula="of:=[.B116]-[.$B$2]" office:value-type="float" office:value="35.4420385360718" calcext:value-type="float">
            <text:p>35.4420385361</text:p>
          </table:table-cell>
          <table:table-cell table:formula="of:=[.C116]/([.D116]-[.D115])" office:value-type="float" office:value="79890.7646214135" calcext:value-type="float">
            <text:p>79890.7646214135</text:p>
          </table:table-cell>
          <table:table-cell/>
          <table:table-cell office:value-type="float" office:value="1443133460.34292" calcext:value-type="float">
            <text:p>1443133460.34292</text:p>
          </table:table-cell>
          <table:table-cell table:formula="of:=[.G116]-[.$B$2]" office:value-type="float" office:value="35.6331927776337" calcext:value-type="float">
            <text:p>35.6331927776</text:p>
          </table:table-cell>
          <table:table-cell table:formula="of:=[.C116]/([.H116]-[.H115])" office:value-type="float" office:value="79971.1499223332" calcext:value-type="float">
            <text:p>79971.1499223332</text:p>
          </table:table-cell>
          <table:table-cell table:formula="of:=[.G116]-[.$B116]" office:value-type="float" office:value="0.19115424156189" calcext:value-type="float">
            <text:p>0.191154241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33460.2547" calcext:value-type="float">
            <text:p>1443133460.2547</text:p>
          </table:table-cell>
          <table:table-cell office:value-type="float" office:value="8224" calcext:value-type="float">
            <text:p>8224</text:p>
          </table:table-cell>
          <table:table-cell table:formula="of:=[.B117]-[.$B$2]" office:value-type="float" office:value="35.5449740886688" calcext:value-type="float">
            <text:p>35.5449740887</text:p>
          </table:table-cell>
          <table:table-cell table:formula="of:=[.C117]/([.D117]-[.D116])" office:value-type="float" office:value="79894.6505119944" calcext:value-type="float">
            <text:p>79894.6505119944</text:p>
          </table:table-cell>
          <table:table-cell/>
          <table:table-cell office:value-type="float" office:value="1443133460.44579" calcext:value-type="float">
            <text:p>1443133460.44579</text:p>
          </table:table-cell>
          <table:table-cell table:formula="of:=[.G117]-[.$B$2]" office:value-type="float" office:value="35.7360665798187" calcext:value-type="float">
            <text:p>35.7360665798</text:p>
          </table:table-cell>
          <table:table-cell table:formula="of:=[.C117]/([.H117]-[.H116])" office:value-type="float" office:value="79942.6075961102" calcext:value-type="float">
            <text:p>79942.6075961102</text:p>
          </table:table-cell>
          <table:table-cell table:formula="of:=[.G117]-[.$B117]" office:value-type="float" office:value="0.191092491149902" calcext:value-type="float">
            <text:p>0.191092491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33460.35764" calcext:value-type="float">
            <text:p>1443133460.35764</text:p>
          </table:table-cell>
          <table:table-cell office:value-type="float" office:value="8224" calcext:value-type="float">
            <text:p>8224</text:p>
          </table:table-cell>
          <table:table-cell table:formula="of:=[.B118]-[.$B$2]" office:value-type="float" office:value="35.6479132175446" calcext:value-type="float">
            <text:p>35.6479132175</text:p>
          </table:table-cell>
          <table:table-cell table:formula="of:=[.C118]/([.D118]-[.D117])" office:value-type="float" office:value="79891.8748372931" calcext:value-type="float">
            <text:p>79891.8748372931</text:p>
          </table:table-cell>
          <table:table-cell/>
          <table:table-cell office:value-type="float" office:value="1443133460.54877" calcext:value-type="float">
            <text:p>1443133460.54877</text:p>
          </table:table-cell>
          <table:table-cell table:formula="of:=[.G118]-[.$B$2]" office:value-type="float" office:value="35.8390409946442" calcext:value-type="float">
            <text:p>35.8390409946</text:p>
          </table:table-cell>
          <table:table-cell table:formula="of:=[.C118]/([.H118]-[.H117])" office:value-type="float" office:value="79864.4985158808" calcext:value-type="float">
            <text:p>79864.4985158808</text:p>
          </table:table-cell>
          <table:table-cell table:formula="of:=[.G118]-[.$B118]" office:value-type="float" office:value="0.191127777099609" calcext:value-type="float">
            <text:p>0.191127777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33460.46058" calcext:value-type="float">
            <text:p>1443133460.46058</text:p>
          </table:table-cell>
          <table:table-cell office:value-type="float" office:value="8224" calcext:value-type="float">
            <text:p>8224</text:p>
          </table:table-cell>
          <table:table-cell table:formula="of:=[.B119]-[.$B$2]" office:value-type="float" office:value="35.7508523464203" calcext:value-type="float">
            <text:p>35.7508523464</text:p>
          </table:table-cell>
          <table:table-cell table:formula="of:=[.C119]/([.D119]-[.D118])" office:value-type="float" office:value="79891.8748372931" calcext:value-type="float">
            <text:p>79891.8748372931</text:p>
          </table:table-cell>
          <table:table-cell/>
          <table:table-cell office:value-type="float" office:value="1443133460.65177" calcext:value-type="float">
            <text:p>1443133460.65177</text:p>
          </table:table-cell>
          <table:table-cell table:formula="of:=[.G119]-[.$B$2]" office:value-type="float" office:value="35.9420385360718" calcext:value-type="float">
            <text:p>35.9420385361</text:p>
          </table:table-cell>
          <table:table-cell table:formula="of:=[.C119]/([.H119]-[.H118])" office:value-type="float" office:value="79846.5661025502" calcext:value-type="float">
            <text:p>79846.5661025502</text:p>
          </table:table-cell>
          <table:table-cell table:formula="of:=[.G119]-[.$B119]" office:value-type="float" office:value="0.191186189651489" calcext:value-type="float">
            <text:p>0.191186189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33460.56352" calcext:value-type="float">
            <text:p>1443133460.56352</text:p>
          </table:table-cell>
          <table:table-cell office:value-type="float" office:value="8224" calcext:value-type="float">
            <text:p>8224</text:p>
          </table:table-cell>
          <table:table-cell table:formula="of:=[.B120]-[.$B$2]" office:value-type="float" office:value="35.8537883758545" calcext:value-type="float">
            <text:p>35.8537883759</text:p>
          </table:table-cell>
          <table:table-cell table:formula="of:=[.C120]/([.D120]-[.D119])" office:value-type="float" office:value="79894.2804108907" calcext:value-type="float">
            <text:p>79894.2804108907</text:p>
          </table:table-cell>
          <table:table-cell/>
          <table:table-cell office:value-type="float" office:value="1443133461.06373" calcext:value-type="float">
            <text:p>1443133461.06373</text:p>
          </table:table-cell>
          <table:table-cell table:formula="of:=[.G120]-[.$B$2]" office:value-type="float" office:value="36.3539977073669" calcext:value-type="float">
            <text:p>36.3539977074</text:p>
          </table:table-cell>
          <table:table-cell table:formula="of:=[.C120]/([.H120]-[.H119])" office:value-type="float" office:value="19963.143372059" calcext:value-type="float">
            <text:p>19963.143372059</text:p>
          </table:table-cell>
          <table:table-cell table:formula="of:=[.G120]-[.$B120]" office:value-type="float" office:value="0.500209331512451" calcext:value-type="float">
            <text:p>0.500209331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33460.66646" calcext:value-type="float">
            <text:p>1443133460.66646</text:p>
          </table:table-cell>
          <table:table-cell office:value-type="float" office:value="8224" calcext:value-type="float">
            <text:p>8224</text:p>
          </table:table-cell>
          <table:table-cell table:formula="of:=[.B121]-[.$B$2]" office:value-type="float" office:value="35.9567279815674" calcext:value-type="float">
            <text:p>35.9567279816</text:p>
          </table:table-cell>
          <table:table-cell table:formula="of:=[.C121]/([.D121]-[.D120])" office:value-type="float" office:value="79891.5047619048" calcext:value-type="float">
            <text:p>79891.5047619048</text:p>
          </table:table-cell>
          <table:table-cell/>
          <table:table-cell office:value-type="float" office:value="1443133461.16659" calcext:value-type="float">
            <text:p>1443133461.16659</text:p>
          </table:table-cell>
          <table:table-cell table:formula="of:=[.G121]-[.$B$2]" office:value-type="float" office:value="36.4568660259247" calcext:value-type="float">
            <text:p>36.4568660259</text:p>
          </table:table-cell>
          <table:table-cell table:formula="of:=[.C121]/([.H121]-[.H120])" office:value-type="float" office:value="79946.8691167916" calcext:value-type="float">
            <text:p>79946.8691167916</text:p>
          </table:table-cell>
          <table:table-cell table:formula="of:=[.G121]-[.$B121]" office:value-type="float" office:value="0.5001380443573" calcext:value-type="float">
            <text:p>0.500138044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33460.76945" calcext:value-type="float">
            <text:p>1443133460.76945</text:p>
          </table:table-cell>
          <table:table-cell office:value-type="float" office:value="8224" calcext:value-type="float">
            <text:p>8224</text:p>
          </table:table-cell>
          <table:table-cell table:formula="of:=[.B122]-[.$B$2]" office:value-type="float" office:value="36.0597195625305" calcext:value-type="float">
            <text:p>36.0597195625</text:p>
          </table:table-cell>
          <table:table-cell table:formula="of:=[.C122]/([.D122]-[.D121])" office:value-type="float" office:value="79851.1870882314" calcext:value-type="float">
            <text:p>79851.1870882314</text:p>
          </table:table-cell>
          <table:table-cell/>
          <table:table-cell office:value-type="float" office:value="1443133461.26496" calcext:value-type="float">
            <text:p>1443133461.26496</text:p>
          </table:table-cell>
          <table:table-cell table:formula="of:=[.G122]-[.$B$2]" office:value-type="float" office:value="36.5552372932434" calcext:value-type="float">
            <text:p>36.5552372932</text:p>
          </table:table-cell>
          <table:table-cell table:formula="of:=[.C122]/([.H122]-[.H121])" office:value-type="float" office:value="83601.6473525142" calcext:value-type="float">
            <text:p>83601.6473525142</text:p>
          </table:table-cell>
          <table:table-cell table:formula="of:=[.G122]-[.$B122]" office:value-type="float" office:value="0.495517730712891" calcext:value-type="float">
            <text:p>0.4955177307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33460.87239" calcext:value-type="float">
            <text:p>1443133460.87239</text:p>
          </table:table-cell>
          <table:table-cell office:value-type="float" office:value="8224" calcext:value-type="float">
            <text:p>8224</text:p>
          </table:table-cell>
          <table:table-cell table:formula="of:=[.B123]-[.$B$2]" office:value-type="float" office:value="36.1626589298248" calcext:value-type="float">
            <text:p>36.1626589298</text:p>
          </table:table-cell>
          <table:table-cell table:formula="of:=[.C123]/([.D123]-[.D122])" office:value-type="float" office:value="79891.6897991704" calcext:value-type="float">
            <text:p>79891.6897991704</text:p>
          </table:table-cell>
          <table:table-cell/>
          <table:table-cell office:value-type="float" office:value="1443133461.36183" calcext:value-type="float">
            <text:p>1443133461.36183</text:p>
          </table:table-cell>
          <table:table-cell table:formula="of:=[.G123]-[.$B$2]" office:value-type="float" office:value="36.652099609375" calcext:value-type="float">
            <text:p>36.6520996094</text:p>
          </table:table-cell>
          <table:table-cell table:formula="of:=[.C123]/([.H123]-[.H122])" office:value-type="float" office:value="84904.0197307209" calcext:value-type="float">
            <text:p>84904.0197307209</text:p>
          </table:table-cell>
          <table:table-cell table:formula="of:=[.G123]-[.$B123]" office:value-type="float" office:value="0.489440679550171" calcext:value-type="float">
            <text:p>0.489440679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33460.97533" calcext:value-type="float">
            <text:p>1443133460.97533</text:p>
          </table:table-cell>
          <table:table-cell office:value-type="float" office:value="8224" calcext:value-type="float">
            <text:p>8224</text:p>
          </table:table-cell>
          <table:table-cell table:formula="of:=[.B124]-[.$B$2]" office:value-type="float" office:value="36.2656035423279" calcext:value-type="float">
            <text:p>36.2656035423</text:p>
          </table:table-cell>
          <table:table-cell table:formula="of:=[.C124]/([.D124]-[.D123])" office:value-type="float" office:value="79887.6191773144" calcext:value-type="float">
            <text:p>79887.6191773144</text:p>
          </table:table-cell>
          <table:table-cell/>
          <table:table-cell office:value-type="float" office:value="1443133461.4587" calcext:value-type="float">
            <text:p>1443133461.4587</text:p>
          </table:table-cell>
          <table:table-cell table:formula="of:=[.G124]-[.$B$2]" office:value-type="float" office:value="36.7489733695984" calcext:value-type="float">
            <text:p>36.7489733696</text:p>
          </table:table-cell>
          <table:table-cell table:formula="of:=[.C124]/([.H124]-[.H123])" office:value-type="float" office:value="84893.9896731132" calcext:value-type="float">
            <text:p>84893.9896731132</text:p>
          </table:table-cell>
          <table:table-cell table:formula="of:=[.G124]-[.$B124]" office:value-type="float" office:value="0.483369827270508" calcext:value-type="float">
            <text:p>0.4833698273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33461.07369" calcext:value-type="float">
            <text:p>1443133461.07369</text:p>
          </table:table-cell>
          <table:table-cell office:value-type="float" office:value="8224" calcext:value-type="float">
            <text:p>8224</text:p>
          </table:table-cell>
          <table:table-cell table:formula="of:=[.B125]-[.$B$2]" office:value-type="float" office:value="36.363963842392" calcext:value-type="float">
            <text:p>36.3639638424</text:p>
          </table:table-cell>
          <table:table-cell table:formula="of:=[.C125]/([.D125]-[.D124])" office:value-type="float" office:value="83610.9690051945" calcext:value-type="float">
            <text:p>83610.9690051945</text:p>
          </table:table-cell>
          <table:table-cell/>
          <table:table-cell office:value-type="float" office:value="1443133462.13703" calcext:value-type="float">
            <text:p>1443133462.13703</text:p>
          </table:table-cell>
          <table:table-cell table:formula="of:=[.G125]-[.$B$2]" office:value-type="float" office:value="37.4273011684418" calcext:value-type="float">
            <text:p>37.4273011684</text:p>
          </table:table-cell>
          <table:table-cell table:formula="of:=[.C125]/([.H125]-[.H124])" office:value-type="float" office:value="12123.9318424259" calcext:value-type="float">
            <text:p>12123.9318424259</text:p>
          </table:table-cell>
          <table:table-cell table:formula="of:=[.G125]-[.$B125]" office:value-type="float" office:value="1.0633373260498" calcext:value-type="float">
            <text:p>1.063337326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33461.17058" calcext:value-type="float">
            <text:p>1443133461.17058</text:p>
          </table:table-cell>
          <table:table-cell office:value-type="float" office:value="8224" calcext:value-type="float">
            <text:p>8224</text:p>
          </table:table-cell>
          <table:table-cell table:formula="of:=[.B126]-[.$B$2]" office:value-type="float" office:value="36.4608528614044" calcext:value-type="float">
            <text:p>36.4608528614</text:p>
          </table:table-cell>
          <table:table-cell table:formula="of:=[.C126]/([.D126]-[.D125])" office:value-type="float" office:value="84880.6199487182" calcext:value-type="float">
            <text:p>84880.6199487182</text:p>
          </table:table-cell>
          <table:table-cell/>
          <table:table-cell office:value-type="float" office:value="1443133462.22659" calcext:value-type="float">
            <text:p>1443133462.22659</text:p>
          </table:table-cell>
          <table:table-cell table:formula="of:=[.G126]-[.$B$2]" office:value-type="float" office:value="37.5168654918671" calcext:value-type="float">
            <text:p>37.5168654919</text:p>
          </table:table-cell>
          <table:table-cell table:formula="of:=[.C126]/([.H126]-[.H125])" office:value-type="float" office:value="91822.275717404" calcext:value-type="float">
            <text:p>91822.275717404</text:p>
          </table:table-cell>
          <table:table-cell table:formula="of:=[.G126]-[.$B126]" office:value-type="float" office:value="1.05601263046265" calcext:value-type="float">
            <text:p>1.056012630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33461.26747" calcext:value-type="float">
            <text:p>1443133461.26747</text:p>
          </table:table-cell>
          <table:table-cell office:value-type="float" office:value="8224" calcext:value-type="float">
            <text:p>8224</text:p>
          </table:table-cell>
          <table:table-cell table:formula="of:=[.B127]-[.$B$2]" office:value-type="float" office:value="36.5577445030212" calcext:value-type="float">
            <text:p>36.557744503</text:p>
          </table:table-cell>
          <table:table-cell table:formula="of:=[.C127]/([.D127]-[.D126])" office:value-type="float" office:value="84878.3224514202" calcext:value-type="float">
            <text:p>84878.3224514202</text:p>
          </table:table-cell>
          <table:table-cell/>
          <table:table-cell office:value-type="float" office:value="1443133462.30712" calcext:value-type="float">
            <text:p>1443133462.30712</text:p>
          </table:table-cell>
          <table:table-cell table:formula="of:=[.G127]-[.$B$2]" office:value-type="float" office:value="37.5973885059357" calcext:value-type="float">
            <text:p>37.5973885059</text:p>
          </table:table-cell>
          <table:table-cell table:formula="of:=[.C127]/([.H127]-[.H126])" office:value-type="float" office:value="102132.292179145" calcext:value-type="float">
            <text:p>102132.292179145</text:p>
          </table:table-cell>
          <table:table-cell table:formula="of:=[.G127]-[.$B127]" office:value-type="float" office:value="1.03964400291443" calcext:value-type="float">
            <text:p>1.0396440029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33461.36436" calcext:value-type="float">
            <text:p>1443133461.36436</text:p>
          </table:table-cell>
          <table:table-cell office:value-type="float" office:value="8224" calcext:value-type="float">
            <text:p>8224</text:p>
          </table:table-cell>
          <table:table-cell table:formula="of:=[.B128]-[.$B$2]" office:value-type="float" office:value="36.6546370983124" calcext:value-type="float">
            <text:p>36.6546370983</text:p>
          </table:table-cell>
          <table:table-cell table:formula="of:=[.C128]/([.D128]-[.D127])" office:value-type="float" office:value="84877.4870286936" calcext:value-type="float">
            <text:p>84877.4870286936</text:p>
          </table:table-cell>
          <table:table-cell/>
          <table:table-cell office:value-type="float" office:value="1443133463.11181" calcext:value-type="float">
            <text:p>1443133463.11181</text:p>
          </table:table-cell>
          <table:table-cell table:formula="of:=[.G128]-[.$B$2]" office:value-type="float" office:value="38.4020829200745" calcext:value-type="float">
            <text:p>38.4020829201</text:p>
          </table:table-cell>
          <table:table-cell table:formula="of:=[.C128]/([.H128]-[.H127])" office:value-type="float" office:value="10220.0286910175" calcext:value-type="float">
            <text:p>10220.0286910175</text:p>
          </table:table-cell>
          <table:table-cell table:formula="of:=[.G128]-[.$B128]" office:value-type="float" office:value="1.74744582176209" calcext:value-type="float">
            <text:p>1.747445821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33461.46126" calcext:value-type="float">
            <text:p>1443133461.46126</text:p>
          </table:table-cell>
          <table:table-cell office:value-type="float" office:value="8224" calcext:value-type="float">
            <text:p>8224</text:p>
          </table:table-cell>
          <table:table-cell table:formula="of:=[.B129]-[.$B$2]" office:value-type="float" office:value="36.7515285015106" calcext:value-type="float">
            <text:p>36.7515285015</text:p>
          </table:table-cell>
          <table:table-cell table:formula="of:=[.C129]/([.D129]-[.D128])" office:value-type="float" office:value="84878.5313096715" calcext:value-type="float">
            <text:p>84878.5313096715</text:p>
          </table:table-cell>
          <table:table-cell/>
          <table:table-cell office:value-type="float" office:value="1443133463.19218" calcext:value-type="float">
            <text:p>1443133463.19218</text:p>
          </table:table-cell>
          <table:table-cell table:formula="of:=[.G129]-[.$B$2]" office:value-type="float" office:value="38.4824533462524" calcext:value-type="float">
            <text:p>38.4824533463</text:p>
          </table:table-cell>
          <table:table-cell table:formula="of:=[.C129]/([.H129]-[.H128])" office:value-type="float" office:value="102326.196227803" calcext:value-type="float">
            <text:p>102326.196227803</text:p>
          </table:table-cell>
          <table:table-cell table:formula="of:=[.G129]-[.$B129]" office:value-type="float" office:value="1.73092484474182" calcext:value-type="float">
            <text:p>1.730924844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33461.55815" calcext:value-type="float">
            <text:p>1443133461.55815</text:p>
          </table:table-cell>
          <table:table-cell office:value-type="float" office:value="8224" calcext:value-type="float">
            <text:p>8224</text:p>
          </table:table-cell>
          <table:table-cell table:formula="of:=[.B130]-[.$B$2]" office:value-type="float" office:value="36.8484225273132" calcext:value-type="float">
            <text:p>36.8484225273</text:p>
          </table:table-cell>
          <table:table-cell table:formula="of:=[.C130]/([.D130]-[.D129])" office:value-type="float" office:value="84876.2339254385" calcext:value-type="float">
            <text:p>84876.2339254385</text:p>
          </table:table-cell>
          <table:table-cell/>
          <table:table-cell office:value-type="float" office:value="1443133463.27456" calcext:value-type="float">
            <text:p>1443133463.27456</text:p>
          </table:table-cell>
          <table:table-cell table:formula="of:=[.G130]-[.$B$2]" office:value-type="float" office:value="38.5648291110992" calcext:value-type="float">
            <text:p>38.5648291111</text:p>
          </table:table-cell>
          <table:table-cell table:formula="of:=[.C130]/([.H130]-[.H129])" office:value-type="float" office:value="99835.1883626765" calcext:value-type="float">
            <text:p>99835.1883626765</text:p>
          </table:table-cell>
          <table:table-cell table:formula="of:=[.G130]-[.$B130]" office:value-type="float" office:value="1.71640658378601" calcext:value-type="float">
            <text:p>1.7164065838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33461.65504" calcext:value-type="float">
            <text:p>1443133461.65504</text:p>
          </table:table-cell>
          <table:table-cell office:value-type="float" office:value="8224" calcext:value-type="float">
            <text:p>8224</text:p>
          </table:table-cell>
          <table:table-cell table:formula="of:=[.B131]-[.$B$2]" office:value-type="float" office:value="36.9453094005585" calcext:value-type="float">
            <text:p>36.9453094006</text:p>
          </table:table-cell>
          <table:table-cell table:formula="of:=[.C131]/([.D131]-[.D130])" office:value-type="float" office:value="84882.4998117493" calcext:value-type="float">
            <text:p>84882.4998117493</text:p>
          </table:table-cell>
          <table:table-cell/>
          <table:table-cell office:value-type="float" office:value="1443133464.01598" calcext:value-type="float">
            <text:p>1443133464.01598</text:p>
          </table:table-cell>
          <table:table-cell table:formula="of:=[.G131]-[.$B$2]" office:value-type="float" office:value="39.3062481880188" calcext:value-type="float">
            <text:p>39.306248188</text:p>
          </table:table-cell>
          <table:table-cell table:formula="of:=[.C131]/([.H131]-[.H130])" office:value-type="float" office:value="11092.2422365621" calcext:value-type="float">
            <text:p>11092.2422365621</text:p>
          </table:table-cell>
          <table:table-cell table:formula="of:=[.G131]-[.$B131]" office:value-type="float" office:value="2.36093878746033" calcext:value-type="float">
            <text:p>2.3609387875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33461.75193" calcext:value-type="float">
            <text:p>1443133461.75193</text:p>
          </table:table-cell>
          <table:table-cell office:value-type="float" office:value="8224" calcext:value-type="float">
            <text:p>8224</text:p>
          </table:table-cell>
          <table:table-cell table:formula="of:=[.B132]-[.$B$2]" office:value-type="float" office:value="37.0422036647797" calcext:value-type="float">
            <text:p>37.0422036648</text:p>
          </table:table-cell>
          <table:table-cell table:formula="of:=[.C132]/([.D132]-[.D131])" office:value-type="float" office:value="84876.0250784933" calcext:value-type="float">
            <text:p>84876.0250784933</text:p>
          </table:table-cell>
          <table:table-cell/>
          <table:table-cell office:value-type="float" office:value="1443133464.09839" calcext:value-type="float">
            <text:p>1443133464.09839</text:p>
          </table:table-cell>
          <table:table-cell table:formula="of:=[.G132]-[.$B$2]" office:value-type="float" office:value="39.3886597156525" calcext:value-type="float">
            <text:p>39.3886597157</text:p>
          </table:table-cell>
          <table:table-cell table:formula="of:=[.C132]/([.H132]-[.H131])" office:value-type="float" office:value="99791.8645138706" calcext:value-type="float">
            <text:p>99791.8645138706</text:p>
          </table:table-cell>
          <table:table-cell table:formula="of:=[.G132]-[.$B132]" office:value-type="float" office:value="2.3464560508728" calcext:value-type="float">
            <text:p>2.3464560509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33461.84882" calcext:value-type="float">
            <text:p>1443133461.84882</text:p>
          </table:table-cell>
          <table:table-cell office:value-type="float" office:value="8224" calcext:value-type="float">
            <text:p>8224</text:p>
          </table:table-cell>
          <table:table-cell table:formula="of:=[.B133]-[.$B$2]" office:value-type="float" office:value="37.1390886306763" calcext:value-type="float">
            <text:p>37.1390886307</text:p>
          </table:table-cell>
          <table:table-cell table:formula="of:=[.C133]/([.D133]-[.D132])" office:value-type="float" office:value="84884.170871015" calcext:value-type="float">
            <text:p>84884.170871015</text:p>
          </table:table-cell>
          <table:table-cell/>
          <table:table-cell office:value-type="float" office:value="1443133464.18074" calcext:value-type="float">
            <text:p>1443133464.18074</text:p>
          </table:table-cell>
          <table:table-cell table:formula="of:=[.G133]-[.$B$2]" office:value-type="float" office:value="39.4710171222687" calcext:value-type="float">
            <text:p>39.4710171223</text:p>
          </table:table-cell>
          <table:table-cell table:formula="of:=[.C133]/([.H133]-[.H132])" office:value-type="float" office:value="99857.4425530929" calcext:value-type="float">
            <text:p>99857.4425530929</text:p>
          </table:table-cell>
          <table:table-cell table:formula="of:=[.G133]-[.$B133]" office:value-type="float" office:value="2.33192849159241" calcext:value-type="float">
            <text:p>2.331928491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33461.94576" calcext:value-type="float">
            <text:p>1443133461.94576</text:p>
          </table:table-cell>
          <table:table-cell office:value-type="float" office:value="8224" calcext:value-type="float">
            <text:p>8224</text:p>
          </table:table-cell>
          <table:table-cell table:formula="of:=[.B134]-[.$B$2]" office:value-type="float" office:value="37.2360310554504" calcext:value-type="float">
            <text:p>37.2360310555</text:p>
          </table:table-cell>
          <table:table-cell table:formula="of:=[.C134]/([.D134]-[.D133])" office:value-type="float" office:value="84833.8590576627" calcext:value-type="float">
            <text:p>84833.8590576627</text:p>
          </table:table-cell>
          <table:table-cell/>
          <table:table-cell office:value-type="float" office:value="1443133464.26281" calcext:value-type="float">
            <text:p>1443133464.26281</text:p>
          </table:table-cell>
          <table:table-cell table:formula="of:=[.G134]-[.$B$2]" office:value-type="float" office:value="39.553081035614" calcext:value-type="float">
            <text:p>39.5530810356</text:p>
          </table:table-cell>
          <table:table-cell table:formula="of:=[.C134]/([.H134]-[.H133])" office:value-type="float" office:value="100214.572578232" calcext:value-type="float">
            <text:p>100214.572578232</text:p>
          </table:table-cell>
          <table:table-cell table:formula="of:=[.G134]-[.$B134]" office:value-type="float" office:value="2.31704998016357" calcext:value-type="float">
            <text:p>2.3170499802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33462.03544" calcext:value-type="float">
            <text:p>1443133462.03544</text:p>
          </table:table-cell>
          <table:table-cell office:value-type="float" office:value="8224" calcext:value-type="float">
            <text:p>8224</text:p>
          </table:table-cell>
          <table:table-cell table:formula="of:=[.B135]-[.$B$2]" office:value-type="float" office:value="37.325710773468" calcext:value-type="float">
            <text:p>37.3257107735</text:p>
          </table:table-cell>
          <table:table-cell table:formula="of:=[.C135]/([.D135]-[.D134])" office:value-type="float" office:value="91704.1242077502" calcext:value-type="float">
            <text:p>91704.1242077502</text:p>
          </table:table-cell>
          <table:table-cell/>
          <table:table-cell office:value-type="float" office:value="1443133465.16451" calcext:value-type="float">
            <text:p>1443133465.16451</text:p>
          </table:table-cell>
          <table:table-cell table:formula="of:=[.G135]-[.$B$2]" office:value-type="float" office:value="40.4547822475433" calcext:value-type="float">
            <text:p>40.4547822475</text:p>
          </table:table-cell>
          <table:table-cell table:formula="of:=[.C135]/([.H135]-[.H134])" office:value-type="float" office:value="9120.53781363291" calcext:value-type="float">
            <text:p>9120.5378136329</text:p>
          </table:table-cell>
          <table:table-cell table:formula="of:=[.G135]-[.$B135]" office:value-type="float" office:value="3.12907147407532" calcext:value-type="float">
            <text:p>3.129071474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33462.11589" calcext:value-type="float">
            <text:p>1443133462.11589</text:p>
          </table:table-cell>
          <table:table-cell office:value-type="float" office:value="8224" calcext:value-type="float">
            <text:p>8224</text:p>
          </table:table-cell>
          <table:table-cell table:formula="of:=[.B136]-[.$B$2]" office:value-type="float" office:value="37.4061634540558" calcext:value-type="float">
            <text:p>37.4061634541</text:p>
          </table:table-cell>
          <table:table-cell table:formula="of:=[.C136]/([.D136]-[.D135])" office:value-type="float" office:value="102221.578447323" calcext:value-type="float">
            <text:p>102221.578447323</text:p>
          </table:table-cell>
          <table:table-cell/>
          <table:table-cell office:value-type="float" office:value="1443133465.24409" calcext:value-type="float">
            <text:p>1443133465.24409</text:p>
          </table:table-cell>
          <table:table-cell table:formula="of:=[.G136]-[.$B$2]" office:value-type="float" office:value="40.534364938736" calcext:value-type="float">
            <text:p>40.5343649387</text:p>
          </table:table-cell>
          <table:table-cell table:formula="of:=[.C136]/([.H136]-[.H135])" office:value-type="float" office:value="103339.053715765" calcext:value-type="float">
            <text:p>103339.053715765</text:p>
          </table:table-cell>
          <table:table-cell table:formula="of:=[.G136]-[.$B136]" office:value-type="float" office:value="3.12820148468018" calcext:value-type="float">
            <text:p>3.1282014847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33462.19635" calcext:value-type="float">
            <text:p>1443133462.19635</text:p>
          </table:table-cell>
          <table:table-cell office:value-type="float" office:value="8224" calcext:value-type="float">
            <text:p>8224</text:p>
          </table:table-cell>
          <table:table-cell table:formula="of:=[.B137]-[.$B$2]" office:value-type="float" office:value="37.486622095108" calcext:value-type="float">
            <text:p>37.4866220951</text:p>
          </table:table-cell>
          <table:table-cell table:formula="of:=[.C137]/([.D137]-[.D136])" office:value-type="float" office:value="102214.005760546" calcext:value-type="float">
            <text:p>102214.005760546</text:p>
          </table:table-cell>
          <table:table-cell/>
          <table:table-cell office:value-type="float" office:value="1443133465.32259" calcext:value-type="float">
            <text:p>1443133465.32259</text:p>
          </table:table-cell>
          <table:table-cell table:formula="of:=[.G137]-[.$B$2]" office:value-type="float" office:value="40.6128647327423" calcext:value-type="float">
            <text:p>40.6128647327</text:p>
          </table:table-cell>
          <table:table-cell table:formula="of:=[.C137]/([.H137]-[.H136])" office:value-type="float" office:value="104764.606125399" calcext:value-type="float">
            <text:p>104764.606125399</text:p>
          </table:table-cell>
          <table:table-cell table:formula="of:=[.G137]-[.$B137]" office:value-type="float" office:value="3.12624263763428" calcext:value-type="float">
            <text:p>3.126242637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33462.27681" calcext:value-type="float">
            <text:p>1443133462.27681</text:p>
          </table:table-cell>
          <table:table-cell office:value-type="float" office:value="8224" calcext:value-type="float">
            <text:p>8224</text:p>
          </table:table-cell>
          <table:table-cell table:formula="of:=[.B138]-[.$B$2]" office:value-type="float" office:value="37.5670783519745" calcext:value-type="float">
            <text:p>37.567078352</text:p>
          </table:table-cell>
          <table:table-cell table:formula="of:=[.C138]/([.D138]-[.D137])" office:value-type="float" office:value="102217.034700615" calcext:value-type="float">
            <text:p>102217.034700615</text:p>
          </table:table-cell>
          <table:table-cell/>
          <table:table-cell office:value-type="float" office:value="1443133466.10733" calcext:value-type="float">
            <text:p>1443133466.10733</text:p>
          </table:table-cell>
          <table:table-cell table:formula="of:=[.G138]-[.$B$2]" office:value-type="float" office:value="41.397602558136" calcext:value-type="float">
            <text:p>41.3976025581</text:p>
          </table:table-cell>
          <table:table-cell table:formula="of:=[.C138]/([.H138]-[.H137])" office:value-type="float" office:value="10479.9332132031" calcext:value-type="float">
            <text:p>10479.9332132031</text:p>
          </table:table-cell>
          <table:table-cell table:formula="of:=[.G138]-[.$B138]" office:value-type="float" office:value="3.8305242061615" calcext:value-type="float">
            <text:p>3.8305242062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33462.35727" calcext:value-type="float">
            <text:p>1443133462.35727</text:p>
          </table:table-cell>
          <table:table-cell office:value-type="float" office:value="8224" calcext:value-type="float">
            <text:p>8224</text:p>
          </table:table-cell>
          <table:table-cell table:formula="of:=[.B139]-[.$B$2]" office:value-type="float" office:value="37.6475446224213" calcext:value-type="float">
            <text:p>37.6475446224</text:p>
          </table:table-cell>
          <table:table-cell table:formula="of:=[.C139]/([.D139]-[.D138])" office:value-type="float" office:value="102204.314358519" calcext:value-type="float">
            <text:p>102204.314358519</text:p>
          </table:table-cell>
          <table:table-cell/>
          <table:table-cell office:value-type="float" office:value="1443133466.1858" calcext:value-type="float">
            <text:p>1443133466.1858</text:p>
          </table:table-cell>
          <table:table-cell table:formula="of:=[.G139]-[.$B$2]" office:value-type="float" office:value="41.4760708808899" calcext:value-type="float">
            <text:p>41.4760708809</text:p>
          </table:table-cell>
          <table:table-cell table:formula="of:=[.C139]/([.H139]-[.H138])" office:value-type="float" office:value="104806.624015557" calcext:value-type="float">
            <text:p>104806.624015557</text:p>
          </table:table-cell>
          <table:table-cell table:formula="of:=[.G139]-[.$B139]" office:value-type="float" office:value="3.82852625846863" calcext:value-type="float">
            <text:p>3.8285262585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33462.43773" calcext:value-type="float">
            <text:p>1443133462.43773</text:p>
          </table:table-cell>
          <table:table-cell office:value-type="float" office:value="8224" calcext:value-type="float">
            <text:p>8224</text:p>
          </table:table-cell>
          <table:table-cell table:formula="of:=[.B140]-[.$B$2]" office:value-type="float" office:value="37.7280042171478" calcext:value-type="float">
            <text:p>37.7280042171</text:p>
          </table:table-cell>
          <table:table-cell table:formula="of:=[.C140]/([.D140]-[.D139])" office:value-type="float" office:value="102212.794234781" calcext:value-type="float">
            <text:p>102212.794234781</text:p>
          </table:table-cell>
          <table:table-cell/>
          <table:table-cell office:value-type="float" office:value="1443133466.26099" calcext:value-type="float">
            <text:p>1443133466.26099</text:p>
          </table:table-cell>
          <table:table-cell table:formula="of:=[.G140]-[.$B$2]" office:value-type="float" office:value="41.5512597560883" calcext:value-type="float">
            <text:p>41.5512597561</text:p>
          </table:table-cell>
          <table:table-cell table:formula="of:=[.C140]/([.H140]-[.H139])" office:value-type="float" office:value="109377.883075167" calcext:value-type="float">
            <text:p>109377.883075167</text:p>
          </table:table-cell>
          <table:table-cell table:formula="of:=[.G140]-[.$B140]" office:value-type="float" office:value="3.82325553894043" calcext:value-type="float">
            <text:p>3.8232555389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33462.51818" calcext:value-type="float">
            <text:p>1443133462.51818</text:p>
          </table:table-cell>
          <table:table-cell office:value-type="float" office:value="8224" calcext:value-type="float">
            <text:p>8224</text:p>
          </table:table-cell>
          <table:table-cell table:formula="of:=[.B141]-[.$B$2]" office:value-type="float" office:value="37.808456659317" calcext:value-type="float">
            <text:p>37.8084566593</text:p>
          </table:table-cell>
          <table:table-cell table:formula="of:=[.C141]/([.D141]-[.D140])" office:value-type="float" office:value="102221.881378133" calcext:value-type="float">
            <text:p>102221.881378133</text:p>
          </table:table-cell>
          <table:table-cell/>
          <table:table-cell office:value-type="float" office:value="1443133466.3358" calcext:value-type="float">
            <text:p>1443133466.3358</text:p>
          </table:table-cell>
          <table:table-cell table:formula="of:=[.G141]-[.$B$2]" office:value-type="float" office:value="41.6260685920715" calcext:value-type="float">
            <text:p>41.6260685921</text:p>
          </table:table-cell>
          <table:table-cell table:formula="of:=[.C141]/([.H141]-[.H140])" office:value-type="float" office:value="109933.53782217" calcext:value-type="float">
            <text:p>109933.53782217</text:p>
          </table:table-cell>
          <table:table-cell table:formula="of:=[.G141]-[.$B141]" office:value-type="float" office:value="3.81761193275452" calcext:value-type="float">
            <text:p>3.8176119328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33462.59863" calcext:value-type="float">
            <text:p>1443133462.59863</text:p>
          </table:table-cell>
          <table:table-cell office:value-type="float" office:value="8224" calcext:value-type="float">
            <text:p>8224</text:p>
          </table:table-cell>
          <table:table-cell table:formula="of:=[.B142]-[.$B$2]" office:value-type="float" office:value="37.8889038562775" calcext:value-type="float">
            <text:p>37.8889038563</text:p>
          </table:table-cell>
          <table:table-cell table:formula="of:=[.C142]/([.D142]-[.D141])" office:value-type="float" office:value="102228.546310237" calcext:value-type="float">
            <text:p>102228.546310237</text:p>
          </table:table-cell>
          <table:table-cell/>
          <table:table-cell office:value-type="float" office:value="1443133467.00989" calcext:value-type="float">
            <text:p>1443133467.00989</text:p>
          </table:table-cell>
          <table:table-cell table:formula="of:=[.G142]-[.$B$2]" office:value-type="float" office:value="42.3001668453217" calcext:value-type="float">
            <text:p>42.3001668453</text:p>
          </table:table-cell>
          <table:table-cell table:formula="of:=[.C142]/([.H142]-[.H141])" office:value-type="float" office:value="12200.0019438539" calcext:value-type="float">
            <text:p>12200.0019438539</text:p>
          </table:table-cell>
          <table:table-cell table:formula="of:=[.G142]-[.$B142]" office:value-type="float" office:value="4.41126298904419" calcext:value-type="float">
            <text:p>4.411262989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33462.67909" calcext:value-type="float">
            <text:p>1443133462.67909</text:p>
          </table:table-cell>
          <table:table-cell office:value-type="float" office:value="8224" calcext:value-type="float">
            <text:p>8224</text:p>
          </table:table-cell>
          <table:table-cell table:formula="of:=[.B143]-[.$B$2]" office:value-type="float" office:value="37.9693665504456" calcext:value-type="float">
            <text:p>37.9693665504</text:p>
          </table:table-cell>
          <table:table-cell table:formula="of:=[.C143]/([.D143]-[.D142])" office:value-type="float" office:value="102208.856974384" calcext:value-type="float">
            <text:p>102208.856974384</text:p>
          </table:table-cell>
          <table:table-cell/>
          <table:table-cell office:value-type="float" office:value="1443133470.01817" calcext:value-type="float">
            <text:p>1443133470.01817</text:p>
          </table:table-cell>
          <table:table-cell table:formula="of:=[.G143]-[.$B$2]" office:value-type="float" office:value="45.3084418773651" calcext:value-type="float">
            <text:p>45.3084418774</text:p>
          </table:table-cell>
          <table:table-cell table:formula="of:=[.C143]/([.H143]-[.H142])" office:value-type="float" office:value="2733.79259289787" calcext:value-type="float">
            <text:p>2733.7925928979</text:p>
          </table:table-cell>
          <table:table-cell table:formula="of:=[.G143]-[.$B143]" office:value-type="float" office:value="7.33907532691956" calcext:value-type="float">
            <text:p>7.3390753269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33462.75954" calcext:value-type="float">
            <text:p>1443133462.75954</text:p>
          </table:table-cell>
          <table:table-cell office:value-type="float" office:value="8224" calcext:value-type="float">
            <text:p>8224</text:p>
          </table:table-cell>
          <table:table-cell table:formula="of:=[.B144]-[.$B$2]" office:value-type="float" office:value="38.0498163700104" calcext:value-type="float">
            <text:p>38.04981637</text:p>
          </table:table-cell>
          <table:table-cell table:formula="of:=[.C144]/([.D144]-[.D143])" office:value-type="float" office:value="102225.213735549" calcext:value-type="float">
            <text:p>102225.213735549</text:p>
          </table:table-cell>
          <table:table-cell/>
          <table:table-cell office:value-type="float" office:value="1443133470.9943" calcext:value-type="float">
            <text:p>1443133470.9943</text:p>
          </table:table-cell>
          <table:table-cell table:formula="of:=[.G144]-[.$B$2]" office:value-type="float" office:value="46.2845718860626" calcext:value-type="float">
            <text:p>46.2845718861</text:p>
          </table:table-cell>
          <table:table-cell table:formula="of:=[.C144]/([.H144]-[.H143])" office:value-type="float" office:value="8425.10723645677" calcext:value-type="float">
            <text:p>8425.1072364568</text:p>
          </table:table-cell>
          <table:table-cell table:formula="of:=[.G144]-[.$B144]" office:value-type="float" office:value="8.23475551605225" calcext:value-type="float">
            <text:p>8.234755516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33462.84" calcext:value-type="float">
            <text:p>1443133462.84</text:p>
          </table:table-cell>
          <table:table-cell office:value-type="float" office:value="8224" calcext:value-type="float">
            <text:p>8224</text:p>
          </table:table-cell>
          <table:table-cell table:formula="of:=[.B145]-[.$B$2]" office:value-type="float" office:value="38.1302752494812" calcext:value-type="float">
            <text:p>38.1302752495</text:p>
          </table:table-cell>
          <table:table-cell table:formula="of:=[.C145]/([.D145]-[.D144])" office:value-type="float" office:value="102213.702876412" calcext:value-type="float">
            <text:p>102213.702876412</text:p>
          </table:table-cell>
          <table:table-cell/>
          <table:table-cell office:value-type="float" office:value="1443133471.01203" calcext:value-type="float">
            <text:p>1443133471.01203</text:p>
          </table:table-cell>
          <table:table-cell table:formula="of:=[.G145]-[.$B$2]" office:value-type="float" office:value="46.3023011684418" calcext:value-type="float">
            <text:p>46.3023011684</text:p>
          </table:table-cell>
          <table:table-cell table:formula="of:=[.C145]/([.H145]-[.H144])" office:value-type="float" office:value="463865.362631452" calcext:value-type="float">
            <text:p>463865.362631452</text:p>
          </table:table-cell>
          <table:table-cell table:formula="of:=[.G145]-[.$B145]" office:value-type="float" office:value="8.17202591896057" calcext:value-type="float">
            <text:p>8.172025919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33462.92051" calcext:value-type="float">
            <text:p>1443133462.92051</text:p>
          </table:table-cell>
          <table:table-cell office:value-type="float" office:value="8224" calcext:value-type="float">
            <text:p>8224</text:p>
          </table:table-cell>
          <table:table-cell table:formula="of:=[.B146]-[.$B$2]" office:value-type="float" office:value="38.2107846736908" calcext:value-type="float">
            <text:p>38.2107846737</text:p>
          </table:table-cell>
          <table:table-cell table:formula="of:=[.C146]/([.D146]-[.D145])" office:value-type="float" office:value="102149.531942869" calcext:value-type="float">
            <text:p>102149.531942869</text:p>
          </table:table-cell>
          <table:table-cell/>
          <table:table-cell office:value-type="float" office:value="1443133471.02959" calcext:value-type="float">
            <text:p>1443133471.02959</text:p>
          </table:table-cell>
          <table:table-cell table:formula="of:=[.G146]-[.$B$2]" office:value-type="float" office:value="46.3198671340942" calcext:value-type="float">
            <text:p>46.3198671341</text:p>
          </table:table-cell>
          <table:table-cell table:formula="of:=[.C146]/([.H146]-[.H145])" office:value-type="float" office:value="468178.07587171" calcext:value-type="float">
            <text:p>468178.07587171</text:p>
          </table:table-cell>
          <table:table-cell table:formula="of:=[.G146]-[.$B146]" office:value-type="float" office:value="8.10908246040344" calcext:value-type="float">
            <text:p>8.1090824604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33463.00093" calcext:value-type="float">
            <text:p>1443133463.00093</text:p>
          </table:table-cell>
          <table:table-cell office:value-type="float" office:value="8224" calcext:value-type="float">
            <text:p>8224</text:p>
          </table:table-cell>
          <table:table-cell table:formula="of:=[.B147]-[.$B$2]" office:value-type="float" office:value="38.2912037372589" calcext:value-type="float">
            <text:p>38.2912037373</text:p>
          </table:table-cell>
          <table:table-cell table:formula="of:=[.C147]/([.D147]-[.D146])" office:value-type="float" office:value="102264.309420045" calcext:value-type="float">
            <text:p>102264.309420045</text:p>
          </table:table-cell>
          <table:table-cell/>
          <table:table-cell office:value-type="float" office:value="1443133471.04715" calcext:value-type="float">
            <text:p>1443133471.04715</text:p>
          </table:table-cell>
          <table:table-cell table:formula="of:=[.G147]-[.$B$2]" office:value-type="float" office:value="46.3374240398407" calcext:value-type="float">
            <text:p>46.3374240398</text:p>
          </table:table-cell>
          <table:table-cell table:formula="of:=[.C147]/([.H147]-[.H146])" office:value-type="float" office:value="468419.670229091" calcext:value-type="float">
            <text:p>468419.670229091</text:p>
          </table:table-cell>
          <table:table-cell table:formula="of:=[.G147]-[.$B147]" office:value-type="float" office:value="8.04622030258179" calcext:value-type="float">
            <text:p>8.046220302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33463.08332" calcext:value-type="float">
            <text:p>1443133463.08332</text:p>
          </table:table-cell>
          <table:table-cell office:value-type="float" office:value="8224" calcext:value-type="float">
            <text:p>8224</text:p>
          </table:table-cell>
          <table:table-cell table:formula="of:=[.B148]-[.$B$2]" office:value-type="float" office:value="38.3735930919647" calcext:value-type="float">
            <text:p>38.373593092</text:p>
          </table:table-cell>
          <table:table-cell table:formula="of:=[.C148]/([.D148]-[.D147])" office:value-type="float" office:value="99818.72086953" calcext:value-type="float">
            <text:p>99818.72086953</text:p>
          </table:table-cell>
          <table:table-cell/>
          <table:table-cell office:value-type="float" office:value="1443133471.06471" calcext:value-type="float">
            <text:p>1443133471.06471</text:p>
          </table:table-cell>
          <table:table-cell table:formula="of:=[.G148]-[.$B$2]" office:value-type="float" office:value="46.3549838066101" calcext:value-type="float">
            <text:p>46.3549838066</text:p>
          </table:table-cell>
          <table:table-cell table:formula="of:=[.C148]/([.H148]-[.H147])" office:value-type="float" office:value="468343.350341475" calcext:value-type="float">
            <text:p>468343.350341475</text:p>
          </table:table-cell>
          <table:table-cell table:formula="of:=[.G148]-[.$B148]" office:value-type="float" office:value="7.98139071464539" calcext:value-type="float">
            <text:p>7.9813907146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33463.1657" calcext:value-type="float">
            <text:p>1443133463.1657</text:p>
          </table:table-cell>
          <table:table-cell office:value-type="float" office:value="8224" calcext:value-type="float">
            <text:p>8224</text:p>
          </table:table-cell>
          <table:table-cell table:formula="of:=[.B149]-[.$B$2]" office:value-type="float" office:value="38.4559726715088" calcext:value-type="float">
            <text:p>38.4559726715</text:p>
          </table:table-cell>
          <table:table-cell table:formula="of:=[.C149]/([.D149]-[.D148])" office:value-type="float" office:value="99830.5653599595" calcext:value-type="float">
            <text:p>99830.5653599595</text:p>
          </table:table-cell>
          <table:table-cell/>
          <table:table-cell office:value-type="float" office:value="1443133471.08227" calcext:value-type="float">
            <text:p>1443133471.08227</text:p>
          </table:table-cell>
          <table:table-cell table:formula="of:=[.G149]-[.$B$2]" office:value-type="float" office:value="46.3725409507751" calcext:value-type="float">
            <text:p>46.3725409508</text:p>
          </table:table-cell>
          <table:table-cell table:formula="of:=[.C149]/([.H149]-[.H148])" office:value-type="float" office:value="468413.30928843" calcext:value-type="float">
            <text:p>468413.30928843</text:p>
          </table:table-cell>
          <table:table-cell table:formula="of:=[.G149]-[.$B149]" office:value-type="float" office:value="7.91656827926636" calcext:value-type="float">
            <text:p>7.9165682793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33463.24809" calcext:value-type="float">
            <text:p>1443133463.24809</text:p>
          </table:table-cell>
          <table:table-cell office:value-type="float" office:value="8224" calcext:value-type="float">
            <text:p>8224</text:p>
          </table:table-cell>
          <table:table-cell table:formula="of:=[.B150]-[.$B$2]" office:value-type="float" office:value="38.5383634567261" calcext:value-type="float">
            <text:p>38.5383634567</text:p>
          </table:table-cell>
          <table:table-cell table:formula="of:=[.C150]/([.D150]-[.D149])" office:value-type="float" office:value="99816.9877652125" calcext:value-type="float">
            <text:p>99816.9877652125</text:p>
          </table:table-cell>
          <table:table-cell/>
          <table:table-cell office:value-type="float" office:value="1443133471.10297" calcext:value-type="float">
            <text:p>1443133471.10297</text:p>
          </table:table-cell>
          <table:table-cell table:formula="of:=[.G150]-[.$B$2]" office:value-type="float" office:value="46.3932378292084" calcext:value-type="float">
            <text:p>46.3932378292</text:p>
          </table:table-cell>
          <table:table-cell table:formula="of:=[.C150]/([.H150]-[.H149])" office:value-type="float" office:value="397354.607195106" calcext:value-type="float">
            <text:p>397354.607195106</text:p>
          </table:table-cell>
          <table:table-cell table:formula="of:=[.G150]-[.$B150]" office:value-type="float" office:value="7.8548743724823" calcext:value-type="float">
            <text:p>7.854874372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33463.33047" calcext:value-type="float">
            <text:p>1443133463.33047</text:p>
          </table:table-cell>
          <table:table-cell office:value-type="float" office:value="8224" calcext:value-type="float">
            <text:p>8224</text:p>
          </table:table-cell>
          <table:table-cell table:formula="of:=[.B151]-[.$B$2]" office:value-type="float" office:value="38.6207394599915" calcext:value-type="float">
            <text:p>38.62073946</text:p>
          </table:table-cell>
          <table:table-cell table:formula="of:=[.C151]/([.D151]-[.D150])" office:value-type="float" office:value="99834.8994124627" calcext:value-type="float">
            <text:p>99834.8994124627</text:p>
          </table:table-cell>
          <table:table-cell/>
          <table:table-cell office:value-type="float" office:value="1443133471.19874" calcext:value-type="float">
            <text:p>1443133471.19874</text:p>
          </table:table-cell>
          <table:table-cell table:formula="of:=[.G151]-[.$B$2]" office:value-type="float" office:value="46.4890081882477" calcext:value-type="float">
            <text:p>46.4890081882</text:p>
          </table:table-cell>
          <table:table-cell table:formula="of:=[.C151]/([.H151]-[.H150])" office:value-type="float" office:value="85872.0806990465" calcext:value-type="float">
            <text:p>85872.0806990465</text:p>
          </table:table-cell>
          <table:table-cell table:formula="of:=[.G151]-[.$B151]" office:value-type="float" office:value="7.86826872825623" calcext:value-type="float">
            <text:p>7.868268728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33463.41281" calcext:value-type="float">
            <text:p>1443133463.41281</text:p>
          </table:table-cell>
          <table:table-cell office:value-type="float" office:value="8224" calcext:value-type="float">
            <text:p>8224</text:p>
          </table:table-cell>
          <table:table-cell table:formula="of:=[.B152]-[.$B$2]" office:value-type="float" office:value="38.7030811309814" calcext:value-type="float">
            <text:p>38.703081131</text:p>
          </table:table-cell>
          <table:table-cell table:formula="of:=[.C152]/([.D152]-[.D151])" office:value-type="float" office:value="99876.5254715288" calcext:value-type="float">
            <text:p>99876.5254715288</text:p>
          </table:table-cell>
          <table:table-cell/>
          <table:table-cell office:value-type="float" office:value="1443133471.29455" calcext:value-type="float">
            <text:p>1443133471.29455</text:p>
          </table:table-cell>
          <table:table-cell table:formula="of:=[.G152]-[.$B$2]" office:value-type="float" office:value="46.5848188400269" calcext:value-type="float">
            <text:p>46.58481884</text:p>
          </table:table-cell>
          <table:table-cell table:formula="of:=[.C152]/([.H152]-[.H151])" office:value-type="float" office:value="85835.9675806688" calcext:value-type="float">
            <text:p>85835.9675806688</text:p>
          </table:table-cell>
          <table:table-cell table:formula="of:=[.G152]-[.$B152]" office:value-type="float" office:value="7.88173770904541" calcext:value-type="float">
            <text:p>7.881737709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33463.49519" calcext:value-type="float">
            <text:p>1443133463.49519</text:p>
          </table:table-cell>
          <table:table-cell office:value-type="float" office:value="8224" calcext:value-type="float">
            <text:p>8224</text:p>
          </table:table-cell>
          <table:table-cell table:formula="of:=[.B153]-[.$B$2]" office:value-type="float" office:value="38.7854595184326" calcext:value-type="float">
            <text:p>38.7854595184</text:p>
          </table:table-cell>
          <table:table-cell table:formula="of:=[.C153]/([.D153]-[.D152])" office:value-type="float" office:value="99832.0100023154" calcext:value-type="float">
            <text:p>99832.0100023154</text:p>
          </table:table-cell>
          <table:table-cell/>
          <table:table-cell office:value-type="float" office:value="1443133471.39027" calcext:value-type="float">
            <text:p>1443133471.39027</text:p>
          </table:table-cell>
          <table:table-cell table:formula="of:=[.G153]-[.$B$2]" office:value-type="float" office:value="46.6805469989777" calcext:value-type="float">
            <text:p>46.680546999</text:p>
          </table:table-cell>
          <table:table-cell table:formula="of:=[.C153]/([.H153]-[.H152])" office:value-type="float" office:value="85909.9359074301" calcext:value-type="float">
            <text:p>85909.9359074301</text:p>
          </table:table-cell>
          <table:table-cell table:formula="of:=[.G153]-[.$B153]" office:value-type="float" office:value="7.89508748054504" calcext:value-type="float">
            <text:p>7.895087480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33463.57757" calcext:value-type="float">
            <text:p>1443133463.57757</text:p>
          </table:table-cell>
          <table:table-cell office:value-type="float" office:value="8224" calcext:value-type="float">
            <text:p>8224</text:p>
          </table:table-cell>
          <table:table-cell table:formula="of:=[.B154]-[.$B$2]" office:value-type="float" office:value="38.8678374290466" calcext:value-type="float">
            <text:p>38.867837429</text:p>
          </table:table-cell>
          <table:table-cell table:formula="of:=[.C154]/([.D154]-[.D153])" office:value-type="float" office:value="99832.5878709647" calcext:value-type="float">
            <text:p>99832.5878709647</text:p>
          </table:table-cell>
          <table:table-cell/>
          <table:table-cell office:value-type="float" office:value="1443133471.48614" calcext:value-type="float">
            <text:p>1443133471.48614</text:p>
          </table:table-cell>
          <table:table-cell table:formula="of:=[.G154]-[.$B$2]" office:value-type="float" office:value="46.7764110565186" calcext:value-type="float">
            <text:p>46.7764110565</text:p>
          </table:table-cell>
          <table:table-cell table:formula="of:=[.C154]/([.H154]-[.H153])" office:value-type="float" office:value="85788.1484569106" calcext:value-type="float">
            <text:p>85788.1484569106</text:p>
          </table:table-cell>
          <table:table-cell table:formula="of:=[.G154]-[.$B154]" office:value-type="float" office:value="7.90857362747192" calcext:value-type="float">
            <text:p>7.9085736275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33463.65995" calcext:value-type="float">
            <text:p>1443133463.65995</text:p>
          </table:table-cell>
          <table:table-cell office:value-type="float" office:value="8224" calcext:value-type="float">
            <text:p>8224</text:p>
          </table:table-cell>
          <table:table-cell table:formula="of:=[.B155]-[.$B$2]" office:value-type="float" office:value="38.9502217769623" calcext:value-type="float">
            <text:p>38.950221777</text:p>
          </table:table-cell>
          <table:table-cell table:formula="of:=[.C155]/([.D155]-[.D154])" office:value-type="float" office:value="99824.7872086125" calcext:value-type="float">
            <text:p>99824.7872086125</text:p>
          </table:table-cell>
          <table:table-cell/>
          <table:table-cell office:value-type="float" office:value="1443133471.58198" calcext:value-type="float">
            <text:p>1443133471.58198</text:p>
          </table:table-cell>
          <table:table-cell table:formula="of:=[.G155]-[.$B$2]" office:value-type="float" office:value="46.8722524642944" calcext:value-type="float">
            <text:p>46.8722524643</text:p>
          </table:table-cell>
          <table:table-cell table:formula="of:=[.C155]/([.H155]-[.H154])" office:value-type="float" office:value="85808.4223807676" calcext:value-type="float">
            <text:p>85808.4223807676</text:p>
          </table:table-cell>
          <table:table-cell table:formula="of:=[.G155]-[.$B155]" office:value-type="float" office:value="7.92203068733215" calcext:value-type="float">
            <text:p>7.9220306873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33463.74232" calcext:value-type="float">
            <text:p>1443133463.74232</text:p>
          </table:table-cell>
          <table:table-cell office:value-type="float" office:value="8224" calcext:value-type="float">
            <text:p>8224</text:p>
          </table:table-cell>
          <table:table-cell table:formula="of:=[.B156]-[.$B$2]" office:value-type="float" office:value="39.0325963497162" calcext:value-type="float">
            <text:p>39.0325963497</text:p>
          </table:table-cell>
          <table:table-cell table:formula="of:=[.C156]/([.D156]-[.D155])" office:value-type="float" office:value="99836.6331388349" calcext:value-type="float">
            <text:p>99836.6331388349</text:p>
          </table:table-cell>
          <table:table-cell/>
          <table:table-cell office:value-type="float" office:value="1443133471.67774" calcext:value-type="float">
            <text:p>1443133471.67774</text:p>
          </table:table-cell>
          <table:table-cell table:formula="of:=[.G156]-[.$B$2]" office:value-type="float" office:value="46.9680097103119" calcext:value-type="float">
            <text:p>46.9680097103</text:p>
          </table:table-cell>
          <table:table-cell table:formula="of:=[.C156]/([.H156]-[.H155])" office:value-type="float" office:value="85883.8400438209" calcext:value-type="float">
            <text:p>85883.8400438209</text:p>
          </table:table-cell>
          <table:table-cell table:formula="of:=[.G156]-[.$B156]" office:value-type="float" office:value="7.9354133605957" calcext:value-type="float">
            <text:p>7.935413360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33463.8247" calcext:value-type="float">
            <text:p>1443133463.8247</text:p>
          </table:table-cell>
          <table:table-cell office:value-type="float" office:value="8224" calcext:value-type="float">
            <text:p>8224</text:p>
          </table:table-cell>
          <table:table-cell table:formula="of:=[.B157]-[.$B$2]" office:value-type="float" office:value="39.1149742603302" calcext:value-type="float">
            <text:p>39.1149742603</text:p>
          </table:table-cell>
          <table:table-cell table:formula="of:=[.C157]/([.D157]-[.D156])" office:value-type="float" office:value="99832.5878709647" calcext:value-type="float">
            <text:p>99832.5878709647</text:p>
          </table:table-cell>
          <table:table-cell/>
          <table:table-cell office:value-type="float" office:value="1443133471.77359" calcext:value-type="float">
            <text:p>1443133471.77359</text:p>
          </table:table-cell>
          <table:table-cell table:formula="of:=[.G157]-[.$B$2]" office:value-type="float" office:value="47.0638589859009" calcext:value-type="float">
            <text:p>47.0638589859</text:p>
          </table:table-cell>
          <table:table-cell table:formula="of:=[.C157]/([.H157]-[.H156])" office:value-type="float" office:value="85801.3787737457" calcext:value-type="float">
            <text:p>85801.3787737457</text:p>
          </table:table-cell>
          <table:table-cell table:formula="of:=[.G157]-[.$B157]" office:value-type="float" office:value="7.94888472557068" calcext:value-type="float">
            <text:p>7.9488847256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33463.9071" calcext:value-type="float">
            <text:p>1443133463.9071</text:p>
          </table:table-cell>
          <table:table-cell office:value-type="float" office:value="8224" calcext:value-type="float">
            <text:p>8224</text:p>
          </table:table-cell>
          <table:table-cell table:formula="of:=[.B158]-[.$B$2]" office:value-type="float" office:value="39.197377204895" calcext:value-type="float">
            <text:p>39.1973772049</text:p>
          </table:table-cell>
          <table:table-cell table:formula="of:=[.C158]/([.D158]-[.D157])" office:value-type="float" office:value="99802.2588080076" calcext:value-type="float">
            <text:p>99802.2588080076</text:p>
          </table:table-cell>
          <table:table-cell/>
          <table:table-cell office:value-type="float" office:value="1443133471.86946" calcext:value-type="float">
            <text:p>1443133471.86946</text:p>
          </table:table-cell>
          <table:table-cell table:formula="of:=[.G158]-[.$B$2]" office:value-type="float" office:value="47.159734249115" calcext:value-type="float">
            <text:p>47.1597342491</text:p>
          </table:table-cell>
          <table:table-cell table:formula="of:=[.C158]/([.H158]-[.H157])" office:value-type="float" office:value="85778.1217417253" calcext:value-type="float">
            <text:p>85778.1217417253</text:p>
          </table:table-cell>
          <table:table-cell table:formula="of:=[.G158]-[.$B158]" office:value-type="float" office:value="7.96235704421997" calcext:value-type="float">
            <text:p>7.9623570442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33463.98949" calcext:value-type="float">
            <text:p>1443133463.98949</text:p>
          </table:table-cell>
          <table:table-cell office:value-type="float" office:value="8224" calcext:value-type="float">
            <text:p>8224</text:p>
          </table:table-cell>
          <table:table-cell table:formula="of:=[.B159]-[.$B$2]" office:value-type="float" office:value="39.2797646522522" calcext:value-type="float">
            <text:p>39.2797646523</text:p>
          </table:table-cell>
          <table:table-cell table:formula="of:=[.C159]/([.D159]-[.D158])" office:value-type="float" office:value="99821.0317689071" calcext:value-type="float">
            <text:p>99821.0317689071</text:p>
          </table:table-cell>
          <table:table-cell/>
          <table:table-cell office:value-type="float" office:value="1443133471.96525" calcext:value-type="float">
            <text:p>1443133471.96525</text:p>
          </table:table-cell>
          <table:table-cell table:formula="of:=[.G159]-[.$B$2]" office:value-type="float" office:value="47.2555174827576" calcext:value-type="float">
            <text:p>47.2555174828</text:p>
          </table:table-cell>
          <table:table-cell table:formula="of:=[.C159]/([.H159]-[.H158])" office:value-type="float" office:value="85860.5382930423" calcext:value-type="float">
            <text:p>85860.5382930423</text:p>
          </table:table-cell>
          <table:table-cell table:formula="of:=[.G159]-[.$B159]" office:value-type="float" office:value="7.97575283050537" calcext:value-type="float">
            <text:p>7.9757528305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33464.07155" calcext:value-type="float">
            <text:p>1443133464.07155</text:p>
          </table:table-cell>
          <table:table-cell office:value-type="float" office:value="8224" calcext:value-type="float">
            <text:p>8224</text:p>
          </table:table-cell>
          <table:table-cell table:formula="of:=[.B160]-[.$B$2]" office:value-type="float" office:value="39.3618252277374" calcext:value-type="float">
            <text:p>39.3618252277</text:p>
          </table:table-cell>
          <table:table-cell table:formula="of:=[.C160]/([.D160]-[.D159])" office:value-type="float" office:value="100218.648862392" calcext:value-type="float">
            <text:p>100218.648862392</text:p>
          </table:table-cell>
          <table:table-cell/>
          <table:table-cell office:value-type="float" office:value="1443133472.06107" calcext:value-type="float">
            <text:p>1443133472.06107</text:p>
          </table:table-cell>
          <table:table-cell table:formula="of:=[.G160]-[.$B$2]" office:value-type="float" office:value="47.35134100914" calcext:value-type="float">
            <text:p>47.3513410091</text:p>
          </table:table-cell>
          <table:table-cell table:formula="of:=[.C160]/([.H160]-[.H159])" office:value-type="float" office:value="85824.4348801855" calcext:value-type="float">
            <text:p>85824.4348801855</text:p>
          </table:table-cell>
          <table:table-cell table:formula="of:=[.G160]-[.$B160]" office:value-type="float" office:value="7.98951578140259" calcext:value-type="float">
            <text:p>7.989515781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33464.15352" calcext:value-type="float">
            <text:p>1443133464.15352</text:p>
          </table:table-cell>
          <table:table-cell office:value-type="float" office:value="8224" calcext:value-type="float">
            <text:p>8224</text:p>
          </table:table-cell>
          <table:table-cell table:formula="of:=[.B161]-[.$B$2]" office:value-type="float" office:value="39.4437925815582" calcext:value-type="float">
            <text:p>39.4437925816</text:p>
          </table:table-cell>
          <table:table-cell table:formula="of:=[.C161]/([.D161]-[.D160])" office:value-type="float" office:value="100332.62776763" calcext:value-type="float">
            <text:p>100332.62776763</text:p>
          </table:table-cell>
          <table:table-cell/>
          <table:table-cell office:value-type="float" office:value="1443133472.07686" calcext:value-type="float">
            <text:p>1443133472.07686</text:p>
          </table:table-cell>
          <table:table-cell table:formula="of:=[.G161]-[.$B$2]" office:value-type="float" office:value="47.3671324253082" calcext:value-type="float">
            <text:p>47.3671324253</text:p>
          </table:table-cell>
          <table:table-cell table:formula="of:=[.C161]/([.H161]-[.H160])" office:value-type="float" office:value="520789.263761814" calcext:value-type="float">
            <text:p>520789.263761814</text:p>
          </table:table-cell>
          <table:table-cell table:formula="of:=[.G161]-[.$B161]" office:value-type="float" office:value="7.92333984375" calcext:value-type="float">
            <text:p>7.923339843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33464.23549" calcext:value-type="float">
            <text:p>1443133464.23549</text:p>
          </table:table-cell>
          <table:table-cell office:value-type="float" office:value="8224" calcext:value-type="float">
            <text:p>8224</text:p>
          </table:table-cell>
          <table:table-cell table:formula="of:=[.B162]-[.$B$2]" office:value-type="float" office:value="39.5257670879364" calcext:value-type="float">
            <text:p>39.5257670879</text:p>
          </table:table-cell>
          <table:table-cell table:formula="of:=[.C162]/([.D162]-[.D161])" office:value-type="float" office:value="100323.873401081" calcext:value-type="float">
            <text:p>100323.873401081</text:p>
          </table:table-cell>
          <table:table-cell/>
          <table:table-cell office:value-type="float" office:value="1443133472.09265" calcext:value-type="float">
            <text:p>1443133472.09265</text:p>
          </table:table-cell>
          <table:table-cell table:formula="of:=[.G162]-[.$B$2]" office:value-type="float" office:value="47.3829236030579" calcext:value-type="float">
            <text:p>47.3829236031</text:p>
          </table:table-cell>
          <table:table-cell table:formula="of:=[.C162]/([.H162]-[.H161])" office:value-type="float" office:value="520797.126749506" calcext:value-type="float">
            <text:p>520797.126749506</text:p>
          </table:table-cell>
          <table:table-cell table:formula="of:=[.G162]-[.$B162]" office:value-type="float" office:value="7.85715651512146" calcext:value-type="float">
            <text:p>7.857156515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33464.31745" calcext:value-type="float">
            <text:p>1443133464.31745</text:p>
          </table:table-cell>
          <table:table-cell office:value-type="float" office:value="8224" calcext:value-type="float">
            <text:p>8224</text:p>
          </table:table-cell>
          <table:table-cell table:formula="of:=[.B163]-[.$B$2]" office:value-type="float" office:value="39.6077222824097" calcext:value-type="float">
            <text:p>39.6077222824</text:p>
          </table:table-cell>
          <table:table-cell table:formula="of:=[.C163]/([.D163]-[.D162])" office:value-type="float" office:value="100347.513697654" calcext:value-type="float">
            <text:p>100347.513697654</text:p>
          </table:table-cell>
          <table:table-cell/>
          <table:table-cell office:value-type="float" office:value="1443133472.10844" calcext:value-type="float">
            <text:p>1443133472.10844</text:p>
          </table:table-cell>
          <table:table-cell table:formula="of:=[.G163]-[.$B$2]" office:value-type="float" office:value="47.3987135887146" calcext:value-type="float">
            <text:p>47.3987135887</text:p>
          </table:table-cell>
          <table:table-cell table:formula="of:=[.C163]/([.H163]-[.H162])" office:value-type="float" office:value="520836.445249743" calcext:value-type="float">
            <text:p>520836.445249743</text:p>
          </table:table-cell>
          <table:table-cell table:formula="of:=[.G163]-[.$B163]" office:value-type="float" office:value="7.79099130630493" calcext:value-type="float">
            <text:p>7.7909913063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33464.39941" calcext:value-type="float">
            <text:p>1443133464.39941</text:p>
          </table:table-cell>
          <table:table-cell office:value-type="float" office:value="8224" calcext:value-type="float">
            <text:p>8224</text:p>
          </table:table-cell>
          <table:table-cell table:formula="of:=[.B164]-[.$B$2]" office:value-type="float" office:value="39.6896860599518" calcext:value-type="float">
            <text:p>39.68968606</text:p>
          </table:table-cell>
          <table:table-cell table:formula="of:=[.C164]/([.D164]-[.D163])" office:value-type="float" office:value="100337.005523865" calcext:value-type="float">
            <text:p>100337.005523865</text:p>
          </table:table-cell>
          <table:table-cell/>
          <table:table-cell office:value-type="float" office:value="1443133472.12423" calcext:value-type="float">
            <text:p>1443133472.12423</text:p>
          </table:table-cell>
          <table:table-cell table:formula="of:=[.G164]-[.$B$2]" office:value-type="float" office:value="47.4145042896271" calcext:value-type="float">
            <text:p>47.4145042896</text:p>
          </table:table-cell>
          <table:table-cell table:formula="of:=[.C164]/([.H164]-[.H163])" office:value-type="float" office:value="520812.853437212" calcext:value-type="float">
            <text:p>520812.853437212</text:p>
          </table:table-cell>
          <table:table-cell table:formula="of:=[.G164]-[.$B164]" office:value-type="float" office:value="7.72481822967529" calcext:value-type="float">
            <text:p>7.7248182297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33464.48138" calcext:value-type="float">
            <text:p>1443133464.48138</text:p>
          </table:table-cell>
          <table:table-cell office:value-type="float" office:value="8224" calcext:value-type="float">
            <text:p>8224</text:p>
          </table:table-cell>
          <table:table-cell table:formula="of:=[.B165]-[.$B$2]" office:value-type="float" office:value="39.7716524600983" calcext:value-type="float">
            <text:p>39.7716524601</text:p>
          </table:table-cell>
          <table:table-cell table:formula="of:=[.C165]/([.D165]-[.D164])" office:value-type="float" office:value="100333.79513194" calcext:value-type="float">
            <text:p>100333.79513194</text:p>
          </table:table-cell>
          <table:table-cell/>
          <table:table-cell office:value-type="float" office:value="1443133472.1574" calcext:value-type="float">
            <text:p>1443133472.1574</text:p>
          </table:table-cell>
          <table:table-cell table:formula="of:=[.G165]-[.$B$2]" office:value-type="float" office:value="47.4476764202118" calcext:value-type="float">
            <text:p>47.4476764202</text:p>
          </table:table-cell>
          <table:table-cell table:formula="of:=[.C165]/([.H165]-[.H164])" office:value-type="float" office:value="247918.956516739" calcext:value-type="float">
            <text:p>247918.956516739</text:p>
          </table:table-cell>
          <table:table-cell table:formula="of:=[.G165]-[.$B165]" office:value-type="float" office:value="7.67602396011353" calcext:value-type="float">
            <text:p>7.676023960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33464.56335" calcext:value-type="float">
            <text:p>1443133464.56335</text:p>
          </table:table-cell>
          <table:table-cell office:value-type="float" office:value="8224" calcext:value-type="float">
            <text:p>8224</text:p>
          </table:table-cell>
          <table:table-cell table:formula="of:=[.B166]-[.$B$2]" office:value-type="float" office:value="39.8536188602448" calcext:value-type="float">
            <text:p>39.8536188602</text:p>
          </table:table-cell>
          <table:table-cell table:formula="of:=[.C166]/([.D166]-[.D165])" office:value-type="float" office:value="100333.79513194" calcext:value-type="float">
            <text:p>100333.79513194</text:p>
          </table:table-cell>
          <table:table-cell/>
          <table:table-cell office:value-type="float" office:value="1443133472.24607" calcext:value-type="float">
            <text:p>1443133472.24607</text:p>
          </table:table-cell>
          <table:table-cell table:formula="of:=[.G166]-[.$B$2]" office:value-type="float" office:value="47.5363376140595" calcext:value-type="float">
            <text:p>47.5363376141</text:p>
          </table:table-cell>
          <table:table-cell table:formula="of:=[.C166]/([.H166]-[.H165])" office:value-type="float" office:value="92757.6050253851" calcext:value-type="float">
            <text:p>92757.6050253851</text:p>
          </table:table-cell>
          <table:table-cell table:formula="of:=[.G166]-[.$B166]" office:value-type="float" office:value="7.6827187538147" calcext:value-type="float">
            <text:p>7.6827187538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33464.64531" calcext:value-type="float">
            <text:p>1443133464.64531</text:p>
          </table:table-cell>
          <table:table-cell office:value-type="float" office:value="8224" calcext:value-type="float">
            <text:p>8224</text:p>
          </table:table-cell>
          <table:table-cell table:formula="of:=[.B167]-[.$B$2]" office:value-type="float" office:value="39.9355845451355" calcext:value-type="float">
            <text:p>39.9355845451</text:p>
          </table:table-cell>
          <table:table-cell table:formula="of:=[.C167]/([.D167]-[.D166])" office:value-type="float" office:value="100334.670673" calcext:value-type="float">
            <text:p>100334.670673</text:p>
          </table:table-cell>
          <table:table-cell/>
          <table:table-cell office:value-type="float" office:value="1443133472.33469" calcext:value-type="float">
            <text:p>1443133472.33469</text:p>
          </table:table-cell>
          <table:table-cell table:formula="of:=[.G167]-[.$B$2]" office:value-type="float" office:value="47.6249639987946" calcext:value-type="float">
            <text:p>47.6249639988</text:p>
          </table:table-cell>
          <table:table-cell table:formula="of:=[.C167]/([.H167]-[.H166])" office:value-type="float" office:value="92794.0367259756" calcext:value-type="float">
            <text:p>92794.0367259756</text:p>
          </table:table-cell>
          <table:table-cell table:formula="of:=[.G167]-[.$B167]" office:value-type="float" office:value="7.68937945365906" calcext:value-type="float">
            <text:p>7.6893794537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33464.72727" calcext:value-type="float">
            <text:p>1443133464.72727</text:p>
          </table:table-cell>
          <table:table-cell office:value-type="float" office:value="8224" calcext:value-type="float">
            <text:p>8224</text:p>
          </table:table-cell>
          <table:table-cell table:formula="of:=[.B168]-[.$B$2]" office:value-type="float" office:value="40.0175404548645" calcext:value-type="float">
            <text:p>40.0175404549</text:p>
          </table:table-cell>
          <table:table-cell table:formula="of:=[.C168]/([.D168]-[.D167])" office:value-type="float" office:value="100346.637932439" calcext:value-type="float">
            <text:p>100346.637932439</text:p>
          </table:table-cell>
          <table:table-cell/>
          <table:table-cell office:value-type="float" office:value="1443133472.42338" calcext:value-type="float">
            <text:p>1443133472.42338</text:p>
          </table:table-cell>
          <table:table-cell table:formula="of:=[.G168]-[.$B$2]" office:value-type="float" office:value="47.7136533260345" calcext:value-type="float">
            <text:p>47.713653326</text:p>
          </table:table-cell>
          <table:table-cell table:formula="of:=[.C168]/([.H168]-[.H167])" office:value-type="float" office:value="92728.1811231485" calcext:value-type="float">
            <text:p>92728.1811231485</text:p>
          </table:table-cell>
          <table:table-cell table:formula="of:=[.G168]-[.$B168]" office:value-type="float" office:value="7.69611287117004" calcext:value-type="float">
            <text:p>7.6961128712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33464.80924" calcext:value-type="float">
            <text:p>1443133464.80924</text:p>
          </table:table-cell>
          <table:table-cell office:value-type="float" office:value="8224" calcext:value-type="float">
            <text:p>8224</text:p>
          </table:table-cell>
          <table:table-cell table:formula="of:=[.B169]-[.$B$2]" office:value-type="float" office:value="40.0995094776154" calcext:value-type="float">
            <text:p>40.0995094776</text:p>
          </table:table-cell>
          <table:table-cell table:formula="of:=[.C169]/([.D169]-[.D168])" office:value-type="float" office:value="100330.584945448" calcext:value-type="float">
            <text:p>100330.584945448</text:p>
          </table:table-cell>
          <table:table-cell/>
          <table:table-cell office:value-type="float" office:value="1443133472.51211" calcext:value-type="float">
            <text:p>1443133472.51211</text:p>
          </table:table-cell>
          <table:table-cell table:formula="of:=[.G169]-[.$B$2]" office:value-type="float" office:value="47.80237865448" calcext:value-type="float">
            <text:p>47.8023786545</text:p>
          </table:table-cell>
          <table:table-cell table:formula="of:=[.C169]/([.H169]-[.H168])" office:value-type="float" office:value="92690.5557194719" calcext:value-type="float">
            <text:p>92690.5557194719</text:p>
          </table:table-cell>
          <table:table-cell table:formula="of:=[.G169]-[.$B169]" office:value-type="float" office:value="7.70286917686462" calcext:value-type="float">
            <text:p>7.7028691769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33464.8912" calcext:value-type="float">
            <text:p>1443133464.8912</text:p>
          </table:table-cell>
          <table:table-cell office:value-type="float" office:value="8224" calcext:value-type="float">
            <text:p>8224</text:p>
          </table:table-cell>
          <table:table-cell table:formula="of:=[.B170]-[.$B$2]" office:value-type="float" office:value="40.1814761161804" calcext:value-type="float">
            <text:p>40.1814761162</text:p>
          </table:table-cell>
          <table:table-cell table:formula="of:=[.C170]/([.D170]-[.D169])" office:value-type="float" office:value="100333.503288316" calcext:value-type="float">
            <text:p>100333.503288316</text:p>
          </table:table-cell>
          <table:table-cell/>
          <table:table-cell office:value-type="float" office:value="1443133472.60079" calcext:value-type="float">
            <text:p>1443133472.60079</text:p>
          </table:table-cell>
          <table:table-cell table:formula="of:=[.G170]-[.$B$2]" office:value-type="float" office:value="47.8910579681397" calcext:value-type="float">
            <text:p>47.8910579681</text:p>
          </table:table-cell>
          <table:table-cell table:formula="of:=[.C170]/([.H170]-[.H169])" office:value-type="float" office:value="92738.6518975771" calcext:value-type="float">
            <text:p>92738.6518975771</text:p>
          </table:table-cell>
          <table:table-cell table:formula="of:=[.G170]-[.$B170]" office:value-type="float" office:value="7.70958185195923" calcext:value-type="float">
            <text:p>7.709581852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33464.97318" calcext:value-type="float">
            <text:p>1443133464.97318</text:p>
          </table:table-cell>
          <table:table-cell office:value-type="float" office:value="8224" calcext:value-type="float">
            <text:p>8224</text:p>
          </table:table-cell>
          <table:table-cell table:formula="of:=[.B171]-[.$B$2]" office:value-type="float" office:value="40.2634518146515" calcext:value-type="float">
            <text:p>40.2634518147</text:p>
          </table:table-cell>
          <table:table-cell table:formula="of:=[.C171]/([.D171]-[.D170])" office:value-type="float" office:value="100322.414488513" calcext:value-type="float">
            <text:p>100322.414488513</text:p>
          </table:table-cell>
          <table:table-cell/>
          <table:table-cell office:value-type="float" office:value="1443133472.68947" calcext:value-type="float">
            <text:p>1443133472.68947</text:p>
          </table:table-cell>
          <table:table-cell table:formula="of:=[.G171]-[.$B$2]" office:value-type="float" office:value="47.9797401428223" calcext:value-type="float">
            <text:p>47.9797401428</text:p>
          </table:table-cell>
          <table:table-cell table:formula="of:=[.C171]/([.H171]-[.H170])" office:value-type="float" office:value="92735.6600064523" calcext:value-type="float">
            <text:p>92735.6600064523</text:p>
          </table:table-cell>
          <table:table-cell table:formula="of:=[.G171]-[.$B171]" office:value-type="float" office:value="7.71628832817078" calcext:value-type="float">
            <text:p>7.716288328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33465.05281" calcext:value-type="float">
            <text:p>1443133465.05281</text:p>
          </table:table-cell>
          <table:table-cell office:value-type="float" office:value="8224" calcext:value-type="float">
            <text:p>8224</text:p>
          </table:table-cell>
          <table:table-cell table:formula="of:=[.B172]-[.$B$2]" office:value-type="float" office:value="40.3430821895599" calcext:value-type="float">
            <text:p>40.3430821896</text:p>
          </table:table-cell>
          <table:table-cell table:formula="of:=[.C172]/([.D172]-[.D171])" office:value-type="float" office:value="103277.17293125" calcext:value-type="float">
            <text:p>103277.17293125</text:p>
          </table:table-cell>
          <table:table-cell/>
          <table:table-cell office:value-type="float" office:value="1443133472.77816" calcext:value-type="float">
            <text:p>1443133472.77816</text:p>
          </table:table-cell>
          <table:table-cell table:formula="of:=[.G172]-[.$B$2]" office:value-type="float" office:value="48.0684335231781" calcext:value-type="float">
            <text:p>48.0684335232</text:p>
          </table:table-cell>
          <table:table-cell table:formula="of:=[.C172]/([.H172]-[.H171])" office:value-type="float" office:value="92723.9436247167" calcext:value-type="float">
            <text:p>92723.9436247167</text:p>
          </table:table-cell>
          <table:table-cell table:formula="of:=[.G172]-[.$B172]" office:value-type="float" office:value="7.72535133361816" calcext:value-type="float">
            <text:p>7.7253513336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33465.13128" calcext:value-type="float">
            <text:p>1443133465.13128</text:p>
          </table:table-cell>
          <table:table-cell office:value-type="float" office:value="8224" calcext:value-type="float">
            <text:p>8224</text:p>
          </table:table-cell>
          <table:table-cell table:formula="of:=[.B173]-[.$B$2]" office:value-type="float" office:value="40.421550989151" calcext:value-type="float">
            <text:p>40.4215509892</text:p>
          </table:table-cell>
          <table:table-cell table:formula="of:=[.C173]/([.D173]-[.D172])" office:value-type="float" office:value="104805.987129393" calcext:value-type="float">
            <text:p>104805.987129393</text:p>
          </table:table-cell>
          <table:table-cell/>
          <table:table-cell office:value-type="float" office:value="1443133472.86683" calcext:value-type="float">
            <text:p>1443133472.86683</text:p>
          </table:table-cell>
          <table:table-cell table:formula="of:=[.G173]-[.$B$2]" office:value-type="float" office:value="48.1571037769318" calcext:value-type="float">
            <text:p>48.1571037769</text:p>
          </table:table-cell>
          <table:table-cell table:formula="of:=[.C173]/([.H173]-[.H172])" office:value-type="float" office:value="92748.1274932107" calcext:value-type="float">
            <text:p>92748.1274932107</text:p>
          </table:table-cell>
          <table:table-cell table:formula="of:=[.G173]-[.$B173]" office:value-type="float" office:value="7.73555278778076" calcext:value-type="float">
            <text:p>7.7355527878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33465.20974" calcext:value-type="float">
            <text:p>1443133465.20974</text:p>
          </table:table-cell>
          <table:table-cell office:value-type="float" office:value="8224" calcext:value-type="float">
            <text:p>8224</text:p>
          </table:table-cell>
          <table:table-cell table:formula="of:=[.B174]-[.$B$2]" office:value-type="float" office:value="40.5000140666962" calcext:value-type="float">
            <text:p>40.5000140667</text:p>
          </table:table-cell>
          <table:table-cell table:formula="of:=[.C174]/([.D174]-[.D173])" office:value-type="float" office:value="104813.630274265" calcext:value-type="float">
            <text:p>104813.630274265</text:p>
          </table:table-cell>
          <table:table-cell/>
          <table:table-cell office:value-type="float" office:value="1443133472.9556" calcext:value-type="float">
            <text:p>1443133472.9556</text:p>
          </table:table-cell>
          <table:table-cell table:formula="of:=[.G174]-[.$B$2]" office:value-type="float" office:value="48.2458739280701" calcext:value-type="float">
            <text:p>48.2458739281</text:p>
          </table:table-cell>
          <table:table-cell table:formula="of:=[.C174]/([.H174]-[.H173])" office:value-type="float" office:value="92643.7534975788" calcext:value-type="float">
            <text:p>92643.7534975788</text:p>
          </table:table-cell>
          <table:table-cell table:formula="of:=[.G174]-[.$B174]" office:value-type="float" office:value="7.7458598613739" calcext:value-type="float">
            <text:p>7.7458598614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33465.28819" calcext:value-type="float">
            <text:p>1443133465.28819</text:p>
          </table:table-cell>
          <table:table-cell office:value-type="float" office:value="8224" calcext:value-type="float">
            <text:p>8224</text:p>
          </table:table-cell>
          <table:table-cell table:formula="of:=[.B175]-[.$B$2]" office:value-type="float" office:value="40.5784614086151" calcext:value-type="float">
            <text:p>40.5784614086</text:p>
          </table:table-cell>
          <table:table-cell table:formula="of:=[.C175]/([.D175]-[.D174])" office:value-type="float" office:value="104834.654671886" calcext:value-type="float">
            <text:p>104834.654671886</text:p>
          </table:table-cell>
          <table:table-cell/>
          <table:table-cell office:value-type="float" office:value="1443133473.04429" calcext:value-type="float">
            <text:p>1443133473.04429</text:p>
          </table:table-cell>
          <table:table-cell table:formula="of:=[.G175]-[.$B$2]" office:value-type="float" office:value="48.3345625400543" calcext:value-type="float">
            <text:p>48.3345625401</text:p>
          </table:table-cell>
          <table:table-cell table:formula="of:=[.C175]/([.H175]-[.H174])" office:value-type="float" office:value="92728.9289571947" calcext:value-type="float">
            <text:p>92728.9289571947</text:p>
          </table:table-cell>
          <table:table-cell table:formula="of:=[.G175]-[.$B175]" office:value-type="float" office:value="7.75610113143921" calcext:value-type="float">
            <text:p>7.7561011314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33465.36665" calcext:value-type="float">
            <text:p>1443133465.36665</text:p>
          </table:table-cell>
          <table:table-cell office:value-type="float" office:value="8224" calcext:value-type="float">
            <text:p>8224</text:p>
          </table:table-cell>
          <table:table-cell table:formula="of:=[.B176]-[.$B$2]" office:value-type="float" office:value="40.6569273471832" calcext:value-type="float">
            <text:p>40.6569273472</text:p>
          </table:table-cell>
          <table:table-cell table:formula="of:=[.C176]/([.D176]-[.D175])" office:value-type="float" office:value="104809.808562487" calcext:value-type="float">
            <text:p>104809.808562487</text:p>
          </table:table-cell>
          <table:table-cell/>
          <table:table-cell office:value-type="float" office:value="1443133473.05871" calcext:value-type="float">
            <text:p>1443133473.05871</text:p>
          </table:table-cell>
          <table:table-cell table:formula="of:=[.G176]-[.$B$2]" office:value-type="float" office:value="48.3489871025085" calcext:value-type="float">
            <text:p>48.3489871025</text:p>
          </table:table-cell>
          <table:table-cell table:formula="of:=[.C176]/([.H176]-[.H175])" office:value-type="float" office:value="570138.610865936" calcext:value-type="float">
            <text:p>570138.610865936</text:p>
          </table:table-cell>
          <table:table-cell table:formula="of:=[.G176]-[.$B176]" office:value-type="float" office:value="7.69205975532532" calcext:value-type="float">
            <text:p>7.6920597553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33465.44511" calcext:value-type="float">
            <text:p>1443133465.44511</text:p>
          </table:table-cell>
          <table:table-cell office:value-type="float" office:value="8224" calcext:value-type="float">
            <text:p>8224</text:p>
          </table:table-cell>
          <table:table-cell table:formula="of:=[.B177]-[.$B$2]" office:value-type="float" office:value="40.7353835105896" calcext:value-type="float">
            <text:p>40.7353835106</text:p>
          </table:table-cell>
          <table:table-cell table:formula="of:=[.C177]/([.D177]-[.D176])" office:value-type="float" office:value="104822.867228454" calcext:value-type="float">
            <text:p>104822.867228454</text:p>
          </table:table-cell>
          <table:table-cell/>
          <table:table-cell office:value-type="float" office:value="1443133473.07314" calcext:value-type="float">
            <text:p>1443133473.07314</text:p>
          </table:table-cell>
          <table:table-cell table:formula="of:=[.G177]-[.$B$2]" office:value-type="float" office:value="48.3634116649628" calcext:value-type="float">
            <text:p>48.363411665</text:p>
          </table:table-cell>
          <table:table-cell table:formula="of:=[.C177]/([.H177]-[.H176])" office:value-type="float" office:value="570138.610865936" calcext:value-type="float">
            <text:p>570138.610865936</text:p>
          </table:table-cell>
          <table:table-cell table:formula="of:=[.G177]-[.$B177]" office:value-type="float" office:value="7.62802815437317" calcext:value-type="float">
            <text:p>7.6280281544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33465.52357" calcext:value-type="float">
            <text:p>1443133465.52357</text:p>
          </table:table-cell>
          <table:table-cell office:value-type="float" office:value="8224" calcext:value-type="float">
            <text:p>8224</text:p>
          </table:table-cell>
          <table:table-cell table:formula="of:=[.B178]-[.$B$2]" office:value-type="float" office:value="40.813841342926" calcext:value-type="float">
            <text:p>40.8138413429</text:p>
          </table:table-cell>
          <table:table-cell table:formula="of:=[.C178]/([.D178]-[.D177])" office:value-type="float" office:value="104820.637469764" calcext:value-type="float">
            <text:p>104820.637469764</text:p>
          </table:table-cell>
          <table:table-cell/>
          <table:table-cell office:value-type="float" office:value="1443133473.08756" calcext:value-type="float">
            <text:p>1443133473.08756</text:p>
          </table:table-cell>
          <table:table-cell table:formula="of:=[.G178]-[.$B$2]" office:value-type="float" office:value="48.3778343200684" calcext:value-type="float">
            <text:p>48.3778343201</text:p>
          </table:table-cell>
          <table:table-cell table:formula="of:=[.C178]/([.H178]-[.H177])" office:value-type="float" office:value="570214.009819318" calcext:value-type="float">
            <text:p>570214.009819318</text:p>
          </table:table-cell>
          <table:table-cell table:formula="of:=[.G178]-[.$B178]" office:value-type="float" office:value="7.56399297714233" calcext:value-type="float">
            <text:p>7.563992977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33465.60204" calcext:value-type="float">
            <text:p>1443133465.60204</text:p>
          </table:table-cell>
          <table:table-cell office:value-type="float" office:value="8224" calcext:value-type="float">
            <text:p>8224</text:p>
          </table:table-cell>
          <table:table-cell table:formula="of:=[.B179]-[.$B$2]" office:value-type="float" office:value="40.8923110961914" calcext:value-type="float">
            <text:p>40.8923110962</text:p>
          </table:table-cell>
          <table:table-cell table:formula="of:=[.C179]/([.D179]-[.D178])" office:value-type="float" office:value="104804.713380286" calcext:value-type="float">
            <text:p>104804.713380286</text:p>
          </table:table-cell>
          <table:table-cell/>
          <table:table-cell office:value-type="float" office:value="1443133473.10199" calcext:value-type="float">
            <text:p>1443133473.10199</text:p>
          </table:table-cell>
          <table:table-cell table:formula="of:=[.G179]-[.$B$2]" office:value-type="float" office:value="48.3922672271729" calcext:value-type="float">
            <text:p>48.3922672272</text:p>
          </table:table-cell>
          <table:table-cell table:formula="of:=[.C179]/([.H179]-[.H178])" office:value-type="float" office:value="569808.974758821" calcext:value-type="float">
            <text:p>569808.974758821</text:p>
          </table:table-cell>
          <table:table-cell table:formula="of:=[.G179]-[.$B179]" office:value-type="float" office:value="7.49995613098145" calcext:value-type="float">
            <text:p>7.49995613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33465.6805" calcext:value-type="float">
            <text:p>1443133465.6805</text:p>
          </table:table-cell>
          <table:table-cell office:value-type="float" office:value="8224" calcext:value-type="float">
            <text:p>8224</text:p>
          </table:table-cell>
          <table:table-cell table:formula="of:=[.B180]-[.$B$2]" office:value-type="float" office:value="40.970773935318" calcext:value-type="float">
            <text:p>40.9707739353</text:p>
          </table:table-cell>
          <table:table-cell table:formula="of:=[.C180]/([.D180]-[.D179])" office:value-type="float" office:value="104813.948762827" calcext:value-type="float">
            <text:p>104813.948762827</text:p>
          </table:table-cell>
          <table:table-cell/>
          <table:table-cell office:value-type="float" office:value="1443133473.13482" calcext:value-type="float">
            <text:p>1443133473.13482</text:p>
          </table:table-cell>
          <table:table-cell table:formula="of:=[.G180]-[.$B$2]" office:value-type="float" office:value="48.4250938892365" calcext:value-type="float">
            <text:p>48.4250938892</text:p>
          </table:table-cell>
          <table:table-cell table:formula="of:=[.C180]/([.H180]-[.H179])" office:value-type="float" office:value="250528.061125032" calcext:value-type="float">
            <text:p>250528.061125032</text:p>
          </table:table-cell>
          <table:table-cell table:formula="of:=[.G180]-[.$B180]" office:value-type="float" office:value="7.45431995391846" calcext:value-type="float">
            <text:p>7.4543199539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33465.75896" calcext:value-type="float">
            <text:p>1443133465.75896</text:p>
          </table:table-cell>
          <table:table-cell office:value-type="float" office:value="8224" calcext:value-type="float">
            <text:p>8224</text:p>
          </table:table-cell>
          <table:table-cell table:formula="of:=[.B181]-[.$B$2]" office:value-type="float" office:value="41.0492315292358" calcext:value-type="float">
            <text:p>41.0492315292</text:p>
          </table:table-cell>
          <table:table-cell table:formula="of:=[.C181]/([.D181]-[.D180])" office:value-type="float" office:value="104820.956000912" calcext:value-type="float">
            <text:p>104820.956000912</text:p>
          </table:table-cell>
          <table:table-cell/>
          <table:table-cell office:value-type="float" office:value="1443133473.21821" calcext:value-type="float">
            <text:p>1443133473.21821</text:p>
          </table:table-cell>
          <table:table-cell table:formula="of:=[.G181]-[.$B$2]" office:value-type="float" office:value="48.5084846019745" calcext:value-type="float">
            <text:p>48.508484602</text:p>
          </table:table-cell>
          <table:table-cell table:formula="of:=[.C181]/([.H181]-[.H180])" office:value-type="float" office:value="98620.0948519867" calcext:value-type="float">
            <text:p>98620.0948519867</text:p>
          </table:table-cell>
          <table:table-cell table:formula="of:=[.G181]-[.$B181]" office:value-type="float" office:value="7.45925307273865" calcext:value-type="float">
            <text:p>7.4592530727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33465.83747" calcext:value-type="float">
            <text:p>1443133465.83747</text:p>
          </table:table-cell>
          <table:table-cell office:value-type="float" office:value="8224" calcext:value-type="float">
            <text:p>8224</text:p>
          </table:table-cell>
          <table:table-cell table:formula="of:=[.B182]-[.$B$2]" office:value-type="float" office:value="41.1277461051941" calcext:value-type="float">
            <text:p>41.1277461052</text:p>
          </table:table-cell>
          <table:table-cell table:formula="of:=[.C182]/([.D182]-[.D181])" office:value-type="float" office:value="104744.882076073" calcext:value-type="float">
            <text:p>104744.882076073</text:p>
          </table:table-cell>
          <table:table-cell/>
          <table:table-cell office:value-type="float" office:value="1443133473.30154" calcext:value-type="float">
            <text:p>1443133473.30154</text:p>
          </table:table-cell>
          <table:table-cell table:formula="of:=[.G182]-[.$B$2]" office:value-type="float" office:value="48.591813325882" calcext:value-type="float">
            <text:p>48.5918133259</text:p>
          </table:table-cell>
          <table:table-cell table:formula="of:=[.C182]/([.H182]-[.H181])" office:value-type="float" office:value="98693.459042191" calcext:value-type="float">
            <text:p>98693.459042191</text:p>
          </table:table-cell>
          <table:table-cell table:formula="of:=[.G182]-[.$B182]" office:value-type="float" office:value="7.46406722068787" calcext:value-type="float">
            <text:p>7.4640672207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33465.91599" calcext:value-type="float">
            <text:p>1443133465.91599</text:p>
          </table:table-cell>
          <table:table-cell office:value-type="float" office:value="8224" calcext:value-type="float">
            <text:p>8224</text:p>
          </table:table-cell>
          <table:table-cell table:formula="of:=[.B183]-[.$B$2]" office:value-type="float" office:value="41.206264257431" calcext:value-type="float">
            <text:p>41.2062642574</text:p>
          </table:table-cell>
          <table:table-cell table:formula="of:=[.C183]/([.D183]-[.D182])" office:value-type="float" office:value="104740.111244379" calcext:value-type="float">
            <text:p>104740.111244379</text:p>
          </table:table-cell>
          <table:table-cell/>
          <table:table-cell office:value-type="float" office:value="1443133473.38491" calcext:value-type="float">
            <text:p>1443133473.38491</text:p>
          </table:table-cell>
          <table:table-cell table:formula="of:=[.G183]-[.$B$2]" office:value-type="float" office:value="48.6751797199249" calcext:value-type="float">
            <text:p>48.6751797199</text:p>
          </table:table-cell>
          <table:table-cell table:formula="of:=[.C183]/([.H183]-[.H182])" office:value-type="float" office:value="98648.8631829413" calcext:value-type="float">
            <text:p>98648.8631829413</text:p>
          </table:table-cell>
          <table:table-cell table:formula="of:=[.G183]-[.$B183]" office:value-type="float" office:value="7.4689154624939" calcext:value-type="float">
            <text:p>7.4689154625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33465.99447" calcext:value-type="float">
            <text:p>1443133465.99447</text:p>
          </table:table-cell>
          <table:table-cell office:value-type="float" office:value="8224" calcext:value-type="float">
            <text:p>8224</text:p>
          </table:table-cell>
          <table:table-cell table:formula="of:=[.B184]-[.$B$2]" office:value-type="float" office:value="41.2847471237183" calcext:value-type="float">
            <text:p>41.2847471237</text:p>
          </table:table-cell>
          <table:table-cell table:formula="of:=[.C184]/([.D184]-[.D183])" office:value-type="float" office:value="104787.202469158" calcext:value-type="float">
            <text:p>104787.202469158</text:p>
          </table:table-cell>
          <table:table-cell/>
          <table:table-cell office:value-type="float" office:value="1443133473.46826" calcext:value-type="float">
            <text:p>1443133473.46826</text:p>
          </table:table-cell>
          <table:table-cell table:formula="of:=[.G184]-[.$B$2]" office:value-type="float" office:value="48.758535861969" calcext:value-type="float">
            <text:p>48.758535862</text:p>
          </table:table-cell>
          <table:table-cell table:formula="of:=[.C184]/([.H184]-[.H183])" office:value-type="float" office:value="98660.9960385675" calcext:value-type="float">
            <text:p>98660.9960385675</text:p>
          </table:table-cell>
          <table:table-cell table:formula="of:=[.G184]-[.$B184]" office:value-type="float" office:value="7.47378873825073" calcext:value-type="float">
            <text:p>7.4737887383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33466.06963" calcext:value-type="float">
            <text:p>1443133466.06963</text:p>
          </table:table-cell>
          <table:table-cell office:value-type="float" office:value="8224" calcext:value-type="float">
            <text:p>8224</text:p>
          </table:table-cell>
          <table:table-cell table:formula="of:=[.B185]-[.$B$2]" office:value-type="float" office:value="41.35990691185" calcext:value-type="float">
            <text:p>41.3599069119</text:p>
          </table:table-cell>
          <table:table-cell table:formula="of:=[.C185]/([.D185]-[.D184])" office:value-type="float" office:value="109420.212648655" calcext:value-type="float">
            <text:p>109420.212648655</text:p>
          </table:table-cell>
          <table:table-cell/>
          <table:table-cell office:value-type="float" office:value="1443133473.55168" calcext:value-type="float">
            <text:p>1443133473.55168</text:p>
          </table:table-cell>
          <table:table-cell table:formula="of:=[.G185]-[.$B$2]" office:value-type="float" office:value="48.8419554233551" calcext:value-type="float">
            <text:p>48.8419554234</text:p>
          </table:table-cell>
          <table:table-cell table:formula="of:=[.C185]/([.H185]-[.H184])" office:value-type="float" office:value="98585.9894651702" calcext:value-type="float">
            <text:p>98585.9894651702</text:p>
          </table:table-cell>
          <table:table-cell table:formula="of:=[.G185]-[.$B185]" office:value-type="float" office:value="7.48204851150513" calcext:value-type="float">
            <text:p>7.4820485115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33466.14452" calcext:value-type="float">
            <text:p>1443133466.14452</text:p>
          </table:table-cell>
          <table:table-cell office:value-type="float" office:value="8224" calcext:value-type="float">
            <text:p>8224</text:p>
          </table:table-cell>
          <table:table-cell table:formula="of:=[.B186]-[.$B$2]" office:value-type="float" office:value="41.4347941875458" calcext:value-type="float">
            <text:p>41.4347941875</text:p>
          </table:table-cell>
          <table:table-cell table:formula="of:=[.C186]/([.D186]-[.D185])" office:value-type="float" office:value="109818.389353709" calcext:value-type="float">
            <text:p>109818.389353709</text:p>
          </table:table-cell>
          <table:table-cell/>
          <table:table-cell office:value-type="float" office:value="1443133473.63501" calcext:value-type="float">
            <text:p>1443133473.63501</text:p>
          </table:table-cell>
          <table:table-cell table:formula="of:=[.G186]-[.$B$2]" office:value-type="float" office:value="48.9252853393555" calcext:value-type="float">
            <text:p>48.9252853394</text:p>
          </table:table-cell>
          <table:table-cell table:formula="of:=[.C186]/([.H186]-[.H185])" office:value-type="float" office:value="98692.0471630364" calcext:value-type="float">
            <text:p>98692.0471630364</text:p>
          </table:table-cell>
          <table:table-cell table:formula="of:=[.G186]-[.$B186]" office:value-type="float" office:value="7.49049115180969" calcext:value-type="float">
            <text:p>7.490491151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33466.2194" calcext:value-type="float">
            <text:p>1443133466.2194</text:p>
          </table:table-cell>
          <table:table-cell office:value-type="float" office:value="8224" calcext:value-type="float">
            <text:p>8224</text:p>
          </table:table-cell>
          <table:table-cell table:formula="of:=[.B187]-[.$B$2]" office:value-type="float" office:value="41.5096771717072" calcext:value-type="float">
            <text:p>41.5096771717</text:p>
          </table:table-cell>
          <table:table-cell table:formula="of:=[.C187]/([.D187]-[.D186])" office:value-type="float" office:value="109824.68303182" calcext:value-type="float">
            <text:p>109824.68303182</text:p>
          </table:table-cell>
          <table:table-cell/>
          <table:table-cell office:value-type="float" office:value="1443133473.71839" calcext:value-type="float">
            <text:p>1443133473.71839</text:p>
          </table:table-cell>
          <table:table-cell table:formula="of:=[.G187]-[.$B$2]" office:value-type="float" office:value="49.0086612701416" calcext:value-type="float">
            <text:p>49.0086612701</text:p>
          </table:table-cell>
          <table:table-cell table:formula="of:=[.C187]/([.H187]-[.H186])" office:value-type="float" office:value="98637.5794843639" calcext:value-type="float">
            <text:p>98637.5794843639</text:p>
          </table:table-cell>
          <table:table-cell table:formula="of:=[.G187]-[.$B187]" office:value-type="float" office:value="7.49898409843445" calcext:value-type="float">
            <text:p>7.4989840984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33466.29431" calcext:value-type="float">
            <text:p>1443133466.29431</text:p>
          </table:table-cell>
          <table:table-cell office:value-type="float" office:value="8224" calcext:value-type="float">
            <text:p>8224</text:p>
          </table:table-cell>
          <table:table-cell table:formula="of:=[.B188]-[.$B$2]" office:value-type="float" office:value="41.5845806598663" calcext:value-type="float">
            <text:p>41.5845806599</text:p>
          </table:table-cell>
          <table:table-cell table:formula="of:=[.C188]/([.D188]-[.D187])" office:value-type="float" office:value="109794.61974485" calcext:value-type="float">
            <text:p>109794.61974485</text:p>
          </table:table-cell>
          <table:table-cell/>
          <table:table-cell office:value-type="float" office:value="1443133473.80173" calcext:value-type="float">
            <text:p>1443133473.80173</text:p>
          </table:table-cell>
          <table:table-cell table:formula="of:=[.G188]-[.$B$2]" office:value-type="float" office:value="49.0919978618622" calcext:value-type="float">
            <text:p>49.0919978619</text:p>
          </table:table-cell>
          <table:table-cell table:formula="of:=[.C188]/([.H188]-[.H187])" office:value-type="float" office:value="98684.1413862259" calcext:value-type="float">
            <text:p>98684.1413862259</text:p>
          </table:table-cell>
          <table:table-cell table:formula="of:=[.G188]-[.$B188]" office:value-type="float" office:value="7.50741720199585" calcext:value-type="float">
            <text:p>7.507417202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33466.36922" calcext:value-type="float">
            <text:p>1443133466.36922</text:p>
          </table:table-cell>
          <table:table-cell office:value-type="float" office:value="8224" calcext:value-type="float">
            <text:p>8224</text:p>
          </table:table-cell>
          <table:table-cell table:formula="of:=[.B189]-[.$B$2]" office:value-type="float" office:value="41.6594879627228" calcext:value-type="float">
            <text:p>41.6594879627</text:p>
          </table:table-cell>
          <table:table-cell table:formula="of:=[.C189]/([.D189]-[.D188])" office:value-type="float" office:value="109789.028391007" calcext:value-type="float">
            <text:p>109789.028391007</text:p>
          </table:table-cell>
          <table:table-cell/>
          <table:table-cell office:value-type="float" office:value="1443133473.88508" calcext:value-type="float">
            <text:p>1443133473.88508</text:p>
          </table:table-cell>
          <table:table-cell table:formula="of:=[.G189]-[.$B$2]" office:value-type="float" office:value="49.1753525733948" calcext:value-type="float">
            <text:p>49.1753525734</text:p>
          </table:table-cell>
          <table:table-cell table:formula="of:=[.C189]/([.H189]-[.H188])" office:value-type="float" office:value="98662.6892324414" calcext:value-type="float">
            <text:p>98662.6892324414</text:p>
          </table:table-cell>
          <table:table-cell table:formula="of:=[.G189]-[.$B189]" office:value-type="float" office:value="7.515864610672" calcext:value-type="float">
            <text:p>7.5158646107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33466.44416" calcext:value-type="float">
            <text:p>1443133466.44416</text:p>
          </table:table-cell>
          <table:table-cell office:value-type="float" office:value="8224" calcext:value-type="float">
            <text:p>8224</text:p>
          </table:table-cell>
          <table:table-cell table:formula="of:=[.B190]-[.$B$2]" office:value-type="float" office:value="41.7344353199005" calcext:value-type="float">
            <text:p>41.7344353199</text:p>
          </table:table-cell>
          <table:table-cell table:formula="of:=[.C190]/([.D190]-[.D189])" office:value-type="float" office:value="109730.353539981" calcext:value-type="float">
            <text:p>109730.353539981</text:p>
          </table:table-cell>
          <table:table-cell/>
          <table:table-cell office:value-type="float" office:value="1443133473.96844" calcext:value-type="float">
            <text:p>1443133473.96844</text:p>
          </table:table-cell>
          <table:table-cell table:formula="of:=[.G190]-[.$B$2]" office:value-type="float" office:value="49.2587122917175" calcext:value-type="float">
            <text:p>49.2587122917</text:p>
          </table:table-cell>
          <table:table-cell table:formula="of:=[.C190]/([.H190]-[.H189])" office:value-type="float" office:value="98656.7633081262" calcext:value-type="float">
            <text:p>98656.7633081262</text:p>
          </table:table-cell>
          <table:table-cell table:formula="of:=[.G190]-[.$B190]" office:value-type="float" office:value="7.52427697181702" calcext:value-type="float">
            <text:p>7.5242769718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33466.51906" calcext:value-type="float">
            <text:p>1443133466.51906</text:p>
          </table:table-cell>
          <table:table-cell office:value-type="float" office:value="8224" calcext:value-type="float">
            <text:p>8224</text:p>
          </table:table-cell>
          <table:table-cell table:formula="of:=[.B191]-[.$B$2]" office:value-type="float" office:value="41.8093309402466" calcext:value-type="float">
            <text:p>41.8093309402</text:p>
          </table:table-cell>
          <table:table-cell table:formula="of:=[.C191]/([.D191]-[.D190])" office:value-type="float" office:value="109806.153710984" calcext:value-type="float">
            <text:p>109806.153710984</text:p>
          </table:table-cell>
          <table:table-cell/>
          <table:table-cell office:value-type="float" office:value="1443133474.05183" calcext:value-type="float">
            <text:p>1443133474.05183</text:p>
          </table:table-cell>
          <table:table-cell table:formula="of:=[.G191]-[.$B$2]" office:value-type="float" office:value="49.3421037197113" calcext:value-type="float">
            <text:p>49.3421037197</text:p>
          </table:table-cell>
          <table:table-cell table:formula="of:=[.C191]/([.H191]-[.H190])" office:value-type="float" office:value="98619.2489786116" calcext:value-type="float">
            <text:p>98619.2489786116</text:p>
          </table:table-cell>
          <table:table-cell table:formula="of:=[.G191]-[.$B191]" office:value-type="float" office:value="7.53277277946472" calcext:value-type="float">
            <text:p>7.532772779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33466.59396" calcext:value-type="float">
            <text:p>1443133466.59396</text:p>
          </table:table-cell>
          <table:table-cell office:value-type="float" office:value="8224" calcext:value-type="float">
            <text:p>8224</text:p>
          </table:table-cell>
          <table:table-cell table:formula="of:=[.B192]-[.$B$2]" office:value-type="float" office:value="41.8842289447784" calcext:value-type="float">
            <text:p>41.8842289448</text:p>
          </table:table-cell>
          <table:table-cell table:formula="of:=[.C192]/([.D192]-[.D191])" office:value-type="float" office:value="109802.658313836" calcext:value-type="float">
            <text:p>109802.658313836</text:p>
          </table:table-cell>
          <table:table-cell/>
          <table:table-cell office:value-type="float" office:value="1443133474.06618" calcext:value-type="float">
            <text:p>1443133474.06618</text:p>
          </table:table-cell>
          <table:table-cell table:formula="of:=[.G192]-[.$B$2]" office:value-type="float" office:value="49.3564479351044" calcext:value-type="float">
            <text:p>49.3564479351</text:p>
          </table:table-cell>
          <table:table-cell table:formula="of:=[.C192]/([.H192]-[.H191])" office:value-type="float" office:value="573332.160361678" calcext:value-type="float">
            <text:p>573332.160361678</text:p>
          </table:table-cell>
          <table:table-cell table:formula="of:=[.G192]-[.$B192]" office:value-type="float" office:value="7.47221899032593" calcext:value-type="float">
            <text:p>7.4722189903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33466.66886" calcext:value-type="float">
            <text:p>1443133466.66886</text:p>
          </table:table-cell>
          <table:table-cell office:value-type="float" office:value="8224" calcext:value-type="float">
            <text:p>8224</text:p>
          </table:table-cell>
          <table:table-cell table:formula="of:=[.B193]-[.$B$2]" office:value-type="float" office:value="41.9591372013092" calcext:value-type="float">
            <text:p>41.9591372013</text:p>
          </table:table-cell>
          <table:table-cell table:formula="of:=[.C193]/([.D193]-[.D192])" office:value-type="float" office:value="109787.630641527" calcext:value-type="float">
            <text:p>109787.630641527</text:p>
          </table:table-cell>
          <table:table-cell/>
          <table:table-cell office:value-type="float" office:value="1443133474.08053" calcext:value-type="float">
            <text:p>1443133474.08053</text:p>
          </table:table-cell>
          <table:table-cell table:formula="of:=[.G193]-[.$B$2]" office:value-type="float" office:value="49.3707981109619" calcext:value-type="float">
            <text:p>49.370798111</text:p>
          </table:table-cell>
          <table:table-cell table:formula="of:=[.C193]/([.H193]-[.H192])" office:value-type="float" office:value="573094.022097061" calcext:value-type="float">
            <text:p>573094.022097061</text:p>
          </table:table-cell>
          <table:table-cell table:formula="of:=[.G193]-[.$B193]" office:value-type="float" office:value="7.41166090965271" calcext:value-type="float">
            <text:p>7.4116609097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33466.74376" calcext:value-type="float">
            <text:p>1443133466.74376</text:p>
          </table:table-cell>
          <table:table-cell office:value-type="float" office:value="8224" calcext:value-type="float">
            <text:p>8224</text:p>
          </table:table-cell>
          <table:table-cell table:formula="of:=[.B194]-[.$B$2]" office:value-type="float" office:value="42.0340344905853" calcext:value-type="float">
            <text:p>42.0340344906</text:p>
          </table:table-cell>
          <table:table-cell table:formula="of:=[.C194]/([.D194]-[.D193])" office:value-type="float" office:value="109803.706909614" calcext:value-type="float">
            <text:p>109803.706909614</text:p>
          </table:table-cell>
          <table:table-cell/>
          <table:table-cell office:value-type="float" office:value="1443133474.09487" calcext:value-type="float">
            <text:p>1443133474.09487</text:p>
          </table:table-cell>
          <table:table-cell table:formula="of:=[.G194]-[.$B$2]" office:value-type="float" office:value="49.3851432800293" calcext:value-type="float">
            <text:p>49.38514328</text:p>
          </table:table-cell>
          <table:table-cell table:formula="of:=[.C194]/([.H194]-[.H193])" office:value-type="float" office:value="573294.044940832" calcext:value-type="float">
            <text:p>573294.044940832</text:p>
          </table:table-cell>
          <table:table-cell table:formula="of:=[.G194]-[.$B194]" office:value-type="float" office:value="7.35110878944397" calcext:value-type="float">
            <text:p>7.3511087894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33466.81866" calcext:value-type="float">
            <text:p>1443133466.81866</text:p>
          </table:table-cell>
          <table:table-cell office:value-type="float" office:value="8224" calcext:value-type="float">
            <text:p>8224</text:p>
          </table:table-cell>
          <table:table-cell table:formula="of:=[.B195]-[.$B$2]" office:value-type="float" office:value="42.1089334487915" calcext:value-type="float">
            <text:p>42.1089334488</text:p>
          </table:table-cell>
          <table:table-cell table:formula="of:=[.C195]/([.D195]-[.D194])" office:value-type="float" office:value="109801.260217285" calcext:value-type="float">
            <text:p>109801.260217285</text:p>
          </table:table-cell>
          <table:table-cell/>
          <table:table-cell office:value-type="float" office:value="1443133474.10921" calcext:value-type="float">
            <text:p>1443133474.10921</text:p>
          </table:table-cell>
          <table:table-cell table:formula="of:=[.G195]-[.$B$2]" office:value-type="float" office:value="49.3994872570038" calcext:value-type="float">
            <text:p>49.399487257</text:p>
          </table:table-cell>
          <table:table-cell table:formula="of:=[.C195]/([.H195]-[.H194])" office:value-type="float" office:value="573341.69000881" calcext:value-type="float">
            <text:p>573341.69000881</text:p>
          </table:table-cell>
          <table:table-cell table:formula="of:=[.G195]-[.$B195]" office:value-type="float" office:value="7.29055380821228" calcext:value-type="float">
            <text:p>7.290553808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33466.89358" calcext:value-type="float">
            <text:p>1443133466.89358</text:p>
          </table:table-cell>
          <table:table-cell office:value-type="float" office:value="8224" calcext:value-type="float">
            <text:p>8224</text:p>
          </table:table-cell>
          <table:table-cell table:formula="of:=[.B196]-[.$B$2]" office:value-type="float" office:value="42.1838538646698" calcext:value-type="float">
            <text:p>42.1838538647</text:p>
          </table:table-cell>
          <table:table-cell table:formula="of:=[.C196]/([.D196]-[.D195])" office:value-type="float" office:value="109769.812454851" calcext:value-type="float">
            <text:p>109769.812454851</text:p>
          </table:table-cell>
          <table:table-cell/>
          <table:table-cell office:value-type="float" office:value="1443133474.15246" calcext:value-type="float">
            <text:p>1443133474.15246</text:p>
          </table:table-cell>
          <table:table-cell table:formula="of:=[.G196]-[.$B$2]" office:value-type="float" office:value="49.4427373409271" calcext:value-type="float">
            <text:p>49.4427373409</text:p>
          </table:table-cell>
          <table:table-cell table:formula="of:=[.C196]/([.H196]-[.H195])" office:value-type="float" office:value="190149.920045864" calcext:value-type="float">
            <text:p>190149.920045864</text:p>
          </table:table-cell>
          <table:table-cell table:formula="of:=[.G196]-[.$B196]" office:value-type="float" office:value="7.25888347625732" calcext:value-type="float">
            <text:p>7.2588834763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33466.96851" calcext:value-type="float">
            <text:p>1443133466.96851</text:p>
          </table:table-cell>
          <table:table-cell office:value-type="float" office:value="8224" calcext:value-type="float">
            <text:p>8224</text:p>
          </table:table-cell>
          <table:table-cell table:formula="of:=[.B197]-[.$B$2]" office:value-type="float" office:value="42.258781671524" calcext:value-type="float">
            <text:p>42.2587816715</text:p>
          </table:table-cell>
          <table:table-cell table:formula="of:=[.C197]/([.D197]-[.D196])" office:value-type="float" office:value="109758.984618322" calcext:value-type="float">
            <text:p>109758.984618322</text:p>
          </table:table-cell>
          <table:table-cell/>
          <table:table-cell office:value-type="float" office:value="1443133474.24507" calcext:value-type="float">
            <text:p>1443133474.24507</text:p>
          </table:table-cell>
          <table:table-cell table:formula="of:=[.G197]-[.$B$2]" office:value-type="float" office:value="49.5353469848633" calcext:value-type="float">
            <text:p>49.5353469849</text:p>
          </table:table-cell>
          <table:table-cell table:formula="of:=[.C197]/([.H197]-[.H196])" office:value-type="float" office:value="88802.8465552618" calcext:value-type="float">
            <text:p>88802.8465552618</text:p>
          </table:table-cell>
          <table:table-cell table:formula="of:=[.G197]-[.$B197]" office:value-type="float" office:value="7.27656531333923" calcext:value-type="float">
            <text:p>7.2765653133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33480.05968" calcext:value-type="float">
            <text:p>1443133480.05968</text:p>
          </table:table-cell>
          <table:table-cell office:value-type="float" office:value="8224" calcext:value-type="float">
            <text:p>8224</text:p>
          </table:table-cell>
          <table:table-cell table:formula="of:=[.B198]-[.$B$2]" office:value-type="float" office:value="55.3499500751495" calcext:value-type="float">
            <text:p>55.3499500751</text:p>
          </table:table-cell>
          <table:table-cell table:formula="of:=[.C198]/([.D198]-[.D197])" office:value-type="float" office:value="628.20977825955" calcext:value-type="float">
            <text:p>628.2097782596</text:p>
          </table:table-cell>
          <table:table-cell/>
          <table:table-cell office:value-type="float" office:value="1443133480.25096" calcext:value-type="float">
            <text:p>1443133480.25096</text:p>
          </table:table-cell>
          <table:table-cell table:formula="of:=[.G198]-[.$B$2]" office:value-type="float" office:value="55.5412316322327" calcext:value-type="float">
            <text:p>55.5412316322</text:p>
          </table:table-cell>
          <table:table-cell table:formula="of:=[.C198]/([.H198]-[.H197])" office:value-type="float" office:value="1369.32366884572" calcext:value-type="float">
            <text:p>1369.3236688457</text:p>
          </table:table-cell>
          <table:table-cell table:formula="of:=[.G198]-[.$B198]" office:value-type="float" office:value="0.19128155708313" calcext:value-type="float">
            <text:p>0.1912815571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33480.16262" calcext:value-type="float">
            <text:p>1443133480.16262</text:p>
          </table:table-cell>
          <table:table-cell office:value-type="float" office:value="8224" calcext:value-type="float">
            <text:p>8224</text:p>
          </table:table-cell>
          <table:table-cell table:formula="of:=[.B199]-[.$B$2]" office:value-type="float" office:value="55.452889919281" calcext:value-type="float">
            <text:p>55.4528899193</text:p>
          </table:table-cell>
          <table:table-cell table:formula="of:=[.C199]/([.D199]-[.D198])" office:value-type="float" office:value="79891.3197254963" calcext:value-type="float">
            <text:p>79891.3197254963</text:p>
          </table:table-cell>
          <table:table-cell/>
          <table:table-cell office:value-type="float" office:value="1443133480.35382" calcext:value-type="float">
            <text:p>1443133480.35382</text:p>
          </table:table-cell>
          <table:table-cell table:formula="of:=[.G199]-[.$B$2]" office:value-type="float" office:value="55.644095659256" calcext:value-type="float">
            <text:p>55.6440956593</text:p>
          </table:table-cell>
          <table:table-cell table:formula="of:=[.C199]/([.H199]-[.H198])" office:value-type="float" office:value="79950.2045368681" calcext:value-type="float">
            <text:p>79950.2045368681</text:p>
          </table:table-cell>
          <table:table-cell table:formula="of:=[.G199]-[.$B199]" office:value-type="float" office:value="0.191205739974976" calcext:value-type="float">
            <text:p>0.19120574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33480.26556" calcext:value-type="float">
            <text:p>1443133480.26556</text:p>
          </table:table-cell>
          <table:table-cell office:value-type="float" office:value="8224" calcext:value-type="float">
            <text:p>8224</text:p>
          </table:table-cell>
          <table:table-cell table:formula="of:=[.B200]-[.$B$2]" office:value-type="float" office:value="55.5558345317841" calcext:value-type="float">
            <text:p>55.5558345318</text:p>
          </table:table-cell>
          <table:table-cell table:formula="of:=[.C200]/([.D200]-[.D199])" office:value-type="float" office:value="79887.6191773144" calcext:value-type="float">
            <text:p>79887.6191773144</text:p>
          </table:table-cell>
          <table:table-cell/>
          <table:table-cell office:value-type="float" office:value="1443133480.45675" calcext:value-type="float">
            <text:p>1443133480.45675</text:p>
          </table:table-cell>
          <table:table-cell table:formula="of:=[.G200]-[.$B$2]" office:value-type="float" office:value="55.7470197677612" calcext:value-type="float">
            <text:p>55.7470197678</text:p>
          </table:table-cell>
          <table:table-cell table:formula="of:=[.C200]/([.H200]-[.H199])" office:value-type="float" office:value="79903.5339672686" calcext:value-type="float">
            <text:p>79903.5339672686</text:p>
          </table:table-cell>
          <table:table-cell table:formula="of:=[.G200]-[.$B200]" office:value-type="float" office:value="0.191185235977173" calcext:value-type="float">
            <text:p>0.191185236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33480.3685" calcext:value-type="float">
            <text:p>1443133480.3685</text:p>
          </table:table-cell>
          <table:table-cell office:value-type="float" office:value="8224" calcext:value-type="float">
            <text:p>8224</text:p>
          </table:table-cell>
          <table:table-cell table:formula="of:=[.B201]-[.$B$2]" office:value-type="float" office:value="55.6587734222412" calcext:value-type="float">
            <text:p>55.6587734222</text:p>
          </table:table-cell>
          <table:table-cell table:formula="of:=[.C201]/([.D201]-[.D200])" office:value-type="float" office:value="79892.059876273" calcext:value-type="float">
            <text:p>79892.059876273</text:p>
          </table:table-cell>
          <table:table-cell/>
          <table:table-cell office:value-type="float" office:value="1443133480.55962" calcext:value-type="float">
            <text:p>1443133480.55962</text:p>
          </table:table-cell>
          <table:table-cell table:formula="of:=[.G201]-[.$B$2]" office:value-type="float" office:value="55.8498876094818" calcext:value-type="float">
            <text:p>55.8498876095</text:p>
          </table:table-cell>
          <table:table-cell table:formula="of:=[.C201]/([.H201]-[.H200])" office:value-type="float" office:value="79947.2397052791" calcext:value-type="float">
            <text:p>79947.2397052791</text:p>
          </table:table-cell>
          <table:table-cell table:formula="of:=[.G201]-[.$B201]" office:value-type="float" office:value="0.191114187240601" calcext:value-type="float">
            <text:p>0.191114187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33480.47145" calcext:value-type="float">
            <text:p>1443133480.47145</text:p>
          </table:table-cell>
          <table:table-cell office:value-type="float" office:value="8224" calcext:value-type="float">
            <text:p>8224</text:p>
          </table:table-cell>
          <table:table-cell table:formula="of:=[.B202]-[.$B$2]" office:value-type="float" office:value="55.7617256641388" calcext:value-type="float">
            <text:p>55.7617256641</text:p>
          </table:table-cell>
          <table:table-cell table:formula="of:=[.C202]/([.D202]-[.D201])" office:value-type="float" office:value="79881.6990132303" calcext:value-type="float">
            <text:p>79881.6990132303</text:p>
          </table:table-cell>
          <table:table-cell/>
          <table:table-cell office:value-type="float" office:value="1443133480.66265" calcext:value-type="float">
            <text:p>1443133480.66265</text:p>
          </table:table-cell>
          <table:table-cell table:formula="of:=[.G202]-[.$B$2]" office:value-type="float" office:value="55.9529228210449" calcext:value-type="float">
            <text:p>55.952922821</text:p>
          </table:table-cell>
          <table:table-cell table:formula="of:=[.C202]/([.H202]-[.H201])" office:value-type="float" office:value="79817.3738398421" calcext:value-type="float">
            <text:p>79817.3738398421</text:p>
          </table:table-cell>
          <table:table-cell table:formula="of:=[.G202]-[.$B202]" office:value-type="float" office:value="0.191197156906128" calcext:value-type="float">
            <text:p>0.1911971569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33480.5744" calcext:value-type="float">
            <text:p>1443133480.5744</text:p>
          </table:table-cell>
          <table:table-cell office:value-type="float" office:value="8224" calcext:value-type="float">
            <text:p>8224</text:p>
          </table:table-cell>
          <table:table-cell table:formula="of:=[.B203]-[.$B$2]" office:value-type="float" office:value="55.8646674156189" calcext:value-type="float">
            <text:p>55.8646674156</text:p>
          </table:table-cell>
          <table:table-cell table:formula="of:=[.C203]/([.D203]-[.D202])" office:value-type="float" office:value="79889.8394650843" calcext:value-type="float">
            <text:p>79889.8394650843</text:p>
          </table:table-cell>
          <table:table-cell/>
          <table:table-cell office:value-type="float" office:value="1443133481.07452" calcext:value-type="float">
            <text:p>1443133481.07452</text:p>
          </table:table-cell>
          <table:table-cell table:formula="of:=[.G203]-[.$B$2]" office:value-type="float" office:value="56.3647875785828" calcext:value-type="float">
            <text:p>56.3647875786</text:p>
          </table:table-cell>
          <table:table-cell table:formula="of:=[.C203]/([.H203]-[.H202])" office:value-type="float" office:value="19967.7196203037" calcext:value-type="float">
            <text:p>19967.7196203037</text:p>
          </table:table-cell>
          <table:table-cell table:formula="of:=[.G203]-[.$B203]" office:value-type="float" office:value="0.500120162963867" calcext:value-type="float">
            <text:p>0.500120163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33480.67733" calcext:value-type="float">
            <text:p>1443133480.67733</text:p>
          </table:table-cell>
          <table:table-cell office:value-type="float" office:value="8224" calcext:value-type="float">
            <text:p>8224</text:p>
          </table:table-cell>
          <table:table-cell table:formula="of:=[.B204]-[.$B$2]" office:value-type="float" office:value="55.9676058292389" calcext:value-type="float">
            <text:p>55.9676058292</text:p>
          </table:table-cell>
          <table:table-cell table:formula="of:=[.C204]/([.D204]-[.D203])" office:value-type="float" office:value="79892.4299568042" calcext:value-type="float">
            <text:p>79892.4299568042</text:p>
          </table:table-cell>
          <table:table-cell/>
          <table:table-cell office:value-type="float" office:value="1443133481.17744" calcext:value-type="float">
            <text:p>1443133481.17744</text:p>
          </table:table-cell>
          <table:table-cell table:formula="of:=[.G204]-[.$B$2]" office:value-type="float" office:value="56.4677159786224" calcext:value-type="float">
            <text:p>56.4677159786</text:p>
          </table:table-cell>
          <table:table-cell table:formula="of:=[.C204]/([.H204]-[.H203])" office:value-type="float" office:value="79900.202440047" calcext:value-type="float">
            <text:p>79900.202440047</text:p>
          </table:table-cell>
          <table:table-cell table:formula="of:=[.G204]-[.$B204]" office:value-type="float" office:value="0.500110149383545" calcext:value-type="float">
            <text:p>0.5001101494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33480.78027" calcext:value-type="float">
            <text:p>1443133480.78027</text:p>
          </table:table-cell>
          <table:table-cell office:value-type="float" office:value="8224" calcext:value-type="float">
            <text:p>8224</text:p>
          </table:table-cell>
          <table:table-cell table:formula="of:=[.B205]-[.$B$2]" office:value-type="float" office:value="56.0705466270447" calcext:value-type="float">
            <text:p>56.070546627</text:p>
          </table:table-cell>
          <table:table-cell table:formula="of:=[.C205]/([.D205]-[.D204])" office:value-type="float" office:value="79890.5795884335" calcext:value-type="float">
            <text:p>79890.5795884335</text:p>
          </table:table-cell>
          <table:table-cell/>
          <table:table-cell office:value-type="float" office:value="1443133481.27514" calcext:value-type="float">
            <text:p>1443133481.27514</text:p>
          </table:table-cell>
          <table:table-cell table:formula="of:=[.G205]-[.$B$2]" office:value-type="float" office:value="56.5654163360596" calcext:value-type="float">
            <text:p>56.5654163361</text:p>
          </table:table-cell>
          <table:table-cell table:formula="of:=[.C205]/([.H205]-[.H204])" office:value-type="float" office:value="84175.74117159" calcext:value-type="float">
            <text:p>84175.74117159</text:p>
          </table:table-cell>
          <table:table-cell table:formula="of:=[.G205]-[.$B205]" office:value-type="float" office:value="0.494869709014893" calcext:value-type="float">
            <text:p>0.494869709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33480.88321" calcext:value-type="float">
            <text:p>1443133480.88321</text:p>
          </table:table-cell>
          <table:table-cell office:value-type="float" office:value="8224" calcext:value-type="float">
            <text:p>8224</text:p>
          </table:table-cell>
          <table:table-cell table:formula="of:=[.B206]-[.$B$2]" office:value-type="float" office:value="56.1734800338745" calcext:value-type="float">
            <text:p>56.1734800339</text:p>
          </table:table-cell>
          <table:table-cell table:formula="of:=[.C206]/([.D206]-[.D205])" office:value-type="float" office:value="79896.3160093947" calcext:value-type="float">
            <text:p>79896.3160093947</text:p>
          </table:table-cell>
          <table:table-cell/>
          <table:table-cell office:value-type="float" office:value="1443133481.37202" calcext:value-type="float">
            <text:p>1443133481.37202</text:p>
          </table:table-cell>
          <table:table-cell table:formula="of:=[.G206]-[.$B$2]" office:value-type="float" office:value="56.6622951030731" calcext:value-type="float">
            <text:p>56.6622951031</text:p>
          </table:table-cell>
          <table:table-cell table:formula="of:=[.C206]/([.H206]-[.H205])" office:value-type="float" office:value="84889.602268057" calcext:value-type="float">
            <text:p>84889.602268057</text:p>
          </table:table-cell>
          <table:table-cell table:formula="of:=[.G206]-[.$B206]" office:value-type="float" office:value="0.488815069198608" calcext:value-type="float">
            <text:p>0.4888150692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33480.98615" calcext:value-type="float">
            <text:p>1443133480.98615</text:p>
          </table:table-cell>
          <table:table-cell office:value-type="float" office:value="8224" calcext:value-type="float">
            <text:p>8224</text:p>
          </table:table-cell>
          <table:table-cell table:formula="of:=[.B207]-[.$B$2]" office:value-type="float" office:value="56.2764251232147" calcext:value-type="float">
            <text:p>56.2764251232</text:p>
          </table:table-cell>
          <table:table-cell table:formula="of:=[.C207]/([.D207]-[.D206])" office:value-type="float" office:value="79887.2491413511" calcext:value-type="float">
            <text:p>79887.2491413511</text:p>
          </table:table-cell>
          <table:table-cell/>
          <table:table-cell office:value-type="float" office:value="1443133482.05033" calcext:value-type="float">
            <text:p>1443133482.05033</text:p>
          </table:table-cell>
          <table:table-cell table:formula="of:=[.G207]-[.$B$2]" office:value-type="float" office:value="57.3406071662903" calcext:value-type="float">
            <text:p>57.3406071663</text:p>
          </table:table-cell>
          <table:table-cell table:formula="of:=[.C207]/([.H207]-[.H206])" office:value-type="float" office:value="12124.2130959524" calcext:value-type="float">
            <text:p>12124.2130959524</text:p>
          </table:table-cell>
          <table:table-cell table:formula="of:=[.G207]-[.$B207]" office:value-type="float" office:value="1.06418204307556" calcext:value-type="float">
            <text:p>1.0641820431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33481.08389" calcext:value-type="float">
            <text:p>1443133481.08389</text:p>
          </table:table-cell>
          <table:table-cell office:value-type="float" office:value="8224" calcext:value-type="float">
            <text:p>8224</text:p>
          </table:table-cell>
          <table:table-cell table:formula="of:=[.B208]-[.$B$2]" office:value-type="float" office:value="56.3741593360901" calcext:value-type="float">
            <text:p>56.3741593361</text:p>
          </table:table-cell>
          <table:table-cell table:formula="of:=[.C208]/([.D208]-[.D207])" office:value-type="float" office:value="84146.5824305303" calcext:value-type="float">
            <text:p>84146.5824305303</text:p>
          </table:table-cell>
          <table:table-cell/>
          <table:table-cell office:value-type="float" office:value="1443133482.14717" calcext:value-type="float">
            <text:p>1443133482.14717</text:p>
          </table:table-cell>
          <table:table-cell table:formula="of:=[.G208]-[.$B$2]" office:value-type="float" office:value="57.4374423027039" calcext:value-type="float">
            <text:p>57.4374423027</text:p>
          </table:table-cell>
          <table:table-cell table:formula="of:=[.C208]/([.H208]-[.H207])" office:value-type="float" office:value="84927.850618974" calcext:value-type="float">
            <text:p>84927.850618974</text:p>
          </table:table-cell>
          <table:table-cell table:formula="of:=[.G208]-[.$B208]" office:value-type="float" office:value="1.06328296661377" calcext:value-type="float">
            <text:p>1.0632829666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33481.18078" calcext:value-type="float">
            <text:p>1443133481.18078</text:p>
          </table:table-cell>
          <table:table-cell office:value-type="float" office:value="8224" calcext:value-type="float">
            <text:p>8224</text:p>
          </table:table-cell>
          <table:table-cell table:formula="of:=[.B209]-[.$B$2]" office:value-type="float" office:value="56.471052646637" calcext:value-type="float">
            <text:p>56.4710526466</text:p>
          </table:table-cell>
          <table:table-cell table:formula="of:=[.C209]/([.D209]-[.D208])" office:value-type="float" office:value="84876.8604724409" calcext:value-type="float">
            <text:p>84876.8604724409</text:p>
          </table:table-cell>
          <table:table-cell/>
          <table:table-cell office:value-type="float" office:value="1443133482.23509" calcext:value-type="float">
            <text:p>1443133482.23509</text:p>
          </table:table-cell>
          <table:table-cell table:formula="of:=[.G209]-[.$B$2]" office:value-type="float" office:value="57.5253615379333" calcext:value-type="float">
            <text:p>57.5253615379</text:p>
          </table:table-cell>
          <table:table-cell table:formula="of:=[.C209]/([.H209]-[.H208])" office:value-type="float" office:value="93540.3950970821" calcext:value-type="float">
            <text:p>93540.3950970821</text:p>
          </table:table-cell>
          <table:table-cell table:formula="of:=[.G209]-[.$B209]" office:value-type="float" office:value="1.05430889129639" calcext:value-type="float">
            <text:p>1.0543088913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33481.27768" calcext:value-type="float">
            <text:p>1443133481.27768</text:p>
          </table:table-cell>
          <table:table-cell office:value-type="float" office:value="8224" calcext:value-type="float">
            <text:p>8224</text:p>
          </table:table-cell>
          <table:table-cell table:formula="of:=[.B210]-[.$B$2]" office:value-type="float" office:value="56.5679485797882" calcext:value-type="float">
            <text:p>56.5679485798</text:p>
          </table:table-cell>
          <table:table-cell table:formula="of:=[.C210]/([.D210]-[.D209])" office:value-type="float" office:value="84874.5631786541" calcext:value-type="float">
            <text:p>84874.5631786541</text:p>
          </table:table-cell>
          <table:table-cell/>
          <table:table-cell office:value-type="float" office:value="1443133482.31558" calcext:value-type="float">
            <text:p>1443133482.31558</text:p>
          </table:table-cell>
          <table:table-cell table:formula="of:=[.G210]-[.$B$2]" office:value-type="float" office:value="57.6058526039124" calcext:value-type="float">
            <text:p>57.6058526039</text:p>
          </table:table-cell>
          <table:table-cell table:formula="of:=[.C210]/([.H210]-[.H209])" office:value-type="float" office:value="102172.829990166" calcext:value-type="float">
            <text:p>102172.829990166</text:p>
          </table:table-cell>
          <table:table-cell table:formula="of:=[.G210]-[.$B210]" office:value-type="float" office:value="1.03790402412415" calcext:value-type="float">
            <text:p>1.037904024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33481.37459" calcext:value-type="float">
            <text:p>1443133481.37459</text:p>
          </table:table-cell>
          <table:table-cell office:value-type="float" office:value="8224" calcext:value-type="float">
            <text:p>8224</text:p>
          </table:table-cell>
          <table:table-cell table:formula="of:=[.B211]-[.$B$2]" office:value-type="float" office:value="56.6648595333099" calcext:value-type="float">
            <text:p>56.6648595333</text:p>
          </table:table-cell>
          <table:table-cell table:formula="of:=[.C211]/([.D211]-[.D210])" office:value-type="float" office:value="84861.4083459213" calcext:value-type="float">
            <text:p>84861.4083459213</text:p>
          </table:table-cell>
          <table:table-cell/>
          <table:table-cell office:value-type="float" office:value="1443133483.12016" calcext:value-type="float">
            <text:p>1443133483.12016</text:p>
          </table:table-cell>
          <table:table-cell table:formula="of:=[.G211]-[.$B$2]" office:value-type="float" office:value="58.4104342460632" calcext:value-type="float">
            <text:p>58.4104342461</text:p>
          </table:table-cell>
          <table:table-cell table:formula="of:=[.C211]/([.H211]-[.H210])" office:value-type="float" office:value="10221.4611534199" calcext:value-type="float">
            <text:p>10221.4611534199</text:p>
          </table:table-cell>
          <table:table-cell table:formula="of:=[.G211]-[.$B211]" office:value-type="float" office:value="1.7455747127533" calcext:value-type="float">
            <text:p>1.7455747128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33481.47148" calcext:value-type="float">
            <text:p>1443133481.47148</text:p>
          </table:table-cell>
          <table:table-cell office:value-type="float" office:value="8224" calcext:value-type="float">
            <text:p>8224</text:p>
          </table:table-cell>
          <table:table-cell table:formula="of:=[.B212]-[.$B$2]" office:value-type="float" office:value="56.7617514133453" calcext:value-type="float">
            <text:p>56.7617514133</text:p>
          </table:table-cell>
          <table:table-cell table:formula="of:=[.C212]/([.D212]-[.D211])" office:value-type="float" office:value="84878.1135941968" calcext:value-type="float">
            <text:p>84878.1135941968</text:p>
          </table:table-cell>
          <table:table-cell/>
          <table:table-cell office:value-type="float" office:value="1443133483.20075" calcext:value-type="float">
            <text:p>1443133483.20075</text:p>
          </table:table-cell>
          <table:table-cell table:formula="of:=[.G212]-[.$B$2]" office:value-type="float" office:value="58.4910266399384" calcext:value-type="float">
            <text:p>58.4910266399</text:p>
          </table:table-cell>
          <table:table-cell table:formula="of:=[.C212]/([.H212]-[.H211])" office:value-type="float" office:value="102044.369258259" calcext:value-type="float">
            <text:p>102044.369258259</text:p>
          </table:table-cell>
          <table:table-cell table:formula="of:=[.G212]-[.$B212]" office:value-type="float" office:value="1.72927522659302" calcext:value-type="float">
            <text:p>1.7292752266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33481.56837" calcext:value-type="float">
            <text:p>1443133481.56837</text:p>
          </table:table-cell>
          <table:table-cell office:value-type="float" office:value="8224" calcext:value-type="float">
            <text:p>8224</text:p>
          </table:table-cell>
          <table:table-cell table:formula="of:=[.B213]-[.$B$2]" office:value-type="float" office:value="56.8586411476135" calcext:value-type="float">
            <text:p>56.8586411476</text:p>
          </table:table-cell>
          <table:table-cell table:formula="of:=[.C213]/([.D213]-[.D212])" office:value-type="float" office:value="84879.9933462111" calcext:value-type="float">
            <text:p>84879.9933462111</text:p>
          </table:table-cell>
          <table:table-cell/>
          <table:table-cell office:value-type="float" office:value="1443133483.28308" calcext:value-type="float">
            <text:p>1443133483.28308</text:p>
          </table:table-cell>
          <table:table-cell table:formula="of:=[.G213]-[.$B$2]" office:value-type="float" office:value="58.573353767395" calcext:value-type="float">
            <text:p>58.5733537674</text:p>
          </table:table-cell>
          <table:table-cell table:formula="of:=[.C213]/([.H213]-[.H212])" office:value-type="float" office:value="99894.169201141" calcext:value-type="float">
            <text:p>99894.169201141</text:p>
          </table:table-cell>
          <table:table-cell table:formula="of:=[.G213]-[.$B213]" office:value-type="float" office:value="1.71471261978149" calcext:value-type="float">
            <text:p>1.7147126198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33481.66526" calcext:value-type="float">
            <text:p>1443133481.66526</text:p>
          </table:table-cell>
          <table:table-cell office:value-type="float" office:value="8224" calcext:value-type="float">
            <text:p>8224</text:p>
          </table:table-cell>
          <table:table-cell table:formula="of:=[.B214]-[.$B$2]" office:value-type="float" office:value="56.9555280208588" calcext:value-type="float">
            <text:p>56.9555280209</text:p>
          </table:table-cell>
          <table:table-cell table:formula="of:=[.C214]/([.D214]-[.D213])" office:value-type="float" office:value="84882.4998117493" calcext:value-type="float">
            <text:p>84882.4998117493</text:p>
          </table:table-cell>
          <table:table-cell/>
          <table:table-cell office:value-type="float" office:value="1443133484.02464" calcext:value-type="float">
            <text:p>1443133484.02464</text:p>
          </table:table-cell>
          <table:table-cell table:formula="of:=[.G214]-[.$B$2]" office:value-type="float" office:value="59.314914226532" calcext:value-type="float">
            <text:p>59.3149142265</text:p>
          </table:table-cell>
          <table:table-cell table:formula="of:=[.C214]/([.H214]-[.H213])" office:value-type="float" office:value="11090.1274449978" calcext:value-type="float">
            <text:p>11090.1274449978</text:p>
          </table:table-cell>
          <table:table-cell table:formula="of:=[.G214]-[.$B214]" office:value-type="float" office:value="2.35938620567322" calcext:value-type="float">
            <text:p>2.3593862057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33481.76214" calcext:value-type="float">
            <text:p>1443133481.76214</text:p>
          </table:table-cell>
          <table:table-cell office:value-type="float" office:value="8224" calcext:value-type="float">
            <text:p>8224</text:p>
          </table:table-cell>
          <table:table-cell table:formula="of:=[.B215]-[.$B$2]" office:value-type="float" office:value="57.0524079799652" calcext:value-type="float">
            <text:p>57.05240798</text:p>
          </table:table-cell>
          <table:table-cell table:formula="of:=[.C215]/([.D215]-[.D214])" office:value-type="float" office:value="84888.5577146457" calcext:value-type="float">
            <text:p>84888.5577146457</text:p>
          </table:table-cell>
          <table:table-cell/>
          <table:table-cell office:value-type="float" office:value="1443133484.10688" calcext:value-type="float">
            <text:p>1443133484.10688</text:p>
          </table:table-cell>
          <table:table-cell table:formula="of:=[.G215]-[.$B$2]" office:value-type="float" office:value="59.3971493244171" calcext:value-type="float">
            <text:p>59.3971493244</text:p>
          </table:table-cell>
          <table:table-cell table:formula="of:=[.C215]/([.H215]-[.H214])" office:value-type="float" office:value="100005.961098113" calcext:value-type="float">
            <text:p>100005.961098113</text:p>
          </table:table-cell>
          <table:table-cell table:formula="of:=[.G215]-[.$B215]" office:value-type="float" office:value="2.3447413444519" calcext:value-type="float">
            <text:p>2.3447413445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33481.85902" calcext:value-type="float">
            <text:p>1443133481.85902</text:p>
          </table:table-cell>
          <table:table-cell office:value-type="float" office:value="8224" calcext:value-type="float">
            <text:p>8224</text:p>
          </table:table-cell>
          <table:table-cell table:formula="of:=[.B216]-[.$B$2]" office:value-type="float" office:value="57.1492953300476" calcext:value-type="float">
            <text:p>57.14929533</text:p>
          </table:table-cell>
          <table:table-cell table:formula="of:=[.C216]/([.D216]-[.D215])" office:value-type="float" office:value="84882.0820572132" calcext:value-type="float">
            <text:p>84882.0820572132</text:p>
          </table:table-cell>
          <table:table-cell/>
          <table:table-cell office:value-type="float" office:value="1443133484.18931" calcext:value-type="float">
            <text:p>1443133484.18931</text:p>
          </table:table-cell>
          <table:table-cell table:formula="of:=[.G216]-[.$B$2]" office:value-type="float" office:value="59.4795801639557" calcext:value-type="float">
            <text:p>59.479580164</text:p>
          </table:table-cell>
          <table:table-cell table:formula="of:=[.C216]/([.H216]-[.H215])" office:value-type="float" office:value="99768.4852663851" calcext:value-type="float">
            <text:p>99768.4852663851</text:p>
          </table:table-cell>
          <table:table-cell table:formula="of:=[.G216]-[.$B216]" office:value-type="float" office:value="2.33028483390808" calcext:value-type="float">
            <text:p>2.3302848339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33481.95592" calcext:value-type="float">
            <text:p>1443133481.95592</text:p>
          </table:table-cell>
          <table:table-cell office:value-type="float" office:value="8224" calcext:value-type="float">
            <text:p>8224</text:p>
          </table:table-cell>
          <table:table-cell table:formula="of:=[.B217]-[.$B$2]" office:value-type="float" office:value="57.2461934089661" calcext:value-type="float">
            <text:p>57.246193409</text:p>
          </table:table-cell>
          <table:table-cell table:formula="of:=[.C217]/([.D217]-[.D216])" office:value-type="float" office:value="84872.6836671424" calcext:value-type="float">
            <text:p>84872.6836671424</text:p>
          </table:table-cell>
          <table:table-cell/>
          <table:table-cell office:value-type="float" office:value="1443133484.27132" calcext:value-type="float">
            <text:p>1443133484.27132</text:p>
          </table:table-cell>
          <table:table-cell table:formula="of:=[.G217]-[.$B$2]" office:value-type="float" office:value="59.5615935325623" calcext:value-type="float">
            <text:p>59.5615935326</text:p>
          </table:table-cell>
          <table:table-cell table:formula="of:=[.C217]/([.H217]-[.H216])" office:value-type="float" office:value="100276.334696749" calcext:value-type="float">
            <text:p>100276.334696749</text:p>
          </table:table-cell>
          <table:table-cell table:formula="of:=[.G217]-[.$B217]" office:value-type="float" office:value="2.31540012359619" calcext:value-type="float">
            <text:p>2.3154001236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33482.04388" calcext:value-type="float">
            <text:p>1443133482.04388</text:p>
          </table:table-cell>
          <table:table-cell office:value-type="float" office:value="8224" calcext:value-type="float">
            <text:p>8224</text:p>
          </table:table-cell>
          <table:table-cell table:formula="of:=[.B218]-[.$B$2]" office:value-type="float" office:value="57.3341476917267" calcext:value-type="float">
            <text:p>57.3341476917</text:p>
          </table:table-cell>
          <table:table-cell table:formula="of:=[.C218]/([.D218]-[.D217])" office:value-type="float" office:value="93503.1216431242" calcext:value-type="float">
            <text:p>93503.1216431242</text:p>
          </table:table-cell>
          <table:table-cell/>
          <table:table-cell office:value-type="float" office:value="1443133485.17306" calcext:value-type="float">
            <text:p>1443133485.17306</text:p>
          </table:table-cell>
          <table:table-cell table:formula="of:=[.G218]-[.$B$2]" office:value-type="float" office:value="60.4633369445801" calcext:value-type="float">
            <text:p>60.4633369446</text:p>
          </table:table-cell>
          <table:table-cell table:formula="of:=[.C218]/([.H218]-[.H217])" office:value-type="float" office:value="9120.11098766692" calcext:value-type="float">
            <text:p>9120.1109876669</text:p>
          </table:table-cell>
          <table:table-cell table:formula="of:=[.G218]-[.$B218]" office:value-type="float" office:value="3.12918925285339" calcext:value-type="float">
            <text:p>3.1291892529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33482.12433" calcext:value-type="float">
            <text:p>1443133482.12433</text:p>
          </table:table-cell>
          <table:table-cell office:value-type="float" office:value="8224" calcext:value-type="float">
            <text:p>8224</text:p>
          </table:table-cell>
          <table:table-cell table:formula="of:=[.B219]-[.$B$2]" office:value-type="float" office:value="57.4145975112915" calcext:value-type="float">
            <text:p>57.4145975113</text:p>
          </table:table-cell>
          <table:table-cell table:formula="of:=[.C219]/([.D219]-[.D218])" office:value-type="float" office:value="102225.213735549" calcext:value-type="float">
            <text:p>102225.213735549</text:p>
          </table:table-cell>
          <table:table-cell/>
          <table:table-cell office:value-type="float" office:value="1443133485.25229" calcext:value-type="float">
            <text:p>1443133485.25229</text:p>
          </table:table-cell>
          <table:table-cell table:formula="of:=[.G219]-[.$B$2]" office:value-type="float" office:value="60.5425593852997" calcext:value-type="float">
            <text:p>60.5425593853</text:p>
          </table:table-cell>
          <table:table-cell table:formula="of:=[.C219]/([.H219]-[.H218])" office:value-type="float" office:value="103808.970353584" calcext:value-type="float">
            <text:p>103808.970353584</text:p>
          </table:table-cell>
          <table:table-cell table:formula="of:=[.G219]-[.$B219]" office:value-type="float" office:value="3.12796187400818" calcext:value-type="float">
            <text:p>3.127961874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33482.20476" calcext:value-type="float">
            <text:p>1443133482.20476</text:p>
          </table:table-cell>
          <table:table-cell office:value-type="float" office:value="8224" calcext:value-type="float">
            <text:p>8224</text:p>
          </table:table-cell>
          <table:table-cell table:formula="of:=[.B220]-[.$B$2]" office:value-type="float" office:value="57.4950318336487" calcext:value-type="float">
            <text:p>57.4950318336</text:p>
          </table:table-cell>
          <table:table-cell table:formula="of:=[.C220]/([.D220]-[.D219])" office:value-type="float" office:value="102244.909374389" calcext:value-type="float">
            <text:p>102244.909374389</text:p>
          </table:table-cell>
          <table:table-cell/>
          <table:table-cell office:value-type="float" office:value="1443133485.33082" calcext:value-type="float">
            <text:p>1443133485.33082</text:p>
          </table:table-cell>
          <table:table-cell table:formula="of:=[.G220]-[.$B$2]" office:value-type="float" office:value="60.6210968494415" calcext:value-type="float">
            <text:p>60.6210968494</text:p>
          </table:table-cell>
          <table:table-cell table:formula="of:=[.C220]/([.H220]-[.H219])" office:value-type="float" office:value="104714.356261194" calcext:value-type="float">
            <text:p>104714.356261194</text:p>
          </table:table-cell>
          <table:table-cell table:formula="of:=[.G220]-[.$B220]" office:value-type="float" office:value="3.12606501579285" calcext:value-type="float">
            <text:p>3.1260650158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33482.28521" calcext:value-type="float">
            <text:p>1443133482.28521</text:p>
          </table:table-cell>
          <table:table-cell office:value-type="float" office:value="8224" calcext:value-type="float">
            <text:p>8224</text:p>
          </table:table-cell>
          <table:table-cell table:formula="of:=[.B221]-[.$B$2]" office:value-type="float" office:value="57.5754821300507" calcext:value-type="float">
            <text:p>57.5754821301</text:p>
          </table:table-cell>
          <table:table-cell table:formula="of:=[.C221]/([.D221]-[.D220])" office:value-type="float" office:value="102224.607836222" calcext:value-type="float">
            <text:p>102224.607836222</text:p>
          </table:table-cell>
          <table:table-cell/>
          <table:table-cell office:value-type="float" office:value="1443133486.11554" calcext:value-type="float">
            <text:p>1443133486.11554</text:p>
          </table:table-cell>
          <table:table-cell table:formula="of:=[.G221]-[.$B$2]" office:value-type="float" office:value="61.4058120250702" calcext:value-type="float">
            <text:p>61.4058120251</text:p>
          </table:table-cell>
          <table:table-cell table:formula="of:=[.C221]/([.H221]-[.H220])" office:value-type="float" office:value="10480.2357026057" calcext:value-type="float">
            <text:p>10480.2357026057</text:p>
          </table:table-cell>
          <table:table-cell table:formula="of:=[.G221]-[.$B221]" office:value-type="float" office:value="3.83032989501953" calcext:value-type="float">
            <text:p>3.83032989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33482.36567" calcext:value-type="float">
            <text:p>1443133482.36567</text:p>
          </table:table-cell>
          <table:table-cell office:value-type="float" office:value="8224" calcext:value-type="float">
            <text:p>8224</text:p>
          </table:table-cell>
          <table:table-cell table:formula="of:=[.B222]-[.$B$2]" office:value-type="float" office:value="57.655946969986" calcext:value-type="float">
            <text:p>57.65594697</text:p>
          </table:table-cell>
          <table:table-cell table:formula="of:=[.C222]/([.D222]-[.D221])" office:value-type="float" office:value="102206.131356409" calcext:value-type="float">
            <text:p>102206.131356409</text:p>
          </table:table-cell>
          <table:table-cell/>
          <table:table-cell office:value-type="float" office:value="1443133486.19381" calcext:value-type="float">
            <text:p>1443133486.19381</text:p>
          </table:table-cell>
          <table:table-cell table:formula="of:=[.G222]-[.$B$2]" office:value-type="float" office:value="61.4840803146362" calcext:value-type="float">
            <text:p>61.4840803146</text:p>
          </table:table-cell>
          <table:table-cell table:formula="of:=[.C222]/([.H222]-[.H221])" office:value-type="float" office:value="105074.482214932" calcext:value-type="float">
            <text:p>105074.482214932</text:p>
          </table:table-cell>
          <table:table-cell table:formula="of:=[.G222]-[.$B222]" office:value-type="float" office:value="3.82813334465027" calcext:value-type="float">
            <text:p>3.8281333447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33482.44613" calcext:value-type="float">
            <text:p>1443133482.44613</text:p>
          </table:table-cell>
          <table:table-cell office:value-type="float" office:value="8224" calcext:value-type="float">
            <text:p>8224</text:p>
          </table:table-cell>
          <table:table-cell table:formula="of:=[.B223]-[.$B$2]" office:value-type="float" office:value="57.7364056110382" calcext:value-type="float">
            <text:p>57.736405611</text:p>
          </table:table-cell>
          <table:table-cell table:formula="of:=[.C223]/([.D223]-[.D222])" office:value-type="float" office:value="102214.005760546" calcext:value-type="float">
            <text:p>102214.005760546</text:p>
          </table:table-cell>
          <table:table-cell/>
          <table:table-cell office:value-type="float" office:value="1443133486.26874" calcext:value-type="float">
            <text:p>1443133486.26874</text:p>
          </table:table-cell>
          <table:table-cell table:formula="of:=[.G223]-[.$B$2]" office:value-type="float" office:value="61.5590105056763" calcext:value-type="float">
            <text:p>61.5590105057</text:p>
          </table:table-cell>
          <table:table-cell table:formula="of:=[.C223]/([.H223]-[.H222])" office:value-type="float" office:value="109755.492223495" calcext:value-type="float">
            <text:p>109755.492223495</text:p>
          </table:table-cell>
          <table:table-cell table:formula="of:=[.G223]-[.$B223]" office:value-type="float" office:value="3.82260489463806" calcext:value-type="float">
            <text:p>3.8226048946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33482.52658" calcext:value-type="float">
            <text:p>1443133482.52658</text:p>
          </table:table-cell>
          <table:table-cell office:value-type="float" office:value="8224" calcext:value-type="float">
            <text:p>8224</text:p>
          </table:table-cell>
          <table:table-cell table:formula="of:=[.B224]-[.$B$2]" office:value-type="float" office:value="57.8168497085571" calcext:value-type="float">
            <text:p>57.8168497086</text:p>
          </table:table-cell>
          <table:table-cell table:formula="of:=[.C224]/([.D224]-[.D223])" office:value-type="float" office:value="102232.485087743" calcext:value-type="float">
            <text:p>102232.485087743</text:p>
          </table:table-cell>
          <table:table-cell/>
          <table:table-cell office:value-type="float" office:value="1443133486.34359" calcext:value-type="float">
            <text:p>1443133486.34359</text:p>
          </table:table-cell>
          <table:table-cell table:formula="of:=[.G224]-[.$B$2]" office:value-type="float" office:value="61.6338596343994" calcext:value-type="float">
            <text:p>61.6338596344</text:p>
          </table:table-cell>
          <table:table-cell table:formula="of:=[.C224]/([.H224]-[.H223])" office:value-type="float" office:value="109874.358463401" calcext:value-type="float">
            <text:p>109874.358463401</text:p>
          </table:table-cell>
          <table:table-cell table:formula="of:=[.G224]-[.$B224]" office:value-type="float" office:value="3.81700992584229" calcext:value-type="float">
            <text:p>3.817009925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33482.60701" calcext:value-type="float">
            <text:p>1443133482.60701</text:p>
          </table:table-cell>
          <table:table-cell office:value-type="float" office:value="8224" calcext:value-type="float">
            <text:p>8224</text:p>
          </table:table-cell>
          <table:table-cell table:formula="of:=[.B225]-[.$B$2]" office:value-type="float" office:value="57.8972854614258" calcext:value-type="float">
            <text:p>57.8972854614</text:p>
          </table:table-cell>
          <table:table-cell table:formula="of:=[.C225]/([.D225]-[.D224])" office:value-type="float" office:value="102243.090997475" calcext:value-type="float">
            <text:p>102243.090997475</text:p>
          </table:table-cell>
          <table:table-cell/>
          <table:table-cell office:value-type="float" office:value="1443133487.01772" calcext:value-type="float">
            <text:p>1443133487.01772</text:p>
          </table:table-cell>
          <table:table-cell table:formula="of:=[.G225]-[.$B$2]" office:value-type="float" office:value="62.307989358902" calcext:value-type="float">
            <text:p>62.3079893589</text:p>
          </table:table-cell>
          <table:table-cell table:formula="of:=[.C225]/([.H225]-[.H224])" office:value-type="float" office:value="12199.4323956987" calcext:value-type="float">
            <text:p>12199.4323956987</text:p>
          </table:table-cell>
          <table:table-cell table:formula="of:=[.G225]-[.$B225]" office:value-type="float" office:value="4.4107038974762" calcext:value-type="float">
            <text:p>4.4107038975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33482.68747" calcext:value-type="float">
            <text:p>1443133482.68747</text:p>
          </table:table-cell>
          <table:table-cell office:value-type="float" office:value="8224" calcext:value-type="float">
            <text:p>8224</text:p>
          </table:table-cell>
          <table:table-cell table:formula="of:=[.B226]-[.$B$2]" office:value-type="float" office:value="57.9777421951294" calcext:value-type="float">
            <text:p>57.9777421951</text:p>
          </table:table-cell>
          <table:table-cell table:formula="of:=[.C226]/([.D226]-[.D225])" office:value-type="float" office:value="102216.42889824" calcext:value-type="float">
            <text:p>102216.42889824</text:p>
          </table:table-cell>
          <table:table-cell/>
          <table:table-cell office:value-type="float" office:value="1443133490.01816" calcext:value-type="float">
            <text:p>1443133490.01816</text:p>
          </table:table-cell>
          <table:table-cell table:formula="of:=[.G226]-[.$B$2]" office:value-type="float" office:value="65.3084332942963" calcext:value-type="float">
            <text:p>65.3084332943</text:p>
          </table:table-cell>
          <table:table-cell table:formula="of:=[.C226]/([.H226]-[.H225])" office:value-type="float" office:value="2740.92773505508" calcext:value-type="float">
            <text:p>2740.9277350551</text:p>
          </table:table-cell>
          <table:table-cell table:formula="of:=[.G226]-[.$B226]" office:value-type="float" office:value="7.33069109916687" calcext:value-type="float">
            <text:p>7.3306910992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33482.76792" calcext:value-type="float">
            <text:p>1443133482.76792</text:p>
          </table:table-cell>
          <table:table-cell office:value-type="float" office:value="8224" calcext:value-type="float">
            <text:p>8224</text:p>
          </table:table-cell>
          <table:table-cell table:formula="of:=[.B227]-[.$B$2]" office:value-type="float" office:value="58.0581893920899" calcext:value-type="float">
            <text:p>58.0581893921</text:p>
          </table:table-cell>
          <table:table-cell table:formula="of:=[.C227]/([.D227]-[.D226])" office:value-type="float" office:value="102228.546310237" calcext:value-type="float">
            <text:p>102228.546310237</text:p>
          </table:table-cell>
          <table:table-cell/>
          <table:table-cell office:value-type="float" office:value="1443133490.99439" calcext:value-type="float">
            <text:p>1443133490.99439</text:p>
          </table:table-cell>
          <table:table-cell table:formula="of:=[.G227]-[.$B$2]" office:value-type="float" office:value="66.2846574783325" calcext:value-type="float">
            <text:p>66.2846574783</text:p>
          </table:table-cell>
          <table:table-cell table:formula="of:=[.C227]/([.H227]-[.H226])" office:value-type="float" office:value="8424.29447506351" calcext:value-type="float">
            <text:p>8424.2944750635</text:p>
          </table:table-cell>
          <table:table-cell table:formula="of:=[.G227]-[.$B227]" office:value-type="float" office:value="8.22646808624268" calcext:value-type="float">
            <text:p>8.226468086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33482.84837" calcext:value-type="float">
            <text:p>1443133482.84837</text:p>
          </table:table-cell>
          <table:table-cell office:value-type="float" office:value="8224" calcext:value-type="float">
            <text:p>8224</text:p>
          </table:table-cell>
          <table:table-cell table:formula="of:=[.B228]-[.$B$2]" office:value-type="float" office:value="58.1386458873749" calcext:value-type="float">
            <text:p>58.1386458874</text:p>
          </table:table-cell>
          <table:table-cell table:formula="of:=[.C228]/([.D228]-[.D227])" office:value-type="float" office:value="102216.73179853" calcext:value-type="float">
            <text:p>102216.73179853</text:p>
          </table:table-cell>
          <table:table-cell/>
          <table:table-cell office:value-type="float" office:value="1443133491.01214" calcext:value-type="float">
            <text:p>1443133491.01214</text:p>
          </table:table-cell>
          <table:table-cell table:formula="of:=[.G228]-[.$B$2]" office:value-type="float" office:value="66.3024079799652" calcext:value-type="float">
            <text:p>66.30240798</text:p>
          </table:table-cell>
          <table:table-cell table:formula="of:=[.C228]/([.H228]-[.H227])" office:value-type="float" office:value="463310.850035594" calcext:value-type="float">
            <text:p>463310.850035594</text:p>
          </table:table-cell>
          <table:table-cell table:formula="of:=[.G228]-[.$B228]" office:value-type="float" office:value="8.16376209259033" calcext:value-type="float">
            <text:p>8.163762092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33482.9288" calcext:value-type="float">
            <text:p>1443133482.9288</text:p>
          </table:table-cell>
          <table:table-cell office:value-type="float" office:value="8224" calcext:value-type="float">
            <text:p>8224</text:p>
          </table:table-cell>
          <table:table-cell table:formula="of:=[.B229]-[.$B$2]" office:value-type="float" office:value="58.2190682888031" calcext:value-type="float">
            <text:p>58.2190682888</text:p>
          </table:table-cell>
          <table:table-cell table:formula="of:=[.C229]/([.D229]-[.D228])" office:value-type="float" office:value="102260.065031009" calcext:value-type="float">
            <text:p>102260.065031009</text:p>
          </table:table-cell>
          <table:table-cell/>
          <table:table-cell office:value-type="float" office:value="1443133491.02968" calcext:value-type="float">
            <text:p>1443133491.02968</text:p>
          </table:table-cell>
          <table:table-cell table:formula="of:=[.G229]-[.$B$2]" office:value-type="float" office:value="66.3199491500855" calcext:value-type="float">
            <text:p>66.3199491501</text:p>
          </table:table-cell>
          <table:table-cell table:formula="of:=[.C229]/([.H229]-[.H228])" office:value-type="float" office:value="468839.874627921" calcext:value-type="float">
            <text:p>468839.874627921</text:p>
          </table:table-cell>
          <table:table-cell table:formula="of:=[.G229]-[.$B229]" office:value-type="float" office:value="8.10088086128235" calcext:value-type="float">
            <text:p>8.100880861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33483.00945" calcext:value-type="float">
            <text:p>1443133483.00945</text:p>
          </table:table-cell>
          <table:table-cell office:value-type="float" office:value="8224" calcext:value-type="float">
            <text:p>8224</text:p>
          </table:table-cell>
          <table:table-cell table:formula="of:=[.B230]-[.$B$2]" office:value-type="float" office:value="58.299724817276" calcext:value-type="float">
            <text:p>58.2997248173</text:p>
          </table:table-cell>
          <table:table-cell table:formula="of:=[.C230]/([.D230]-[.D229])" office:value-type="float" office:value="101963.227970606" calcext:value-type="float">
            <text:p>101963.227970606</text:p>
          </table:table-cell>
          <table:table-cell/>
          <table:table-cell office:value-type="float" office:value="1443133491.04724" calcext:value-type="float">
            <text:p>1443133491.04724</text:p>
          </table:table-cell>
          <table:table-cell table:formula="of:=[.G230]-[.$B$2]" office:value-type="float" office:value="66.337512254715" calcext:value-type="float">
            <text:p>66.3375122547</text:p>
          </table:table-cell>
          <table:table-cell table:formula="of:=[.C230]/([.H230]-[.H229])" office:value-type="float" office:value="468254.341899138" calcext:value-type="float">
            <text:p>468254.341899138</text:p>
          </table:table-cell>
          <table:table-cell table:formula="of:=[.G230]-[.$B230]" office:value-type="float" office:value="8.03778743743897" calcext:value-type="float">
            <text:p>8.0377874374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33483.09183" calcext:value-type="float">
            <text:p>1443133483.09183</text:p>
          </table:table-cell>
          <table:table-cell office:value-type="float" office:value="8224" calcext:value-type="float">
            <text:p>8224</text:p>
          </table:table-cell>
          <table:table-cell table:formula="of:=[.B231]-[.$B$2]" office:value-type="float" office:value="58.3820977210999" calcext:value-type="float">
            <text:p>58.3820977211</text:p>
          </table:table-cell>
          <table:table-cell table:formula="of:=[.C231]/([.D231]-[.D230])" office:value-type="float" office:value="99838.6558957097" calcext:value-type="float">
            <text:p>99838.6558957097</text:p>
          </table:table-cell>
          <table:table-cell/>
          <table:table-cell office:value-type="float" office:value="1443133491.06479" calcext:value-type="float">
            <text:p>1443133491.06479</text:p>
          </table:table-cell>
          <table:table-cell table:formula="of:=[.G231]-[.$B$2]" office:value-type="float" office:value="66.3550662994385" calcext:value-type="float">
            <text:p>66.3550662994</text:p>
          </table:table-cell>
          <table:table-cell table:formula="of:=[.C231]/([.H231]-[.H230])" office:value-type="float" office:value="468496.014994499" calcext:value-type="float">
            <text:p>468496.014994499</text:p>
          </table:table-cell>
          <table:table-cell table:formula="of:=[.G231]-[.$B231]" office:value-type="float" office:value="7.97296857833862" calcext:value-type="float">
            <text:p>7.9729685783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33483.17421" calcext:value-type="float">
            <text:p>1443133483.17421</text:p>
          </table:table-cell>
          <table:table-cell office:value-type="float" office:value="8224" calcext:value-type="float">
            <text:p>8224</text:p>
          </table:table-cell>
          <table:table-cell table:formula="of:=[.B232]-[.$B$2]" office:value-type="float" office:value="58.4644801616669" calcext:value-type="float">
            <text:p>58.4644801617</text:p>
          </table:table-cell>
          <table:table-cell table:formula="of:=[.C232]/([.D232]-[.D231])" office:value-type="float" office:value="99827.0983888846" calcext:value-type="float">
            <text:p>99827.0983888846</text:p>
          </table:table-cell>
          <table:table-cell/>
          <table:table-cell office:value-type="float" office:value="1443133491.08236" calcext:value-type="float">
            <text:p>1443133491.08236</text:p>
          </table:table-cell>
          <table:table-cell table:formula="of:=[.G232]-[.$B$2]" office:value-type="float" office:value="66.3726363182068" calcext:value-type="float">
            <text:p>66.3726363182</text:p>
          </table:table-cell>
          <table:table-cell table:formula="of:=[.C232]/([.H232]-[.H231])" office:value-type="float" office:value="468070.074850056" calcext:value-type="float">
            <text:p>468070.074850056</text:p>
          </table:table-cell>
          <table:table-cell table:formula="of:=[.G232]-[.$B232]" office:value-type="float" office:value="7.90815615653992" calcext:value-type="float">
            <text:p>7.908156156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33483.25659" calcext:value-type="float">
            <text:p>1443133483.25659</text:p>
          </table:table-cell>
          <table:table-cell office:value-type="float" office:value="8224" calcext:value-type="float">
            <text:p>8224</text:p>
          </table:table-cell>
          <table:table-cell table:formula="of:=[.B233]-[.$B$2]" office:value-type="float" office:value="58.5468626022339" calcext:value-type="float">
            <text:p>58.5468626022</text:p>
          </table:table-cell>
          <table:table-cell table:formula="of:=[.C233]/([.D233]-[.D232])" office:value-type="float" office:value="99827.0983888846" calcext:value-type="float">
            <text:p>99827.0983888846</text:p>
          </table:table-cell>
          <table:table-cell/>
          <table:table-cell office:value-type="float" office:value="1443133491.10286" calcext:value-type="float">
            <text:p>1443133491.10286</text:p>
          </table:table-cell>
          <table:table-cell table:formula="of:=[.G233]-[.$B$2]" office:value-type="float" office:value="66.393128156662" calcext:value-type="float">
            <text:p>66.3931281567</text:p>
          </table:table-cell>
          <table:table-cell table:formula="of:=[.C233]/([.H233]-[.H232])" office:value-type="float" office:value="401330.511070519" calcext:value-type="float">
            <text:p>401330.511070519</text:p>
          </table:table-cell>
          <table:table-cell table:formula="of:=[.G233]-[.$B233]" office:value-type="float" office:value="7.8462655544281" calcext:value-type="float">
            <text:p>7.8462655544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33483.33897" calcext:value-type="float">
            <text:p>1443133483.33897</text:p>
          </table:table-cell>
          <table:table-cell office:value-type="float" office:value="8224" calcext:value-type="float">
            <text:p>8224</text:p>
          </table:table-cell>
          <table:table-cell table:formula="of:=[.B234]-[.$B$2]" office:value-type="float" office:value="58.6292386054993" calcext:value-type="float">
            <text:p>58.6292386055</text:p>
          </table:table-cell>
          <table:table-cell table:formula="of:=[.C234]/([.D234]-[.D233])" office:value-type="float" office:value="99834.8994124627" calcext:value-type="float">
            <text:p>99834.8994124627</text:p>
          </table:table-cell>
          <table:table-cell/>
          <table:table-cell office:value-type="float" office:value="1443133491.19867" calcext:value-type="float">
            <text:p>1443133491.19867</text:p>
          </table:table-cell>
          <table:table-cell table:formula="of:=[.G234]-[.$B$2]" office:value-type="float" office:value="66.4889380931854" calcext:value-type="float">
            <text:p>66.4889380932</text:p>
          </table:table-cell>
          <table:table-cell table:formula="of:=[.C234]/([.H234]-[.H233])" office:value-type="float" office:value="85836.6083771301" calcext:value-type="float">
            <text:p>85836.6083771301</text:p>
          </table:table-cell>
          <table:table-cell table:formula="of:=[.G234]-[.$B234]" office:value-type="float" office:value="7.85969948768616" calcext:value-type="float">
            <text:p>7.8596994877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33483.42134" calcext:value-type="float">
            <text:p>1443133483.42134</text:p>
          </table:table-cell>
          <table:table-cell office:value-type="float" office:value="8224" calcext:value-type="float">
            <text:p>8224</text:p>
          </table:table-cell>
          <table:table-cell table:formula="of:=[.B235]-[.$B$2]" office:value-type="float" office:value="58.7116119861603" calcext:value-type="float">
            <text:p>58.7116119862</text:p>
          </table:table-cell>
          <table:table-cell table:formula="of:=[.C235]/([.D235]-[.D234])" office:value-type="float" office:value="99838.0779568103" calcext:value-type="float">
            <text:p>99838.0779568103</text:p>
          </table:table-cell>
          <table:table-cell/>
          <table:table-cell office:value-type="float" office:value="1443133491.29448" calcext:value-type="float">
            <text:p>1443133491.29448</text:p>
          </table:table-cell>
          <table:table-cell table:formula="of:=[.G235]-[.$B$2]" office:value-type="float" office:value="66.5847477912903" calcext:value-type="float">
            <text:p>66.5847477913</text:p>
          </table:table-cell>
          <table:table-cell table:formula="of:=[.C235]/([.H235]-[.H234])" office:value-type="float" office:value="85836.8219780767" calcext:value-type="float">
            <text:p>85836.8219780767</text:p>
          </table:table-cell>
          <table:table-cell table:formula="of:=[.G235]-[.$B235]" office:value-type="float" office:value="7.87313580513001" calcext:value-type="float">
            <text:p>7.8731358051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33483.50369" calcext:value-type="float">
            <text:p>1443133483.50369</text:p>
          </table:table-cell>
          <table:table-cell office:value-type="float" office:value="8224" calcext:value-type="float">
            <text:p>8224</text:p>
          </table:table-cell>
          <table:table-cell table:formula="of:=[.B236]-[.$B$2]" office:value-type="float" office:value="58.7939653396606" calcext:value-type="float">
            <text:p>58.7939653397</text:p>
          </table:table-cell>
          <table:table-cell table:formula="of:=[.C236]/([.D236]-[.D235])" office:value-type="float" office:value="99862.3571529899" calcext:value-type="float">
            <text:p>99862.3571529899</text:p>
          </table:table-cell>
          <table:table-cell/>
          <table:table-cell office:value-type="float" office:value="1443133491.39031" calcext:value-type="float">
            <text:p>1443133491.39031</text:p>
          </table:table-cell>
          <table:table-cell table:formula="of:=[.G236]-[.$B$2]" office:value-type="float" office:value="66.6805849075317" calcext:value-type="float">
            <text:p>66.6805849075</text:p>
          </table:table-cell>
          <table:table-cell table:formula="of:=[.C236]/([.H236]-[.H235])" office:value-type="float" office:value="85812.2648356843" calcext:value-type="float">
            <text:p>85812.2648356843</text:p>
          </table:table-cell>
          <table:table-cell table:formula="of:=[.G236]-[.$B236]" office:value-type="float" office:value="7.88661956787109" calcext:value-type="float">
            <text:p>7.8866195679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33483.58606" calcext:value-type="float">
            <text:p>1443133483.58606</text:p>
          </table:table-cell>
          <table:table-cell office:value-type="float" office:value="8224" calcext:value-type="float">
            <text:p>8224</text:p>
          </table:table-cell>
          <table:table-cell table:formula="of:=[.B237]-[.$B$2]" office:value-type="float" office:value="58.8763325214386" calcext:value-type="float">
            <text:p>58.8763325214</text:p>
          </table:table-cell>
          <table:table-cell table:formula="of:=[.C237]/([.D237]-[.D236])" office:value-type="float" office:value="99845.5916844442" calcext:value-type="float">
            <text:p>99845.5916844442</text:p>
          </table:table-cell>
          <table:table-cell/>
          <table:table-cell office:value-type="float" office:value="1443133491.48612" calcext:value-type="float">
            <text:p>1443133491.48612</text:p>
          </table:table-cell>
          <table:table-cell table:formula="of:=[.G237]-[.$B$2]" office:value-type="float" office:value="66.7763886451721" calcext:value-type="float">
            <text:p>66.7763886452</text:p>
          </table:table-cell>
          <table:table-cell table:formula="of:=[.C237]/([.H237]-[.H236])" office:value-type="float" office:value="85842.1623472613" calcext:value-type="float">
            <text:p>85842.1623472613</text:p>
          </table:table-cell>
          <table:table-cell table:formula="of:=[.G237]-[.$B237]" office:value-type="float" office:value="7.90005612373352" calcext:value-type="float">
            <text:p>7.900056123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33483.66843" calcext:value-type="float">
            <text:p>1443133483.66843</text:p>
          </table:table-cell>
          <table:table-cell office:value-type="float" office:value="8224" calcext:value-type="float">
            <text:p>8224</text:p>
          </table:table-cell>
          <table:table-cell table:formula="of:=[.B238]-[.$B$2]" office:value-type="float" office:value="58.9587049484253" calcext:value-type="float">
            <text:p>58.9587049484</text:p>
          </table:table-cell>
          <table:table-cell table:formula="of:=[.C238]/([.D238]-[.D237])" office:value-type="float" office:value="99839.2338413002" calcext:value-type="float">
            <text:p>99839.2338413002</text:p>
          </table:table-cell>
          <table:table-cell/>
          <table:table-cell office:value-type="float" office:value="1443133491.58193" calcext:value-type="float">
            <text:p>1443133491.58193</text:p>
          </table:table-cell>
          <table:table-cell table:formula="of:=[.G238]-[.$B$2]" office:value-type="float" office:value="66.8722066879272" calcext:value-type="float">
            <text:p>66.8722066879</text:p>
          </table:table-cell>
          <table:table-cell table:formula="of:=[.C238]/([.H238]-[.H237])" office:value-type="float" office:value="85829.3465774217" calcext:value-type="float">
            <text:p>85829.3465774217</text:p>
          </table:table-cell>
          <table:table-cell table:formula="of:=[.G238]-[.$B238]" office:value-type="float" office:value="7.91350173950195" calcext:value-type="float">
            <text:p>7.913501739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33483.75079" calcext:value-type="float">
            <text:p>1443133483.75079</text:p>
          </table:table-cell>
          <table:table-cell office:value-type="float" office:value="8224" calcext:value-type="float">
            <text:p>8224</text:p>
          </table:table-cell>
          <table:table-cell table:formula="of:=[.B239]-[.$B$2]" office:value-type="float" office:value="59.0410606861115" calcext:value-type="float">
            <text:p>59.0410606861</text:p>
          </table:table-cell>
          <table:table-cell table:formula="of:=[.C239]/([.D239]-[.D238])" office:value-type="float" office:value="99859.4661532894" calcext:value-type="float">
            <text:p>99859.4661532894</text:p>
          </table:table-cell>
          <table:table-cell/>
          <table:table-cell office:value-type="float" office:value="1443133491.67785" calcext:value-type="float">
            <text:p>1443133491.67785</text:p>
          </table:table-cell>
          <table:table-cell table:formula="of:=[.G239]-[.$B$2]" office:value-type="float" office:value="66.968118429184" calcext:value-type="float">
            <text:p>66.9681184292</text:p>
          </table:table-cell>
          <table:table-cell table:formula="of:=[.C239]/([.H239]-[.H238])" office:value-type="float" office:value="85745.4978112424" calcext:value-type="float">
            <text:p>85745.4978112424</text:p>
          </table:table-cell>
          <table:table-cell table:formula="of:=[.G239]-[.$B239]" office:value-type="float" office:value="7.92705774307251" calcext:value-type="float">
            <text:p>7.927057743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33483.83322" calcext:value-type="float">
            <text:p>1443133483.83322</text:p>
          </table:table-cell>
          <table:table-cell office:value-type="float" office:value="8224" calcext:value-type="float">
            <text:p>8224</text:p>
          </table:table-cell>
          <table:table-cell table:formula="of:=[.B240]-[.$B$2]" office:value-type="float" office:value="59.1234936714172" calcext:value-type="float">
            <text:p>59.1234936714</text:p>
          </table:table-cell>
          <table:table-cell table:formula="of:=[.C240]/([.D240]-[.D239])" office:value-type="float" office:value="99765.8882484114" calcext:value-type="float">
            <text:p>99765.8882484114</text:p>
          </table:table-cell>
          <table:table-cell/>
          <table:table-cell office:value-type="float" office:value="1443133491.77366" calcext:value-type="float">
            <text:p>1443133491.77366</text:p>
          </table:table-cell>
          <table:table-cell table:formula="of:=[.G240]-[.$B$2]" office:value-type="float" office:value="67.0639307498932" calcext:value-type="float">
            <text:p>67.0639307499</text:p>
          </table:table-cell>
          <table:table-cell table:formula="of:=[.C240]/([.H240]-[.H239])" office:value-type="float" office:value="85834.4724261321" calcext:value-type="float">
            <text:p>85834.4724261321</text:p>
          </table:table-cell>
          <table:table-cell table:formula="of:=[.G240]-[.$B240]" office:value-type="float" office:value="7.94043707847595" calcext:value-type="float">
            <text:p>7.9404370785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33483.91565" calcext:value-type="float">
            <text:p>1443133483.91565</text:p>
          </table:table-cell>
          <table:table-cell office:value-type="float" office:value="8224" calcext:value-type="float">
            <text:p>8224</text:p>
          </table:table-cell>
          <table:table-cell table:formula="of:=[.B241]-[.$B$2]" office:value-type="float" office:value="59.2059223651886" calcext:value-type="float">
            <text:p>59.2059223652</text:p>
          </table:table-cell>
          <table:table-cell table:formula="of:=[.C241]/([.D241]-[.D240])" office:value-type="float" office:value="99771.082419569" calcext:value-type="float">
            <text:p>99771.082419569</text:p>
          </table:table-cell>
          <table:table-cell/>
          <table:table-cell office:value-type="float" office:value="1443133491.86945" calcext:value-type="float">
            <text:p>1443133491.86945</text:p>
          </table:table-cell>
          <table:table-cell table:formula="of:=[.G241]-[.$B$2]" office:value-type="float" office:value="67.1597185134888" calcext:value-type="float">
            <text:p>67.1597185135</text:p>
          </table:table-cell>
          <table:table-cell table:formula="of:=[.C241]/([.H241]-[.H240])" office:value-type="float" office:value="85856.4778140346" calcext:value-type="float">
            <text:p>85856.4778140346</text:p>
          </table:table-cell>
          <table:table-cell table:formula="of:=[.G241]-[.$B241]" office:value-type="float" office:value="7.95379614830017" calcext:value-type="float">
            <text:p>7.953796148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33483.99807" calcext:value-type="float">
            <text:p>1443133483.99807</text:p>
          </table:table-cell>
          <table:table-cell office:value-type="float" office:value="8224" calcext:value-type="float">
            <text:p>8224</text:p>
          </table:table-cell>
          <table:table-cell table:formula="of:=[.B242]-[.$B$2]" office:value-type="float" office:value="59.2883460521698" calcext:value-type="float">
            <text:p>59.2883460522</text:p>
          </table:table-cell>
          <table:table-cell table:formula="of:=[.C242]/([.D242]-[.D241])" office:value-type="float" office:value="99777.1429695409" calcext:value-type="float">
            <text:p>99777.1429695409</text:p>
          </table:table-cell>
          <table:table-cell/>
          <table:table-cell office:value-type="float" office:value="1443133491.96531" calcext:value-type="float">
            <text:p>1443133491.96531</text:p>
          </table:table-cell>
          <table:table-cell table:formula="of:=[.G242]-[.$B$2]" office:value-type="float" office:value="67.2555801868439" calcext:value-type="float">
            <text:p>67.2555801868</text:p>
          </table:table-cell>
          <table:table-cell table:formula="of:=[.C242]/([.H242]-[.H241])" office:value-type="float" office:value="85790.2821030012" calcext:value-type="float">
            <text:p>85790.2821030012</text:p>
          </table:table-cell>
          <table:table-cell table:formula="of:=[.G242]-[.$B242]" office:value-type="float" office:value="7.96723413467407" calcext:value-type="float">
            <text:p>7.9672341347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33484.08006" calcext:value-type="float">
            <text:p>1443133484.08006</text:p>
          </table:table-cell>
          <table:table-cell office:value-type="float" office:value="8224" calcext:value-type="float">
            <text:p>8224</text:p>
          </table:table-cell>
          <table:table-cell table:formula="of:=[.B243]-[.$B$2]" office:value-type="float" office:value="59.3703324794769" calcext:value-type="float">
            <text:p>59.3703324795</text:p>
          </table:table-cell>
          <table:table-cell table:formula="of:=[.C243]/([.D243]-[.D242])" office:value-type="float" office:value="100309.286184555" calcext:value-type="float">
            <text:p>100309.286184555</text:p>
          </table:table-cell>
          <table:table-cell/>
          <table:table-cell office:value-type="float" office:value="1443133492.06109" calcext:value-type="float">
            <text:p>1443133492.06109</text:p>
          </table:table-cell>
          <table:table-cell table:formula="of:=[.G243]-[.$B$2]" office:value-type="float" office:value="67.3513653278351" calcext:value-type="float">
            <text:p>67.3513653278</text:p>
          </table:table-cell>
          <table:table-cell table:formula="of:=[.C243]/([.H243]-[.H242])" office:value-type="float" office:value="85858.8285708596" calcext:value-type="float">
            <text:p>85858.8285708596</text:p>
          </table:table-cell>
          <table:table-cell table:formula="of:=[.G243]-[.$B243]" office:value-type="float" office:value="7.98103284835815" calcext:value-type="float">
            <text:p>7.981032848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33484.16202" calcext:value-type="float">
            <text:p>1443133484.16202</text:p>
          </table:table-cell>
          <table:table-cell office:value-type="float" office:value="8224" calcext:value-type="float">
            <text:p>8224</text:p>
          </table:table-cell>
          <table:table-cell table:formula="of:=[.B244]-[.$B$2]" office:value-type="float" office:value="59.4522953033447" calcext:value-type="float">
            <text:p>59.4522953033</text:p>
          </table:table-cell>
          <table:table-cell table:formula="of:=[.C244]/([.D244]-[.D243])" office:value-type="float" office:value="100338.172990049" calcext:value-type="float">
            <text:p>100338.172990049</text:p>
          </table:table-cell>
          <table:table-cell/>
          <table:table-cell office:value-type="float" office:value="1443133492.07688" calcext:value-type="float">
            <text:p>1443133492.07688</text:p>
          </table:table-cell>
          <table:table-cell table:formula="of:=[.G244]-[.$B$2]" office:value-type="float" office:value="67.3671491146088" calcext:value-type="float">
            <text:p>67.3671491146</text:p>
          </table:table-cell>
          <table:table-cell table:formula="of:=[.C244]/([.H244]-[.H243])" office:value-type="float" office:value="521040.997190417" calcext:value-type="float">
            <text:p>521040.997190417</text:p>
          </table:table-cell>
          <table:table-cell table:formula="of:=[.G244]-[.$B244]" office:value-type="float" office:value="7.91485381126404" calcext:value-type="float">
            <text:p>7.9148538113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33484.24399" calcext:value-type="float">
            <text:p>1443133484.24399</text:p>
          </table:table-cell>
          <table:table-cell office:value-type="float" office:value="8224" calcext:value-type="float">
            <text:p>8224</text:p>
          </table:table-cell>
          <table:table-cell table:formula="of:=[.B245]-[.$B$2]" office:value-type="float" office:value="59.5342652797699" calcext:value-type="float">
            <text:p>59.5342652798</text:p>
          </table:table-cell>
          <table:table-cell table:formula="of:=[.C245]/([.D245]-[.D244])" office:value-type="float" office:value="100329.417655836" calcext:value-type="float">
            <text:p>100329.417655836</text:p>
          </table:table-cell>
          <table:table-cell/>
          <table:table-cell office:value-type="float" office:value="1443133492.09267" calcext:value-type="float">
            <text:p>1443133492.09267</text:p>
          </table:table-cell>
          <table:table-cell table:formula="of:=[.G245]-[.$B$2]" office:value-type="float" office:value="67.3829431533814" calcext:value-type="float">
            <text:p>67.3829431534</text:p>
          </table:table-cell>
          <table:table-cell table:formula="of:=[.C245]/([.H245]-[.H244])" office:value-type="float" office:value="520702.786565024" calcext:value-type="float">
            <text:p>520702.786565024</text:p>
          </table:table-cell>
          <table:table-cell table:formula="of:=[.G245]-[.$B245]" office:value-type="float" office:value="7.84867787361145" calcext:value-type="float">
            <text:p>7.848677873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33484.32596" calcext:value-type="float">
            <text:p>1443133484.32596</text:p>
          </table:table-cell>
          <table:table-cell office:value-type="float" office:value="8224" calcext:value-type="float">
            <text:p>8224</text:p>
          </table:table-cell>
          <table:table-cell table:formula="of:=[.B246]-[.$B$2]" office:value-type="float" office:value="59.6162328720093" calcext:value-type="float">
            <text:p>59.616232872</text:p>
          </table:table-cell>
          <table:table-cell table:formula="of:=[.C246]/([.D246]-[.D245])" office:value-type="float" office:value="100332.335930796" calcext:value-type="float">
            <text:p>100332.335930796</text:p>
          </table:table-cell>
          <table:table-cell/>
          <table:table-cell office:value-type="float" office:value="1443133492.10846" calcext:value-type="float">
            <text:p>1443133492.10846</text:p>
          </table:table-cell>
          <table:table-cell table:formula="of:=[.G246]-[.$B$2]" office:value-type="float" office:value="67.3987288475037" calcext:value-type="float">
            <text:p>67.3987288475</text:p>
          </table:table-cell>
          <table:table-cell table:formula="of:=[.C246]/([.H246]-[.H245])" office:value-type="float" office:value="520978.041020994" calcext:value-type="float">
            <text:p>520978.041020994</text:p>
          </table:table-cell>
          <table:table-cell table:formula="of:=[.G246]-[.$B246]" office:value-type="float" office:value="7.78249597549439" calcext:value-type="float">
            <text:p>7.782495975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33484.40793" calcext:value-type="float">
            <text:p>1443133484.40793</text:p>
          </table:table-cell>
          <table:table-cell office:value-type="float" office:value="8224" calcext:value-type="float">
            <text:p>8224</text:p>
          </table:table-cell>
          <table:table-cell table:formula="of:=[.B247]-[.$B$2]" office:value-type="float" office:value="59.698205947876" calcext:value-type="float">
            <text:p>59.6982059479</text:p>
          </table:table-cell>
          <table:table-cell table:formula="of:=[.C247]/([.D247]-[.D246])" office:value-type="float" office:value="100325.624152173" calcext:value-type="float">
            <text:p>100325.624152173</text:p>
          </table:table-cell>
          <table:table-cell/>
          <table:table-cell office:value-type="float" office:value="1443133492.12424" calcext:value-type="float">
            <text:p>1443133492.12424</text:p>
          </table:table-cell>
          <table:table-cell table:formula="of:=[.G247]-[.$B$2]" office:value-type="float" office:value="67.4145143032074" calcext:value-type="float">
            <text:p>67.4145143032</text:p>
          </table:table-cell>
          <table:table-cell table:formula="of:=[.C247]/([.H247]-[.H246])" office:value-type="float" office:value="520985.90971016" calcext:value-type="float">
            <text:p>520985.90971016</text:p>
          </table:table-cell>
          <table:table-cell table:formula="of:=[.G247]-[.$B247]" office:value-type="float" office:value="7.71630835533142" calcext:value-type="float">
            <text:p>7.7163083553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33484.48991" calcext:value-type="float">
            <text:p>1443133484.48991</text:p>
          </table:table-cell>
          <table:table-cell office:value-type="float" office:value="8224" calcext:value-type="float">
            <text:p>8224</text:p>
          </table:table-cell>
          <table:table-cell table:formula="of:=[.B248]-[.$B$2]" office:value-type="float" office:value="59.7801830768585" calcext:value-type="float">
            <text:p>59.7801830769</text:p>
          </table:table-cell>
          <table:table-cell table:formula="of:=[.C248]/([.D248]-[.D247])" office:value-type="float" office:value="100320.66384944" calcext:value-type="float">
            <text:p>100320.66384944</text:p>
          </table:table-cell>
          <table:table-cell/>
          <table:table-cell office:value-type="float" office:value="1443133492.15743" calcext:value-type="float">
            <text:p>1443133492.15743</text:p>
          </table:table-cell>
          <table:table-cell table:formula="of:=[.G248]-[.$B$2]" office:value-type="float" office:value="67.4477014541626" calcext:value-type="float">
            <text:p>67.4477014542</text:p>
          </table:table-cell>
          <table:table-cell table:formula="of:=[.C248]/([.H248]-[.H247])" office:value-type="float" office:value="247806.749398335" calcext:value-type="float">
            <text:p>247806.749398335</text:p>
          </table:table-cell>
          <table:table-cell table:formula="of:=[.G248]-[.$B248]" office:value-type="float" office:value="7.66751837730408" calcext:value-type="float">
            <text:p>7.667518377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33484.57189" calcext:value-type="float">
            <text:p>1443133484.57189</text:p>
          </table:table-cell>
          <table:table-cell office:value-type="float" office:value="8224" calcext:value-type="float">
            <text:p>8224</text:p>
          </table:table-cell>
          <table:table-cell table:formula="of:=[.B249]-[.$B$2]" office:value-type="float" office:value="59.8621628284454" calcext:value-type="float">
            <text:p>59.8621628284</text:p>
          </table:table-cell>
          <table:table-cell table:formula="of:=[.C249]/([.D249]-[.D248])" office:value-type="float" office:value="100317.454503153" calcext:value-type="float">
            <text:p>100317.454503153</text:p>
          </table:table-cell>
          <table:table-cell/>
          <table:table-cell office:value-type="float" office:value="1443133492.24615" calcext:value-type="float">
            <text:p>1443133492.24615</text:p>
          </table:table-cell>
          <table:table-cell table:formula="of:=[.G249]-[.$B$2]" office:value-type="float" office:value="67.5364227294922" calcext:value-type="float">
            <text:p>67.5364227295</text:p>
          </table:table-cell>
          <table:table-cell table:formula="of:=[.C249]/([.H249]-[.H248])" office:value-type="float" office:value="92694.7901667186" calcext:value-type="float">
            <text:p>92694.7901667186</text:p>
          </table:table-cell>
          <table:table-cell table:formula="of:=[.G249]-[.$B249]" office:value-type="float" office:value="7.67425990104675" calcext:value-type="float">
            <text:p>7.67425990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33484.65389" calcext:value-type="float">
            <text:p>1443133484.65389</text:p>
          </table:table-cell>
          <table:table-cell office:value-type="float" office:value="8224" calcext:value-type="float">
            <text:p>8224</text:p>
          </table:table-cell>
          <table:table-cell table:formula="of:=[.B250]-[.$B$2]" office:value-type="float" office:value="59.9441614151001" calcext:value-type="float">
            <text:p>59.9441614151</text:p>
          </table:table-cell>
          <table:table-cell table:formula="of:=[.C250]/([.D250]-[.D249])" office:value-type="float" office:value="100294.411593158" calcext:value-type="float">
            <text:p>100294.411593158</text:p>
          </table:table-cell>
          <table:table-cell/>
          <table:table-cell office:value-type="float" office:value="1443133492.33485" calcext:value-type="float">
            <text:p>1443133492.33485</text:p>
          </table:table-cell>
          <table:table-cell table:formula="of:=[.G250]-[.$B$2]" office:value-type="float" office:value="67.625120639801" calcext:value-type="float">
            <text:p>67.6251206398</text:p>
          </table:table-cell>
          <table:table-cell table:formula="of:=[.C250]/([.H250]-[.H249])" office:value-type="float" office:value="92719.208055351" calcext:value-type="float">
            <text:p>92719.208055351</text:p>
          </table:table-cell>
          <table:table-cell table:formula="of:=[.G250]-[.$B250]" office:value-type="float" office:value="7.68095922470093" calcext:value-type="float">
            <text:p>7.6809592247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33484.73585" calcext:value-type="float">
            <text:p>1443133484.73585</text:p>
          </table:table-cell>
          <table:table-cell office:value-type="float" office:value="8224" calcext:value-type="float">
            <text:p>8224</text:p>
          </table:table-cell>
          <table:table-cell table:formula="of:=[.B251]-[.$B$2]" office:value-type="float" office:value="60.0261206626892" calcext:value-type="float">
            <text:p>60.0261206627</text:p>
          </table:table-cell>
          <table:table-cell table:formula="of:=[.C251]/([.D251]-[.D250])" office:value-type="float" office:value="100342.551230212" calcext:value-type="float">
            <text:p>100342.551230212</text:p>
          </table:table-cell>
          <table:table-cell/>
          <table:table-cell office:value-type="float" office:value="1443133492.42353" calcext:value-type="float">
            <text:p>1443133492.42353</text:p>
          </table:table-cell>
          <table:table-cell table:formula="of:=[.G251]-[.$B$2]" office:value-type="float" office:value="67.7138018608093" calcext:value-type="float">
            <text:p>67.7138018608</text:p>
          </table:table-cell>
          <table:table-cell table:formula="of:=[.C251]/([.H251]-[.H250])" office:value-type="float" office:value="92736.6572820441" calcext:value-type="float">
            <text:p>92736.6572820441</text:p>
          </table:table-cell>
          <table:table-cell table:formula="of:=[.G251]-[.$B251]" office:value-type="float" office:value="7.68768119812012" calcext:value-type="float">
            <text:p>7.687681198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33484.81782" calcext:value-type="float">
            <text:p>1443133484.81782</text:p>
          </table:table-cell>
          <table:table-cell office:value-type="float" office:value="8224" calcext:value-type="float">
            <text:p>8224</text:p>
          </table:table-cell>
          <table:table-cell table:formula="of:=[.B252]-[.$B$2]" office:value-type="float" office:value="60.1080901622772" calcext:value-type="float">
            <text:p>60.1080901623</text:p>
          </table:table-cell>
          <table:table-cell table:formula="of:=[.C252]/([.D252]-[.D251])" office:value-type="float" office:value="100330.001297247" calcext:value-type="float">
            <text:p>100330.001297247</text:p>
          </table:table-cell>
          <table:table-cell/>
          <table:table-cell office:value-type="float" office:value="1443133492.5122" calcext:value-type="float">
            <text:p>1443133492.5122</text:p>
          </table:table-cell>
          <table:table-cell table:formula="of:=[.G252]-[.$B$2]" office:value-type="float" office:value="67.8024711608887" calcext:value-type="float">
            <text:p>67.8024711609</text:p>
          </table:table-cell>
          <table:table-cell table:formula="of:=[.C252]/([.H252]-[.H251])" office:value-type="float" office:value="92749.1250369717" calcext:value-type="float">
            <text:p>92749.1250369717</text:p>
          </table:table-cell>
          <table:table-cell table:formula="of:=[.G252]-[.$B252]" office:value-type="float" office:value="7.69438099861145" calcext:value-type="float">
            <text:p>7.694380998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33484.8998" calcext:value-type="float">
            <text:p>1443133484.8998</text:p>
          </table:table-cell>
          <table:table-cell office:value-type="float" office:value="8224" calcext:value-type="float">
            <text:p>8224</text:p>
          </table:table-cell>
          <table:table-cell table:formula="of:=[.B253]-[.$B$2]" office:value-type="float" office:value="60.190071105957" calcext:value-type="float">
            <text:p>60.190071106</text:p>
          </table:table-cell>
          <table:table-cell table:formula="of:=[.C253]/([.D253]-[.D252])" office:value-type="float" office:value="100315.995777265" calcext:value-type="float">
            <text:p>100315.995777265</text:p>
          </table:table-cell>
          <table:table-cell/>
          <table:table-cell office:value-type="float" office:value="1443133492.60087" calcext:value-type="float">
            <text:p>1443133492.60087</text:p>
          </table:table-cell>
          <table:table-cell table:formula="of:=[.G253]-[.$B$2]" office:value-type="float" office:value="67.8911373615265" calcext:value-type="float">
            <text:p>67.8911373615</text:p>
          </table:table-cell>
          <table:table-cell table:formula="of:=[.C253]/([.H253]-[.H252])" office:value-type="float" office:value="92752.3672023942" calcext:value-type="float">
            <text:p>92752.3672023942</text:p>
          </table:table-cell>
          <table:table-cell table:formula="of:=[.G253]-[.$B253]" office:value-type="float" office:value="7.70106625556946" calcext:value-type="float">
            <text:p>7.7010662556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33484.98177" calcext:value-type="float">
            <text:p>1443133484.98177</text:p>
          </table:table-cell>
          <table:table-cell office:value-type="float" office:value="8224" calcext:value-type="float">
            <text:p>8224</text:p>
          </table:table-cell>
          <table:table-cell table:formula="of:=[.B254]-[.$B$2]" office:value-type="float" office:value="60.2720379829407" calcext:value-type="float">
            <text:p>60.2720379829</text:p>
          </table:table-cell>
          <table:table-cell table:formula="of:=[.C254]/([.D254]-[.D253])" office:value-type="float" office:value="100333.211446389" calcext:value-type="float">
            <text:p>100333.211446389</text:p>
          </table:table-cell>
          <table:table-cell/>
          <table:table-cell office:value-type="float" office:value="1443133492.68954" calcext:value-type="float">
            <text:p>1443133492.68954</text:p>
          </table:table-cell>
          <table:table-cell table:formula="of:=[.G254]-[.$B$2]" office:value-type="float" office:value="67.979814529419" calcext:value-type="float">
            <text:p>67.9798145294</text:p>
          </table:table-cell>
          <table:table-cell table:formula="of:=[.C254]/([.H254]-[.H253])" office:value-type="float" office:value="92740.8959426142" calcext:value-type="float">
            <text:p>92740.8959426142</text:p>
          </table:table-cell>
          <table:table-cell table:formula="of:=[.G254]-[.$B254]" office:value-type="float" office:value="7.70777654647827" calcext:value-type="float">
            <text:p>7.7077765465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33485.06102" calcext:value-type="float">
            <text:p>1443133485.06102</text:p>
          </table:table-cell>
          <table:table-cell office:value-type="float" office:value="8224" calcext:value-type="float">
            <text:p>8224</text:p>
          </table:table-cell>
          <table:table-cell table:formula="of:=[.B255]-[.$B$2]" office:value-type="float" office:value="60.3512959480286" calcext:value-type="float">
            <text:p>60.351295948</text:p>
          </table:table-cell>
          <table:table-cell table:formula="of:=[.C255]/([.D255]-[.D254])" office:value-type="float" office:value="103762.441930981" calcext:value-type="float">
            <text:p>103762.441930981</text:p>
          </table:table-cell>
          <table:table-cell/>
          <table:table-cell office:value-type="float" office:value="1443133492.77821" calcext:value-type="float">
            <text:p>1443133492.77821</text:p>
          </table:table-cell>
          <table:table-cell table:formula="of:=[.G255]-[.$B$2]" office:value-type="float" office:value="68.0684871673584" calcext:value-type="float">
            <text:p>68.0684871674</text:p>
          </table:table-cell>
          <table:table-cell table:formula="of:=[.C255]/([.H255]-[.H254])" office:value-type="float" office:value="92745.6337276834" calcext:value-type="float">
            <text:p>92745.6337276834</text:p>
          </table:table-cell>
          <table:table-cell table:formula="of:=[.G255]-[.$B255]" office:value-type="float" office:value="7.71719121932983" calcext:value-type="float">
            <text:p>7.7171912193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33485.13949" calcext:value-type="float">
            <text:p>1443133485.13949</text:p>
          </table:table-cell>
          <table:table-cell office:value-type="float" office:value="8224" calcext:value-type="float">
            <text:p>8224</text:p>
          </table:table-cell>
          <table:table-cell table:formula="of:=[.B256]-[.$B$2]" office:value-type="float" office:value="60.4297580718994" calcext:value-type="float">
            <text:p>60.4297580719</text:p>
          </table:table-cell>
          <table:table-cell table:formula="of:=[.C256]/([.D256]-[.D255])" office:value-type="float" office:value="104814.904240126" calcext:value-type="float">
            <text:p>104814.904240126</text:p>
          </table:table-cell>
          <table:table-cell/>
          <table:table-cell office:value-type="float" office:value="1443133492.86691" calcext:value-type="float">
            <text:p>1443133492.86691</text:p>
          </table:table-cell>
          <table:table-cell table:formula="of:=[.G256]-[.$B$2]" office:value-type="float" office:value="68.1571815013885" calcext:value-type="float">
            <text:p>68.1571815014</text:p>
          </table:table-cell>
          <table:table-cell table:formula="of:=[.C256]/([.H256]-[.H255])" office:value-type="float" office:value="92722.9466225461" calcext:value-type="float">
            <text:p>92722.9466225461</text:p>
          </table:table-cell>
          <table:table-cell table:formula="of:=[.G256]-[.$B256]" office:value-type="float" office:value="7.72742342948914" calcext:value-type="float">
            <text:p>7.7274234295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33485.21794" calcext:value-type="float">
            <text:p>1443133485.21794</text:p>
          </table:table-cell>
          <table:table-cell office:value-type="float" office:value="8224" calcext:value-type="float">
            <text:p>8224</text:p>
          </table:table-cell>
          <table:table-cell table:formula="of:=[.B257]-[.$B$2]" office:value-type="float" office:value="60.5082147121429" calcext:value-type="float">
            <text:p>60.5082147121</text:p>
          </table:table-cell>
          <table:table-cell table:formula="of:=[.C257]/([.D257]-[.D256])" office:value-type="float" office:value="104822.230144862" calcext:value-type="float">
            <text:p>104822.230144862</text:p>
          </table:table-cell>
          <table:table-cell/>
          <table:table-cell office:value-type="float" office:value="1443133492.95563" calcext:value-type="float">
            <text:p>1443133492.95563</text:p>
          </table:table-cell>
          <table:table-cell table:formula="of:=[.G257]-[.$B$2]" office:value-type="float" office:value="68.245906829834" calcext:value-type="float">
            <text:p>68.2459068298</text:p>
          </table:table-cell>
          <table:table-cell table:formula="of:=[.C257]/([.H257]-[.H256])" office:value-type="float" office:value="92690.5557194719" calcext:value-type="float">
            <text:p>92690.5557194719</text:p>
          </table:table-cell>
          <table:table-cell table:formula="of:=[.G257]-[.$B257]" office:value-type="float" office:value="7.73769211769104" calcext:value-type="float">
            <text:p>7.737692117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33485.29645" calcext:value-type="float">
            <text:p>1443133485.29645</text:p>
          </table:table-cell>
          <table:table-cell office:value-type="float" office:value="8224" calcext:value-type="float">
            <text:p>8224</text:p>
          </table:table-cell>
          <table:table-cell table:formula="of:=[.B258]-[.$B$2]" office:value-type="float" office:value="60.5867192745209" calcext:value-type="float">
            <text:p>60.5867192745</text:p>
          </table:table-cell>
          <table:table-cell table:formula="of:=[.C258]/([.D258]-[.D257])" office:value-type="float" office:value="104758.242717267" calcext:value-type="float">
            <text:p>104758.242717267</text:p>
          </table:table-cell>
          <table:table-cell/>
          <table:table-cell office:value-type="float" office:value="1443133493.04432" calcext:value-type="float">
            <text:p>1443133493.04432</text:p>
          </table:table-cell>
          <table:table-cell table:formula="of:=[.G258]-[.$B$2]" office:value-type="float" office:value="68.3345899581909" calcext:value-type="float">
            <text:p>68.3345899582</text:p>
          </table:table-cell>
          <table:table-cell table:formula="of:=[.C258]/([.H258]-[.H257])" office:value-type="float" office:value="92734.6627523094" calcext:value-type="float">
            <text:p>92734.6627523094</text:p>
          </table:table-cell>
          <table:table-cell table:formula="of:=[.G258]-[.$B258]" office:value-type="float" office:value="7.74787068367004" calcext:value-type="float">
            <text:p>7.7478706837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33485.37491" calcext:value-type="float">
            <text:p>1443133485.37491</text:p>
          </table:table-cell>
          <table:table-cell office:value-type="float" office:value="8224" calcext:value-type="float">
            <text:p>8224</text:p>
          </table:table-cell>
          <table:table-cell table:formula="of:=[.B259]-[.$B$2]" office:value-type="float" office:value="60.6651830673218" calcext:value-type="float">
            <text:p>60.6651830673</text:p>
          </table:table-cell>
          <table:table-cell table:formula="of:=[.C259]/([.D259]-[.D258])" office:value-type="float" office:value="104812.674820192" calcext:value-type="float">
            <text:p>104812.674820192</text:p>
          </table:table-cell>
          <table:table-cell/>
          <table:table-cell office:value-type="float" office:value="1443133493.05875" calcext:value-type="float">
            <text:p>1443133493.05875</text:p>
          </table:table-cell>
          <table:table-cell table:formula="of:=[.G259]-[.$B$2]" office:value-type="float" office:value="68.3490223884583" calcext:value-type="float">
            <text:p>68.3490223885</text:p>
          </table:table-cell>
          <table:table-cell table:formula="of:=[.C259]/([.H259]-[.H258])" office:value-type="float" office:value="569827.800839198" calcext:value-type="float">
            <text:p>569827.800839198</text:p>
          </table:table-cell>
          <table:table-cell table:formula="of:=[.G259]-[.$B259]" office:value-type="float" office:value="7.68383932113647" calcext:value-type="float">
            <text:p>7.6838393211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133485.45337" calcext:value-type="float">
            <text:p>1443133485.45337</text:p>
          </table:table-cell>
          <table:table-cell office:value-type="float" office:value="8224" calcext:value-type="float">
            <text:p>8224</text:p>
          </table:table-cell>
          <table:table-cell table:formula="of:=[.B260]-[.$B$2]" office:value-type="float" office:value="60.7436408996582" calcext:value-type="float">
            <text:p>60.7436408997</text:p>
          </table:table-cell>
          <table:table-cell table:formula="of:=[.C260]/([.D260]-[.D259])" office:value-type="float" office:value="104820.637469764" calcext:value-type="float">
            <text:p>104820.637469764</text:p>
          </table:table-cell>
          <table:table-cell/>
          <table:table-cell office:value-type="float" office:value="1443133493.07317" calcext:value-type="float">
            <text:p>1443133493.07317</text:p>
          </table:table-cell>
          <table:table-cell table:formula="of:=[.G260]-[.$B$2]" office:value-type="float" office:value="68.3634405136108" calcext:value-type="float">
            <text:p>68.3634405136</text:p>
          </table:table-cell>
          <table:table-cell table:formula="of:=[.C260]/([.H260]-[.H259])" office:value-type="float" office:value="570393.162284618" calcext:value-type="float">
            <text:p>570393.162284618</text:p>
          </table:table-cell>
          <table:table-cell table:formula="of:=[.G260]-[.$B260]" office:value-type="float" office:value="7.61979961395264" calcext:value-type="float">
            <text:p>7.619799614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133485.53183" calcext:value-type="float">
            <text:p>1443133485.53183</text:p>
          </table:table-cell>
          <table:table-cell office:value-type="float" office:value="8224" calcext:value-type="float">
            <text:p>8224</text:p>
          </table:table-cell>
          <table:table-cell table:formula="of:=[.B261]-[.$B$2]" office:value-type="float" office:value="60.8221056461334" calcext:value-type="float">
            <text:p>60.8221056461</text:p>
          </table:table-cell>
          <table:table-cell table:formula="of:=[.C261]/([.D261]-[.D260])" office:value-type="float" office:value="104811.400908525" calcext:value-type="float">
            <text:p>104811.400908525</text:p>
          </table:table-cell>
          <table:table-cell/>
          <table:table-cell office:value-type="float" office:value="1443133493.08759" calcext:value-type="float">
            <text:p>1443133493.08759</text:p>
          </table:table-cell>
          <table:table-cell table:formula="of:=[.G261]-[.$B$2]" office:value-type="float" office:value="68.3778612613678" calcext:value-type="float">
            <text:p>68.3778612614</text:p>
          </table:table-cell>
          <table:table-cell table:formula="of:=[.C261]/([.H261]-[.H260])" office:value-type="float" office:value="570289.428717864" calcext:value-type="float">
            <text:p>570289.428717864</text:p>
          </table:table-cell>
          <table:table-cell table:formula="of:=[.G261]-[.$B261]" office:value-type="float" office:value="7.55575561523438" calcext:value-type="float">
            <text:p>7.555755615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133485.61029" calcext:value-type="float">
            <text:p>1443133485.61029</text:p>
          </table:table-cell>
          <table:table-cell office:value-type="float" office:value="8224" calcext:value-type="float">
            <text:p>8224</text:p>
          </table:table-cell>
          <table:table-cell table:formula="of:=[.B262]-[.$B$2]" office:value-type="float" office:value="60.9005663394928" calcext:value-type="float">
            <text:p>60.9005663395</text:p>
          </table:table-cell>
          <table:table-cell table:formula="of:=[.C262]/([.D262]-[.D261])" office:value-type="float" office:value="104816.815246986" calcext:value-type="float">
            <text:p>104816.815246986</text:p>
          </table:table-cell>
          <table:table-cell/>
          <table:table-cell office:value-type="float" office:value="1443133493.10201" calcext:value-type="float">
            <text:p>1443133493.10201</text:p>
          </table:table-cell>
          <table:table-cell table:formula="of:=[.G262]-[.$B$2]" office:value-type="float" office:value="68.3922817707062" calcext:value-type="float">
            <text:p>68.3922817707</text:p>
          </table:table-cell>
          <table:table-cell table:formula="of:=[.C262]/([.H262]-[.H261])" office:value-type="float" office:value="570298.857482971" calcext:value-type="float">
            <text:p>570298.857482971</text:p>
          </table:table-cell>
          <table:table-cell table:formula="of:=[.G262]-[.$B262]" office:value-type="float" office:value="7.49171543121338" calcext:value-type="float">
            <text:p>7.4917154312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133485.68875" calcext:value-type="float">
            <text:p>1443133485.68875</text:p>
          </table:table-cell>
          <table:table-cell office:value-type="float" office:value="8224" calcext:value-type="float">
            <text:p>8224</text:p>
          </table:table-cell>
          <table:table-cell table:formula="of:=[.B263]-[.$B$2]" office:value-type="float" office:value="60.9790260791779" calcext:value-type="float">
            <text:p>60.9790260792</text:p>
          </table:table-cell>
          <table:table-cell table:formula="of:=[.C263]/([.D263]-[.D262])" office:value-type="float" office:value="104818.089290272" calcext:value-type="float">
            <text:p>104818.089290272</text:p>
          </table:table-cell>
          <table:table-cell/>
          <table:table-cell office:value-type="float" office:value="1443133493.13489" calcext:value-type="float">
            <text:p>1443133493.13489</text:p>
          </table:table-cell>
          <table:table-cell table:formula="of:=[.G263]-[.$B$2]" office:value-type="float" office:value="68.4251596927643" calcext:value-type="float">
            <text:p>68.4251596928</text:p>
          </table:table-cell>
          <table:table-cell table:formula="of:=[.C263]/([.H263]-[.H262])" office:value-type="float" office:value="250137.462625091" calcext:value-type="float">
            <text:p>250137.462625091</text:p>
          </table:table-cell>
          <table:table-cell table:formula="of:=[.G263]-[.$B263]" office:value-type="float" office:value="7.44613361358643" calcext:value-type="float">
            <text:p>7.4461336136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133485.76721" calcext:value-type="float">
            <text:p>1443133485.76721</text:p>
          </table:table-cell>
          <table:table-cell office:value-type="float" office:value="8224" calcext:value-type="float">
            <text:p>8224</text:p>
          </table:table-cell>
          <table:table-cell table:formula="of:=[.B264]-[.$B$2]" office:value-type="float" office:value="61.0574839115143" calcext:value-type="float">
            <text:p>61.0574839115</text:p>
          </table:table-cell>
          <table:table-cell table:formula="of:=[.C264]/([.D264]-[.D263])" office:value-type="float" office:value="104820.637469764" calcext:value-type="float">
            <text:p>104820.637469764</text:p>
          </table:table-cell>
          <table:table-cell/>
          <table:table-cell office:value-type="float" office:value="1443133493.2183" calcext:value-type="float">
            <text:p>1443133493.2183</text:p>
          </table:table-cell>
          <table:table-cell table:formula="of:=[.G264]-[.$B$2]" office:value-type="float" office:value="68.508570432663" calcext:value-type="float">
            <text:p>68.5085704327</text:p>
          </table:table-cell>
          <table:table-cell table:formula="of:=[.C264]/([.H264]-[.H263])" office:value-type="float" office:value="98596.4158810919" calcext:value-type="float">
            <text:p>98596.4158810919</text:p>
          </table:table-cell>
          <table:table-cell table:formula="of:=[.G264]-[.$B264]" office:value-type="float" office:value="7.45108652114868" calcext:value-type="float">
            <text:p>7.451086521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133485.84567" calcext:value-type="float">
            <text:p>1443133485.84567</text:p>
          </table:table-cell>
          <table:table-cell office:value-type="float" office:value="8224" calcext:value-type="float">
            <text:p>8224</text:p>
          </table:table-cell>
          <table:table-cell table:formula="of:=[.B265]-[.$B$2]" office:value-type="float" office:value="61.1359431743622" calcext:value-type="float">
            <text:p>61.1359431744</text:p>
          </table:table-cell>
          <table:table-cell table:formula="of:=[.C265]/([.D265]-[.D264])" office:value-type="float" office:value="104818.72632353" calcext:value-type="float">
            <text:p>104818.72632353</text:p>
          </table:table-cell>
          <table:table-cell/>
          <table:table-cell office:value-type="float" office:value="1443133493.3016" calcext:value-type="float">
            <text:p>1443133493.3016</text:p>
          </table:table-cell>
          <table:table-cell table:formula="of:=[.G265]-[.$B$2]" office:value-type="float" office:value="68.591867685318" calcext:value-type="float">
            <text:p>68.5918676853</text:p>
          </table:table-cell>
          <table:table-cell table:formula="of:=[.C265]/([.H265]-[.H264])" office:value-type="float" office:value="98730.7472679707" calcext:value-type="float">
            <text:p>98730.7472679707</text:p>
          </table:table-cell>
          <table:table-cell table:formula="of:=[.G265]-[.$B265]" office:value-type="float" office:value="7.45592451095581" calcext:value-type="float">
            <text:p>7.45592451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133485.92416" calcext:value-type="float">
            <text:p>1443133485.92416</text:p>
          </table:table-cell>
          <table:table-cell office:value-type="float" office:value="8224" calcext:value-type="float">
            <text:p>8224</text:p>
          </table:table-cell>
          <table:table-cell table:formula="of:=[.B266]-[.$B$2]" office:value-type="float" office:value="61.2144351005554" calcext:value-type="float">
            <text:p>61.2144351006</text:p>
          </table:table-cell>
          <table:table-cell table:formula="of:=[.C266]/([.D266]-[.D265])" office:value-type="float" office:value="104775.107439121" calcext:value-type="float">
            <text:p>104775.107439121</text:p>
          </table:table-cell>
          <table:table-cell/>
          <table:table-cell office:value-type="float" office:value="1443133493.38496" calcext:value-type="float">
            <text:p>1443133493.38496</text:p>
          </table:table-cell>
          <table:table-cell table:formula="of:=[.G266]-[.$B$2]" office:value-type="float" office:value="68.6752302646637" calcext:value-type="float">
            <text:p>68.6752302647</text:p>
          </table:table-cell>
          <table:table-cell table:formula="of:=[.C266]/([.H266]-[.H265])" office:value-type="float" office:value="98653.377385256" calcext:value-type="float">
            <text:p>98653.377385256</text:p>
          </table:table-cell>
          <table:table-cell table:formula="of:=[.G266]-[.$B266]" office:value-type="float" office:value="7.46079516410828" calcext:value-type="float">
            <text:p>7.460795164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133486.0025" calcext:value-type="float">
            <text:p>1443133486.0025</text:p>
          </table:table-cell>
          <table:table-cell office:value-type="float" office:value="8224" calcext:value-type="float">
            <text:p>8224</text:p>
          </table:table-cell>
          <table:table-cell table:formula="of:=[.B267]-[.$B$2]" office:value-type="float" office:value="61.2927672863007" calcext:value-type="float">
            <text:p>61.2927672863</text:p>
          </table:table-cell>
          <table:table-cell table:formula="of:=[.C267]/([.D267]-[.D266])" office:value-type="float" office:value="104988.772134446" calcext:value-type="float">
            <text:p>104988.772134446</text:p>
          </table:table-cell>
          <table:table-cell/>
          <table:table-cell office:value-type="float" office:value="1443133493.46832" calcext:value-type="float">
            <text:p>1443133493.46832</text:p>
          </table:table-cell>
          <table:table-cell table:formula="of:=[.G267]-[.$B$2]" office:value-type="float" office:value="68.7585949897766" calcext:value-type="float">
            <text:p>68.7585949898</text:p>
          </table:table-cell>
          <table:table-cell table:formula="of:=[.C267]/([.H267]-[.H266])" office:value-type="float" office:value="98650.8380956194" calcext:value-type="float">
            <text:p>98650.8380956194</text:p>
          </table:table-cell>
          <table:table-cell table:formula="of:=[.G267]-[.$B267]" office:value-type="float" office:value="7.46582770347595" calcext:value-type="float">
            <text:p>7.4658277035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133486.07741" calcext:value-type="float">
            <text:p>1443133486.07741</text:p>
          </table:table-cell>
          <table:table-cell office:value-type="float" office:value="8224" calcext:value-type="float">
            <text:p>8224</text:p>
          </table:table-cell>
          <table:table-cell table:formula="of:=[.B268]-[.$B$2]" office:value-type="float" office:value="61.3676838874817" calcext:value-type="float">
            <text:p>61.3676838875</text:p>
          </table:table-cell>
          <table:table-cell table:formula="of:=[.C268]/([.D268]-[.D267])" office:value-type="float" office:value="109775.401851551" calcext:value-type="float">
            <text:p>109775.401851551</text:p>
          </table:table-cell>
          <table:table-cell/>
          <table:table-cell office:value-type="float" office:value="1443133493.55168" calcext:value-type="float">
            <text:p>1443133493.55168</text:p>
          </table:table-cell>
          <table:table-cell table:formula="of:=[.G268]-[.$B$2]" office:value-type="float" office:value="68.8419499397278" calcext:value-type="float">
            <text:p>68.8419499397</text:p>
          </table:table-cell>
          <table:table-cell table:formula="of:=[.C268]/([.H268]-[.H267])" office:value-type="float" office:value="98662.4070294266" calcext:value-type="float">
            <text:p>98662.4070294266</text:p>
          </table:table-cell>
          <table:table-cell table:formula="of:=[.G268]-[.$B268]" office:value-type="float" office:value="7.47426605224609" calcext:value-type="float">
            <text:p>7.4742660522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133486.15232" calcext:value-type="float">
            <text:p>1443133486.15232</text:p>
          </table:table-cell>
          <table:table-cell office:value-type="float" office:value="8224" calcext:value-type="float">
            <text:p>8224</text:p>
          </table:table-cell>
          <table:table-cell table:formula="of:=[.B269]-[.$B$2]" office:value-type="float" office:value="61.4425897598267" calcext:value-type="float">
            <text:p>61.4425897598</text:p>
          </table:table-cell>
          <table:table-cell table:formula="of:=[.C269]/([.D269]-[.D268])" office:value-type="float" office:value="109791.12508196" calcext:value-type="float">
            <text:p>109791.12508196</text:p>
          </table:table-cell>
          <table:table-cell/>
          <table:table-cell office:value-type="float" office:value="1443133493.63504" calcext:value-type="float">
            <text:p>1443133493.63504</text:p>
          </table:table-cell>
          <table:table-cell table:formula="of:=[.G269]-[.$B$2]" office:value-type="float" office:value="68.925315618515" calcext:value-type="float">
            <text:p>68.9253156185</text:p>
          </table:table-cell>
          <table:table-cell table:formula="of:=[.C269]/([.H269]-[.H268])" office:value-type="float" office:value="98649.7095644067" calcext:value-type="float">
            <text:p>98649.7095644067</text:p>
          </table:table-cell>
          <table:table-cell table:formula="of:=[.G269]-[.$B269]" office:value-type="float" office:value="7.48272585868835" calcext:value-type="float">
            <text:p>7.4827258587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133486.22722" calcext:value-type="float">
            <text:p>1443133486.22722</text:p>
          </table:table-cell>
          <table:table-cell office:value-type="float" office:value="8224" calcext:value-type="float">
            <text:p>8224</text:p>
          </table:table-cell>
          <table:table-cell table:formula="of:=[.B270]-[.$B$2]" office:value-type="float" office:value="61.5174949169159" calcext:value-type="float">
            <text:p>61.5174949169</text:p>
          </table:table-cell>
          <table:table-cell table:formula="of:=[.C270]/([.D270]-[.D269])" office:value-type="float" office:value="109792.173457468" calcext:value-type="float">
            <text:p>109792.173457468</text:p>
          </table:table-cell>
          <table:table-cell/>
          <table:table-cell office:value-type="float" office:value="1443133493.71847" calcext:value-type="float">
            <text:p>1443133493.71847</text:p>
          </table:table-cell>
          <table:table-cell table:formula="of:=[.G270]-[.$B$2]" office:value-type="float" office:value="69.0087451934815" calcext:value-type="float">
            <text:p>69.0087451935</text:p>
          </table:table-cell>
          <table:table-cell table:formula="of:=[.C270]/([.H270]-[.H269])" office:value-type="float" office:value="98574.1567460828" calcext:value-type="float">
            <text:p>98574.1567460828</text:p>
          </table:table-cell>
          <table:table-cell table:formula="of:=[.G270]-[.$B270]" office:value-type="float" office:value="7.49125027656555" calcext:value-type="float">
            <text:p>7.4912502766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133486.30211" calcext:value-type="float">
            <text:p>1443133486.30211</text:p>
          </table:table-cell>
          <table:table-cell office:value-type="float" office:value="8224" calcext:value-type="float">
            <text:p>8224</text:p>
          </table:table-cell>
          <table:table-cell table:formula="of:=[.B271]-[.$B$2]" office:value-type="float" office:value="61.5923795700073" calcext:value-type="float">
            <text:p>61.59237957</text:p>
          </table:table-cell>
          <table:table-cell table:formula="of:=[.C271]/([.D271]-[.D270])" office:value-type="float" office:value="109822.235404615" calcext:value-type="float">
            <text:p>109822.235404615</text:p>
          </table:table-cell>
          <table:table-cell/>
          <table:table-cell office:value-type="float" office:value="1443133493.80179" calcext:value-type="float">
            <text:p>1443133493.80179</text:p>
          </table:table-cell>
          <table:table-cell table:formula="of:=[.G271]-[.$B$2]" office:value-type="float" office:value="69.0920577049255" calcext:value-type="float">
            <text:p>69.0920577049</text:p>
          </table:table-cell>
          <table:table-cell table:formula="of:=[.C271]/([.H271]-[.H270])" office:value-type="float" office:value="98712.664610031" calcext:value-type="float">
            <text:p>98712.664610031</text:p>
          </table:table-cell>
          <table:table-cell table:formula="of:=[.G271]-[.$B271]" office:value-type="float" office:value="7.49967813491821" calcext:value-type="float">
            <text:p>7.499678134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133486.37701" calcext:value-type="float">
            <text:p>1443133486.37701</text:p>
          </table:table-cell>
          <table:table-cell office:value-type="float" office:value="8224" calcext:value-type="float">
            <text:p>8224</text:p>
          </table:table-cell>
          <table:table-cell table:formula="of:=[.B272]-[.$B$2]" office:value-type="float" office:value="61.6672828197479" calcext:value-type="float">
            <text:p>61.6672828197</text:p>
          </table:table-cell>
          <table:table-cell table:formula="of:=[.C272]/([.D272]-[.D271])" office:value-type="float" office:value="109794.969223375" calcext:value-type="float">
            <text:p>109794.969223375</text:p>
          </table:table-cell>
          <table:table-cell/>
          <table:table-cell office:value-type="float" office:value="1443133493.88519" calcext:value-type="float">
            <text:p>1443133493.88519</text:p>
          </table:table-cell>
          <table:table-cell table:formula="of:=[.G272]-[.$B$2]" office:value-type="float" office:value="69.1754589080811" calcext:value-type="float">
            <text:p>69.1754589081</text:p>
          </table:table-cell>
          <table:table-cell table:formula="of:=[.C272]/([.H272]-[.H271])" office:value-type="float" office:value="98607.6901632315" calcext:value-type="float">
            <text:p>98607.6901632315</text:p>
          </table:table-cell>
          <table:table-cell table:formula="of:=[.G272]-[.$B272]" office:value-type="float" office:value="7.50817608833313" calcext:value-type="float">
            <text:p>7.5081760883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133486.4519" calcext:value-type="float">
            <text:p>1443133486.4519</text:p>
          </table:table-cell>
          <table:table-cell office:value-type="float" office:value="8224" calcext:value-type="float">
            <text:p>8224</text:p>
          </table:table-cell>
          <table:table-cell table:formula="of:=[.B273]-[.$B$2]" office:value-type="float" office:value="61.7421772480011" calcext:value-type="float">
            <text:p>61.742177248</text:p>
          </table:table-cell>
          <table:table-cell table:formula="of:=[.C273]/([.D273]-[.D272])" office:value-type="float" office:value="109807.901493012" calcext:value-type="float">
            <text:p>109807.901493012</text:p>
          </table:table-cell>
          <table:table-cell/>
          <table:table-cell office:value-type="float" office:value="1443133493.96848" calcext:value-type="float">
            <text:p>1443133493.96848</text:p>
          </table:table-cell>
          <table:table-cell table:formula="of:=[.G273]-[.$B$2]" office:value-type="float" office:value="69.2587497234345" calcext:value-type="float">
            <text:p>69.2587497234</text:p>
          </table:table-cell>
          <table:table-cell table:formula="of:=[.C273]/([.H273]-[.H272])" office:value-type="float" office:value="98738.377876438" calcext:value-type="float">
            <text:p>98738.377876438</text:p>
          </table:table-cell>
          <table:table-cell table:formula="of:=[.G273]-[.$B273]" office:value-type="float" office:value="7.51657247543335" calcext:value-type="float">
            <text:p>7.5165724754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133486.5268" calcext:value-type="float">
            <text:p>1443133486.5268</text:p>
          </table:table-cell>
          <table:table-cell office:value-type="float" office:value="8224" calcext:value-type="float">
            <text:p>8224</text:p>
          </table:table-cell>
          <table:table-cell table:formula="of:=[.B274]-[.$B$2]" office:value-type="float" office:value="61.8170750141144" calcext:value-type="float">
            <text:p>61.8170750141</text:p>
          </table:table-cell>
          <table:table-cell table:formula="of:=[.C274]/([.D274]-[.D273])" office:value-type="float" office:value="109803.007843537" calcext:value-type="float">
            <text:p>109803.007843537</text:p>
          </table:table-cell>
          <table:table-cell/>
          <table:table-cell office:value-type="float" office:value="1443133494.05187" calcext:value-type="float">
            <text:p>1443133494.05187</text:p>
          </table:table-cell>
          <table:table-cell table:formula="of:=[.G274]-[.$B$2]" office:value-type="float" office:value="69.3421416282654" calcext:value-type="float">
            <text:p>69.3421416283</text:p>
          </table:table-cell>
          <table:table-cell table:formula="of:=[.C274]/([.H274]-[.H273])" office:value-type="float" office:value="98618.6850710894" calcext:value-type="float">
            <text:p>98618.6850710894</text:p>
          </table:table-cell>
          <table:table-cell table:formula="of:=[.G274]-[.$B274]" office:value-type="float" office:value="7.525066614151" calcext:value-type="float">
            <text:p>7.525066614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133486.6017" calcext:value-type="float">
            <text:p>1443133486.6017</text:p>
          </table:table-cell>
          <table:table-cell office:value-type="float" office:value="8224" calcext:value-type="float">
            <text:p>8224</text:p>
          </table:table-cell>
          <table:table-cell table:formula="of:=[.B275]-[.$B$2]" office:value-type="float" office:value="61.8919739723206" calcext:value-type="float">
            <text:p>61.8919739723</text:p>
          </table:table-cell>
          <table:table-cell table:formula="of:=[.C275]/([.D275]-[.D274])" office:value-type="float" office:value="109801.260217285" calcext:value-type="float">
            <text:p>109801.260217285</text:p>
          </table:table-cell>
          <table:table-cell/>
          <table:table-cell office:value-type="float" office:value="1443133494.06622" calcext:value-type="float">
            <text:p>1443133494.06622</text:p>
          </table:table-cell>
          <table:table-cell table:formula="of:=[.G275]-[.$B$2]" office:value-type="float" office:value="69.3564901351929" calcext:value-type="float">
            <text:p>69.3564901352</text:p>
          </table:table-cell>
          <table:table-cell table:formula="of:=[.C275]/([.H275]-[.H274])" office:value-type="float" office:value="573160.680868034" calcext:value-type="float">
            <text:p>573160.680868034</text:p>
          </table:table-cell>
          <table:table-cell table:formula="of:=[.G275]-[.$B275]" office:value-type="float" office:value="7.46451616287231" calcext:value-type="float">
            <text:p>7.464516162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133486.6766" calcext:value-type="float">
            <text:p>1443133486.6766</text:p>
          </table:table-cell>
          <table:table-cell office:value-type="float" office:value="8224" calcext:value-type="float">
            <text:p>8224</text:p>
          </table:table-cell>
          <table:table-cell table:formula="of:=[.B276]-[.$B$2]" office:value-type="float" office:value="61.9668724536896" calcext:value-type="float">
            <text:p>61.9668724537</text:p>
          </table:table-cell>
          <table:table-cell table:formula="of:=[.C276]/([.D276]-[.D275])" office:value-type="float" office:value="109801.95926111" calcext:value-type="float">
            <text:p>109801.95926111</text:p>
          </table:table-cell>
          <table:table-cell/>
          <table:table-cell office:value-type="float" office:value="1443133494.08055" calcext:value-type="float">
            <text:p>1443133494.08055</text:p>
          </table:table-cell>
          <table:table-cell table:formula="of:=[.G276]-[.$B$2]" office:value-type="float" office:value="69.3708248138428" calcext:value-type="float">
            <text:p>69.3708248138</text:p>
          </table:table-cell>
          <table:table-cell table:formula="of:=[.C276]/([.H276]-[.H275])" office:value-type="float" office:value="573713.593506753" calcext:value-type="float">
            <text:p>573713.593506753</text:p>
          </table:table-cell>
          <table:table-cell table:formula="of:=[.G276]-[.$B276]" office:value-type="float" office:value="7.4039523601532" calcext:value-type="float">
            <text:p>7.4039523602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133486.75152" calcext:value-type="float">
            <text:p>1443133486.75152</text:p>
          </table:table-cell>
          <table:table-cell office:value-type="float" office:value="8224" calcext:value-type="float">
            <text:p>8224</text:p>
          </table:table-cell>
          <table:table-cell table:formula="of:=[.B277]-[.$B$2]" office:value-type="float" office:value="62.0417957305908" calcext:value-type="float">
            <text:p>62.0417957306</text:p>
          </table:table-cell>
          <table:table-cell table:formula="of:=[.C277]/([.D277]-[.D276])" office:value-type="float" office:value="109765.620780841" calcext:value-type="float">
            <text:p>109765.620780841</text:p>
          </table:table-cell>
          <table:table-cell/>
          <table:table-cell office:value-type="float" office:value="1443133494.0949" calcext:value-type="float">
            <text:p>1443133494.0949</text:p>
          </table:table-cell>
          <table:table-cell table:formula="of:=[.G277]-[.$B$2]" office:value-type="float" office:value="69.3851683139801" calcext:value-type="float">
            <text:p>69.385168314</text:p>
          </table:table-cell>
          <table:table-cell table:formula="of:=[.C277]/([.H277]-[.H276])" office:value-type="float" office:value="573360.750253486" calcext:value-type="float">
            <text:p>573360.750253486</text:p>
          </table:table-cell>
          <table:table-cell table:formula="of:=[.G277]-[.$B277]" office:value-type="float" office:value="7.34337258338928" calcext:value-type="float">
            <text:p>7.343372583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133486.82642" calcext:value-type="float">
            <text:p>1443133486.82642</text:p>
          </table:table-cell>
          <table:table-cell office:value-type="float" office:value="8224" calcext:value-type="float">
            <text:p>8224</text:p>
          </table:table-cell>
          <table:table-cell table:formula="of:=[.B278]-[.$B$2]" office:value-type="float" office:value="62.1166944503784" calcext:value-type="float">
            <text:p>62.1166944504</text:p>
          </table:table-cell>
          <table:table-cell table:formula="of:=[.C278]/([.D278]-[.D277])" office:value-type="float" office:value="109801.609738085" calcext:value-type="float">
            <text:p>109801.609738085</text:p>
          </table:table-cell>
          <table:table-cell/>
          <table:table-cell office:value-type="float" office:value="1443133494.10924" calcext:value-type="float">
            <text:p>1443133494.10924</text:p>
          </table:table-cell>
          <table:table-cell table:formula="of:=[.G278]-[.$B$2]" office:value-type="float" office:value="69.3995172977448" calcext:value-type="float">
            <text:p>69.3995172977</text:p>
          </table:table-cell>
          <table:table-cell table:formula="of:=[.C278]/([.H278]-[.H277])" office:value-type="float" office:value="573141.633922637" calcext:value-type="float">
            <text:p>573141.633922637</text:p>
          </table:table-cell>
          <table:table-cell table:formula="of:=[.G278]-[.$B278]" office:value-type="float" office:value="7.28282284736633" calcext:value-type="float">
            <text:p>7.2828228474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133486.90147" calcext:value-type="float">
            <text:p>1443133486.90147</text:p>
          </table:table-cell>
          <table:table-cell office:value-type="float" office:value="8224" calcext:value-type="float">
            <text:p>8224</text:p>
          </table:table-cell>
          <table:table-cell table:formula="of:=[.B279]-[.$B$2]" office:value-type="float" office:value="62.1917402744293" calcext:value-type="float">
            <text:p>62.1917402744</text:p>
          </table:table-cell>
          <table:table-cell table:formula="of:=[.C279]/([.D279]-[.D278])" office:value-type="float" office:value="109586.37744349" calcext:value-type="float">
            <text:p>109586.37744349</text:p>
          </table:table-cell>
          <table:table-cell/>
          <table:table-cell office:value-type="float" office:value="1443133494.15257" calcext:value-type="float">
            <text:p>1443133494.15257</text:p>
          </table:table-cell>
          <table:table-cell table:formula="of:=[.G279]-[.$B$2]" office:value-type="float" office:value="69.442839384079" calcext:value-type="float">
            <text:p>69.4428393841</text:p>
          </table:table-cell>
          <table:table-cell table:formula="of:=[.C279]/([.H279]-[.H278])" office:value-type="float" office:value="189833.886035684" calcext:value-type="float">
            <text:p>189833.886035684</text:p>
          </table:table-cell>
          <table:table-cell table:formula="of:=[.G279]-[.$B279]" office:value-type="float" office:value="7.25109910964966" calcext:value-type="float">
            <text:p>7.2510991096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133486.97637" calcext:value-type="float">
            <text:p>1443133486.97637</text:p>
          </table:table-cell>
          <table:table-cell office:value-type="float" office:value="8224" calcext:value-type="float">
            <text:p>8224</text:p>
          </table:table-cell>
          <table:table-cell table:formula="of:=[.B280]-[.$B$2]" office:value-type="float" office:value="62.2666420936585" calcext:value-type="float">
            <text:p>62.2666420937</text:p>
          </table:table-cell>
          <table:table-cell table:formula="of:=[.C280]/([.D280]-[.D279])" office:value-type="float" office:value="109797.066141246" calcext:value-type="float">
            <text:p>109797.066141246</text:p>
          </table:table-cell>
          <table:table-cell/>
          <table:table-cell office:value-type="float" office:value="1443133494.24517" calcext:value-type="float">
            <text:p>1443133494.24517</text:p>
          </table:table-cell>
          <table:table-cell table:formula="of:=[.G280]-[.$B$2]" office:value-type="float" office:value="69.5354437828064" calcext:value-type="float">
            <text:p>69.5354437828</text:p>
          </table:table-cell>
          <table:table-cell table:formula="of:=[.C280]/([.H280]-[.H279])" office:value-type="float" office:value="88807.8764401626" calcext:value-type="float">
            <text:p>88807.8764401626</text:p>
          </table:table-cell>
          <table:table-cell table:formula="of:=[.G280]-[.$B280]" office:value-type="float" office:value="7.26880168914795" calcext:value-type="float">
            <text:p>7.268801689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133500.07045" calcext:value-type="float">
            <text:p>1443133500.07045</text:p>
          </table:table-cell>
          <table:table-cell office:value-type="float" office:value="8000" calcext:value-type="float">
            <text:p>8000</text:p>
          </table:table-cell>
          <table:table-cell table:formula="of:=[.B281]-[.$B$2]" office:value-type="float" office:value="75.3607220649719" calcext:value-type="float">
            <text:p>75.360722065</text:p>
          </table:table-cell>
          <table:table-cell table:formula="of:=[.C281]/([.D281]-[.D280])" office:value-type="float" office:value="610.963123604439" calcext:value-type="float">
            <text:p>610.9631236044</text:p>
          </table:table-cell>
          <table:table-cell/>
          <table:table-cell office:value-type="float" office:value="1443133500.26184" calcext:value-type="float">
            <text:p>1443133500.26184</text:p>
          </table:table-cell>
          <table:table-cell table:formula="of:=[.G281]-[.$B$2]" office:value-type="float" office:value="75.5521125793457" calcext:value-type="float">
            <text:p>75.5521125793</text:p>
          </table:table-cell>
          <table:table-cell table:formula="of:=[.C281]/([.H281]-[.H280])" office:value-type="float" office:value="1329.63941851037" calcext:value-type="float">
            <text:p>1329.6394185104</text:p>
          </table:table-cell>
          <table:table-cell table:formula="of:=[.G281]-[.$B281]" office:value-type="float" office:value="0.191390514373779" calcext:value-type="float">
            <text:p>0.191390514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17:28:43.890646896</dc:date>
    <meta:editing-duration>PT1M27S</meta:editing-duration>
    <meta:editing-cycles>1</meta:editing-cycles>
    <meta:document-statistic meta:table-count="1" meta:cell-count="2531" meta:object-count="2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2.D1:source_2.E281" chart:data-source-has-labels="row" svg:x="0.32cm" svg:y="0.18cm" svg:width="12.825cm" svg:height="8.64cm">
          <chartooo:coordinate-region svg:x="1.497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2.E2:source_2.E281" chart:label-cell-address="source_2.E1:source_2.E1" chart:class="chart:scatter">
            <chart:domain table:cell-range-address="source_2.D2:source_2.D281"/>
            <chart:data-point chart:repeated="2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ent bw</text:p>
                <draw:g>
                  <svg:desc>source_2.E1:source_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urce_2.D2:source_2.D281</svg:desc>
                </draw:g>
              </table:table-cell>
              <table:table-cell office:value-type="float" office:value="0">
                <text:p>0</text:p>
                <draw:g>
                  <svg:desc>source_2.E2:source_2.E2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19969177246094">
                <text:p>0.0819969177246094</text:p>
              </table:table-cell>
              <table:table-cell office:value-type="float" office:value="100296.452942545">
                <text:p>100296.452942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3973331451416">
                <text:p>0.163973331451416</text:p>
              </table:table-cell>
              <table:table-cell office:value-type="float" office:value="100321.539161339">
                <text:p>100321.5391613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5941400527954">
                <text:p>0.245941400527954</text:p>
              </table:table-cell>
              <table:table-cell office:value-type="float" office:value="100331.752262223">
                <text:p>100331.752262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634449005127">
                <text:p>0.32634449005127</text:p>
              </table:table-cell>
              <table:table-cell office:value-type="float" office:value="102284.626732101">
                <text:p>102284.6267321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0480899810791">
                <text:p>0.40480899810791</text:p>
              </table:table-cell>
              <table:table-cell office:value-type="float" office:value="104811.719383538">
                <text:p>104811.7193835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83287334442139">
                <text:p>0.483287334442139</text:p>
              </table:table-cell>
              <table:table-cell office:value-type="float" office:value="104793.251031407">
                <text:p>104793.2510314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61751127243042">
                <text:p>0.561751127243042</text:p>
              </table:table-cell>
              <table:table-cell office:value-type="float" office:value="104812.674820192">
                <text:p>104812.674820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40221118927002">
                <text:p>0.640221118927002</text:p>
              </table:table-cell>
              <table:table-cell office:value-type="float" office:value="104804.394947847">
                <text:p>104804.3949478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18681812286377">
                <text:p>0.718681812286377</text:p>
              </table:table-cell>
              <table:table-cell office:value-type="float" office:value="104816.815246986">
                <text:p>104816.8152469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9714035987854">
                <text:p>0.79714035987854</text:p>
              </table:table-cell>
              <table:table-cell office:value-type="float" office:value="104819.681887936">
                <text:p>104819.6818879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75602245330811">
                <text:p>0.875602245330811</text:p>
              </table:table-cell>
              <table:table-cell office:value-type="float" office:value="104815.22273643">
                <text:p>104815.222736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4061508178711">
                <text:p>0.954061508178711</text:p>
              </table:table-cell>
              <table:table-cell office:value-type="float" office:value="104818.72632353">
                <text:p>104818.726323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3252172470093">
                <text:p>1.03252172470093</text:p>
              </table:table-cell>
              <table:table-cell office:value-type="float" office:value="104817.452264758">
                <text:p>104817.4522647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1098217964172">
                <text:p>1.11098217964172</text:p>
              </table:table-cell>
              <table:table-cell office:value-type="float" office:value="104817.133754904">
                <text:p>104817.1337549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8944931030273">
                <text:p>1.18944931030273</text:p>
              </table:table-cell>
              <table:table-cell office:value-type="float" office:value="104808.216264831">
                <text:p>104808.2162648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6792621612549">
                <text:p>1.26792621612549</text:p>
              </table:table-cell>
              <table:table-cell office:value-type="float" office:value="104795.16124877">
                <text:p>104795.161248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4385275840759">
                <text:p>1.34385275840759</text:p>
              </table:table-cell>
              <table:table-cell office:value-type="float" office:value="108315.218272996">
                <text:p>108315.2182729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1877603530884">
                <text:p>1.41877603530884</text:p>
              </table:table-cell>
              <table:table-cell office:value-type="float" office:value="109765.620780841">
                <text:p>109765.6207808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9367213249207">
                <text:p>1.49367213249207</text:p>
              </table:table-cell>
              <table:table-cell office:value-type="float" office:value="109805.454613751">
                <text:p>109805.4546137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6857371330261">
                <text:p>1.56857371330261</text:p>
              </table:table-cell>
              <table:table-cell office:value-type="float" office:value="109797.415635345">
                <text:p>109797.4156353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4346313476563">
                <text:p>1.64346313476563</text:p>
              </table:table-cell>
              <table:table-cell office:value-type="float" office:value="109815.242785148">
                <text:p>109815.2427851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71836256980896">
                <text:p>1.71836256980896</text:p>
              </table:table-cell>
              <table:table-cell office:value-type="float" office:value="109800.561182361">
                <text:p>109800.5611823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9325890541077">
                <text:p>1.79325890541077</text:p>
              </table:table-cell>
              <table:table-cell office:value-type="float" office:value="109805.105068473">
                <text:p>109805.1050684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6815857887268">
                <text:p>1.86815857887268</text:p>
              </table:table-cell>
              <table:table-cell office:value-type="float" office:value="109800.211668237">
                <text:p>109800.2116682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4305610656738">
                <text:p>1.94305610656738</text:p>
              </table:table-cell>
              <table:table-cell office:value-type="float" office:value="109803.357375463">
                <text:p>109803.3573754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1796388626099">
                <text:p>2.01796388626099</text:p>
              </table:table-cell>
              <table:table-cell office:value-type="float" office:value="109788.329511818">
                <text:p>109788.3295118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09288311004639">
                <text:p>2.09288311004639</text:p>
              </table:table-cell>
              <table:table-cell office:value-type="float" office:value="109771.559080176">
                <text:p>109771.5590801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16780209541321">
                <text:p>2.16780209541321</text:p>
              </table:table-cell>
              <table:table-cell office:value-type="float" office:value="109771.908411911">
                <text:p>109771.9084119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24270796775818">
                <text:p>2.24270796775818</text:p>
              </table:table-cell>
              <table:table-cell office:value-type="float" office:value="109791.12508196">
                <text:p>109791.125081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3278200626373">
                <text:p>15.3278200626373</text:p>
              </table:table-cell>
              <table:table-cell office:value-type="float" office:value="628.500538655565">
                <text:p>628.5005386555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4307961463928">
                <text:p>15.4307961463928</text:p>
              </table:table-cell>
              <table:table-cell office:value-type="float" office:value="79863.2041545404">
                <text:p>79863.20415454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5337388515472">
                <text:p>15.5337388515472</text:p>
              </table:table-cell>
              <table:table-cell office:value-type="float" office:value="79889.0993554483">
                <text:p>79889.09935544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6366786956787">
                <text:p>15.6366786956787</text:p>
              </table:table-cell>
              <table:table-cell office:value-type="float" office:value="79891.3197254963">
                <text:p>79891.31972549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7396216392517">
                <text:p>15.7396216392517</text:p>
              </table:table-cell>
              <table:table-cell office:value-type="float" office:value="79888.914330182">
                <text:p>79888.9143301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8425481319427">
                <text:p>15.8425481319427</text:p>
              </table:table-cell>
              <table:table-cell office:value-type="float" office:value="79901.6830845137">
                <text:p>79901.68308451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.9454877376556">
                <text:p>15.9454877376556</text:p>
              </table:table-cell>
              <table:table-cell office:value-type="float" office:value="79891.5047619048">
                <text:p>79891.50476190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0484261512756">
                <text:p>16.0484261512756</text:p>
              </table:table-cell>
              <table:table-cell office:value-type="float" office:value="79892.4299568042">
                <text:p>79892.42995680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151355266571">
                <text:p>16.151355266571</text:p>
              </table:table-cell>
              <table:table-cell office:value-type="float" office:value="79899.6472125193">
                <text:p>79899.64721251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2542984485626">
                <text:p>16.2542984485626</text:p>
              </table:table-cell>
              <table:table-cell office:value-type="float" office:value="79888.7293057727">
                <text:p>79888.72930577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353321313858">
                <text:p>16.353321313858</text:p>
              </table:table-cell>
              <table:table-cell office:value-type="float" office:value="83051.5252761646">
                <text:p>83051.52527616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4502081871033">
                <text:p>16.4502081871033</text:p>
              </table:table-cell>
              <table:table-cell office:value-type="float" office:value="84882.4998117493">
                <text:p>84882.49981174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5471184253693">
                <text:p>16.5471184253693</text:p>
              </table:table-cell>
              <table:table-cell office:value-type="float" office:value="84862.0346740604">
                <text:p>84862.03467406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6440107822418">
                <text:p>16.6440107822418</text:p>
              </table:table-cell>
              <table:table-cell office:value-type="float" office:value="84877.6958828335">
                <text:p>84877.69588283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7408971786499">
                <text:p>16.7408971786499</text:p>
              </table:table-cell>
              <table:table-cell office:value-type="float" office:value="84882.9175703975">
                <text:p>84882.91757039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8377954959869">
                <text:p>16.8377954959869</text:p>
              </table:table-cell>
              <table:table-cell office:value-type="float" office:value="84872.4748376683">
                <text:p>84872.47483766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934689283371">
                <text:p>16.934689283371</text:p>
              </table:table-cell>
              <table:table-cell office:value-type="float" office:value="84876.4427734115">
                <text:p>84876.44277341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.031583070755">
                <text:p>17.031583070755</text:p>
              </table:table-cell>
              <table:table-cell office:value-type="float" office:value="84876.4427734115">
                <text:p>84876.44277341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1284942626953">
                <text:p>17.1284942626953</text:p>
              </table:table-cell>
              <table:table-cell office:value-type="float" office:value="84861.1995719294">
                <text:p>84861.19957192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2253859043121">
                <text:p>17.2253859043121</text:p>
              </table:table-cell>
              <table:table-cell office:value-type="float" office:value="84878.3224514202">
                <text:p>84878.32245142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3168709278107">
                <text:p>17.3168709278107</text:p>
              </table:table-cell>
              <table:table-cell office:value-type="float" office:value="89894.4951370284">
                <text:p>89894.49513702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3973662853241">
                <text:p>17.3973662853241</text:p>
              </table:table-cell>
              <table:table-cell office:value-type="float" office:value="102167.382741646">
                <text:p>102167.3827416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477822303772">
                <text:p>17.477822303772</text:p>
              </table:table-cell>
              <table:table-cell office:value-type="float" office:value="102217.337604495">
                <text:p>102217.3376044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5582807064056">
                <text:p>17.5582807064056</text:p>
              </table:table-cell>
              <table:table-cell office:value-type="float" office:value="102214.308646475">
                <text:p>102214.3086464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638735294342">
                <text:p>17.638735294342</text:p>
              </table:table-cell>
              <table:table-cell office:value-type="float" office:value="102219.155065476">
                <text:p>102219.1550654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7191591262817">
                <text:p>17.7191591262817</text:p>
              </table:table-cell>
              <table:table-cell office:value-type="float" office:value="102258.246114988">
                <text:p>102258.2461149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7996113300323">
                <text:p>17.7996113300323</text:p>
              </table:table-cell>
              <table:table-cell office:value-type="float" office:value="102222.184310739">
                <text:p>102222.1843107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8801012039185">
                <text:p>17.8801012039185</text:p>
              </table:table-cell>
              <table:table-cell office:value-type="float" office:value="102174.343217841">
                <text:p>102174.3432178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9605419635773">
                <text:p>17.9605419635773</text:p>
              </table:table-cell>
              <table:table-cell office:value-type="float" office:value="102236.727187582">
                <text:p>102236.7271875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040985584259">
                <text:p>18.040985584259</text:p>
              </table:table-cell>
              <table:table-cell office:value-type="float" office:value="102233.091080452">
                <text:p>102233.0910804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1214416027069">
                <text:p>18.1214416027069</text:p>
              </table:table-cell>
              <table:table-cell office:value-type="float" office:value="102217.337604495">
                <text:p>102217.3376044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2019104957581">
                <text:p>18.2019104957581</text:p>
              </table:table-cell>
              <table:table-cell office:value-type="float" office:value="102200.983363505">
                <text:p>102200.9833635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.2823677062988">
                <text:p>18.2823677062988</text:p>
              </table:table-cell>
              <table:table-cell office:value-type="float" office:value="102215.823103046">
                <text:p>102215.8231030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3645761013031">
                <text:p>18.3645761013031</text:p>
              </table:table-cell>
              <table:table-cell office:value-type="float" office:value="100038.444973565">
                <text:p>100038.4449735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.4469606876373">
                <text:p>18.4469606876373</text:p>
              </table:table-cell>
              <table:table-cell office:value-type="float" office:value="99824.498318603">
                <text:p>99824.4983186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.5293507575989">
                <text:p>18.5293507575989</text:p>
              </table:table-cell>
              <table:table-cell office:value-type="float" office:value="99817.8543098484">
                <text:p>99817.85430984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.6117339134216">
                <text:p>18.6117339134216</text:p>
              </table:table-cell>
              <table:table-cell office:value-type="float" office:value="99826.2316837414">
                <text:p>99826.23168374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.6941068172455">
                <text:p>18.6941068172455</text:p>
              </table:table-cell>
              <table:table-cell office:value-type="float" office:value="99838.6558957097">
                <text:p>99838.65589570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.7764909267426">
                <text:p>18.7764909267426</text:p>
              </table:table-cell>
              <table:table-cell office:value-type="float" office:value="99825.076100294">
                <text:p>99825.0761002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.8588676452637">
                <text:p>18.8588676452637</text:p>
              </table:table-cell>
              <table:table-cell office:value-type="float" office:value="99834.0325718569">
                <text:p>99834.03257185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.9412460327148">
                <text:p>18.9412460327148</text:p>
              </table:table-cell>
              <table:table-cell office:value-type="float" office:value="99832.0100023154">
                <text:p>99832.01000231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.0236222743988">
                <text:p>19.0236222743988</text:p>
              </table:table-cell>
              <table:table-cell office:value-type="float" office:value="99834.6104639215">
                <text:p>99834.61046392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.1059868335724">
                <text:p>19.1059868335724</text:p>
              </table:table-cell>
              <table:table-cell office:value-type="float" office:value="99848.7709096804">
                <text:p>99848.77090968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.188374042511">
                <text:p>19.188374042511</text:p>
              </table:table-cell>
              <table:table-cell office:value-type="float" office:value="99821.3206388526">
                <text:p>99821.32063885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.2708034515381">
                <text:p>19.2708034515381</text:p>
              </table:table-cell>
              <table:table-cell office:value-type="float" office:value="99770.216686817">
                <text:p>99770.2166868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3528859615326">
                <text:p>19.3528859615326</text:p>
              </table:table-cell>
              <table:table-cell office:value-type="float" office:value="100191.867921076">
                <text:p>100191.8679210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.4348564147949">
                <text:p>19.4348564147949</text:p>
              </table:table-cell>
              <table:table-cell office:value-type="float" office:value="100328.834021215">
                <text:p>100328.8340212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51682305336">
                <text:p>19.51682305336</text:p>
              </table:table-cell>
              <table:table-cell office:value-type="float" office:value="100333.503288316">
                <text:p>100333.5032883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.5988190174103">
                <text:p>19.5988190174103</text:p>
              </table:table-cell>
              <table:table-cell office:value-type="float" office:value="100297.619465218">
                <text:p>100297.6194652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.6807837486267">
                <text:p>19.6807837486267</text:p>
              </table:table-cell>
              <table:table-cell office:value-type="float" office:value="100335.83808485">
                <text:p>100335.838084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.7627990245819">
                <text:p>19.7627990245819</text:p>
              </table:table-cell>
              <table:table-cell office:value-type="float" office:value="100274.002668628">
                <text:p>100274.0026686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.8448007106781">
                <text:p>19.8448007106781</text:p>
              </table:table-cell>
              <table:table-cell office:value-type="float" office:value="100290.620736175">
                <text:p>100290.6207361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.9268002510071">
                <text:p>19.9268002510071</text:p>
              </table:table-cell>
              <table:table-cell office:value-type="float" office:value="100293.245145102">
                <text:p>100293.2451451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.0087804794312">
                <text:p>20.0087804794312</text:p>
              </table:table-cell>
              <table:table-cell office:value-type="float" office:value="100316.871007707">
                <text:p>100316.8710077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.0907788276672">
                <text:p>20.0907788276672</text:p>
              </table:table-cell>
              <table:table-cell office:value-type="float" office:value="100294.703209411">
                <text:p>100294.7032094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.1727588176727">
                <text:p>20.1727588176727</text:p>
              </table:table-cell>
              <table:table-cell office:value-type="float" office:value="100317.162754581">
                <text:p>100317.1627545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.2547681331635">
                <text:p>20.2547681331635</text:p>
              </table:table-cell>
              <table:table-cell office:value-type="float" office:value="100281.290616678">
                <text:p>100281.2906166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.3347856998444">
                <text:p>20.3347856998444</text:p>
              </table:table-cell>
              <table:table-cell office:value-type="float" office:value="102777.431770644">
                <text:p>102777.4317706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.4133582115173">
                <text:p>20.4133582115173</text:p>
              </table:table-cell>
              <table:table-cell office:value-type="float" office:value="104667.648073019">
                <text:p>104667.6480730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.4918386936188">
                <text:p>20.4918386936188</text:p>
              </table:table-cell>
              <table:table-cell office:value-type="float" office:value="104790.385835933">
                <text:p>104790.3858359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.5703029632568">
                <text:p>20.5703029632568</text:p>
              </table:table-cell>
              <table:table-cell office:value-type="float" office:value="104812.037860487">
                <text:p>104812.0378604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.6487646102905">
                <text:p>20.6487646102905</text:p>
              </table:table-cell>
              <table:table-cell office:value-type="float" office:value="104815.54123467">
                <text:p>104815.541234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.7272300720215">
                <text:p>20.7272300720215</text:p>
              </table:table-cell>
              <table:table-cell office:value-type="float" office:value="104810.445495096">
                <text:p>104810.4454950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.8056879043579">
                <text:p>20.8056879043579</text:p>
              </table:table-cell>
              <table:table-cell office:value-type="float" office:value="104820.637469764">
                <text:p>104820.6374697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.8841485977173">
                <text:p>20.8841485977173</text:p>
              </table:table-cell>
              <table:table-cell office:value-type="float" office:value="104816.815246986">
                <text:p>104816.8152469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.9626519680023">
                <text:p>20.9626519680023</text:p>
              </table:table-cell>
              <table:table-cell office:value-type="float" office:value="104759.833496828">
                <text:p>104759.8334968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.0411105155945">
                <text:p>21.0411105155945</text:p>
              </table:table-cell>
              <table:table-cell office:value-type="float" office:value="104819.681887936">
                <text:p>104819.6818879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.1195709705353">
                <text:p>21.1195709705353</text:p>
              </table:table-cell>
              <table:table-cell office:value-type="float" office:value="104817.133754904">
                <text:p>104817.1337549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.198046207428">
                <text:p>21.198046207428</text:p>
              </table:table-cell>
              <table:table-cell office:value-type="float" office:value="104797.389923712">
                <text:p>104797.3899237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.2765123844147">
                <text:p>21.2765123844147</text:p>
              </table:table-cell>
              <table:table-cell office:value-type="float" office:value="104809.490099085">
                <text:p>104809.4900990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.3520607948303">
                <text:p>21.3520607948303</text:p>
              </table:table-cell>
              <table:table-cell office:value-type="float" office:value="108857.353248778">
                <text:p>108857.3532487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.4269502162933">
                <text:p>21.4269502162933</text:p>
              </table:table-cell>
              <table:table-cell office:value-type="float" office:value="109815.242785148">
                <text:p>109815.2427851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.5018789768219">
                <text:p>21.5018789768219</text:p>
              </table:table-cell>
              <table:table-cell office:value-type="float" office:value="109757.587633721">
                <text:p>109757.5876337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.5767827033997">
                <text:p>21.5767827033997</text:p>
              </table:table-cell>
              <table:table-cell office:value-type="float" office:value="109794.27026855">
                <text:p>109794.270268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.6516799926758">
                <text:p>21.6516799926758</text:p>
              </table:table-cell>
              <table:table-cell office:value-type="float" office:value="109803.706909614">
                <text:p>109803.7069096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7265787124634">
                <text:p>21.7265787124634</text:p>
              </table:table-cell>
              <table:table-cell office:value-type="float" office:value="109801.609738085">
                <text:p>109801.6097380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801474571228">
                <text:p>21.801474571228</text:p>
              </table:table-cell>
              <table:table-cell office:value-type="float" office:value="109805.804161255">
                <text:p>109805.8041612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876380443573">
                <text:p>21.876380443573</text:p>
              </table:table-cell>
              <table:table-cell office:value-type="float" office:value="109791.12508196">
                <text:p>109791.125081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9512529373169">
                <text:p>21.9512529373169</text:p>
              </table:table-cell>
              <table:table-cell office:value-type="float" office:value="109840.070615658">
                <text:p>109840.0706156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.0262017250061">
                <text:p>22.0262017250061</text:p>
              </table:table-cell>
              <table:table-cell office:value-type="float" office:value="109728.259169482">
                <text:p>109728.2591694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101113319397">
                <text:p>22.101113319397</text:p>
              </table:table-cell>
              <table:table-cell office:value-type="float" office:value="109782.738798607">
                <text:p>109782.7387986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1760194301605">
                <text:p>22.1760194301605</text:p>
              </table:table-cell>
              <table:table-cell office:value-type="float" office:value="109790.775627906">
                <text:p>109790.7756279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2509093284607">
                <text:p>22.2509093284607</text:p>
              </table:table-cell>
              <table:table-cell office:value-type="float" office:value="109814.543572177">
                <text:p>109814.5435721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.3390979766846">
                <text:p>35.3390979766846</text:p>
              </table:table-cell>
              <table:table-cell office:value-type="float" office:value="628.352801219444">
                <text:p>628.3528012194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.4420385360718">
                <text:p>35.4420385360718</text:p>
              </table:table-cell>
              <table:table-cell office:value-type="float" office:value="79890.7646214135">
                <text:p>79890.76462141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.5449740886688">
                <text:p>35.5449740886688</text:p>
              </table:table-cell>
              <table:table-cell office:value-type="float" office:value="79894.6505119944">
                <text:p>79894.65051199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.6479132175446">
                <text:p>35.6479132175446</text:p>
              </table:table-cell>
              <table:table-cell office:value-type="float" office:value="79891.8748372931">
                <text:p>79891.87483729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.7508523464203">
                <text:p>35.7508523464203</text:p>
              </table:table-cell>
              <table:table-cell office:value-type="float" office:value="79891.8748372931">
                <text:p>79891.87483729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.8537883758545">
                <text:p>35.8537883758545</text:p>
              </table:table-cell>
              <table:table-cell office:value-type="float" office:value="79894.2804108907">
                <text:p>79894.28041089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.9567279815674">
                <text:p>35.9567279815674</text:p>
              </table:table-cell>
              <table:table-cell office:value-type="float" office:value="79891.5047619048">
                <text:p>79891.50476190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.0597195625305">
                <text:p>36.0597195625305</text:p>
              </table:table-cell>
              <table:table-cell office:value-type="float" office:value="79851.1870882314">
                <text:p>79851.18708823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.1626589298248">
                <text:p>36.1626589298248</text:p>
              </table:table-cell>
              <table:table-cell office:value-type="float" office:value="79891.6897991704">
                <text:p>79891.68979917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.2656035423279">
                <text:p>36.2656035423279</text:p>
              </table:table-cell>
              <table:table-cell office:value-type="float" office:value="79887.6191773144">
                <text:p>79887.61917731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.363963842392">
                <text:p>36.363963842392</text:p>
              </table:table-cell>
              <table:table-cell office:value-type="float" office:value="83610.9690051945">
                <text:p>83610.96900519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.4608528614044">
                <text:p>36.4608528614044</text:p>
              </table:table-cell>
              <table:table-cell office:value-type="float" office:value="84880.6199487182">
                <text:p>84880.61994871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.5577445030212">
                <text:p>36.5577445030212</text:p>
              </table:table-cell>
              <table:table-cell office:value-type="float" office:value="84878.3224514202">
                <text:p>84878.32245142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.6546370983124">
                <text:p>36.6546370983124</text:p>
              </table:table-cell>
              <table:table-cell office:value-type="float" office:value="84877.4870286936">
                <text:p>84877.48702869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.7515285015106">
                <text:p>36.7515285015106</text:p>
              </table:table-cell>
              <table:table-cell office:value-type="float" office:value="84878.5313096715">
                <text:p>84878.53130967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.8484225273132">
                <text:p>36.8484225273132</text:p>
              </table:table-cell>
              <table:table-cell office:value-type="float" office:value="84876.2339254385">
                <text:p>84876.23392543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.9453094005585">
                <text:p>36.9453094005585</text:p>
              </table:table-cell>
              <table:table-cell office:value-type="float" office:value="84882.4998117493">
                <text:p>84882.49981174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7.0422036647797">
                <text:p>37.0422036647797</text:p>
              </table:table-cell>
              <table:table-cell office:value-type="float" office:value="84876.0250784933">
                <text:p>84876.02507849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7.1390886306763">
                <text:p>37.1390886306763</text:p>
              </table:table-cell>
              <table:table-cell office:value-type="float" office:value="84884.170871015">
                <text:p>84884.1708710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.2360310554504">
                <text:p>37.2360310554504</text:p>
              </table:table-cell>
              <table:table-cell office:value-type="float" office:value="84833.8590576627">
                <text:p>84833.85905766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.325710773468">
                <text:p>37.325710773468</text:p>
              </table:table-cell>
              <table:table-cell office:value-type="float" office:value="91704.1242077502">
                <text:p>91704.12420775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.4061634540558">
                <text:p>37.4061634540558</text:p>
              </table:table-cell>
              <table:table-cell office:value-type="float" office:value="102221.578447323">
                <text:p>102221.5784473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.486622095108">
                <text:p>37.486622095108</text:p>
              </table:table-cell>
              <table:table-cell office:value-type="float" office:value="102214.005760546">
                <text:p>102214.0057605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.5670783519745">
                <text:p>37.5670783519745</text:p>
              </table:table-cell>
              <table:table-cell office:value-type="float" office:value="102217.034700615">
                <text:p>102217.0347006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.6475446224213">
                <text:p>37.6475446224213</text:p>
              </table:table-cell>
              <table:table-cell office:value-type="float" office:value="102204.314358519">
                <text:p>102204.3143585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7.7280042171478">
                <text:p>37.7280042171478</text:p>
              </table:table-cell>
              <table:table-cell office:value-type="float" office:value="102212.794234781">
                <text:p>102212.7942347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.808456659317">
                <text:p>37.808456659317</text:p>
              </table:table-cell>
              <table:table-cell office:value-type="float" office:value="102221.881378133">
                <text:p>102221.8813781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.8889038562775">
                <text:p>37.8889038562775</text:p>
              </table:table-cell>
              <table:table-cell office:value-type="float" office:value="102228.546310237">
                <text:p>102228.5463102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.9693665504456">
                <text:p>37.9693665504456</text:p>
              </table:table-cell>
              <table:table-cell office:value-type="float" office:value="102208.856974384">
                <text:p>102208.8569743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8.0498163700104">
                <text:p>38.0498163700104</text:p>
              </table:table-cell>
              <table:table-cell office:value-type="float" office:value="102225.213735549">
                <text:p>102225.2137355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8.1302752494812">
                <text:p>38.1302752494812</text:p>
              </table:table-cell>
              <table:table-cell office:value-type="float" office:value="102213.702876412">
                <text:p>102213.7028764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8.2107846736908">
                <text:p>38.2107846736908</text:p>
              </table:table-cell>
              <table:table-cell office:value-type="float" office:value="102149.531942869">
                <text:p>102149.5319428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8.2912037372589">
                <text:p>38.2912037372589</text:p>
              </table:table-cell>
              <table:table-cell office:value-type="float" office:value="102264.309420045">
                <text:p>102264.3094200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.3735930919647">
                <text:p>38.3735930919647</text:p>
              </table:table-cell>
              <table:table-cell office:value-type="float" office:value="99818.72086953">
                <text:p>99818.720869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.4559726715088">
                <text:p>38.4559726715088</text:p>
              </table:table-cell>
              <table:table-cell office:value-type="float" office:value="99830.5653599595">
                <text:p>99830.56535995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.5383634567261">
                <text:p>38.5383634567261</text:p>
              </table:table-cell>
              <table:table-cell office:value-type="float" office:value="99816.9877652125">
                <text:p>99816.98776521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.6207394599915">
                <text:p>38.6207394599915</text:p>
              </table:table-cell>
              <table:table-cell office:value-type="float" office:value="99834.8994124627">
                <text:p>99834.89941246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8.7030811309814">
                <text:p>38.7030811309814</text:p>
              </table:table-cell>
              <table:table-cell office:value-type="float" office:value="99876.5254715288">
                <text:p>99876.52547152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8.7854595184326">
                <text:p>38.7854595184326</text:p>
              </table:table-cell>
              <table:table-cell office:value-type="float" office:value="99832.0100023154">
                <text:p>99832.01000231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8.8678374290466">
                <text:p>38.8678374290466</text:p>
              </table:table-cell>
              <table:table-cell office:value-type="float" office:value="99832.5878709647">
                <text:p>99832.58787096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8.9502217769623">
                <text:p>38.9502217769623</text:p>
              </table:table-cell>
              <table:table-cell office:value-type="float" office:value="99824.7872086125">
                <text:p>99824.7872086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.0325963497162">
                <text:p>39.0325963497162</text:p>
              </table:table-cell>
              <table:table-cell office:value-type="float" office:value="99836.6331388349">
                <text:p>99836.63313883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.1149742603302">
                <text:p>39.1149742603302</text:p>
              </table:table-cell>
              <table:table-cell office:value-type="float" office:value="99832.5878709647">
                <text:p>99832.58787096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.197377204895">
                <text:p>39.197377204895</text:p>
              </table:table-cell>
              <table:table-cell office:value-type="float" office:value="99802.2588080076">
                <text:p>99802.25880800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9.2797646522522">
                <text:p>39.2797646522522</text:p>
              </table:table-cell>
              <table:table-cell office:value-type="float" office:value="99821.0317689071">
                <text:p>99821.03176890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.3618252277374">
                <text:p>39.3618252277374</text:p>
              </table:table-cell>
              <table:table-cell office:value-type="float" office:value="100218.648862392">
                <text:p>100218.6488623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.4437925815582">
                <text:p>39.4437925815582</text:p>
              </table:table-cell>
              <table:table-cell office:value-type="float" office:value="100332.62776763">
                <text:p>100332.627767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.5257670879364">
                <text:p>39.5257670879364</text:p>
              </table:table-cell>
              <table:table-cell office:value-type="float" office:value="100323.873401081">
                <text:p>100323.87340108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9.6077222824097">
                <text:p>39.6077222824097</text:p>
              </table:table-cell>
              <table:table-cell office:value-type="float" office:value="100347.513697654">
                <text:p>100347.5136976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9.6896860599518">
                <text:p>39.6896860599518</text:p>
              </table:table-cell>
              <table:table-cell office:value-type="float" office:value="100337.005523865">
                <text:p>100337.0055238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9.7716524600983">
                <text:p>39.7716524600983</text:p>
              </table:table-cell>
              <table:table-cell office:value-type="float" office:value="100333.79513194">
                <text:p>100333.795131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9.8536188602448">
                <text:p>39.8536188602448</text:p>
              </table:table-cell>
              <table:table-cell office:value-type="float" office:value="100333.79513194">
                <text:p>100333.795131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9.9355845451355">
                <text:p>39.9355845451355</text:p>
              </table:table-cell>
              <table:table-cell office:value-type="float" office:value="100334.670673">
                <text:p>100334.6706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.0175404548645">
                <text:p>40.0175404548645</text:p>
              </table:table-cell>
              <table:table-cell office:value-type="float" office:value="100346.637932439">
                <text:p>100346.6379324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.0995094776154">
                <text:p>40.0995094776154</text:p>
              </table:table-cell>
              <table:table-cell office:value-type="float" office:value="100330.584945448">
                <text:p>100330.5849454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.1814761161804">
                <text:p>40.1814761161804</text:p>
              </table:table-cell>
              <table:table-cell office:value-type="float" office:value="100333.503288316">
                <text:p>100333.5032883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.2634518146515">
                <text:p>40.2634518146515</text:p>
              </table:table-cell>
              <table:table-cell office:value-type="float" office:value="100322.414488513">
                <text:p>100322.4144885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.3430821895599">
                <text:p>40.3430821895599</text:p>
              </table:table-cell>
              <table:table-cell office:value-type="float" office:value="103277.17293125">
                <text:p>103277.172931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.421550989151">
                <text:p>40.421550989151</text:p>
              </table:table-cell>
              <table:table-cell office:value-type="float" office:value="104805.987129393">
                <text:p>104805.9871293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.5000140666962">
                <text:p>40.5000140666962</text:p>
              </table:table-cell>
              <table:table-cell office:value-type="float" office:value="104813.630274265">
                <text:p>104813.6302742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.5784614086151">
                <text:p>40.5784614086151</text:p>
              </table:table-cell>
              <table:table-cell office:value-type="float" office:value="104834.654671886">
                <text:p>104834.6546718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.6569273471832">
                <text:p>40.6569273471832</text:p>
              </table:table-cell>
              <table:table-cell office:value-type="float" office:value="104809.808562487">
                <text:p>104809.8085624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.7353835105896">
                <text:p>40.7353835105896</text:p>
              </table:table-cell>
              <table:table-cell office:value-type="float" office:value="104822.867228454">
                <text:p>104822.8672284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0.813841342926">
                <text:p>40.813841342926</text:p>
              </table:table-cell>
              <table:table-cell office:value-type="float" office:value="104820.637469764">
                <text:p>104820.63746976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0.8923110961914">
                <text:p>40.8923110961914</text:p>
              </table:table-cell>
              <table:table-cell office:value-type="float" office:value="104804.713380286">
                <text:p>104804.7133802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.970773935318">
                <text:p>40.970773935318</text:p>
              </table:table-cell>
              <table:table-cell office:value-type="float" office:value="104813.948762827">
                <text:p>104813.9487628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1.0492315292358">
                <text:p>41.0492315292358</text:p>
              </table:table-cell>
              <table:table-cell office:value-type="float" office:value="104820.956000912">
                <text:p>104820.9560009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1.1277461051941">
                <text:p>41.1277461051941</text:p>
              </table:table-cell>
              <table:table-cell office:value-type="float" office:value="104744.882076073">
                <text:p>104744.8820760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1.206264257431">
                <text:p>41.206264257431</text:p>
              </table:table-cell>
              <table:table-cell office:value-type="float" office:value="104740.111244379">
                <text:p>104740.1112443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1.2847471237183">
                <text:p>41.2847471237183</text:p>
              </table:table-cell>
              <table:table-cell office:value-type="float" office:value="104787.202469158">
                <text:p>104787.2024691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1.35990691185">
                <text:p>41.35990691185</text:p>
              </table:table-cell>
              <table:table-cell office:value-type="float" office:value="109420.212648655">
                <text:p>109420.2126486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1.4347941875458">
                <text:p>41.4347941875458</text:p>
              </table:table-cell>
              <table:table-cell office:value-type="float" office:value="109818.389353709">
                <text:p>109818.3893537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1.5096771717072">
                <text:p>41.5096771717072</text:p>
              </table:table-cell>
              <table:table-cell office:value-type="float" office:value="109824.68303182">
                <text:p>109824.683031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1.5845806598663">
                <text:p>41.5845806598663</text:p>
              </table:table-cell>
              <table:table-cell office:value-type="float" office:value="109794.61974485">
                <text:p>109794.619744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1.6594879627228">
                <text:p>41.6594879627228</text:p>
              </table:table-cell>
              <table:table-cell office:value-type="float" office:value="109789.028391007">
                <text:p>109789.02839100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1.7344353199005">
                <text:p>41.7344353199005</text:p>
              </table:table-cell>
              <table:table-cell office:value-type="float" office:value="109730.353539981">
                <text:p>109730.3535399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1.8093309402466">
                <text:p>41.8093309402466</text:p>
              </table:table-cell>
              <table:table-cell office:value-type="float" office:value="109806.153710984">
                <text:p>109806.1537109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1.8842289447784">
                <text:p>41.8842289447784</text:p>
              </table:table-cell>
              <table:table-cell office:value-type="float" office:value="109802.658313836">
                <text:p>109802.6583138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1.9591372013092">
                <text:p>41.9591372013092</text:p>
              </table:table-cell>
              <table:table-cell office:value-type="float" office:value="109787.630641527">
                <text:p>109787.6306415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.0340344905853">
                <text:p>42.0340344905853</text:p>
              </table:table-cell>
              <table:table-cell office:value-type="float" office:value="109803.706909614">
                <text:p>109803.7069096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.1089334487915">
                <text:p>42.1089334487915</text:p>
              </table:table-cell>
              <table:table-cell office:value-type="float" office:value="109801.260217285">
                <text:p>109801.2602172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2.1838538646698">
                <text:p>42.1838538646698</text:p>
              </table:table-cell>
              <table:table-cell office:value-type="float" office:value="109769.812454851">
                <text:p>109769.8124548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.258781671524">
                <text:p>42.258781671524</text:p>
              </table:table-cell>
              <table:table-cell office:value-type="float" office:value="109758.984618322">
                <text:p>109758.9846183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5.3499500751495">
                <text:p>55.3499500751495</text:p>
              </table:table-cell>
              <table:table-cell office:value-type="float" office:value="628.20977825955">
                <text:p>628.209778259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5.452889919281">
                <text:p>55.452889919281</text:p>
              </table:table-cell>
              <table:table-cell office:value-type="float" office:value="79891.3197254963">
                <text:p>79891.31972549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5.5558345317841">
                <text:p>55.5558345317841</text:p>
              </table:table-cell>
              <table:table-cell office:value-type="float" office:value="79887.6191773144">
                <text:p>79887.61917731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5.6587734222412">
                <text:p>55.6587734222412</text:p>
              </table:table-cell>
              <table:table-cell office:value-type="float" office:value="79892.059876273">
                <text:p>79892.0598762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5.7617256641388">
                <text:p>55.7617256641388</text:p>
              </table:table-cell>
              <table:table-cell office:value-type="float" office:value="79881.6990132303">
                <text:p>79881.69901323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5.8646674156189">
                <text:p>55.8646674156189</text:p>
              </table:table-cell>
              <table:table-cell office:value-type="float" office:value="79889.8394650843">
                <text:p>79889.839465084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5.9676058292389">
                <text:p>55.9676058292389</text:p>
              </table:table-cell>
              <table:table-cell office:value-type="float" office:value="79892.4299568042">
                <text:p>79892.429956804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6.0705466270447">
                <text:p>56.0705466270447</text:p>
              </table:table-cell>
              <table:table-cell office:value-type="float" office:value="79890.5795884335">
                <text:p>79890.57958843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6.1734800338745">
                <text:p>56.1734800338745</text:p>
              </table:table-cell>
              <table:table-cell office:value-type="float" office:value="79896.3160093947">
                <text:p>79896.316009394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6.2764251232147">
                <text:p>56.2764251232147</text:p>
              </table:table-cell>
              <table:table-cell office:value-type="float" office:value="79887.2491413511">
                <text:p>79887.24914135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6.3741593360901">
                <text:p>56.3741593360901</text:p>
              </table:table-cell>
              <table:table-cell office:value-type="float" office:value="84146.5824305303">
                <text:p>84146.58243053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6.471052646637">
                <text:p>56.471052646637</text:p>
              </table:table-cell>
              <table:table-cell office:value-type="float" office:value="84876.8604724409">
                <text:p>84876.86047244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6.5679485797882">
                <text:p>56.5679485797882</text:p>
              </table:table-cell>
              <table:table-cell office:value-type="float" office:value="84874.5631786541">
                <text:p>84874.56317865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6.6648595333099">
                <text:p>56.6648595333099</text:p>
              </table:table-cell>
              <table:table-cell office:value-type="float" office:value="84861.4083459213">
                <text:p>84861.40834592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6.7617514133453">
                <text:p>56.7617514133453</text:p>
              </table:table-cell>
              <table:table-cell office:value-type="float" office:value="84878.1135941968">
                <text:p>84878.11359419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6.8586411476135">
                <text:p>56.8586411476135</text:p>
              </table:table-cell>
              <table:table-cell office:value-type="float" office:value="84879.9933462111">
                <text:p>84879.99334621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6.9555280208588">
                <text:p>56.9555280208588</text:p>
              </table:table-cell>
              <table:table-cell office:value-type="float" office:value="84882.4998117493">
                <text:p>84882.499811749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7.0524079799652">
                <text:p>57.0524079799652</text:p>
              </table:table-cell>
              <table:table-cell office:value-type="float" office:value="84888.5577146457">
                <text:p>84888.55771464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7.1492953300476">
                <text:p>57.1492953300476</text:p>
              </table:table-cell>
              <table:table-cell office:value-type="float" office:value="84882.0820572132">
                <text:p>84882.08205721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7.2461934089661">
                <text:p>57.2461934089661</text:p>
              </table:table-cell>
              <table:table-cell office:value-type="float" office:value="84872.6836671424">
                <text:p>84872.68366714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7.3341476917267">
                <text:p>57.3341476917267</text:p>
              </table:table-cell>
              <table:table-cell office:value-type="float" office:value="93503.1216431242">
                <text:p>93503.12164312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7.4145975112915">
                <text:p>57.4145975112915</text:p>
              </table:table-cell>
              <table:table-cell office:value-type="float" office:value="102225.213735549">
                <text:p>102225.21373554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7.4950318336487">
                <text:p>57.4950318336487</text:p>
              </table:table-cell>
              <table:table-cell office:value-type="float" office:value="102244.909374389">
                <text:p>102244.9093743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7.5754821300507">
                <text:p>57.5754821300507</text:p>
              </table:table-cell>
              <table:table-cell office:value-type="float" office:value="102224.607836222">
                <text:p>102224.6078362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.655946969986">
                <text:p>57.655946969986</text:p>
              </table:table-cell>
              <table:table-cell office:value-type="float" office:value="102206.131356409">
                <text:p>102206.13135640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.7364056110382">
                <text:p>57.7364056110382</text:p>
              </table:table-cell>
              <table:table-cell office:value-type="float" office:value="102214.005760546">
                <text:p>102214.00576054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.8168497085571">
                <text:p>57.8168497085571</text:p>
              </table:table-cell>
              <table:table-cell office:value-type="float" office:value="102232.485087743">
                <text:p>102232.48508774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.8972854614258">
                <text:p>57.8972854614258</text:p>
              </table:table-cell>
              <table:table-cell office:value-type="float" office:value="102243.090997475">
                <text:p>102243.0909974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7.9777421951294">
                <text:p>57.9777421951294</text:p>
              </table:table-cell>
              <table:table-cell office:value-type="float" office:value="102216.42889824">
                <text:p>102216.428898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.0581893920899">
                <text:p>58.0581893920899</text:p>
              </table:table-cell>
              <table:table-cell office:value-type="float" office:value="102228.546310237">
                <text:p>102228.54631023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.1386458873749">
                <text:p>58.1386458873749</text:p>
              </table:table-cell>
              <table:table-cell office:value-type="float" office:value="102216.73179853">
                <text:p>102216.7317985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.2190682888031">
                <text:p>58.2190682888031</text:p>
              </table:table-cell>
              <table:table-cell office:value-type="float" office:value="102260.065031009">
                <text:p>102260.06503100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8.299724817276">
                <text:p>58.299724817276</text:p>
              </table:table-cell>
              <table:table-cell office:value-type="float" office:value="101963.227970606">
                <text:p>101963.2279706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8.3820977210999">
                <text:p>58.3820977210999</text:p>
              </table:table-cell>
              <table:table-cell office:value-type="float" office:value="99838.6558957097">
                <text:p>99838.65589570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8.4644801616669">
                <text:p>58.4644801616669</text:p>
              </table:table-cell>
              <table:table-cell office:value-type="float" office:value="99827.0983888846">
                <text:p>99827.09838888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8.5468626022339">
                <text:p>58.5468626022339</text:p>
              </table:table-cell>
              <table:table-cell office:value-type="float" office:value="99827.0983888846">
                <text:p>99827.098388884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8.6292386054993">
                <text:p>58.6292386054993</text:p>
              </table:table-cell>
              <table:table-cell office:value-type="float" office:value="99834.8994124627">
                <text:p>99834.89941246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8.7116119861603">
                <text:p>58.7116119861603</text:p>
              </table:table-cell>
              <table:table-cell office:value-type="float" office:value="99838.0779568103">
                <text:p>99838.07795681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8.7939653396606">
                <text:p>58.7939653396606</text:p>
              </table:table-cell>
              <table:table-cell office:value-type="float" office:value="99862.3571529899">
                <text:p>99862.357152989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8.8763325214386">
                <text:p>58.8763325214386</text:p>
              </table:table-cell>
              <table:table-cell office:value-type="float" office:value="99845.5916844442">
                <text:p>99845.59168444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8.9587049484253">
                <text:p>58.9587049484253</text:p>
              </table:table-cell>
              <table:table-cell office:value-type="float" office:value="99839.2338413002">
                <text:p>99839.23384130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9.0410606861115">
                <text:p>59.0410606861115</text:p>
              </table:table-cell>
              <table:table-cell office:value-type="float" office:value="99859.4661532894">
                <text:p>99859.46615328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9.1234936714172">
                <text:p>59.1234936714172</text:p>
              </table:table-cell>
              <table:table-cell office:value-type="float" office:value="99765.8882484114">
                <text:p>99765.88824841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9.2059223651886">
                <text:p>59.2059223651886</text:p>
              </table:table-cell>
              <table:table-cell office:value-type="float" office:value="99771.082419569">
                <text:p>99771.0824195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9.2883460521698">
                <text:p>59.2883460521698</text:p>
              </table:table-cell>
              <table:table-cell office:value-type="float" office:value="99777.1429695409">
                <text:p>99777.14296954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9.3703324794769">
                <text:p>59.3703324794769</text:p>
              </table:table-cell>
              <table:table-cell office:value-type="float" office:value="100309.286184555">
                <text:p>100309.2861845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9.4522953033447">
                <text:p>59.4522953033447</text:p>
              </table:table-cell>
              <table:table-cell office:value-type="float" office:value="100338.172990049">
                <text:p>100338.1729900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9.5342652797699">
                <text:p>59.5342652797699</text:p>
              </table:table-cell>
              <table:table-cell office:value-type="float" office:value="100329.417655836">
                <text:p>100329.4176558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9.6162328720093">
                <text:p>59.6162328720093</text:p>
              </table:table-cell>
              <table:table-cell office:value-type="float" office:value="100332.335930796">
                <text:p>100332.3359307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9.698205947876">
                <text:p>59.698205947876</text:p>
              </table:table-cell>
              <table:table-cell office:value-type="float" office:value="100325.624152173">
                <text:p>100325.62415217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9.7801830768585">
                <text:p>59.7801830768585</text:p>
              </table:table-cell>
              <table:table-cell office:value-type="float" office:value="100320.66384944">
                <text:p>100320.663849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9.8621628284454">
                <text:p>59.8621628284454</text:p>
              </table:table-cell>
              <table:table-cell office:value-type="float" office:value="100317.454503153">
                <text:p>100317.4545031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9.9441614151001">
                <text:p>59.9441614151001</text:p>
              </table:table-cell>
              <table:table-cell office:value-type="float" office:value="100294.411593158">
                <text:p>100294.41159315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0.0261206626892">
                <text:p>60.0261206626892</text:p>
              </table:table-cell>
              <table:table-cell office:value-type="float" office:value="100342.551230212">
                <text:p>100342.5512302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0.1080901622772">
                <text:p>60.1080901622772</text:p>
              </table:table-cell>
              <table:table-cell office:value-type="float" office:value="100330.001297247">
                <text:p>100330.0012972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0.190071105957">
                <text:p>60.190071105957</text:p>
              </table:table-cell>
              <table:table-cell office:value-type="float" office:value="100315.995777265">
                <text:p>100315.9957772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0.2720379829407">
                <text:p>60.2720379829407</text:p>
              </table:table-cell>
              <table:table-cell office:value-type="float" office:value="100333.211446389">
                <text:p>100333.21144638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0.3512959480286">
                <text:p>60.3512959480286</text:p>
              </table:table-cell>
              <table:table-cell office:value-type="float" office:value="103762.441930981">
                <text:p>103762.4419309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0.4297580718994">
                <text:p>60.4297580718994</text:p>
              </table:table-cell>
              <table:table-cell office:value-type="float" office:value="104814.904240126">
                <text:p>104814.90424012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0.5082147121429">
                <text:p>60.5082147121429</text:p>
              </table:table-cell>
              <table:table-cell office:value-type="float" office:value="104822.230144862">
                <text:p>104822.2301448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0.5867192745209">
                <text:p>60.5867192745209</text:p>
              </table:table-cell>
              <table:table-cell office:value-type="float" office:value="104758.242717267">
                <text:p>104758.2427172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0.6651830673218">
                <text:p>60.6651830673218</text:p>
              </table:table-cell>
              <table:table-cell office:value-type="float" office:value="104812.674820192">
                <text:p>104812.67482019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0.7436408996582">
                <text:p>60.7436408996582</text:p>
              </table:table-cell>
              <table:table-cell office:value-type="float" office:value="104820.637469764">
                <text:p>104820.6374697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0.8221056461334">
                <text:p>60.8221056461334</text:p>
              </table:table-cell>
              <table:table-cell office:value-type="float" office:value="104811.400908525">
                <text:p>104811.4009085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0.9005663394928">
                <text:p>60.9005663394928</text:p>
              </table:table-cell>
              <table:table-cell office:value-type="float" office:value="104816.815246986">
                <text:p>104816.81524698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0.9790260791779">
                <text:p>60.9790260791779</text:p>
              </table:table-cell>
              <table:table-cell office:value-type="float" office:value="104818.089290272">
                <text:p>104818.08929027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1.0574839115143">
                <text:p>61.0574839115143</text:p>
              </table:table-cell>
              <table:table-cell office:value-type="float" office:value="104820.637469764">
                <text:p>104820.6374697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1.1359431743622">
                <text:p>61.1359431743622</text:p>
              </table:table-cell>
              <table:table-cell office:value-type="float" office:value="104818.72632353">
                <text:p>104818.7263235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1.2144351005554">
                <text:p>61.2144351005554</text:p>
              </table:table-cell>
              <table:table-cell office:value-type="float" office:value="104775.107439121">
                <text:p>104775.1074391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1.2927672863007">
                <text:p>61.2927672863007</text:p>
              </table:table-cell>
              <table:table-cell office:value-type="float" office:value="104988.772134446">
                <text:p>104988.77213444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1.3676838874817">
                <text:p>61.3676838874817</text:p>
              </table:table-cell>
              <table:table-cell office:value-type="float" office:value="109775.401851551">
                <text:p>109775.4018515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1.4425897598267">
                <text:p>61.4425897598267</text:p>
              </table:table-cell>
              <table:table-cell office:value-type="float" office:value="109791.12508196">
                <text:p>109791.1250819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1.5174949169159">
                <text:p>61.5174949169159</text:p>
              </table:table-cell>
              <table:table-cell office:value-type="float" office:value="109792.173457468">
                <text:p>109792.1734574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1.5923795700073">
                <text:p>61.5923795700073</text:p>
              </table:table-cell>
              <table:table-cell office:value-type="float" office:value="109822.235404615">
                <text:p>109822.2354046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1.6672828197479">
                <text:p>61.6672828197479</text:p>
              </table:table-cell>
              <table:table-cell office:value-type="float" office:value="109794.969223375">
                <text:p>109794.9692233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1.7421772480011">
                <text:p>61.7421772480011</text:p>
              </table:table-cell>
              <table:table-cell office:value-type="float" office:value="109807.901493012">
                <text:p>109807.9014930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1.8170750141144">
                <text:p>61.8170750141144</text:p>
              </table:table-cell>
              <table:table-cell office:value-type="float" office:value="109803.007843537">
                <text:p>109803.0078435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1.8919739723206">
                <text:p>61.8919739723206</text:p>
              </table:table-cell>
              <table:table-cell office:value-type="float" office:value="109801.260217285">
                <text:p>109801.26021728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1.9668724536896">
                <text:p>61.9668724536896</text:p>
              </table:table-cell>
              <table:table-cell office:value-type="float" office:value="109801.95926111">
                <text:p>109801.959261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2.0417957305908">
                <text:p>62.0417957305908</text:p>
              </table:table-cell>
              <table:table-cell office:value-type="float" office:value="109765.620780841">
                <text:p>109765.62078084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2.1166944503784">
                <text:p>62.1166944503784</text:p>
              </table:table-cell>
              <table:table-cell office:value-type="float" office:value="109801.609738085">
                <text:p>109801.6097380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2.1917402744293">
                <text:p>62.1917402744293</text:p>
              </table:table-cell>
              <table:table-cell office:value-type="float" office:value="109586.37744349">
                <text:p>109586.3774434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2.2666420936585">
                <text:p>62.2666420936585</text:p>
              </table:table-cell>
              <table:table-cell office:value-type="float" office:value="109797.066141246">
                <text:p>109797.06614124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5.3607220649719">
                <text:p>75.3607220649719</text:p>
              </table:table-cell>
              <table:table-cell office:value-type="float" office:value="610.963123604439">
                <text:p>610.9631236044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2.H1:source_2.I281" chart:data-source-has-labels="row" svg:x="0.32cm" svg:y="0.18cm" svg:width="12.825cm" svg:height="8.64cm">
          <chartooo:coordinate-region svg:x="1.682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2.I2:source_2.I281" chart:label-cell-address="source_2.I1:source_2.I1" chart:class="chart:scatter">
            <chart:domain table:cell-range-address="source_2.H2:source_2.H281"/>
            <chart:data-point chart:repeated="2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recv bw</text:p>
                <draw:g>
                  <svg:desc>source_2.I1:source_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1323757171631">
                <text:p>0.191323757171631</text:p>
                <draw:g>
                  <svg:desc>source_2.H2:source_2.H281</svg:desc>
                </draw:g>
              </table:table-cell>
              <table:table-cell office:value-type="float" office:value="0">
                <text:p>0</text:p>
                <draw:g>
                  <svg:desc>source_2.I2:source_2.I2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73242950439453">
                <text:p>0.273242950439453</text:p>
              </table:table-cell>
              <table:table-cell office:value-type="float" office:value="100391.613637025">
                <text:p>100391.613637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55342864990234">
                <text:p>0.355342864990234</text:p>
              </table:table-cell>
              <table:table-cell office:value-type="float" office:value="100170.628008549">
                <text:p>100170.6280085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7281131744385">
                <text:p>0.437281131744385</text:p>
              </table:table-cell>
              <table:table-cell office:value-type="float" office:value="100368.244603898">
                <text:p>100368.2446038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17608880996704">
                <text:p>0.517608880996704</text:p>
              </table:table-cell>
              <table:table-cell office:value-type="float" office:value="102380.560597651">
                <text:p>102380.560597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96096038818359">
                <text:p>0.596096038818359</text:p>
              </table:table-cell>
              <table:table-cell office:value-type="float" office:value="104781.472896333">
                <text:p>104781.472896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6680369377136">
                <text:p>1.06680369377136</text:p>
              </table:table-cell>
              <table:table-cell office:value-type="float" office:value="17471.5662969643">
                <text:p>17471.56629696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8070607185364">
                <text:p>1.38070607185364</text:p>
              </table:table-cell>
              <table:table-cell office:value-type="float" office:value="26199.2280856326">
                <text:p>26199.22808563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5919513702393">
                <text:p>1.45919513702393</text:p>
              </table:table-cell>
              <table:table-cell office:value-type="float" office:value="104778.926620637">
                <text:p>104778.9266206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3509187698364">
                <text:p>1.53509187698364</text:p>
              </table:table-cell>
              <table:table-cell office:value-type="float" office:value="108357.750337696">
                <text:p>108357.7503376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0995960235596">
                <text:p>1.60995960235596</text:p>
              </table:table-cell>
              <table:table-cell office:value-type="float" office:value="109847.066397468">
                <text:p>109847.0663974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8410005569458">
                <text:p>2.28410005569458</text:p>
              </table:table-cell>
              <table:table-cell office:value-type="float" office:value="12199.2382437092">
                <text:p>12199.23824370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29917407035828">
                <text:p>5.29917407035828</text:p>
              </table:table-cell>
              <table:table-cell office:value-type="float" office:value="2727.6278990177">
                <text:p>2727.62789901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1731510162354">
                <text:p>5.31731510162354</text:p>
              </table:table-cell>
              <table:table-cell office:value-type="float" office:value="453336.961926165">
                <text:p>453336.9619261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28456997871399">
                <text:p>6.28456997871399</text:p>
              </table:table-cell>
              <table:table-cell office:value-type="float" office:value="8502.41254377353">
                <text:p>8502.41254377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30231547355652">
                <text:p>6.30231547355652</text:p>
              </table:table-cell>
              <table:table-cell office:value-type="float" office:value="463441.57054951">
                <text:p>463441.57054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31986689567566">
                <text:p>6.31986689567566</text:p>
              </table:table-cell>
              <table:table-cell office:value-type="float" office:value="468566.019560965">
                <text:p>468566.0195609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374171257019">
                <text:p>6.3374171257019</text:p>
              </table:table-cell>
              <table:table-cell office:value-type="float" office:value="468597.846734863">
                <text:p>468597.8467348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5497212409973">
                <text:p>6.35497212409973</text:p>
              </table:table-cell>
              <table:table-cell office:value-type="float" office:value="468470.563974413">
                <text:p>468470.5639744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37252736091614">
                <text:p>6.37252736091614</text:p>
              </table:table-cell>
              <table:table-cell office:value-type="float" office:value="468464.201651456">
                <text:p>468464.2016514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39307379722595">
                <text:p>6.39307379722595</text:p>
              </table:table-cell>
              <table:table-cell office:value-type="float" office:value="400264.059226253">
                <text:p>400264.0592262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48891091346741">
                <text:p>6.48891091346741</text:p>
              </table:table-cell>
              <table:table-cell office:value-type="float" office:value="85812.2648356843">
                <text:p>85812.26483568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58472681045532">
                <text:p>6.58472681045532</text:p>
              </table:table-cell>
              <table:table-cell office:value-type="float" office:value="85831.2686989432">
                <text:p>85831.26869894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68056201934814">
                <text:p>6.68056201934814</text:p>
              </table:table-cell>
              <table:table-cell office:value-type="float" office:value="85813.9727038874">
                <text:p>85813.97270388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77635622024536">
                <text:p>6.77635622024536</text:p>
              </table:table-cell>
              <table:table-cell office:value-type="float" office:value="85850.7083202668">
                <text:p>85850.70832026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8722083568573">
                <text:p>6.8722083568573</text:p>
              </table:table-cell>
              <table:table-cell office:value-type="float" office:value="85798.8177487918">
                <text:p>85798.81774879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96800208091736">
                <text:p>6.96800208091736</text:p>
              </table:table-cell>
              <table:table-cell office:value-type="float" office:value="85851.1356635838">
                <text:p>85851.13566358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0638153553009">
                <text:p>7.0638153553009</text:p>
              </table:table-cell>
              <table:table-cell office:value-type="float" office:value="85833.6180754971">
                <text:p>85833.61807549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15962719917297">
                <text:p>7.15962719917297</text:p>
              </table:table-cell>
              <table:table-cell office:value-type="float" office:value="85834.8996078275">
                <text:p>85834.89960782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25553560256958">
                <text:p>7.25553560256958</text:p>
              </table:table-cell>
              <table:table-cell office:value-type="float" office:value="85748.4819759912">
                <text:p>85748.48197599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5190851688385">
                <text:p>15.5190851688385</text:p>
              </table:table-cell>
              <table:table-cell office:value-type="float" office:value="995.213973613669">
                <text:p>995.2139736136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6220297813416">
                <text:p>15.6220297813416</text:p>
              </table:table-cell>
              <table:table-cell office:value-type="float" office:value="79887.6191773144">
                <text:p>79887.61917731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7249715328217">
                <text:p>15.7249715328217</text:p>
              </table:table-cell>
              <table:table-cell office:value-type="float" office:value="79889.8394650843">
                <text:p>79889.83946508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8279523849487">
                <text:p>15.8279523849487</text:p>
              </table:table-cell>
              <table:table-cell office:value-type="float" office:value="79859.5062104539">
                <text:p>79859.50621045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9308371543884">
                <text:p>15.9308371543884</text:p>
              </table:table-cell>
              <table:table-cell office:value-type="float" office:value="79934.0859175492">
                <text:p>79934.08591754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3426094055176">
                <text:p>16.3426094055176</text:p>
              </table:table-cell>
              <table:table-cell office:value-type="float" office:value="19972.2054544676">
                <text:p>19972.20545446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4456272125244">
                <text:p>16.4456272125244</text:p>
              </table:table-cell>
              <table:table-cell office:value-type="float" office:value="79830.8587509952">
                <text:p>79830.85875099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5446095466614">
                <text:p>16.5446095466614</text:p>
              </table:table-cell>
              <table:table-cell office:value-type="float" office:value="83085.533107558">
                <text:p>83085.5331075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6414740085602">
                <text:p>16.6414740085602</text:p>
              </table:table-cell>
              <table:table-cell office:value-type="float" office:value="84902.1389143914">
                <text:p>84902.13891439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7383081912994">
                <text:p>16.7383081912994</text:p>
              </table:table-cell>
              <table:table-cell office:value-type="float" office:value="84928.6870334259">
                <text:p>84928.68703342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.416722536087">
                <text:p>17.416722536087</text:p>
              </table:table-cell>
              <table:table-cell office:value-type="float" office:value="12122.3851812491">
                <text:p>12122.38518124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.5082490444183">
                <text:p>17.5082490444183</text:p>
              </table:table-cell>
              <table:table-cell office:value-type="float" office:value="89853.7500221418">
                <text:p>89853.75002214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.5886533260345">
                <text:p>17.5886533260345</text:p>
              </table:table-cell>
              <table:table-cell office:value-type="float" office:value="102283.110236034">
                <text:p>102283.1102360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.3932161331177">
                <text:p>18.3932161331177</text:p>
              </table:table-cell>
              <table:table-cell office:value-type="float" office:value="10221.7004410325">
                <text:p>10221.70044103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.4736757278442">
                <text:p>18.4736757278442</text:p>
              </table:table-cell>
              <table:table-cell office:value-type="float" office:value="102212.794234781">
                <text:p>102212.7942347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.5558767318726">
                <text:p>18.5558767318726</text:p>
              </table:table-cell>
              <table:table-cell office:value-type="float" office:value="100047.43977539">
                <text:p>100047.439775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297271490097">
                <text:p>19.297271490097</text:p>
              </table:table-cell>
              <table:table-cell office:value-type="float" office:value="11092.6060762758">
                <text:p>11092.60607627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.3796741962433">
                <text:p>19.3796741962433</text:p>
              </table:table-cell>
              <table:table-cell office:value-type="float" office:value="99802.5475693098">
                <text:p>99802.54756930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.4620642662048">
                <text:p>19.4620642662048</text:p>
              </table:table-cell>
              <table:table-cell office:value-type="float" office:value="99817.8543098484">
                <text:p>99817.85430984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5441188812256">
                <text:p>19.5441188812256</text:p>
              </table:table-cell>
              <table:table-cell office:value-type="float" office:value="100225.928766104">
                <text:p>100225.9287661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.4460422992706">
                <text:p>20.4460422992706</text:p>
              </table:table-cell>
              <table:table-cell office:value-type="float" office:value="9118.29079438458">
                <text:p>9118.290794384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.5260334014893">
                <text:p>20.5260334014893</text:p>
              </table:table-cell>
              <table:table-cell office:value-type="float" office:value="102811.434920881">
                <text:p>102811.4349208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.6045475006103">
                <text:p>20.6045475006103</text:p>
              </table:table-cell>
              <table:table-cell office:value-type="float" office:value="104745.518219804">
                <text:p>104745.5182198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.0754351615906">
                <text:p>21.0754351615906</text:p>
              </table:table-cell>
              <table:table-cell office:value-type="float" office:value="17464.8874486974">
                <text:p>17464.88744869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.3893866539001">
                <text:p>21.3893866539001</text:p>
              </table:table-cell>
              <table:table-cell office:value-type="float" office:value="26195.1295071111">
                <text:p>26195.12950711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.4677541255951">
                <text:p>21.4677541255951</text:p>
              </table:table-cell>
              <table:table-cell office:value-type="float" office:value="104941.49960602">
                <text:p>104941.499606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.5433394908905">
                <text:p>21.5433394908905</text:p>
              </table:table-cell>
              <table:table-cell office:value-type="float" office:value="108804.131168225">
                <text:p>108804.1311682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.6182310581207">
                <text:p>21.6182310581207</text:p>
              </table:table-cell>
              <table:table-cell office:value-type="float" office:value="109812.096396895">
                <text:p>109812.0963968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.2923421859741">
                <text:p>22.2923421859741</text:p>
              </table:table-cell>
              <table:table-cell office:value-type="float" office:value="12199.7689404536">
                <text:p>12199.76894045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.308413028717">
                <text:p>25.308413028717</text:p>
              </table:table-cell>
              <table:table-cell office:value-type="float" office:value="2726.72640292521">
                <text:p>2726.726402925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.2846746444702">
                <text:p>26.2846746444702</text:p>
              </table:table-cell>
              <table:table-cell office:value-type="float" office:value="8423.97147167902">
                <text:p>8423.971471679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.3024055957794">
                <text:p>26.3024055957794</text:p>
              </table:table-cell>
              <table:table-cell office:value-type="float" office:value="463821.701192701">
                <text:p>463821.7011927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.3199608325958">
                <text:p>26.3199608325958</text:p>
              </table:table-cell>
              <table:table-cell office:value-type="float" office:value="468464.201651456">
                <text:p>468464.2016514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.3375158309937">
                <text:p>26.3375158309937</text:p>
              </table:table-cell>
              <table:table-cell office:value-type="float" office:value="468470.563974413">
                <text:p>468470.5639744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.3551712036133">
                <text:p>26.3551712036133</text:p>
              </table:table-cell>
              <table:table-cell office:value-type="float" office:value="465807.217846918">
                <text:p>465807.2178469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.3727285861969">
                <text:p>26.3727285861969</text:p>
              </table:table-cell>
              <table:table-cell office:value-type="float" office:value="468406.948520525">
                <text:p>468406.9485205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.3930778503418">
                <text:p>26.3930778503418</text:p>
              </table:table-cell>
              <table:table-cell office:value-type="float" office:value="404142.377898326">
                <text:p>404142.3778983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.4889793395996">
                <text:p>26.4889793395996</text:p>
              </table:table-cell>
              <table:table-cell office:value-type="float" office:value="85754.6641209228">
                <text:p>85754.66412092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.584742307663">
                <text:p>26.584742307663</text:p>
              </table:table-cell>
              <table:table-cell office:value-type="float" office:value="85878.7082973368">
                <text:p>85878.70829733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.6806516647339">
                <text:p>26.6806516647339</text:p>
              </table:table-cell>
              <table:table-cell office:value-type="float" office:value="85747.6293362965">
                <text:p>85747.62933629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.7764301300049">
                <text:p>26.7764301300049</text:p>
              </table:table-cell>
              <table:table-cell office:value-type="float" office:value="85864.8128964165">
                <text:p>85864.81289641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.8722338676453">
                <text:p>26.8722338676453</text:p>
              </table:table-cell>
              <table:table-cell office:value-type="float" office:value="85842.1623472613">
                <text:p>85842.16234726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.9679887294769">
                <text:p>26.9679887294769</text:p>
              </table:table-cell>
              <table:table-cell office:value-type="float" office:value="85885.9784525366">
                <text:p>85885.97845253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.0638158321381">
                <text:p>27.0638158321381</text:p>
              </table:table-cell>
              <table:table-cell office:value-type="float" office:value="85821.2319022312">
                <text:p>85821.23190223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.1596341133118">
                <text:p>27.1596341133118</text:p>
              </table:table-cell>
              <table:table-cell office:value-type="float" office:value="85829.1330136778">
                <text:p>85829.13301367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.255481004715">
                <text:p>27.255481004715</text:p>
              </table:table-cell>
              <table:table-cell office:value-type="float" office:value="85803.5130780003">
                <text:p>85803.51307800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.3513855934143">
                <text:p>27.3513855934143</text:p>
              </table:table-cell>
              <table:table-cell office:value-type="float" office:value="85751.8927043428">
                <text:p>85751.89270434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.3671641349792">
                <text:p>27.3671641349792</text:p>
              </table:table-cell>
              <table:table-cell office:value-type="float" office:value="521214.205137504">
                <text:p>521214.2051375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.3829481601715">
                <text:p>27.3829481601715</text:p>
              </table:table-cell>
              <table:table-cell office:value-type="float" office:value="521033.126837152">
                <text:p>521033.1268371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.3987336158752">
                <text:p>27.3987336158752</text:p>
              </table:table-cell>
              <table:table-cell office:value-type="float" office:value="520985.90971016">
                <text:p>520985.909710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.4145214557648">
                <text:p>27.4145214557648</text:p>
              </table:table-cell>
              <table:table-cell office:value-type="float" office:value="520907.23351304">
                <text:p>520907.233513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.4477038383484">
                <text:p>27.4477038383484</text:p>
              </table:table-cell>
              <table:table-cell office:value-type="float" office:value="247842.359700238">
                <text:p>247842.3597002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.5364367961884">
                <text:p>27.5364367961884</text:p>
              </table:table-cell>
              <table:table-cell office:value-type="float" office:value="92682.586044662">
                <text:p>92682.5860446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.6251857280731">
                <text:p>27.6251857280731</text:p>
              </table:table-cell>
              <table:table-cell office:value-type="float" office:value="92665.9039759295">
                <text:p>92665.90397592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.7137660980225">
                <text:p>27.7137660980225</text:p>
              </table:table-cell>
              <table:table-cell office:value-type="float" office:value="92842.2403824156">
                <text:p>92842.24038241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.8024365901947">
                <text:p>27.8024365901947</text:p>
              </table:table-cell>
              <table:table-cell office:value-type="float" office:value="92747.8781106232">
                <text:p>92747.87811062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.8911454677582">
                <text:p>27.8911454677582</text:p>
              </table:table-cell>
              <table:table-cell office:value-type="float" office:value="92707.7449955923">
                <text:p>92707.74499559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.9798059463501">
                <text:p>27.9798059463501</text:p>
              </table:table-cell>
              <table:table-cell office:value-type="float" office:value="92758.3533341042">
                <text:p>92758.35333410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.0684788227081">
                <text:p>28.0684788227081</text:p>
              </table:table-cell>
              <table:table-cell office:value-type="float" office:value="92745.3843585062">
                <text:p>92745.38435850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.1572117805481">
                <text:p>28.1572117805481</text:p>
              </table:table-cell>
              <table:table-cell office:value-type="float" office:value="92682.586044662">
                <text:p>92682.5860446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.2458863258362">
                <text:p>28.2458863258362</text:p>
              </table:table-cell>
              <table:table-cell office:value-type="float" office:value="92743.6388118131">
                <text:p>92743.63881181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.334525346756">
                <text:p>28.334525346756</text:p>
              </table:table-cell>
              <table:table-cell office:value-type="float" office:value="92780.8082113299">
                <text:p>92780.80821132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.3489558696747">
                <text:p>28.3489558696747</text:p>
              </table:table-cell>
              <table:table-cell office:value-type="float" office:value="569903.117602353">
                <text:p>569903.1176023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.363383769989">
                <text:p>28.363383769989</text:p>
              </table:table-cell>
              <table:table-cell office:value-type="float" office:value="570006.710666777">
                <text:p>570006.7106667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.3778111934662">
                <text:p>28.3778111934662</text:p>
              </table:table-cell>
              <table:table-cell office:value-type="float" office:value="570025.549815742">
                <text:p>570025.5498157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.392237663269">
                <text:p>28.392237663269</text:p>
              </table:table-cell>
              <table:table-cell office:value-type="float" office:value="570063.231849808">
                <text:p>570063.2318498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.4251952171326">
                <text:p>28.4251952171326</text:p>
              </table:table-cell>
              <table:table-cell office:value-type="float" office:value="249533.08228077">
                <text:p>249533.082280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.5084936618805">
                <text:p>28.5084936618805</text:p>
              </table:table-cell>
              <table:table-cell office:value-type="float" office:value="98729.3343217537">
                <text:p>98729.33432175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.5918405056">
                <text:p>28.5918405056</text:p>
              </table:table-cell>
              <table:table-cell office:value-type="float" office:value="98672.0028376747">
                <text:p>98672.00283767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.6752352714539">
                <text:p>28.6752352714539</text:p>
              </table:table-cell>
              <table:table-cell office:value-type="float" office:value="98615.3017613778">
                <text:p>98615.30176137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.7586076259613">
                <text:p>28.7586076259613</text:p>
              </table:table-cell>
              <table:table-cell office:value-type="float" office:value="98641.8105688197">
                <text:p>98641.81056881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.8419795036316">
                <text:p>28.8419795036316</text:p>
              </table:table-cell>
              <table:table-cell office:value-type="float" office:value="98642.3747408397">
                <text:p>98642.37474083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.9253242015839">
                <text:p>28.9253242015839</text:p>
              </table:table-cell>
              <table:table-cell office:value-type="float" office:value="98674.5432170105">
                <text:p>98674.54321701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9.008659362793">
                <text:p>29.008659362793</text:p>
              </table:table-cell>
              <table:table-cell office:value-type="float" office:value="98685.8353746284">
                <text:p>98685.83537462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9.092029094696">
                <text:p>29.092029094696</text:p>
              </table:table-cell>
              <table:table-cell office:value-type="float" office:value="98644.9135947929">
                <text:p>98644.91359479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.1753005981445">
                <text:p>29.1753005981445</text:p>
              </table:table-cell>
              <table:table-cell office:value-type="float" office:value="98761.2767804481">
                <text:p>98761.27678044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9.2587585449219">
                <text:p>29.2587585449219</text:p>
              </table:table-cell>
              <table:table-cell office:value-type="float" office:value="98540.646128531">
                <text:p>98540.6461285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9.3421771526337">
                <text:p>29.3421771526337</text:p>
              </table:table-cell>
              <table:table-cell office:value-type="float" office:value="98587.1165389573">
                <text:p>98587.11653895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.3565220832825">
                <text:p>29.3565220832825</text:p>
              </table:table-cell>
              <table:table-cell office:value-type="float" office:value="573303.573320923">
                <text:p>573303.5733209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.3708724975586">
                <text:p>29.3708724975586</text:p>
              </table:table-cell>
              <table:table-cell office:value-type="float" office:value="573084.500681176">
                <text:p>573084.5006811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9.3852183818817">
                <text:p>29.3852183818817</text:p>
              </table:table-cell>
              <table:table-cell office:value-type="float" office:value="573265.461700819">
                <text:p>573265.4617008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.3995654582977">
                <text:p>29.3995654582977</text:p>
              </table:table-cell>
              <table:table-cell office:value-type="float" office:value="573217.829300718">
                <text:p>573217.8293007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.4427497386932">
                <text:p>29.4427497386932</text:p>
              </table:table-cell>
              <table:table-cell office:value-type="float" office:value="190439.667505852">
                <text:p>190439.6675058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.5303556919098">
                <text:p>35.5303556919098</text:p>
              </table:table-cell>
              <table:table-cell office:value-type="float" office:value="1350.94157920235">
                <text:p>1350.941579202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.6331927776337">
                <text:p>35.6331927776337</text:p>
              </table:table-cell>
              <table:table-cell office:value-type="float" office:value="79971.1499223332">
                <text:p>79971.14992233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.7360665798187">
                <text:p>35.7360665798187</text:p>
              </table:table-cell>
              <table:table-cell office:value-type="float" office:value="79942.6075961102">
                <text:p>79942.60759611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.8390409946442">
                <text:p>35.8390409946442</text:p>
              </table:table-cell>
              <table:table-cell office:value-type="float" office:value="79864.4985158808">
                <text:p>79864.49851588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.9420385360718">
                <text:p>35.9420385360718</text:p>
              </table:table-cell>
              <table:table-cell office:value-type="float" office:value="79846.5661025502">
                <text:p>79846.56610255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.3539977073669">
                <text:p>36.3539977073669</text:p>
              </table:table-cell>
              <table:table-cell office:value-type="float" office:value="19963.143372059">
                <text:p>19963.1433720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.4568660259247">
                <text:p>36.4568660259247</text:p>
              </table:table-cell>
              <table:table-cell office:value-type="float" office:value="79946.8691167916">
                <text:p>79946.86911679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.5552372932434">
                <text:p>36.5552372932434</text:p>
              </table:table-cell>
              <table:table-cell office:value-type="float" office:value="83601.6473525142">
                <text:p>83601.64735251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.652099609375">
                <text:p>36.652099609375</text:p>
              </table:table-cell>
              <table:table-cell office:value-type="float" office:value="84904.0197307209">
                <text:p>84904.01973072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.7489733695984">
                <text:p>36.7489733695984</text:p>
              </table:table-cell>
              <table:table-cell office:value-type="float" office:value="84893.9896731132">
                <text:p>84893.98967311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.4273011684418">
                <text:p>37.4273011684418</text:p>
              </table:table-cell>
              <table:table-cell office:value-type="float" office:value="12123.9318424259">
                <text:p>12123.93184242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.5168654918671">
                <text:p>37.5168654918671</text:p>
              </table:table-cell>
              <table:table-cell office:value-type="float" office:value="91822.275717404">
                <text:p>91822.2757174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.5973885059357">
                <text:p>37.5973885059357</text:p>
              </table:table-cell>
              <table:table-cell office:value-type="float" office:value="102132.292179145">
                <text:p>102132.2921791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8.4020829200745">
                <text:p>38.4020829200745</text:p>
              </table:table-cell>
              <table:table-cell office:value-type="float" office:value="10220.0286910175">
                <text:p>10220.02869101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8.4824533462524">
                <text:p>38.4824533462524</text:p>
              </table:table-cell>
              <table:table-cell office:value-type="float" office:value="102326.196227803">
                <text:p>102326.1962278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8.5648291110992">
                <text:p>38.5648291110992</text:p>
              </table:table-cell>
              <table:table-cell office:value-type="float" office:value="99835.1883626765">
                <text:p>99835.18836267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.3062481880188">
                <text:p>39.3062481880188</text:p>
              </table:table-cell>
              <table:table-cell office:value-type="float" office:value="11092.2422365621">
                <text:p>11092.24223656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9.3886597156525">
                <text:p>39.3886597156525</text:p>
              </table:table-cell>
              <table:table-cell office:value-type="float" office:value="99791.8645138706">
                <text:p>99791.86451387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9.4710171222687">
                <text:p>39.4710171222687</text:p>
              </table:table-cell>
              <table:table-cell office:value-type="float" office:value="99857.4425530929">
                <text:p>99857.442553092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9.553081035614">
                <text:p>39.553081035614</text:p>
              </table:table-cell>
              <table:table-cell office:value-type="float" office:value="100214.572578232">
                <text:p>100214.5725782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0.4547822475433">
                <text:p>40.4547822475433</text:p>
              </table:table-cell>
              <table:table-cell office:value-type="float" office:value="9120.53781363291">
                <text:p>9120.537813632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0.534364938736">
                <text:p>40.534364938736</text:p>
              </table:table-cell>
              <table:table-cell office:value-type="float" office:value="103339.053715765">
                <text:p>103339.0537157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0.6128647327423">
                <text:p>40.6128647327423</text:p>
              </table:table-cell>
              <table:table-cell office:value-type="float" office:value="104764.606125399">
                <text:p>104764.6061253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1.397602558136">
                <text:p>41.397602558136</text:p>
              </table:table-cell>
              <table:table-cell office:value-type="float" office:value="10479.9332132031">
                <text:p>10479.93321320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.4760708808899">
                <text:p>41.4760708808899</text:p>
              </table:table-cell>
              <table:table-cell office:value-type="float" office:value="104806.624015557">
                <text:p>104806.6240155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1.5512597560883">
                <text:p>41.5512597560883</text:p>
              </table:table-cell>
              <table:table-cell office:value-type="float" office:value="109377.883075167">
                <text:p>109377.8830751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1.6260685920715">
                <text:p>41.6260685920715</text:p>
              </table:table-cell>
              <table:table-cell office:value-type="float" office:value="109933.53782217">
                <text:p>109933.537822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.3001668453217">
                <text:p>42.3001668453217</text:p>
              </table:table-cell>
              <table:table-cell office:value-type="float" office:value="12200.0019438539">
                <text:p>12200.00194385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5.3084418773651">
                <text:p>45.3084418773651</text:p>
              </table:table-cell>
              <table:table-cell office:value-type="float" office:value="2733.79259289787">
                <text:p>2733.792592897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6.2845718860626">
                <text:p>46.2845718860626</text:p>
              </table:table-cell>
              <table:table-cell office:value-type="float" office:value="8425.10723645677">
                <text:p>8425.107236456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6.3023011684418">
                <text:p>46.3023011684418</text:p>
              </table:table-cell>
              <table:table-cell office:value-type="float" office:value="463865.362631452">
                <text:p>463865.3626314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6.3198671340942">
                <text:p>46.3198671340942</text:p>
              </table:table-cell>
              <table:table-cell office:value-type="float" office:value="468178.07587171">
                <text:p>468178.075871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6.3374240398407">
                <text:p>46.3374240398407</text:p>
              </table:table-cell>
              <table:table-cell office:value-type="float" office:value="468419.670229091">
                <text:p>468419.6702290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.3549838066101">
                <text:p>46.3549838066101</text:p>
              </table:table-cell>
              <table:table-cell office:value-type="float" office:value="468343.350341475">
                <text:p>468343.3503414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6.3725409507751">
                <text:p>46.3725409507751</text:p>
              </table:table-cell>
              <table:table-cell office:value-type="float" office:value="468413.30928843">
                <text:p>468413.309288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6.3932378292084">
                <text:p>46.3932378292084</text:p>
              </table:table-cell>
              <table:table-cell office:value-type="float" office:value="397354.607195106">
                <text:p>397354.6071951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6.4890081882477">
                <text:p>46.4890081882477</text:p>
              </table:table-cell>
              <table:table-cell office:value-type="float" office:value="85872.0806990465">
                <text:p>85872.08069904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6.5848188400269">
                <text:p>46.5848188400269</text:p>
              </table:table-cell>
              <table:table-cell office:value-type="float" office:value="85835.9675806688">
                <text:p>85835.967580668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6.6805469989777">
                <text:p>46.6805469989777</text:p>
              </table:table-cell>
              <table:table-cell office:value-type="float" office:value="85909.9359074301">
                <text:p>85909.93590743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6.7764110565186">
                <text:p>46.7764110565186</text:p>
              </table:table-cell>
              <table:table-cell office:value-type="float" office:value="85788.1484569106">
                <text:p>85788.14845691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6.8722524642944">
                <text:p>46.8722524642944</text:p>
              </table:table-cell>
              <table:table-cell office:value-type="float" office:value="85808.4223807676">
                <text:p>85808.42238076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6.9680097103119">
                <text:p>46.9680097103119</text:p>
              </table:table-cell>
              <table:table-cell office:value-type="float" office:value="85883.8400438209">
                <text:p>85883.84004382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7.0638589859009">
                <text:p>47.0638589859009</text:p>
              </table:table-cell>
              <table:table-cell office:value-type="float" office:value="85801.3787737457">
                <text:p>85801.37877374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.159734249115">
                <text:p>47.159734249115</text:p>
              </table:table-cell>
              <table:table-cell office:value-type="float" office:value="85778.1217417253">
                <text:p>85778.12174172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7.2555174827576">
                <text:p>47.2555174827576</text:p>
              </table:table-cell>
              <table:table-cell office:value-type="float" office:value="85860.5382930423">
                <text:p>85860.53829304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7.35134100914">
                <text:p>47.35134100914</text:p>
              </table:table-cell>
              <table:table-cell office:value-type="float" office:value="85824.4348801855">
                <text:p>85824.43488018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7.3671324253082">
                <text:p>47.3671324253082</text:p>
              </table:table-cell>
              <table:table-cell office:value-type="float" office:value="520789.263761814">
                <text:p>520789.2637618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7.3829236030579">
                <text:p>47.3829236030579</text:p>
              </table:table-cell>
              <table:table-cell office:value-type="float" office:value="520797.126749506">
                <text:p>520797.1267495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7.3987135887146">
                <text:p>47.3987135887146</text:p>
              </table:table-cell>
              <table:table-cell office:value-type="float" office:value="520836.445249743">
                <text:p>520836.4452497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7.4145042896271">
                <text:p>47.4145042896271</text:p>
              </table:table-cell>
              <table:table-cell office:value-type="float" office:value="520812.853437212">
                <text:p>520812.8534372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7.4476764202118">
                <text:p>47.4476764202118</text:p>
              </table:table-cell>
              <table:table-cell office:value-type="float" office:value="247918.956516739">
                <text:p>247918.9565167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7.5363376140595">
                <text:p>47.5363376140595</text:p>
              </table:table-cell>
              <table:table-cell office:value-type="float" office:value="92757.6050253851">
                <text:p>92757.60502538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7.6249639987946">
                <text:p>47.6249639987946</text:p>
              </table:table-cell>
              <table:table-cell office:value-type="float" office:value="92794.0367259756">
                <text:p>92794.03672597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7.7136533260345">
                <text:p>47.7136533260345</text:p>
              </table:table-cell>
              <table:table-cell office:value-type="float" office:value="92728.1811231485">
                <text:p>92728.18112314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7.80237865448">
                <text:p>47.80237865448</text:p>
              </table:table-cell>
              <table:table-cell office:value-type="float" office:value="92690.5557194719">
                <text:p>92690.55571947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7.8910579681397">
                <text:p>47.8910579681397</text:p>
              </table:table-cell>
              <table:table-cell office:value-type="float" office:value="92738.6518975771">
                <text:p>92738.65189757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7.9797401428223">
                <text:p>47.9797401428223</text:p>
              </table:table-cell>
              <table:table-cell office:value-type="float" office:value="92735.6600064523">
                <text:p>92735.66000645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8.0684335231781">
                <text:p>48.0684335231781</text:p>
              </table:table-cell>
              <table:table-cell office:value-type="float" office:value="92723.9436247167">
                <text:p>92723.94362471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8.1571037769318">
                <text:p>48.1571037769318</text:p>
              </table:table-cell>
              <table:table-cell office:value-type="float" office:value="92748.1274932107">
                <text:p>92748.12749321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8.2458739280701">
                <text:p>48.2458739280701</text:p>
              </table:table-cell>
              <table:table-cell office:value-type="float" office:value="92643.7534975788">
                <text:p>92643.75349757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8.3345625400543">
                <text:p>48.3345625400543</text:p>
              </table:table-cell>
              <table:table-cell office:value-type="float" office:value="92728.9289571947">
                <text:p>92728.92895719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8.3489871025085">
                <text:p>48.3489871025085</text:p>
              </table:table-cell>
              <table:table-cell office:value-type="float" office:value="570138.610865936">
                <text:p>570138.6108659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8.3634116649628">
                <text:p>48.3634116649628</text:p>
              </table:table-cell>
              <table:table-cell office:value-type="float" office:value="570138.610865936">
                <text:p>570138.6108659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8.3778343200684">
                <text:p>48.3778343200684</text:p>
              </table:table-cell>
              <table:table-cell office:value-type="float" office:value="570214.009819318">
                <text:p>570214.0098193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8.3922672271729">
                <text:p>48.3922672271729</text:p>
              </table:table-cell>
              <table:table-cell office:value-type="float" office:value="569808.974758821">
                <text:p>569808.9747588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8.4250938892365">
                <text:p>48.4250938892365</text:p>
              </table:table-cell>
              <table:table-cell office:value-type="float" office:value="250528.061125032">
                <text:p>250528.0611250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8.5084846019745">
                <text:p>48.5084846019745</text:p>
              </table:table-cell>
              <table:table-cell office:value-type="float" office:value="98620.0948519867">
                <text:p>98620.09485198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8.591813325882">
                <text:p>48.591813325882</text:p>
              </table:table-cell>
              <table:table-cell office:value-type="float" office:value="98693.459042191">
                <text:p>98693.4590421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8.6751797199249">
                <text:p>48.6751797199249</text:p>
              </table:table-cell>
              <table:table-cell office:value-type="float" office:value="98648.8631829413">
                <text:p>98648.86318294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8.758535861969">
                <text:p>48.758535861969</text:p>
              </table:table-cell>
              <table:table-cell office:value-type="float" office:value="98660.9960385675">
                <text:p>98660.99603856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8.8419554233551">
                <text:p>48.8419554233551</text:p>
              </table:table-cell>
              <table:table-cell office:value-type="float" office:value="98585.9894651702">
                <text:p>98585.98946517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8.9252853393555">
                <text:p>48.9252853393555</text:p>
              </table:table-cell>
              <table:table-cell office:value-type="float" office:value="98692.0471630364">
                <text:p>98692.04716303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9.0086612701416">
                <text:p>49.0086612701416</text:p>
              </table:table-cell>
              <table:table-cell office:value-type="float" office:value="98637.5794843639">
                <text:p>98637.57948436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9.0919978618622">
                <text:p>49.0919978618622</text:p>
              </table:table-cell>
              <table:table-cell office:value-type="float" office:value="98684.1413862259">
                <text:p>98684.141386225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9.1753525733948">
                <text:p>49.1753525733948</text:p>
              </table:table-cell>
              <table:table-cell office:value-type="float" office:value="98662.6892324414">
                <text:p>98662.68923244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9.2587122917175">
                <text:p>49.2587122917175</text:p>
              </table:table-cell>
              <table:table-cell office:value-type="float" office:value="98656.7633081262">
                <text:p>98656.76330812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.3421037197113">
                <text:p>49.3421037197113</text:p>
              </table:table-cell>
              <table:table-cell office:value-type="float" office:value="98619.2489786116">
                <text:p>98619.24897861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.3564479351044">
                <text:p>49.3564479351044</text:p>
              </table:table-cell>
              <table:table-cell office:value-type="float" office:value="573332.160361678">
                <text:p>573332.1603616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.3707981109619">
                <text:p>49.3707981109619</text:p>
              </table:table-cell>
              <table:table-cell office:value-type="float" office:value="573094.022097061">
                <text:p>573094.02209706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.3851432800293">
                <text:p>49.3851432800293</text:p>
              </table:table-cell>
              <table:table-cell office:value-type="float" office:value="573294.044940832">
                <text:p>573294.0449408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9.3994872570038">
                <text:p>49.3994872570038</text:p>
              </table:table-cell>
              <table:table-cell office:value-type="float" office:value="573341.69000881">
                <text:p>573341.690008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9.4427373409271">
                <text:p>49.4427373409271</text:p>
              </table:table-cell>
              <table:table-cell office:value-type="float" office:value="190149.920045864">
                <text:p>190149.9200458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9.5353469848633">
                <text:p>49.5353469848633</text:p>
              </table:table-cell>
              <table:table-cell office:value-type="float" office:value="88802.8465552618">
                <text:p>88802.84655526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5.5412316322327">
                <text:p>55.5412316322327</text:p>
              </table:table-cell>
              <table:table-cell office:value-type="float" office:value="1369.32366884572">
                <text:p>1369.323668845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5.644095659256">
                <text:p>55.644095659256</text:p>
              </table:table-cell>
              <table:table-cell office:value-type="float" office:value="79950.2045368681">
                <text:p>79950.20453686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5.7470197677612">
                <text:p>55.7470197677612</text:p>
              </table:table-cell>
              <table:table-cell office:value-type="float" office:value="79903.5339672686">
                <text:p>79903.53396726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5.8498876094818">
                <text:p>55.8498876094818</text:p>
              </table:table-cell>
              <table:table-cell office:value-type="float" office:value="79947.2397052791">
                <text:p>79947.23970527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5.9529228210449">
                <text:p>55.9529228210449</text:p>
              </table:table-cell>
              <table:table-cell office:value-type="float" office:value="79817.3738398421">
                <text:p>79817.37383984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6.3647875785828">
                <text:p>56.3647875785828</text:p>
              </table:table-cell>
              <table:table-cell office:value-type="float" office:value="19967.7196203037">
                <text:p>19967.719620303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6.4677159786224">
                <text:p>56.4677159786224</text:p>
              </table:table-cell>
              <table:table-cell office:value-type="float" office:value="79900.202440047">
                <text:p>79900.2024400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6.5654163360596">
                <text:p>56.5654163360596</text:p>
              </table:table-cell>
              <table:table-cell office:value-type="float" office:value="84175.74117159">
                <text:p>84175.741171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6.6622951030731">
                <text:p>56.6622951030731</text:p>
              </table:table-cell>
              <table:table-cell office:value-type="float" office:value="84889.602268057">
                <text:p>84889.6022680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7.3406071662903">
                <text:p>57.3406071662903</text:p>
              </table:table-cell>
              <table:table-cell office:value-type="float" office:value="12124.2130959524">
                <text:p>12124.21309595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7.4374423027039">
                <text:p>57.4374423027039</text:p>
              </table:table-cell>
              <table:table-cell office:value-type="float" office:value="84927.850618974">
                <text:p>84927.85061897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7.5253615379333">
                <text:p>57.5253615379333</text:p>
              </table:table-cell>
              <table:table-cell office:value-type="float" office:value="93540.3950970821">
                <text:p>93540.39509708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7.6058526039124">
                <text:p>57.6058526039124</text:p>
              </table:table-cell>
              <table:table-cell office:value-type="float" office:value="102172.829990166">
                <text:p>102172.82999016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8.4104342460632">
                <text:p>58.4104342460632</text:p>
              </table:table-cell>
              <table:table-cell office:value-type="float" office:value="10221.4611534199">
                <text:p>10221.461153419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8.4910266399384">
                <text:p>58.4910266399384</text:p>
              </table:table-cell>
              <table:table-cell office:value-type="float" office:value="102044.369258259">
                <text:p>102044.3692582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8.573353767395">
                <text:p>58.573353767395</text:p>
              </table:table-cell>
              <table:table-cell office:value-type="float" office:value="99894.169201141">
                <text:p>99894.1692011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9.314914226532">
                <text:p>59.314914226532</text:p>
              </table:table-cell>
              <table:table-cell office:value-type="float" office:value="11090.1274449978">
                <text:p>11090.127444997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9.3971493244171">
                <text:p>59.3971493244171</text:p>
              </table:table-cell>
              <table:table-cell office:value-type="float" office:value="100005.961098113">
                <text:p>100005.9610981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9.4795801639557">
                <text:p>59.4795801639557</text:p>
              </table:table-cell>
              <table:table-cell office:value-type="float" office:value="99768.4852663851">
                <text:p>99768.485266385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9.5615935325623">
                <text:p>59.5615935325623</text:p>
              </table:table-cell>
              <table:table-cell office:value-type="float" office:value="100276.334696749">
                <text:p>100276.33469674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0.4633369445801">
                <text:p>60.4633369445801</text:p>
              </table:table-cell>
              <table:table-cell office:value-type="float" office:value="9120.11098766692">
                <text:p>9120.110987666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0.5425593852997">
                <text:p>60.5425593852997</text:p>
              </table:table-cell>
              <table:table-cell office:value-type="float" office:value="103808.970353584">
                <text:p>103808.9703535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0.6210968494415">
                <text:p>60.6210968494415</text:p>
              </table:table-cell>
              <table:table-cell office:value-type="float" office:value="104714.356261194">
                <text:p>104714.3562611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1.4058120250702">
                <text:p>61.4058120250702</text:p>
              </table:table-cell>
              <table:table-cell office:value-type="float" office:value="10480.2357026057">
                <text:p>10480.23570260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1.4840803146362">
                <text:p>61.4840803146362</text:p>
              </table:table-cell>
              <table:table-cell office:value-type="float" office:value="105074.482214932">
                <text:p>105074.4822149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1.5590105056763">
                <text:p>61.5590105056763</text:p>
              </table:table-cell>
              <table:table-cell office:value-type="float" office:value="109755.492223495">
                <text:p>109755.49222349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1.6338596343994">
                <text:p>61.6338596343994</text:p>
              </table:table-cell>
              <table:table-cell office:value-type="float" office:value="109874.358463401">
                <text:p>109874.3584634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2.307989358902">
                <text:p>62.307989358902</text:p>
              </table:table-cell>
              <table:table-cell office:value-type="float" office:value="12199.4323956987">
                <text:p>12199.43239569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5.3084332942963">
                <text:p>65.3084332942963</text:p>
              </table:table-cell>
              <table:table-cell office:value-type="float" office:value="2740.92773505508">
                <text:p>2740.927735055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6.2846574783325">
                <text:p>66.2846574783325</text:p>
              </table:table-cell>
              <table:table-cell office:value-type="float" office:value="8424.29447506351">
                <text:p>8424.294475063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6.3024079799652">
                <text:p>66.3024079799652</text:p>
              </table:table-cell>
              <table:table-cell office:value-type="float" office:value="463310.850035594">
                <text:p>463310.8500355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6.3199491500855">
                <text:p>66.3199491500855</text:p>
              </table:table-cell>
              <table:table-cell office:value-type="float" office:value="468839.874627921">
                <text:p>468839.87462792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6.337512254715">
                <text:p>66.337512254715</text:p>
              </table:table-cell>
              <table:table-cell office:value-type="float" office:value="468254.341899138">
                <text:p>468254.3418991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6.3550662994385">
                <text:p>66.3550662994385</text:p>
              </table:table-cell>
              <table:table-cell office:value-type="float" office:value="468496.014994499">
                <text:p>468496.0149944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6.3726363182068">
                <text:p>66.3726363182068</text:p>
              </table:table-cell>
              <table:table-cell office:value-type="float" office:value="468070.074850056">
                <text:p>468070.07485005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6.393128156662">
                <text:p>66.393128156662</text:p>
              </table:table-cell>
              <table:table-cell office:value-type="float" office:value="401330.511070519">
                <text:p>401330.5110705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6.4889380931854">
                <text:p>66.4889380931854</text:p>
              </table:table-cell>
              <table:table-cell office:value-type="float" office:value="85836.6083771301">
                <text:p>85836.60837713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6.5847477912903">
                <text:p>66.5847477912903</text:p>
              </table:table-cell>
              <table:table-cell office:value-type="float" office:value="85836.8219780767">
                <text:p>85836.82197807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6.6805849075317">
                <text:p>66.6805849075317</text:p>
              </table:table-cell>
              <table:table-cell office:value-type="float" office:value="85812.2648356843">
                <text:p>85812.264835684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6.7763886451721">
                <text:p>66.7763886451721</text:p>
              </table:table-cell>
              <table:table-cell office:value-type="float" office:value="85842.1623472613">
                <text:p>85842.16234726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6.8722066879272">
                <text:p>66.8722066879272</text:p>
              </table:table-cell>
              <table:table-cell office:value-type="float" office:value="85829.3465774217">
                <text:p>85829.34657742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6.968118429184">
                <text:p>66.968118429184</text:p>
              </table:table-cell>
              <table:table-cell office:value-type="float" office:value="85745.4978112424">
                <text:p>85745.49781124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7.0639307498932">
                <text:p>67.0639307498932</text:p>
              </table:table-cell>
              <table:table-cell office:value-type="float" office:value="85834.4724261321">
                <text:p>85834.47242613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7.1597185134888">
                <text:p>67.1597185134888</text:p>
              </table:table-cell>
              <table:table-cell office:value-type="float" office:value="85856.4778140346">
                <text:p>85856.477814034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7.2555801868439">
                <text:p>67.2555801868439</text:p>
              </table:table-cell>
              <table:table-cell office:value-type="float" office:value="85790.2821030012">
                <text:p>85790.28210300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7.3513653278351">
                <text:p>67.3513653278351</text:p>
              </table:table-cell>
              <table:table-cell office:value-type="float" office:value="85858.8285708596">
                <text:p>85858.82857085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7.3671491146088">
                <text:p>67.3671491146088</text:p>
              </table:table-cell>
              <table:table-cell office:value-type="float" office:value="521040.997190417">
                <text:p>521040.99719041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7.3829431533814">
                <text:p>67.3829431533814</text:p>
              </table:table-cell>
              <table:table-cell office:value-type="float" office:value="520702.786565024">
                <text:p>520702.7865650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7.3987288475037">
                <text:p>67.3987288475037</text:p>
              </table:table-cell>
              <table:table-cell office:value-type="float" office:value="520978.041020994">
                <text:p>520978.0410209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7.4145143032074">
                <text:p>67.4145143032074</text:p>
              </table:table-cell>
              <table:table-cell office:value-type="float" office:value="520985.90971016">
                <text:p>520985.909710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7.4477014541626">
                <text:p>67.4477014541626</text:p>
              </table:table-cell>
              <table:table-cell office:value-type="float" office:value="247806.749398335">
                <text:p>247806.7493983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7.5364227294922">
                <text:p>67.5364227294922</text:p>
              </table:table-cell>
              <table:table-cell office:value-type="float" office:value="92694.7901667186">
                <text:p>92694.790166718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7.625120639801">
                <text:p>67.625120639801</text:p>
              </table:table-cell>
              <table:table-cell office:value-type="float" office:value="92719.208055351">
                <text:p>92719.2080553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7.7138018608093">
                <text:p>67.7138018608093</text:p>
              </table:table-cell>
              <table:table-cell office:value-type="float" office:value="92736.6572820441">
                <text:p>92736.657282044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7.8024711608887">
                <text:p>67.8024711608887</text:p>
              </table:table-cell>
              <table:table-cell office:value-type="float" office:value="92749.1250369717">
                <text:p>92749.12503697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7.8911373615265">
                <text:p>67.8911373615265</text:p>
              </table:table-cell>
              <table:table-cell office:value-type="float" office:value="92752.3672023942">
                <text:p>92752.367202394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7.979814529419">
                <text:p>67.979814529419</text:p>
              </table:table-cell>
              <table:table-cell office:value-type="float" office:value="92740.8959426142">
                <text:p>92740.895942614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8.0684871673584">
                <text:p>68.0684871673584</text:p>
              </table:table-cell>
              <table:table-cell office:value-type="float" office:value="92745.6337276834">
                <text:p>92745.63372768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8.1571815013885">
                <text:p>68.1571815013885</text:p>
              </table:table-cell>
              <table:table-cell office:value-type="float" office:value="92722.9466225461">
                <text:p>92722.946622546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8.245906829834">
                <text:p>68.245906829834</text:p>
              </table:table-cell>
              <table:table-cell office:value-type="float" office:value="92690.5557194719">
                <text:p>92690.55571947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8.3345899581909">
                <text:p>68.3345899581909</text:p>
              </table:table-cell>
              <table:table-cell office:value-type="float" office:value="92734.6627523094">
                <text:p>92734.662752309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8.3490223884583">
                <text:p>68.3490223884583</text:p>
              </table:table-cell>
              <table:table-cell office:value-type="float" office:value="569827.800839198">
                <text:p>569827.80083919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8.3634405136108">
                <text:p>68.3634405136108</text:p>
              </table:table-cell>
              <table:table-cell office:value-type="float" office:value="570393.162284618">
                <text:p>570393.16228461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8.3778612613678">
                <text:p>68.3778612613678</text:p>
              </table:table-cell>
              <table:table-cell office:value-type="float" office:value="570289.428717864">
                <text:p>570289.4287178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8.3922817707062">
                <text:p>68.3922817707062</text:p>
              </table:table-cell>
              <table:table-cell office:value-type="float" office:value="570298.857482971">
                <text:p>570298.8574829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8.4251596927643">
                <text:p>68.4251596927643</text:p>
              </table:table-cell>
              <table:table-cell office:value-type="float" office:value="250137.462625091">
                <text:p>250137.4626250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8.508570432663">
                <text:p>68.508570432663</text:p>
              </table:table-cell>
              <table:table-cell office:value-type="float" office:value="98596.4158810919">
                <text:p>98596.41588109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8.591867685318">
                <text:p>68.591867685318</text:p>
              </table:table-cell>
              <table:table-cell office:value-type="float" office:value="98730.7472679707">
                <text:p>98730.747267970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8.6752302646637">
                <text:p>68.6752302646637</text:p>
              </table:table-cell>
              <table:table-cell office:value-type="float" office:value="98653.377385256">
                <text:p>98653.3773852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8.7585949897766">
                <text:p>68.7585949897766</text:p>
              </table:table-cell>
              <table:table-cell office:value-type="float" office:value="98650.8380956194">
                <text:p>98650.838095619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8.8419499397278">
                <text:p>68.8419499397278</text:p>
              </table:table-cell>
              <table:table-cell office:value-type="float" office:value="98662.4070294266">
                <text:p>98662.407029426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8.925315618515">
                <text:p>68.925315618515</text:p>
              </table:table-cell>
              <table:table-cell office:value-type="float" office:value="98649.7095644067">
                <text:p>98649.70956440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9.0087451934815">
                <text:p>69.0087451934815</text:p>
              </table:table-cell>
              <table:table-cell office:value-type="float" office:value="98574.1567460828">
                <text:p>98574.15674608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9.0920577049255">
                <text:p>69.0920577049255</text:p>
              </table:table-cell>
              <table:table-cell office:value-type="float" office:value="98712.664610031">
                <text:p>98712.66461003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9.1754589080811">
                <text:p>69.1754589080811</text:p>
              </table:table-cell>
              <table:table-cell office:value-type="float" office:value="98607.6901632315">
                <text:p>98607.69016323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9.2587497234345">
                <text:p>69.2587497234345</text:p>
              </table:table-cell>
              <table:table-cell office:value-type="float" office:value="98738.377876438">
                <text:p>98738.37787643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9.3421416282654">
                <text:p>69.3421416282654</text:p>
              </table:table-cell>
              <table:table-cell office:value-type="float" office:value="98618.6850710894">
                <text:p>98618.68507108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9.3564901351929">
                <text:p>69.3564901351929</text:p>
              </table:table-cell>
              <table:table-cell office:value-type="float" office:value="573160.680868034">
                <text:p>573160.6808680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9.3708248138428">
                <text:p>69.3708248138428</text:p>
              </table:table-cell>
              <table:table-cell office:value-type="float" office:value="573713.593506753">
                <text:p>573713.5935067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9.3851683139801">
                <text:p>69.3851683139801</text:p>
              </table:table-cell>
              <table:table-cell office:value-type="float" office:value="573360.750253486">
                <text:p>573360.75025348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9.3995172977448">
                <text:p>69.3995172977448</text:p>
              </table:table-cell>
              <table:table-cell office:value-type="float" office:value="573141.633922637">
                <text:p>573141.63392263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9.442839384079">
                <text:p>69.442839384079</text:p>
              </table:table-cell>
              <table:table-cell office:value-type="float" office:value="189833.886035684">
                <text:p>189833.8860356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9.5354437828064">
                <text:p>69.5354437828064</text:p>
              </table:table-cell>
              <table:table-cell office:value-type="float" office:value="88807.8764401626">
                <text:p>88807.876440162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5.5521125793457">
                <text:p>75.5521125793457</text:p>
              </table:table-cell>
              <table:table-cell office:value-type="float" office:value="1329.63941851037">
                <text:p>1329.639418510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